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 Narrow" fo:font-size="9.5pt" officeooo:rsid="00186a1c" officeooo:paragraph-rsid="00186a1c" style:font-size-asian="9.5pt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 abaci</text:p>
      <text:p text:style-name="P1">11112 abade</text:p>
      <text:p text:style-name="P1">11113 abafo</text:p>
      <text:p text:style-name="P1">11114 abal</text:p>
      <text:p text:style-name="P1">11115 abama</text:p>
      <text:p text:style-name="P1">11116 abana</text:p>
      <text:p text:style-name="P1">11121 abar</text:p>
      <text:p text:style-name="P1">11122 abaso</text:p>
      <text:p text:style-name="P1">11123 abati</text:p>
      <text:p text:style-name="P1">11124 abatu</text:p>
      <text:p text:style-name="P1">11125 abavi</text:p>
      <text:p text:style-name="P1">11126 abaz</text:p>
      <text:p text:style-name="P1">11131 abda</text:p>
      <text:p text:style-name="P1">11132 abdal</text:p>
      <text:p text:style-name="P1">11133 abdar</text:p>
      <text:p text:style-name="P1">11134 abedo</text:p>
      <text:p text:style-name="P1">11135 abel</text:p>
      <text:p text:style-name="P1">11136 abela</text:p>
      <text:p text:style-name="P1">11141 aber</text:p>
      <text:p text:style-name="P1">11142 abesi</text:p>
      <text:p text:style-name="P1">11143 abete</text:p>
      <text:p text:style-name="P1">11144 abeto</text:p>
      <text:p text:style-name="P1">11145 abexi</text:p>
      <text:p text:style-name="P1">11146 abie</text:p>
      <text:p text:style-name="P1">11151 abigi</text:p>
      <text:p text:style-name="P1">11152 abilo</text:p>
      <text:p text:style-name="P1">11153 abio</text:p>
      <text:p text:style-name="P1">11154 abir</text:p>
      <text:p text:style-name="P1">11155 abisa</text:p>
      <text:p text:style-name="P1">11156 abiu</text:p>
      <text:p text:style-name="P1">11161 able</text:p>
      <text:p text:style-name="P1">11162 ableu</text:p>
      <text:p text:style-name="P1">11163 abnue</text:p>
      <text:p text:style-name="P1">11164 abohm</text:p>
      <text:p text:style-name="P1">11165 aboma</text:p>
      <text:p text:style-name="P1">11166 abor</text:p>
      <text:p text:style-name="P1">11211 abre</text:p>
      <text:p text:style-name="P1">11212 abreu</text:p>
      <text:p text:style-name="P1">11213 abril</text:p>
      <text:p text:style-name="P1">11214 abrir</text:p>
      <text:p text:style-name="P1">11215 abua</text:p>
      <text:p text:style-name="P1">11216 abube</text:p>
      <text:p text:style-name="P1">11221 abudo</text:p>
      <text:p text:style-name="P1">11222 abuiz</text:p>
      <text:p text:style-name="P1">11223 abulo</text:p>
      <text:p text:style-name="P1">11224 abuna</text:p>
      <text:p text:style-name="P1">11225 abuta</text:p>
      <text:p text:style-name="P1">11226 acaio</text:p>
      <text:p text:style-name="P1">11231 acaju</text:p>
      <text:p text:style-name="P1">11232 acal</text:p>
      <text:p text:style-name="P1">11233 acalo</text:p>
      <text:p text:style-name="P1">11234 acana</text:p>
      <text:p text:style-name="P1">11235 acane</text:p>
      <text:p text:style-name="P1">11236 acapu</text:p>
      <text:p text:style-name="P1">11241 acari</text:p>
      <text:p text:style-name="P1">11242 acaru</text:p>
      <text:p text:style-name="P1">11243 acaso</text:p>
      <text:p text:style-name="P1">11244 acaxa</text:p>
      <text:p text:style-name="P1">11245 acefe</text:p>
      <text:p text:style-name="P1">11246 aceso</text:p>
      <text:p text:style-name="P1">11251 aceto</text:p>
      <text:p text:style-name="P1">11252 achar</text:p>
      <text:p text:style-name="P1">11253 acia</text:p>
      <text:p text:style-name="P1">11254 acibe</text:p>
      <text:p text:style-name="P1">11255 acica</text:p>
      <text:p text:style-name="P1">11256 acima</text:p>
      <text:p text:style-name="P1">11261 acioa</text:p>
      <text:p text:style-name="P1">11262 aciso</text:p>
      <text:p text:style-name="P1">11263 acle</text:p>
      <text:p text:style-name="P1">11264 aclio</text:p>
      <text:p text:style-name="P1">11265 acme</text:p>
      <text:p text:style-name="P1">11266 acmo</text:p>
      <text:p text:style-name="P1">11311 acne</text:p>
      <text:p text:style-name="P1">11312 acole</text:p>
      <text:p text:style-name="P1">11313 acoli</text:p>
      <text:p text:style-name="P1">11314 acor</text:p>
      <text:p text:style-name="P1">11315 acral</text:p>
      <text:p text:style-name="P1">11316 acre</text:p>
      <text:p text:style-name="P1">11321 acro</text:p>
      <text:p text:style-name="P1">11322 acrol</text:p>
      <text:p text:style-name="P1">11323 actel</text:p>
      <text:p text:style-name="P1">11324 actol</text:p>
      <text:p text:style-name="P1">11325 acuar</text:p>
      <text:p text:style-name="P1">11326 acuda</text:p>
      <text:p text:style-name="P1">11331 acuna</text:p>
      <text:p text:style-name="P1">11332 acuos</text:p>
      <text:p text:style-name="P1">11333 acusa</text:p>
      <text:p text:style-name="P1">11334 acuta</text:p>
      <text:p text:style-name="P1">11335 acuti</text:p>
      <text:p text:style-name="P1">11336 adaba</text:p>
      <text:p text:style-name="P1">11341 adaca</text:p>
      <text:p text:style-name="P1">11342 adage</text:p>
      <text:p text:style-name="P1">11343 adail</text:p>
      <text:p text:style-name="P1">11344 adali</text:p>
      <text:p text:style-name="P1">11345 adar</text:p>
      <text:p text:style-name="P1">11346 adau</text:p>
      <text:p text:style-name="P1">11351 adege</text:p>
      <text:p text:style-name="P1">11352 adel</text:p>
      <text:p text:style-name="P1">11353 adele</text:p>
      <text:p text:style-name="P1">11354 adelo</text:p>
      <text:p text:style-name="P1">11355 adema</text:p>
      <text:p text:style-name="P1">11356 adeno</text:p>
      <text:p text:style-name="P1">11361 adeso</text:p>
      <text:p text:style-name="P1">11362 adeus</text:p>
      <text:p text:style-name="P1">11363 adiar</text:p>
      <text:p text:style-name="P1">11364 adibe</text:p>
      <text:p text:style-name="P1">11365 adibo</text:p>
      <text:p text:style-name="P1">11366 adil</text:p>
      <text:p text:style-name="P1">11411 adir</text:p>
      <text:p text:style-name="P1">11412 adive</text:p>
      <text:p text:style-name="P1">11413 adjer</text:p>
      <text:p text:style-name="P1">11414 adolo</text:p>
      <text:p text:style-name="P1">11415 ador</text:p>
      <text:p text:style-name="P1">11416 adova</text:p>
      <text:p text:style-name="P1">11421 adoxo</text:p>
      <text:p text:style-name="P1">11422 adqui</text:p>
      <text:p text:style-name="P1">11423 adro</text:p>
      <text:p text:style-name="P1">11424 adsir</text:p>
      <text:p text:style-name="P1">11425 aduar</text:p>
      <text:p text:style-name="P1">11426 adum</text:p>
      <text:p text:style-name="P1">11431 adur</text:p>
      <text:p text:style-name="P1">11432 advir</text:p>
      <text:p text:style-name="P1">11433 aedo</text:p>
      <text:p text:style-name="P1">11434 afear</text:p>
      <text:p text:style-name="P1">11435 afer</text:p>
      <text:p text:style-name="P1">11436 afeto</text:p>
      <text:p text:style-name="P1">11441 afia</text:p>
      <text:p text:style-name="P1">11442 afial</text:p>
      <text:p text:style-name="P1">11443 afiar</text:p>
      <text:p text:style-name="P1">11444 afido</text:p>
      <text:p text:style-name="P1">11445 afim</text:p>
      <text:p text:style-name="P1">11446 aflar</text:p>
      <text:p text:style-name="P1">11451 afora</text:p>
      <text:p text:style-name="P1">11452 afose</text:p>
      <text:p text:style-name="P1">11453 afro</text:p>
      <text:p text:style-name="P1">11454 afta</text:p>
      <text:p text:style-name="P1">11455 afufo</text:p>
      <text:p text:style-name="P1">11456 agabe</text:p>
      <text:p text:style-name="P1">11461 agala</text:p>
      <text:p text:style-name="P1">11462 agama</text:p>
      <text:p text:style-name="P1">11463 agame</text:p>
      <text:p text:style-name="P1">11464 agami</text:p>
      <text:p text:style-name="P1">11465 agar</text:p>
      <text:p text:style-name="P1">11466 agati</text:p>
      <text:p text:style-name="P1">11511 agave</text:p>
      <text:p text:style-name="P1">11512 agavo</text:p>
      <text:p text:style-name="P1">11513 ageia</text:p>
      <text:p text:style-name="P1">11514 agema</text:p>
      <text:p text:style-name="P1">11515 agiar</text:p>
      <text:p text:style-name="P1">11516 agina</text:p>
      <text:p text:style-name="P1">11521 agir</text:p>
      <text:p text:style-name="P1">11522 agma</text:p>
      <text:p text:style-name="P1">11523 agmar</text:p>
      <text:p text:style-name="P1">11524 agmi</text:p>
      <text:p text:style-name="P1">11525 agnal</text:p>
      <text:p text:style-name="P1">11526 agne</text:p>
      <text:p text:style-name="P1">11531 agno</text:p>
      <text:p text:style-name="P1">11532 agoge</text:p>
      <text:p text:style-name="P1">11533 agom</text:p>
      <text:p text:style-name="P1">11534 agora</text:p>
      <text:p text:style-name="P1">11535 agori</text:p>
      <text:p text:style-name="P1">11536 agrar</text:p>
      <text:p text:style-name="P1">11541 agraz</text:p>
      <text:p text:style-name="P1">11542 agreu</text:p>
      <text:p text:style-name="P1">11543 agro</text:p>
      <text:p text:style-name="P1">11544 agror</text:p>
      <text:p text:style-name="P1">11545 aguar</text:p>
      <text:p text:style-name="P1">11546 aguda</text:p>
      <text:p text:style-name="P1">11551 agudo</text:p>
      <text:p text:style-name="P1">11552 ague</text:p>
      <text:p text:style-name="P1">11553 aguem</text:p>
      <text:p text:style-name="P1">11554 aguti</text:p>
      <text:p text:style-name="P1">11555 aiaia</text:p>
      <text:p text:style-name="P1">11556 aiala</text:p>
      <text:p text:style-name="P1">11561 aiar</text:p>
      <text:p text:style-name="P1">11562 aidje</text:p>
      <text:p text:style-name="P1">11563 aido</text:p>
      <text:p text:style-name="P1">11564 aidro</text:p>
      <text:p text:style-name="P1">11565 aids</text:p>
      <text:p text:style-name="P1">11566 aier</text:p>
      <text:p text:style-name="P1">11611 aigue</text:p>
      <text:p text:style-name="P1">11612 aimol</text:p>
      <text:p text:style-name="P1">11613 ainda</text:p>
      <text:p text:style-name="P1">11614 aine</text:p>
      <text:p text:style-name="P1">11615 ainho</text:p>
      <text:p text:style-name="P1">11616 aino</text:p>
      <text:p text:style-name="P1">11621 ainsa</text:p>
      <text:p text:style-name="P1">11622 ainu</text:p>
      <text:p text:style-name="P1">11623 aiola</text:p>
      <text:p text:style-name="P1">11624 aioro</text:p>
      <text:p text:style-name="P1">11625 aios</text:p>
      <text:p text:style-name="P1">11626 aipim</text:p>
      <text:p text:style-name="P1">11631 aipo</text:p>
      <text:p text:style-name="P1">11632 airar</text:p>
      <text:p text:style-name="P1">11633 aires</text:p>
      <text:p text:style-name="P1">11634 airi</text:p>
      <text:p text:style-name="P1">11635 aiuba</text:p>
      <text:p text:style-name="P1">11636 aival</text:p>
      <text:p text:style-name="P1">11641 aixe</text:p>
      <text:p text:style-name="P1">11642 aizoa</text:p>
      <text:p text:style-name="P1">11643 ajacu</text:p>
      <text:p text:style-name="P1">11644 ajaez</text:p>
      <text:p text:style-name="P1">11645 ajaja</text:p>
      <text:p text:style-name="P1">11646 ajame</text:p>
      <text:p text:style-name="P1">11651 ajana</text:p>
      <text:p text:style-name="P1">11652 ajaua</text:p>
      <text:p text:style-name="P1">11653 ajipa</text:p>
      <text:p text:style-name="P1">11654 ajol</text:p>
      <text:p text:style-name="P1">11655 ajole</text:p>
      <text:p text:style-name="P1">11656 ajuga</text:p>
      <text:p text:style-name="P1">11661 ajupe</text:p>
      <text:p text:style-name="P1">11662 ajur</text:p>
      <text:p text:style-name="P1">11663 akan</text:p>
      <text:p text:style-name="P1">11664 alado</text:p>
      <text:p text:style-name="P1">11665 alaim</text:p>
      <text:p text:style-name="P1">11666 alal</text:p>
      <text:p text:style-name="P1">12111 alali</text:p>
      <text:p text:style-name="P1">12112 alano</text:p>
      <text:p text:style-name="P1">12113 alapi</text:p>
      <text:p text:style-name="P1">12114 alar</text:p>
      <text:p text:style-name="P1">12115 alaso</text:p>
      <text:p text:style-name="P1">12116 alau</text:p>
      <text:p text:style-name="P1">12121 alaur</text:p>
      <text:p text:style-name="P1">12122 albis</text:p>
      <text:p text:style-name="P1">12123 albo</text:p>
      <text:p text:style-name="P1">12124 albor</text:p>
      <text:p text:style-name="P1">12125 albur</text:p>
      <text:p text:style-name="P1">12126 alcar</text:p>
      <text:p text:style-name="P1">12131 alcaz</text:p>
      <text:p text:style-name="P1">12132 alco</text:p>
      <text:p text:style-name="P1">12133 aldel</text:p>
      <text:p text:style-name="P1">12134 aldol</text:p>
      <text:p text:style-name="P1">12135 alear</text:p>
      <text:p text:style-name="P1">12136 alefe</text:p>
      <text:p text:style-name="P1">12141 aleia</text:p>
      <text:p text:style-name="P1">12142 aleli</text:p>
      <text:p text:style-name="P1">12143 alelo</text:p>
      <text:p text:style-name="P1">12144 alena</text:p>
      <text:p text:style-name="P1">12145 alepo</text:p>
      <text:p text:style-name="P1">12146 aleto</text:p>
      <text:p text:style-name="P1">12151 alfa</text:p>
      <text:p text:style-name="P1">12152 alfar</text:p>
      <text:p text:style-name="P1">12153 alfil</text:p>
      <text:p text:style-name="P1">12154 alfim</text:p>
      <text:p text:style-name="P1">12155 alfir</text:p>
      <text:p text:style-name="P1">12156 alfo</text:p>
      <text:p text:style-name="P1">12161 alfol</text:p>
      <text:p text:style-name="P1">12162 alfoz</text:p>
      <text:p text:style-name="P1">12163 alfre</text:p>
      <text:p text:style-name="P1">12164 alfur</text:p>
      <text:p text:style-name="P1">12165 alga</text:p>
      <text:p text:style-name="P1">12166 algal</text:p>
      <text:p text:style-name="P1">12211 algar</text:p>
      <text:p text:style-name="P1">12212 algaz</text:p>
      <text:p text:style-name="P1">12213 alger</text:p>
      <text:p text:style-name="P1">12214 algia</text:p>
      <text:p text:style-name="P1">12215 algo</text:p>
      <text:p text:style-name="P1">12216 algol</text:p>
      <text:p text:style-name="P1">12221 algor</text:p>
      <text:p text:style-name="P1">12222 algoz</text:p>
      <text:p text:style-name="P1">12223 algum</text:p>
      <text:p text:style-name="P1">12224 algur</text:p>
      <text:p text:style-name="P1">12225 alhal</text:p>
      <text:p text:style-name="P1">12226 alhar</text:p>
      <text:p text:style-name="P1">12231 alhas</text:p>
      <text:p text:style-name="P1">12232 alheo</text:p>
      <text:p text:style-name="P1">12233 alho</text:p>
      <text:p text:style-name="P1">12234 aliar</text:p>
      <text:p text:style-name="P1">12235 aliba</text:p>
      <text:p text:style-name="P1">12236 alil</text:p>
      <text:p text:style-name="P1">12241 alilo</text:p>
      <text:p text:style-name="P1">12242 alipo</text:p>
      <text:p text:style-name="P1">12243 alju</text:p>
      <text:p text:style-name="P1">12244 aljuz</text:p>
      <text:p text:style-name="P1">12245 alma</text:p>
      <text:p text:style-name="P1">12246 almez</text:p>
      <text:p text:style-name="P1">12251 almo</text:p>
      <text:p text:style-name="P1">12252 almuz</text:p>
      <text:p text:style-name="P1">12253 alno</text:p>
      <text:p text:style-name="P1">12254 alofe</text:p>
      <text:p text:style-name="P1">12255 alom</text:p>
      <text:p text:style-name="P1">12256 alono</text:p>
      <text:p text:style-name="P1">12261 alor</text:p>
      <text:p text:style-name="P1">12262 alose</text:p>
      <text:p text:style-name="P1">12263 alpe</text:p>
      <text:p text:style-name="P1">12264 alsol</text:p>
      <text:p text:style-name="P1">12265 alta</text:p>
      <text:p text:style-name="P1">12266 altar</text:p>
      <text:p text:style-name="P1">12311 alter</text:p>
      <text:p text:style-name="P1">12312 altim</text:p>
      <text:p text:style-name="P1">12313 alto</text:p>
      <text:p text:style-name="P1">12314 altor</text:p>
      <text:p text:style-name="P1">12315 aluar</text:p>
      <text:p text:style-name="P1">12316 aluco</text:p>
      <text:p text:style-name="P1">12321 aluio</text:p>
      <text:p text:style-name="P1">12322 aluir</text:p>
      <text:p text:style-name="P1">12323 alum</text:p>
      <text:p text:style-name="P1">12324 aluna</text:p>
      <text:p text:style-name="P1">12325 aluno</text:p>
      <text:p text:style-name="P1">12326 alvar</text:p>
      <text:p text:style-name="P1">12331 alvo</text:p>
      <text:p text:style-name="P1">12332 alvor</text:p>
      <text:p text:style-name="P1">12333 amaca</text:p>
      <text:p text:style-name="P1">12334 amaci</text:p>
      <text:p text:style-name="P1">12335 amada</text:p>
      <text:p text:style-name="P1">12336 amado</text:p>
      <text:p text:style-name="P1">12341 amadu</text:p>
      <text:p text:style-name="P1">12342 amame</text:p>
      <text:p text:style-name="P1">12343 amamu</text:p>
      <text:p text:style-name="P1">12344 amar</text:p>
      <text:p text:style-name="P1">12345 amaro</text:p>
      <text:p text:style-name="P1">12346 ambel</text:p>
      <text:p text:style-name="P1">12351 ambi</text:p>
      <text:p text:style-name="P1">12352 ambil</text:p>
      <text:p text:style-name="P1">12353 ambir</text:p>
      <text:p text:style-name="P1">12354 ambo</text:p>
      <text:p text:style-name="P1">12355 ambom</text:p>
      <text:p text:style-name="P1">12356 ambre</text:p>
      <text:p text:style-name="P1">12361 ambu</text:p>
      <text:p text:style-name="P1">12362 amear</text:p>
      <text:p text:style-name="P1">12363 ameba</text:p>
      <text:p text:style-name="P1">12364 ameia</text:p>
      <text:p text:style-name="P1">12365 ameju</text:p>
      <text:p text:style-name="P1">12366 amelo</text:p>
      <text:p text:style-name="P1">12411 ameno</text:p>
      <text:p text:style-name="P1">12412 amete</text:p>
      <text:p text:style-name="P1">12413 amial</text:p>
      <text:p text:style-name="P1">12414 amido</text:p>
      <text:p text:style-name="P1">12415 amiga</text:p>
      <text:p text:style-name="P1">12416 amigo</text:p>
      <text:p text:style-name="P1">12421 amil</text:p>
      <text:p text:style-name="P1">12422 amilo</text:p>
      <text:p text:style-name="P1">12423 amim</text:p>
      <text:p text:style-name="P1">12424 amino</text:p>
      <text:p text:style-name="P1">12425 amir</text:p>
      <text:p text:style-name="P1">12426 amito</text:p>
      <text:p text:style-name="P1">12431 amor</text:p>
      <text:p text:style-name="P1">12432 amora</text:p>
      <text:p text:style-name="P1">12433 amovo</text:p>
      <text:p text:style-name="P1">12434 ampa</text:p>
      <text:p text:style-name="P1">12435 amplo</text:p>
      <text:p text:style-name="P1">12436 amuar</text:p>
      <text:p text:style-name="P1">12441 amuca</text:p>
      <text:p text:style-name="P1">12442 amuos</text:p>
      <text:p text:style-name="P1">12443 amur</text:p>
      <text:p text:style-name="P1">12444 amura</text:p>
      <text:p text:style-name="P1">12445 amuso</text:p>
      <text:p text:style-name="P1">12446 anaco</text:p>
      <text:p text:style-name="P1">12451 anafa</text:p>
      <text:p text:style-name="P1">12452 anafe</text:p>
      <text:p text:style-name="P1">12453 anal</text:p>
      <text:p text:style-name="P1">12454 aname</text:p>
      <text:p text:style-name="P1">12455 anamo</text:p>
      <text:p text:style-name="P1">12456 anano</text:p>
      <text:p text:style-name="P1">12461 anati</text:p>
      <text:p text:style-name="P1">12462 anavi</text:p>
      <text:p text:style-name="P1">12463 anaz</text:p>
      <text:p text:style-name="P1">12464 anceu</text:p>
      <text:p text:style-name="P1">12465 ancil</text:p>
      <text:p text:style-name="P1">12466 anco</text:p>
      <text:p text:style-name="P1">12511 ancol</text:p>
      <text:p text:style-name="P1">12512 anda</text:p>
      <text:p text:style-name="P1">12513 andar</text:p>
      <text:p text:style-name="P1">12514 andes</text:p>
      <text:p text:style-name="P1">12515 andim</text:p>
      <text:p text:style-name="P1">12516 ando</text:p>
      <text:p text:style-name="P1">12521 andor</text:p>
      <text:p text:style-name="P1">12522 andu</text:p>
      <text:p text:style-name="P1">12523 anear</text:p>
      <text:p text:style-name="P1">12524 anedo</text:p>
      <text:p text:style-name="P1">12525 aneia</text:p>
      <text:p text:style-name="P1">12526 anejo</text:p>
      <text:p text:style-name="P1">12531 anel</text:p>
      <text:p text:style-name="P1">12532 anema</text:p>
      <text:p text:style-name="P1">12533 anesa</text:p>
      <text:p text:style-name="P1">12534 anete</text:p>
      <text:p text:style-name="P1">12535 aneto</text:p>
      <text:p text:style-name="P1">12536 anexa</text:p>
      <text:p text:style-name="P1">12541 aneza</text:p>
      <text:p text:style-name="P1">12542 anga</text:p>
      <text:p text:style-name="P1">12543 angel</text:p>
      <text:p text:style-name="P1">12544 anglo</text:p>
      <text:p text:style-name="P1">12545 angor</text:p>
      <text:p text:style-name="P1">12546 angra</text:p>
      <text:p text:style-name="P1">12551 angu</text:p>
      <text:p text:style-name="P1">12552 angul</text:p>
      <text:p text:style-name="P1">12553 anho</text:p>
      <text:p text:style-name="P1">12554 ania</text:p>
      <text:p text:style-name="P1">12555 aniba</text:p>
      <text:p text:style-name="P1">12556 anil</text:p>
      <text:p text:style-name="P1">12561 anima</text:p>
      <text:p text:style-name="P1">12562 animi</text:p>
      <text:p text:style-name="P1">12563 anion</text:p>
      <text:p text:style-name="P1">12564 anis</text:p>
      <text:p text:style-name="P1">12565 aniso</text:p>
      <text:p text:style-name="P1">12566 anite</text:p>
      <text:p text:style-name="P1">12611 anixi</text:p>
      <text:p text:style-name="P1">12612 anixo</text:p>
      <text:p text:style-name="P1">12613 anji</text:p>
      <text:p text:style-name="P1">12614 anjo</text:p>
      <text:p text:style-name="P1">12615 anodo</text:p>
      <text:p text:style-name="P1">12616 anol</text:p>
      <text:p text:style-name="P1">12621 anona</text:p>
      <text:p text:style-name="P1">12622 anori</text:p>
      <text:p text:style-name="P1">12623 anoso</text:p>
      <text:p text:style-name="P1">12624 anoz</text:p>
      <text:p text:style-name="P1">12625 ansa</text:p>
      <text:p text:style-name="P1">12626 ansar</text:p>
      <text:p text:style-name="P1">12631 anta</text:p>
      <text:p text:style-name="P1">12632 antal</text:p>
      <text:p text:style-name="P1">12633 antar</text:p>
      <text:p text:style-name="P1">12634 ante</text:p>
      <text:p text:style-name="P1">12635 anti</text:p>
      <text:p text:style-name="P1">12636 anto</text:p>
      <text:p text:style-name="P1">12641 antro</text:p>
      <text:p text:style-name="P1">12642 anual</text:p>
      <text:p text:style-name="P1">12643 anuir</text:p>
      <text:p text:style-name="P1">12644 anum</text:p>
      <text:p text:style-name="P1">12645 anuns</text:p>
      <text:p text:style-name="P1">12646 anuri</text:p>
      <text:p text:style-name="P1">12651 anuro</text:p>
      <text:p text:style-name="P1">12652 anuu</text:p>
      <text:p text:style-name="P1">12653 anzol</text:p>
      <text:p text:style-name="P1">12654 aonde</text:p>
      <text:p text:style-name="P1">12655 aoqui</text:p>
      <text:p text:style-name="P1">12656 aorta</text:p>
      <text:p text:style-name="P1">12661 aoto</text:p>
      <text:p text:style-name="P1">12662 apaga</text:p>
      <text:p text:style-name="P1">12663 apana</text:p>
      <text:p text:style-name="P1">12664 apar</text:p>
      <text:p text:style-name="P1">12665 apara</text:p>
      <text:p text:style-name="P1">12666 aparo</text:p>
      <text:p text:style-name="P1"><text:soft-page-break/>13111 apart</text:p>
      <text:p text:style-name="P1">13112 apear</text:p>
      <text:p text:style-name="P1">13113 apecu</text:p>
      <text:p text:style-name="P1">13114 apeia</text:p>
      <text:p text:style-name="P1">13115 apelo</text:p>
      <text:p text:style-name="P1">13116 aperu</text:p>
      <text:p text:style-name="P1">13121 apex</text:p>
      <text:p text:style-name="P1">13122 apii</text:p>
      <text:p text:style-name="P1">13123 apiol</text:p>
      <text:p text:style-name="P1">13124 apito</text:p>
      <text:p text:style-name="P1">13125 apoa</text:p>
      <text:p text:style-name="P1">13126 apodo</text:p>
      <text:p text:style-name="P1">13131 apofe</text:p>
      <text:p text:style-name="P1">13132 apoia</text:p>
      <text:p text:style-name="P1">13133 apolo</text:p>
      <text:p text:style-name="P1">13134 apor</text:p>
      <text:p text:style-name="P1">13135 apota</text:p>
      <text:p text:style-name="P1">13136 apre</text:p>
      <text:p text:style-name="P1">13141 aptar</text:p>
      <text:p text:style-name="P1">13142 apto</text:p>
      <text:p text:style-name="P1">13143 apuim</text:p>
      <text:p text:style-name="P1">13144 apupo</text:p>
      <text:p text:style-name="P1">13145 apuro</text:p>
      <text:p text:style-name="P1">13146 aqueu</text:p>
      <text:p text:style-name="P1">13151 aqui</text:p>
      <text:p text:style-name="P1">13152 arabu</text:p>
      <text:p text:style-name="P1">13153 araci</text:p>
      <text:p text:style-name="P1">13154 aracu</text:p>
      <text:p text:style-name="P1">13155 arado</text:p>
      <text:p text:style-name="P1">13156 aralo</text:p>
      <text:p text:style-name="P1">13161 arame</text:p>
      <text:p text:style-name="P1">13162 arapu</text:p>
      <text:p text:style-name="P1">13163 arar</text:p>
      <text:p text:style-name="P1">13164 arara</text:p>
      <text:p text:style-name="P1">13165 arari</text:p>
      <text:p text:style-name="P1">13166 aratu</text:p>
      <text:p text:style-name="P1">13211 arau</text:p>
      <text:p text:style-name="P1">13212 aravo</text:p>
      <text:p text:style-name="P1">13213 araza</text:p>
      <text:p text:style-name="P1">13214 arbi</text:p>
      <text:p text:style-name="P1">13215 arbim</text:p>
      <text:p text:style-name="P1">13216 arca</text:p>
      <text:p text:style-name="P1">13221 arcar</text:p>
      <text:p text:style-name="P1">13222 arcaz</text:p>
      <text:p text:style-name="P1">13223 arceu</text:p>
      <text:p text:style-name="P1">13224 archa</text:p>
      <text:p text:style-name="P1">13225 arco</text:p>
      <text:p text:style-name="P1">13226 arder</text:p>
      <text:p text:style-name="P1">13231 ardil</text:p>
      <text:p text:style-name="P1">13232 ardor</text:p>
      <text:p text:style-name="P1">13233 ardra</text:p>
      <text:p text:style-name="P1">13234 areal</text:p>
      <text:p text:style-name="P1">13235 arear</text:p>
      <text:p text:style-name="P1">13236 areca</text:p>
      <text:p text:style-name="P1">13241 areia</text:p>
      <text:p text:style-name="P1">13242 arel</text:p>
      <text:p text:style-name="P1">13243 arelo</text:p>
      <text:p text:style-name="P1">13244 arena</text:p>
      <text:p text:style-name="P1">13245 areno</text:p>
      <text:p text:style-name="P1">13246 areol</text:p>
      <text:p text:style-name="P1">13251 aretu</text:p>
      <text:p text:style-name="P1">13252 arfar</text:p>
      <text:p text:style-name="P1">13253 arfil</text:p>
      <text:p text:style-name="P1">13254 arfir</text:p>
      <text:p text:style-name="P1">13255 arfur</text:p>
      <text:p text:style-name="P1">13256 argal</text:p>
      <text:p text:style-name="P1">13261 argas</text:p>
      <text:p text:style-name="P1">13262 argau</text:p>
      <text:p text:style-name="P1">13263 argel</text:p>
      <text:p text:style-name="P1">13264 argo</text:p>
      <text:p text:style-name="P1">13265 argol</text:p>
      <text:p text:style-name="P1">13266 argon</text:p>
      <text:p text:style-name="P1">13311 argue</text:p>
      <text:p text:style-name="P1">13312 ariar</text:p>
      <text:p text:style-name="P1">13313 aricu</text:p>
      <text:p text:style-name="P1">13314 arife</text:p>
      <text:p text:style-name="P1">13315 arilo</text:p>
      <text:p text:style-name="P1">13316 arimo</text:p>
      <text:p text:style-name="P1">13321 ariri</text:p>
      <text:p text:style-name="P1">13322 arite</text:p>
      <text:p text:style-name="P1">13323 ariti</text:p>
      <text:p text:style-name="P1">13324 arito</text:p>
      <text:p text:style-name="P1">13325 aritu</text:p>
      <text:p text:style-name="P1">13326 arjoz</text:p>
      <text:p text:style-name="P1">13331 arma</text:p>
      <text:p text:style-name="P1">13332 armar</text:p>
      <text:p text:style-name="P1">13333 armim</text:p>
      <text:p text:style-name="P1">13334 armio</text:p>
      <text:p text:style-name="P1">13335 armum</text:p>
      <text:p text:style-name="P1">13336 armur</text:p>
      <text:p text:style-name="P1">13341 arnal</text:p>
      <text:p text:style-name="P1">13342 arnaz</text:p>
      <text:p text:style-name="P1">13343 arni</text:p>
      <text:p text:style-name="P1">13344 arolo</text:p>
      <text:p text:style-name="P1">13345 aroto</text:p>
      <text:p text:style-name="P1">13346 arpar</text:p>
      <text:p text:style-name="P1">13351 arqui</text:p>
      <text:p text:style-name="P1">13352 arral</text:p>
      <text:p text:style-name="P1">13353 arre</text:p>
      <text:p text:style-name="P1">13354 arro</text:p>
      <text:p text:style-name="P1">13355 arroz</text:p>
      <text:p text:style-name="P1">13356 arse</text:p>
      <text:p text:style-name="P1">13361 arso</text:p>
      <text:p text:style-name="P1">13362 arte</text:p>
      <text:p text:style-name="P1">13363 artro</text:p>
      <text:p text:style-name="P1">13364 aruca</text:p>
      <text:p text:style-name="P1">13365 aruga</text:p>
      <text:p text:style-name="P1">13366 arujo</text:p>
      <text:p text:style-name="P1">13411 arupa</text:p>
      <text:p text:style-name="P1">13412 aruru</text:p>
      <text:p text:style-name="P1">13413 aruto</text:p>
      <text:p text:style-name="P1">13414 arva</text:p>
      <text:p text:style-name="P1">13415 arval</text:p>
      <text:p text:style-name="P1">13416 arxar</text:p>
      <text:p text:style-name="P1">13421 arzel</text:p>
      <text:p text:style-name="P1">13422 asana</text:p>
      <text:p text:style-name="P1">13423 asar</text:p>
      <text:p text:style-name="P1">13424 asase</text:p>
      <text:p text:style-name="P1">13425 ascal</text:p>
      <text:p text:style-name="P1">13426 asco</text:p>
      <text:p text:style-name="P1">13431 ascra</text:p>
      <text:p text:style-name="P1">13432 aseia</text:p>
      <text:p text:style-name="P1">13433 aselo</text:p>
      <text:p text:style-name="P1">13434 aseno</text:p>
      <text:p text:style-name="P1">13435 asir</text:p>
      <text:p text:style-name="P1">13436 asma</text:p>
      <text:p text:style-name="P1">13441 asmo</text:p>
      <text:p text:style-name="P1">13442 asnal</text:p>
      <text:p text:style-name="P1">13443 asnar</text:p>
      <text:p text:style-name="P1">13444 asnil</text:p>
      <text:p text:style-name="P1">13445 asno</text:p>
      <text:p text:style-name="P1">13446 asor</text:p>
      <text:p text:style-name="P1">13451 aspa</text:p>
      <text:p text:style-name="P1">13452 aspar</text:p>
      <text:p text:style-name="P1">13453 aspre</text:p>
      <text:p text:style-name="P1">13454 assa</text:p>
      <text:p text:style-name="P1">13455 assar</text:p>
      <text:p text:style-name="P1">13456 assaz</text:p>
      <text:p text:style-name="P1">13461 assim</text:p>
      <text:p text:style-name="P1">13462 assis</text:p>
      <text:p text:style-name="P1">13463 assoa</text:p>
      <text:p text:style-name="P1">13464 astil</text:p>
      <text:p text:style-name="P1">13465 astim</text:p>
      <text:p text:style-name="P1">13466 astre</text:p>
      <text:p text:style-name="P1">13511 astro</text:p>
      <text:p text:style-name="P1">13512 asura</text:p>
      <text:p text:style-name="P1">13513 atabi</text:p>
      <text:p text:style-name="P1">13514 atana</text:p>
      <text:p text:style-name="P1">13515 atapu</text:p>
      <text:p text:style-name="P1">13516 atar</text:p>
      <text:p text:style-name="P1">13521 atear</text:p>
      <text:p text:style-name="P1">13522 ateco</text:p>
      <text:p text:style-name="P1">13523 ateia</text:p>
      <text:p text:style-name="P1">13524 atela</text:p>
      <text:p text:style-name="P1">13525 ater</text:p>
      <text:p text:style-name="P1">13526 atido</text:p>
      <text:p text:style-name="P1">13531 atim</text:p>
      <text:p text:style-name="P1">13532 ativo</text:p>
      <text:p text:style-name="P1">13533 atlas</text:p>
      <text:p text:style-name="P1">13534 atol</text:p>
      <text:p text:style-name="P1">13535 ator</text:p>
      <text:p text:style-name="P1">13536 atril</text:p>
      <text:p text:style-name="P1">13541 atriz</text:p>
      <text:p text:style-name="P1">13542 atro</text:p>
      <text:p text:style-name="P1">13543 atroo</text:p>
      <text:p text:style-name="P1">13544 atroz</text:p>
      <text:p text:style-name="P1">13545 atto</text:p>
      <text:p text:style-name="P1">13546 atual</text:p>
      <text:p text:style-name="P1">13551 atuar</text:p>
      <text:p text:style-name="P1">13552 atubo</text:p>
      <text:p text:style-name="P1">13553 atuir</text:p>
      <text:p text:style-name="P1">13554 atum</text:p>
      <text:p text:style-name="P1">13555 atuns</text:p>
      <text:p text:style-name="P1">13556 atuso</text:p>
      <text:p text:style-name="P1">13561 auati</text:p>
      <text:p text:style-name="P1">13562 audaz</text:p>
      <text:p text:style-name="P1">13563 audio</text:p>
      <text:p text:style-name="P1">13564 aueti</text:p>
      <text:p text:style-name="P1">13565 aueto</text:p>
      <text:p text:style-name="P1">13566 augar</text:p>
      <text:p text:style-name="P1">13611 auge</text:p>
      <text:p text:style-name="P1">13612 augir</text:p>
      <text:p text:style-name="P1">13613 augiu</text:p>
      <text:p text:style-name="P1">13614 auiba</text:p>
      <text:p text:style-name="P1">13615 auina</text:p>
      <text:p text:style-name="P1">13616 auiti</text:p>
      <text:p text:style-name="P1">13621 aujo</text:p>
      <text:p text:style-name="P1">13622 aula</text:p>
      <text:p text:style-name="P1">13623 auleu</text:p>
      <text:p text:style-name="P1">13624 aulir</text:p>
      <text:p text:style-name="P1">13625 aural</text:p>
      <text:p text:style-name="P1">13626 aurar</text:p>
      <text:p text:style-name="P1">13631 aurir</text:p>
      <text:p text:style-name="P1">13632 ausco</text:p>
      <text:p text:style-name="P1">13633 ausio</text:p>
      <text:p text:style-name="P1">13634 auso</text:p>
      <text:p text:style-name="P1">13635 auto</text:p>
      <text:p text:style-name="P1">13636 autor</text:p>
      <text:p text:style-name="P1">13641 auuva</text:p>
      <text:p text:style-name="P1">13642 auxia</text:p>
      <text:p text:style-name="P1">13643 aval</text:p>
      <text:p text:style-name="P1">13644 avano</text:p>
      <text:p text:style-name="P1">13645 avant</text:p>
      <text:p text:style-name="P1">13646 avaro</text:p>
      <text:p text:style-name="P1">13651 avati</text:p>
      <text:p text:style-name="P1">13652 aveal</text:p>
      <text:p text:style-name="P1">13653 aveia</text:p>
      <text:p text:style-name="P1">13654 avena</text:p>
      <text:p text:style-name="P1">13655 aveus</text:p>
      <text:p text:style-name="P1">13656 aviar</text:p>
      <text:p text:style-name="P1">13661 avios</text:p>
      <text:p text:style-name="P1">13662 avir</text:p>
      <text:p text:style-name="P1">13663 aviso</text:p>
      <text:p text:style-name="P1">13664 avito</text:p>
      <text:p text:style-name="P1">13665 avium</text:p>
      <text:p text:style-name="P1">13666 awuna</text:p>
      <text:p text:style-name="P1">14111 axial</text:p>
      <text:p text:style-name="P1">14112 axila</text:p>
      <text:p text:style-name="P1">14113 axino</text:p>
      <text:p text:style-name="P1">14114 azabe</text:p>
      <text:p text:style-name="P1">14115 azado</text:p>
      <text:p text:style-name="P1">14116 azaia</text:p>
      <text:p text:style-name="P1">14121 azapa</text:p>
      <text:p text:style-name="P1">14122 azar</text:p>
      <text:p text:style-name="P1">14123 azeda</text:p>
      <text:p text:style-name="P1">14124 azedo</text:p>
      <text:p text:style-name="P1">14125 azegi</text:p>
      <text:p text:style-name="P1">14126 azel</text:p>
      <text:p text:style-name="P1">14131 azeri</text:p>
      <text:p text:style-name="P1">14132 azia</text:p>
      <text:p text:style-name="P1">14133 aziar</text:p>
      <text:p text:style-name="P1">14134 azida</text:p>
      <text:p text:style-name="P1">14135 azina</text:p>
      <text:p text:style-name="P1">14136 azol</text:p>
      <text:p text:style-name="P1">14141 azoma</text:p>
      <text:p text:style-name="P1">14142 azono</text:p>
      <text:p text:style-name="P1">14143 azoto</text:p>
      <text:p text:style-name="P1">14144 azubo</text:p>
      <text:p text:style-name="P1">14145 azuis</text:p>
      <text:p text:style-name="P1">14146 azul</text:p>
      <text:p text:style-name="P1">14151 azuru</text:p>
      <text:p text:style-name="P1">14152 baal</text:p>
      <text:p text:style-name="P1">14153 baali</text:p>
      <text:p text:style-name="P1">14154 baau</text:p>
      <text:p text:style-name="P1">14155 baba</text:p>
      <text:p text:style-name="P1">14156 babal</text:p>
      <text:p text:style-name="P1">14161 babar</text:p>
      <text:p text:style-name="P1">14162 babau</text:p>
      <text:p text:style-name="P1">14163 babel</text:p>
      <text:p text:style-name="P1">14164 baber</text:p>
      <text:p text:style-name="P1">14165 babi</text:p>
      <text:p text:style-name="P1">14166 bable</text:p>
      <text:p text:style-name="P1">14211 babu</text:p>
      <text:p text:style-name="P1">14212 babua</text:p>
      <text:p text:style-name="P1">14213 babul</text:p>
      <text:p text:style-name="P1">14214 baby</text:p>
      <text:p text:style-name="P1">14215 bacaa</text:p>
      <text:p text:style-name="P1">14216 bacal</text:p>
      <text:p text:style-name="P1">14221 bacar</text:p>
      <text:p text:style-name="P1">14222 bachi</text:p>
      <text:p text:style-name="P1">14223 bacia</text:p>
      <text:p text:style-name="P1">14224 bacio</text:p>
      <text:p text:style-name="P1">14225 back</text:p>
      <text:p text:style-name="P1">14226 baco</text:p>
      <text:p text:style-name="P1">14231 bacon</text:p>
      <text:p text:style-name="P1">14232 bacta</text:p>
      <text:p text:style-name="P1">14233 bacu</text:p>
      <text:p text:style-name="P1">14234 bada</text:p>
      <text:p text:style-name="P1">14235 badal</text:p>
      <text:p text:style-name="P1">14236 badi</text:p>
      <text:p text:style-name="P1">14241 badil</text:p>
      <text:p text:style-name="P1">14242 badio</text:p>
      <text:p text:style-name="P1">14243 badua</text:p>
      <text:p text:style-name="P1">14244 baeco</text:p>
      <text:p text:style-name="P1">14245 baeta</text:p>
      <text:p text:style-name="P1">14246 bafar</text:p>
      <text:p text:style-name="P1">14251 bafio</text:p>
      <text:p text:style-name="P1">14252 bafo</text:p>
      <text:p text:style-name="P1">14253 bafum</text:p>
      <text:p text:style-name="P1">14254 baga</text:p>
      <text:p text:style-name="P1">14255 bagar</text:p>
      <text:p text:style-name="P1">14256 bage</text:p>
      <text:p text:style-name="P1">14261 bagem</text:p>
      <text:p text:style-name="P1">14262 bagi</text:p>
      <text:p text:style-name="P1">14263 bago</text:p>
      <text:p text:style-name="P1">14264 bagre</text:p>
      <text:p text:style-name="P1">14265 bagu</text:p>
      <text:p text:style-name="P1">14266 bague</text:p>
      <text:p text:style-name="P1">14311 bahia</text:p>
      <text:p text:style-name="P1">14312 baia</text:p>
      <text:p text:style-name="P1">14313 baiar</text:p>
      <text:p text:style-name="P1">14314 baibe</text:p>
      <text:p text:style-name="P1">14315 baile</text:p>
      <text:p text:style-name="P1">14316 baio</text:p>
      <text:p text:style-name="P1">14321 baire</text:p>
      <text:p text:style-name="P1">14322 bairi</text:p>
      <text:p text:style-name="P1">14323 bairu</text:p>
      <text:p text:style-name="P1">14324 baite</text:p>
      <text:p text:style-name="P1">14325 baixa</text:p>
      <text:p text:style-name="P1">14326 baixo</text:p>
      <text:p text:style-name="P1">14331 bajar</text:p>
      <text:p text:style-name="P1">14332 bajia</text:p>
      <text:p text:style-name="P1">14333 baju</text:p>
      <text:p text:style-name="P1">14334 bala</text:p>
      <text:p text:style-name="P1">14335 balar</text:p>
      <text:p text:style-name="P1">14336 balau</text:p>
      <text:p text:style-name="P1">14341 balbo</text:p>
      <text:p text:style-name="P1">14342 balde</text:p>
      <text:p text:style-name="P1">14343 balim</text:p>
      <text:p text:style-name="P1">14344 balio</text:p>
      <text:p text:style-name="P1">14345 balir</text:p>
      <text:p text:style-name="P1">14346 balsa</text:p>
      <text:p text:style-name="P1">14351 balso</text:p>
      <text:p text:style-name="P1">14352 balta</text:p>
      <text:p text:style-name="P1">14353 balto</text:p>
      <text:p text:style-name="P1">14354 bamba</text:p>
      <text:p text:style-name="P1">14355 bambo</text:p>
      <text:p text:style-name="P1">14356 bambu</text:p>
      <text:p text:style-name="P1">14361 bame</text:p>
      <text:p text:style-name="P1">14362 banal</text:p>
      <text:p text:style-name="P1">14363 banar</text:p>
      <text:p text:style-name="P1">14364 banco</text:p>
      <text:p text:style-name="P1">14365 banda</text:p>
      <text:p text:style-name="P1">14366 bando</text:p>
      <text:p text:style-name="P1">14411 bang</text:p>
      <text:p text:style-name="P1">14412 bango</text:p>
      <text:p text:style-name="P1">14413 bangu</text:p>
      <text:p text:style-name="P1">14414 banho</text:p>
      <text:p text:style-name="P1">14415 banir</text:p>
      <text:p text:style-name="P1">14416 banjo</text:p>
      <text:p text:style-name="P1">14421 banti</text:p>
      <text:p text:style-name="P1">14422 banto</text:p>
      <text:p text:style-name="P1">14423 bantu</text:p>
      <text:p text:style-name="P1">14424 bapo</text:p>
      <text:p text:style-name="P1">14425 bapte</text:p>
      <text:p text:style-name="P1">14426 baque</text:p>
      <text:p text:style-name="P1">14431 barba</text:p>
      <text:p text:style-name="P1">14432 barbi</text:p>
      <text:p text:style-name="P1">14433 barbo</text:p>
      <text:p text:style-name="P1">14434 barca</text:p>
      <text:p text:style-name="P1">14435 barco</text:p>
      <text:p text:style-name="P1">14436 barga</text:p>
      <text:p text:style-name="P1">14441 bargu</text:p>
      <text:p text:style-name="P1">14442 bari</text:p>
      <text:p text:style-name="P1">14443 baria</text:p>
      <text:p text:style-name="P1">14444 baril</text:p>
      <text:p text:style-name="P1">14445 barim</text:p>
      <text:p text:style-name="P1">14446 barma</text:p>
      <text:p text:style-name="P1">14451 baro</text:p>
      <text:p text:style-name="P1">14452 baroa</text:p>
      <text:p text:style-name="P1">14453 barra</text:p>
      <text:p text:style-name="P1">14454 barro</text:p>
      <text:p text:style-name="P1">14455 barsi</text:p>
      <text:p text:style-name="P1">14456 baru</text:p>
      <text:p text:style-name="P1">14461 basal</text:p>
      <text:p text:style-name="P1">14462 basar</text:p>
      <text:p text:style-name="P1">14463 basco</text:p>
      <text:p text:style-name="P1">14464 base</text:p>
      <text:p text:style-name="P1">14465 basim</text:p>
      <text:p text:style-name="P1">14466 basso</text:p>
      <text:p text:style-name="P1">14511 basua</text:p>
      <text:p text:style-name="P1">14512 bate</text:p>
      <text:p text:style-name="P1">14513 batel</text:p>
      <text:p text:style-name="P1">14514 bater</text:p>
      <text:p text:style-name="P1">14515 batim</text:p>
      <text:p text:style-name="P1">14516 batmo</text:p>
      <text:p text:style-name="P1">14521 batom</text:p>
      <text:p text:style-name="P1">14522 batos</text:p>
      <text:p text:style-name="P1">14523 baul</text:p>
      <text:p text:style-name="P1">14524 bauma</text:p>
      <text:p text:style-name="P1">14525 bauru</text:p>
      <text:p text:style-name="P1">14526 baxi</text:p>
      <text:p text:style-name="P1">14531 baxim</text:p>
      <text:p text:style-name="P1">14532 bazar</text:p>
      <text:p text:style-name="P1">14533 bazo</text:p>
      <text:p text:style-name="P1">14534 beach</text:p>
      <text:p text:style-name="P1">14535 beato</text:p>
      <text:p text:style-name="P1">14536 bebe</text:p>
      <text:p text:style-name="P1">14541 beber</text:p>
      <text:p text:style-name="P1">14542 bebra</text:p>
      <text:p text:style-name="P1">14543 beche</text:p>
      <text:p text:style-name="P1">14544 beco</text:p>
      <text:p text:style-name="P1">14545 bedel</text:p>
      <text:p text:style-name="P1">14546 bedro</text:p>
      <text:p text:style-name="P1">14551 bedum</text:p>
      <text:p text:style-name="P1">14552 befe</text:p>
      <text:p text:style-name="P1">14553 bege</text:p>
      <text:p text:style-name="P1">14554 begue</text:p>
      <text:p text:style-name="P1">14555 begum</text:p>
      <text:p text:style-name="P1">14556 beia</text:p>
      <text:p text:style-name="P1">14561 beija</text:p>
      <text:p text:style-name="P1">14562 beiji</text:p>
      <text:p text:style-name="P1">14563 beijo</text:p>
      <text:p text:style-name="P1">14564 beiju</text:p>
      <text:p text:style-name="P1">14565 beira</text:p>
      <text:p text:style-name="P1">14566 beiru</text:p>
      <text:p text:style-name="P1">14611 beisa</text:p>
      <text:p text:style-name="P1">14612 beje</text:p>
      <text:p text:style-name="P1">14613 bejel</text:p>
      <text:p text:style-name="P1">14614 beji</text:p>
      <text:p text:style-name="P1">14615 beju</text:p>
      <text:p text:style-name="P1">14616 bela</text:p>
      <text:p text:style-name="P1">14621 belau</text:p>
      <text:p text:style-name="P1">14622 belaz</text:p>
      <text:p text:style-name="P1">14623 belfo</text:p>
      <text:p text:style-name="P1">14624 belga</text:p>
      <text:p text:style-name="P1">14625 belgo</text:p>
      <text:p text:style-name="P1">14626 belho</text:p>
      <text:p text:style-name="P1">14631 beliz</text:p>
      <text:p text:style-name="P1">14632 belo</text:p>
      <text:p text:style-name="P1">14633 belro</text:p>
      <text:p text:style-name="P1">14634 bembe</text:p>
      <text:p text:style-name="P1">14635 bemol</text:p>
      <text:p text:style-name="P1">14636 benco</text:p>
      <text:p text:style-name="P1">14641 bencu</text:p>
      <text:p text:style-name="P1">14642 benda</text:p>
      <text:p text:style-name="P1">14643 bendi</text:p>
      <text:p text:style-name="P1">14644 benge</text:p>
      <text:p text:style-name="P1">14645 benim</text:p>
      <text:p text:style-name="P1">14646 beno</text:p>
      <text:p text:style-name="P1">14651 benta</text:p>
      <text:p text:style-name="P1">14652 bento</text:p>
      <text:p text:style-name="P1">14653 beola</text:p>
      <text:p text:style-name="P1">14654 beque</text:p>
      <text:p text:style-name="P1">14655 berbe</text:p>
      <text:p text:style-name="P1">14656 berda</text:p>
      <text:p text:style-name="P1">14661 bergo</text:p>
      <text:p text:style-name="P1">14662 beri</text:p>
      <text:p text:style-name="P1">14663 berma</text:p>
      <text:p text:style-name="P1">14664 berne</text:p>
      <text:p text:style-name="P1">14665 berno</text:p>
      <text:p text:style-name="P1">14666 bero</text:p>
      <text:p text:style-name="P1"><text:soft-page-break/>15111 berol</text:p>
      <text:p text:style-name="P1">15112 berro</text:p>
      <text:p text:style-name="P1">15113 berta</text:p>
      <text:p text:style-name="P1">15114 beru</text:p>
      <text:p text:style-name="P1">15115 bespe</text:p>
      <text:p text:style-name="P1">15116 bessi</text:p>
      <text:p text:style-name="P1">15121 besso</text:p>
      <text:p text:style-name="P1">15122 best</text:p>
      <text:p text:style-name="P1">15123 beta</text:p>
      <text:p text:style-name="P1">15124 betal</text:p>
      <text:p text:style-name="P1">15125 betar</text:p>
      <text:p text:style-name="P1">15126 beti</text:p>
      <text:p text:style-name="P1">15131 betle</text:p>
      <text:p text:style-name="P1">15132 betol</text:p>
      <text:p text:style-name="P1">15133 betom</text:p>
      <text:p text:style-name="P1">15134 betre</text:p>
      <text:p text:style-name="P1">15135 betsi</text:p>
      <text:p text:style-name="P1">15136 betu</text:p>
      <text:p text:style-name="P1">15141 betum</text:p>
      <text:p text:style-name="P1">15142 bevo</text:p>
      <text:p text:style-name="P1">15143 bezar</text:p>
      <text:p text:style-name="P1">15144 bezau</text:p>
      <text:p text:style-name="P1">15145 bezoo</text:p>
      <text:p text:style-name="P1">15146 biaba</text:p>
      <text:p text:style-name="P1">15151 biaco</text:p>
      <text:p text:style-name="P1">15152 biai</text:p>
      <text:p text:style-name="P1">15153 biami</text:p>
      <text:p text:style-name="P1">15154 biana</text:p>
      <text:p text:style-name="P1">15155 biar</text:p>
      <text:p text:style-name="P1">15156 biari</text:p>
      <text:p text:style-name="P1">15161 biaro</text:p>
      <text:p text:style-name="P1">15162 biata</text:p>
      <text:p text:style-name="P1">15163 bibe</text:p>
      <text:p text:style-name="P1">15164 bibi</text:p>
      <text:p text:style-name="P1">15165 bibo</text:p>
      <text:p text:style-name="P1">15166 bibra</text:p>
      <text:p text:style-name="P1">15211 bica</text:p>
      <text:p text:style-name="P1">15212 bical</text:p>
      <text:p text:style-name="P1">15213 bicar</text:p>
      <text:p text:style-name="P1">15214 bicho</text:p>
      <text:p text:style-name="P1">15215 bico</text:p>
      <text:p text:style-name="P1">15216 bicu</text:p>
      <text:p text:style-name="P1">15221 bida</text:p>
      <text:p text:style-name="P1">15222 bidu</text:p>
      <text:p text:style-name="P1">15223 bidum</text:p>
      <text:p text:style-name="P1">15224 biela</text:p>
      <text:p text:style-name="P1">15225 biene</text:p>
      <text:p text:style-name="P1">15226 bieno</text:p>
      <text:p text:style-name="P1">15231 bifar</text:p>
      <text:p text:style-name="P1">15232 bifre</text:p>
      <text:p text:style-name="P1">15233 bifu</text:p>
      <text:p text:style-name="P1">15234 biga</text:p>
      <text:p text:style-name="P1">15235 bigle</text:p>
      <text:p text:style-name="P1">15236 bigu</text:p>
      <text:p text:style-name="P1">15241 bigue</text:p>
      <text:p text:style-name="P1">15242 bijou</text:p>
      <text:p text:style-name="P1">15243 biju</text:p>
      <text:p text:style-name="P1">15244 bilar</text:p>
      <text:p text:style-name="P1">15245 bile</text:p>
      <text:p text:style-name="P1">15246 bilha</text:p>
      <text:p text:style-name="P1">15251 bilo</text:p>
      <text:p text:style-name="P1">15252 bilro</text:p>
      <text:p text:style-name="P1">15253 bilu</text:p>
      <text:p text:style-name="P1">15254 bilva</text:p>
      <text:p text:style-name="P1">15255 bimar</text:p>
      <text:p text:style-name="P1">15256 bimba</text:p>
      <text:p text:style-name="P1">15261 bime</text:p>
      <text:p text:style-name="P1">15262 bimo</text:p>
      <text:p text:style-name="P1">15263 binar</text:p>
      <text:p text:style-name="P1">15264 binde</text:p>
      <text:p text:style-name="P1">15265 binha</text:p>
      <text:p text:style-name="P1">15266 bioba</text:p>
      <text:p text:style-name="P1">15311 bioco</text:p>
      <text:p text:style-name="P1">15312 bioma</text:p>
      <text:p text:style-name="P1">15313 biose</text:p>
      <text:p text:style-name="P1">15314 biota</text:p>
      <text:p text:style-name="P1">15315 bipar</text:p>
      <text:p text:style-name="P1">15316 bique</text:p>
      <text:p text:style-name="P1">15321 bira</text:p>
      <text:p text:style-name="P1">15322 birba</text:p>
      <text:p text:style-name="P1">15323 birgo</text:p>
      <text:p text:style-name="P1">15324 biri</text:p>
      <text:p text:style-name="P1">15325 birro</text:p>
      <text:p text:style-name="P1">15326 biru</text:p>
      <text:p text:style-name="P1">15331 bisar</text:p>
      <text:p text:style-name="P1">15332 bisbi</text:p>
      <text:p text:style-name="P1">15333 bisel</text:p>
      <text:p text:style-name="P1">15334 bisga</text:p>
      <text:p text:style-name="P1">15335 bisma</text:p>
      <text:p text:style-name="P1">15336 bispo</text:p>
      <text:p text:style-name="P1">15341 bisso</text:p>
      <text:p text:style-name="P1">15342 bita</text:p>
      <text:p text:style-name="P1">15343 bitar</text:p>
      <text:p text:style-name="P1">15344 bite</text:p>
      <text:p text:style-name="P1">15345 bitre</text:p>
      <text:p text:style-name="P1">15346 biva</text:p>
      <text:p text:style-name="P1">15351 biza</text:p>
      <text:p text:style-name="P1">15352 bizer</text:p>
      <text:p text:style-name="P1">15353 bizu</text:p>
      <text:p text:style-name="P1">15354 blau</text:p>
      <text:p text:style-name="P1">15355 bleno</text:p>
      <text:p text:style-name="P1">15356 bleso</text:p>
      <text:p text:style-name="P1">15361 bleu</text:p>
      <text:p text:style-name="P1">15362 blitz</text:p>
      <text:p text:style-name="P1">15363 bloco</text:p>
      <text:p text:style-name="P1">15364 blog</text:p>
      <text:p text:style-name="P1">15365 bluco</text:p>
      <text:p text:style-name="P1">15366 blue</text:p>
      <text:p text:style-name="P1">15411 blufo</text:p>
      <text:p text:style-name="P1">15412 blusa</text:p>
      <text:p text:style-name="P1">15413 boaba</text:p>
      <text:p text:style-name="P1">15414 boais</text:p>
      <text:p text:style-name="P1">15415 boal</text:p>
      <text:p text:style-name="P1">15416 boana</text:p>
      <text:p text:style-name="P1">15421 boane</text:p>
      <text:p text:style-name="P1">15422 boar</text:p>
      <text:p text:style-name="P1">15423 boari</text:p>
      <text:p text:style-name="P1">15424 boba</text:p>
      <text:p text:style-name="P1">15425 bobal</text:p>
      <text:p text:style-name="P1">15426 bobar</text:p>
      <text:p text:style-name="P1">15431 bobo</text:p>
      <text:p text:style-name="P1">15432 boca</text:p>
      <text:p text:style-name="P1">15433 bocal</text:p>
      <text:p text:style-name="P1">15434 bocar</text:p>
      <text:p text:style-name="P1">15435 bocel</text:p>
      <text:p text:style-name="P1">15436 boche</text:p>
      <text:p text:style-name="P1">15441 bocim</text:p>
      <text:p text:style-name="P1">15442 bocoa</text:p>
      <text:p text:style-name="P1">15443 boda</text:p>
      <text:p text:style-name="P1">15444 bodar</text:p>
      <text:p text:style-name="P1">15445 bode</text:p>
      <text:p text:style-name="P1">15446 bodi</text:p>
      <text:p text:style-name="P1">15451 bodum</text:p>
      <text:p text:style-name="P1">15452 boeio</text:p>
      <text:p text:style-name="P1">15453 boeta</text:p>
      <text:p text:style-name="P1">15454 bofar</text:p>
      <text:p text:style-name="P1">15455 bofas</text:p>
      <text:p text:style-name="P1">15456 bofe</text:p>
      <text:p text:style-name="P1">15461 boga</text:p>
      <text:p text:style-name="P1">15462 bogar</text:p>
      <text:p text:style-name="P1">15463 bogue</text:p>
      <text:p text:style-name="P1">15464 bogum</text:p>
      <text:p text:style-name="P1">15465 boia</text:p>
      <text:p text:style-name="P1">15466 boiar</text:p>
      <text:p text:style-name="P1">15511 boibi</text:p>
      <text:p text:style-name="P1">15512 boiga</text:p>
      <text:p text:style-name="P1">15513 boiil</text:p>
      <text:p text:style-name="P1">15514 boina</text:p>
      <text:p text:style-name="P1">15515 boio</text:p>
      <text:p text:style-name="P1">15516 boiru</text:p>
      <text:p text:style-name="P1">15521 boita</text:p>
      <text:p text:style-name="P1">15522 boite</text:p>
      <text:p text:style-name="P1">15523 boiz</text:p>
      <text:p text:style-name="P1">15524 bojar</text:p>
      <text:p text:style-name="P1">15525 bojo</text:p>
      <text:p text:style-name="P1">15526 bola</text:p>
      <text:p text:style-name="P1">15531 bolar</text:p>
      <text:p text:style-name="P1">15532 bolbo</text:p>
      <text:p text:style-name="P1">15533 bolco</text:p>
      <text:p text:style-name="P1">15534 boldo</text:p>
      <text:p text:style-name="P1">15535 bole</text:p>
      <text:p text:style-name="P1">15536 bolgo</text:p>
      <text:p text:style-name="P1">15541 bolha</text:p>
      <text:p text:style-name="P1">15542 boli</text:p>
      <text:p text:style-name="P1">15543 bolim</text:p>
      <text:p text:style-name="P1">15544 bolo</text:p>
      <text:p text:style-name="P1">15545 bolor</text:p>
      <text:p text:style-name="P1">15546 bolsa</text:p>
      <text:p text:style-name="P1">15551 bomba</text:p>
      <text:p text:style-name="P1">15552 bombo</text:p>
      <text:p text:style-name="P1">15553 bona</text:p>
      <text:p text:style-name="P1">15554 bond</text:p>
      <text:p text:style-name="P1">15555 bonde</text:p>
      <text:p text:style-name="P1">15556 bondi</text:p>
      <text:p text:style-name="P1">15561 bonge</text:p>
      <text:p text:style-name="P1">15562 bonho</text:p>
      <text:p text:style-name="P1">15563 bonjo</text:p>
      <text:p text:style-name="P1">15564 bons</text:p>
      <text:p text:style-name="P1">15565 bonze</text:p>
      <text:p text:style-name="P1">15566 bonzo</text:p>
      <text:p text:style-name="P1">15611 boom</text:p>
      <text:p text:style-name="P1">15612 boope</text:p>
      <text:p text:style-name="P1">15613 boral</text:p>
      <text:p text:style-name="P1">15614 borba</text:p>
      <text:p text:style-name="P1">15615 borda</text:p>
      <text:p text:style-name="P1">15616 bordo</text:p>
      <text:p text:style-name="P1">15621 borga</text:p>
      <text:p text:style-name="P1">15622 bori</text:p>
      <text:p text:style-name="P1">15623 borla</text:p>
      <text:p text:style-name="P1">15624 borne</text:p>
      <text:p text:style-name="P1">15625 borno</text:p>
      <text:p text:style-name="P1">15626 boro</text:p>
      <text:p text:style-name="P1">15631 boroa</text:p>
      <text:p text:style-name="P1">15632 borra</text:p>
      <text:p text:style-name="P1">15633 bosa</text:p>
      <text:p text:style-name="P1">15634 bosca</text:p>
      <text:p text:style-name="P1">15635 bosi</text:p>
      <text:p text:style-name="P1">15636 bossa</text:p>
      <text:p text:style-name="P1">15641 bota</text:p>
      <text:p text:style-name="P1">15642 botal</text:p>
      <text:p text:style-name="P1">15643 botar</text:p>
      <text:p text:style-name="P1">15644 bote</text:p>
      <text:p text:style-name="P1">15645 botim</text:p>
      <text:p text:style-name="P1">15646 boto</text:p>
      <text:p text:style-name="P1">15651 bouba</text:p>
      <text:p text:style-name="P1">15652 bouda</text:p>
      <text:p text:style-name="P1">15653 bouga</text:p>
      <text:p text:style-name="P1">15654 bouri</text:p>
      <text:p text:style-name="P1">15655 boxar</text:p>
      <text:p text:style-name="P1">15656 boxe</text:p>
      <text:p text:style-name="P1">15661 bozum</text:p>
      <text:p text:style-name="P1">15662 braba</text:p>
      <text:p text:style-name="P1">15663 brabo</text:p>
      <text:p text:style-name="P1">15664 braco</text:p>
      <text:p text:style-name="P1">15665 braga</text:p>
      <text:p text:style-name="P1">15666 brai</text:p>
      <text:p text:style-name="P1">16111 brala</text:p>
      <text:p text:style-name="P1">16112 brama</text:p>
      <text:p text:style-name="P1">16113 brasa</text:p>
      <text:p text:style-name="P1">16114 brau</text:p>
      <text:p text:style-name="P1">16115 brava</text:p>
      <text:p text:style-name="P1">16116 bravo</text:p>
      <text:p text:style-name="P1">16121 brca</text:p>
      <text:p text:style-name="P1">16122 break</text:p>
      <text:p text:style-name="P1">16123 breal</text:p>
      <text:p text:style-name="P1">16124 brear</text:p>
      <text:p text:style-name="P1">16125 breba</text:p>
      <text:p text:style-name="P1">16126 breca</text:p>
      <text:p text:style-name="P1">16131 bredo</text:p>
      <text:p text:style-name="P1">16132 brefo</text:p>
      <text:p text:style-name="P1">16133 brega</text:p>
      <text:p text:style-name="P1">16134 brejo</text:p>
      <text:p text:style-name="P1">16135 brema</text:p>
      <text:p text:style-name="P1">16136 brete</text:p>
      <text:p text:style-name="P1">16141 breu</text:p>
      <text:p text:style-name="P1">16142 breve</text:p>
      <text:p text:style-name="P1">16143 brez</text:p>
      <text:p text:style-name="P1">16144 brezo</text:p>
      <text:p text:style-name="P1">16145 brial</text:p>
      <text:p text:style-name="P1">16146 briba</text:p>
      <text:p text:style-name="P1">16151 brica</text:p>
      <text:p text:style-name="P1">16152 brico</text:p>
      <text:p text:style-name="P1">16153 brie</text:p>
      <text:p text:style-name="P1">16154 briga</text:p>
      <text:p text:style-name="P1">16155 brim</text:p>
      <text:p text:style-name="P1">16156 brio</text:p>
      <text:p text:style-name="P1">16161 briol</text:p>
      <text:p text:style-name="P1">16162 brisa</text:p>
      <text:p text:style-name="P1">16163 brita</text:p>
      <text:p text:style-name="P1">16164 brito</text:p>
      <text:p text:style-name="P1">16165 brive</text:p>
      <text:p text:style-name="P1">16166 brix</text:p>
      <text:p text:style-name="P1">16211 briza</text:p>
      <text:p text:style-name="P1">16212 broa</text:p>
      <text:p text:style-name="P1">16213 broca</text:p>
      <text:p text:style-name="P1">16214 broda</text:p>
      <text:p text:style-name="P1">16215 bromo</text:p>
      <text:p text:style-name="P1">16216 bruco</text:p>
      <text:p text:style-name="P1">16221 brugo</text:p>
      <text:p text:style-name="P1">16222 brum</text:p>
      <text:p text:style-name="P1">16223 brumo</text:p>
      <text:p text:style-name="P1">16224 bruno</text:p>
      <text:p text:style-name="P1">16225 bruta</text:p>
      <text:p text:style-name="P1">16226 bruto</text:p>
      <text:p text:style-name="P1">16231 bruxa</text:p>
      <text:p text:style-name="P1">16232 bruxo</text:p>
      <text:p text:style-name="P1">16233 buada</text:p>
      <text:p text:style-name="P1">16234 bual</text:p>
      <text:p text:style-name="P1">16235 buama</text:p>
      <text:p text:style-name="P1">16236 buano</text:p>
      <text:p text:style-name="P1">16241 buara</text:p>
      <text:p text:style-name="P1">16242 buase</text:p>
      <text:p text:style-name="P1">16243 buava</text:p>
      <text:p text:style-name="P1">16244 bubal</text:p>
      <text:p text:style-name="P1">16245 bubi</text:p>
      <text:p text:style-name="P1">16246 bubo</text:p>
      <text:p text:style-name="P1">16251 bubu</text:p>
      <text:p text:style-name="P1">16252 bucal</text:p>
      <text:p text:style-name="P1">16253 bucha</text:p>
      <text:p text:style-name="P1">16254 bucho</text:p>
      <text:p text:style-name="P1">16255 buchu</text:p>
      <text:p text:style-name="P1">16256 bucil</text:p>
      <text:p text:style-name="P1">16261 bucim</text:p>
      <text:p text:style-name="P1">16262 bucle</text:p>
      <text:p text:style-name="P1">16263 buco</text:p>
      <text:p text:style-name="P1">16264 bucre</text:p>
      <text:p text:style-name="P1">16265 bucu</text:p>
      <text:p text:style-name="P1">16266 buda</text:p>
      <text:p text:style-name="P1">16311 budin</text:p>
      <text:p text:style-name="P1">16312 budu</text:p>
      <text:p text:style-name="P1">16313 buena</text:p>
      <text:p text:style-name="P1">16314 bueno</text:p>
      <text:p text:style-name="P1">16315 buete</text:p>
      <text:p text:style-name="P1">16316 bufa</text:p>
      <text:p text:style-name="P1">16321 bufar</text:p>
      <text:p text:style-name="P1">16322 bufir</text:p>
      <text:p text:style-name="P1">16323 bufo</text:p>
      <text:p text:style-name="P1">16324 bufra</text:p>
      <text:p text:style-name="P1">16325 bugio</text:p>
      <text:p text:style-name="P1">16326 bugle</text:p>
      <text:p text:style-name="P1">16331 bugre</text:p>
      <text:p text:style-name="P1">16332 buia</text:p>
      <text:p text:style-name="P1">16333 buir</text:p>
      <text:p text:style-name="P1">16334 buja</text:p>
      <text:p text:style-name="P1">16335 buji</text:p>
      <text:p text:style-name="P1">16336 bula</text:p>
      <text:p text:style-name="P1">16341 bular</text:p>
      <text:p text:style-name="P1">16342 bulbo</text:p>
      <text:p text:style-name="P1">16343 buldo</text:p>
      <text:p text:style-name="P1">16344 bule</text:p>
      <text:p text:style-name="P1">16345 bulio</text:p>
      <text:p text:style-name="P1">16346 bulir</text:p>
      <text:p text:style-name="P1">16351 bull</text:p>
      <text:p text:style-name="P1">16352 bumba</text:p>
      <text:p text:style-name="P1">16353 bume</text:p>
      <text:p text:style-name="P1">16354 buna</text:p>
      <text:p text:style-name="P1">16355 bunce</text:p>
      <text:p text:style-name="P1">16356 buque</text:p>
      <text:p text:style-name="P1">16361 burca</text:p>
      <text:p text:style-name="P1">16362 burdo</text:p>
      <text:p text:style-name="P1">16363 burel</text:p>
      <text:p text:style-name="P1">16364 burgo</text:p>
      <text:p text:style-name="P1">16365 buri</text:p>
      <text:p text:style-name="P1">16366 buril</text:p>
      <text:p text:style-name="P1">16411 burnu</text:p>
      <text:p text:style-name="P1">16412 buro</text:p>
      <text:p text:style-name="P1">16413 bursa</text:p>
      <text:p text:style-name="P1">16414 buru</text:p>
      <text:p text:style-name="P1">16415 burum</text:p>
      <text:p text:style-name="P1">16416 busca</text:p>
      <text:p text:style-name="P1">16421 busil</text:p>
      <text:p text:style-name="P1">16422 buso</text:p>
      <text:p text:style-name="P1">16423 busso</text:p>
      <text:p text:style-name="P1">16424 busto</text:p>
      <text:p text:style-name="P1">16425 buta</text:p>
      <text:p text:style-name="P1">16426 butar</text:p>
      <text:p text:style-name="P1">16431 butau</text:p>
      <text:p text:style-name="P1">16432 butil</text:p>
      <text:p text:style-name="P1">16433 butim</text:p>
      <text:p text:style-name="P1">16434 butir</text:p>
      <text:p text:style-name="P1">16435 buto</text:p>
      <text:p text:style-name="P1">16436 butre</text:p>
      <text:p text:style-name="P1">16441 butua</text:p>
      <text:p text:style-name="P1">16442 buuno</text:p>
      <text:p text:style-name="P1">16443 buva</text:p>
      <text:p text:style-name="P1">16444 buvar</text:p>
      <text:p text:style-name="P1">16445 buxal</text:p>
      <text:p text:style-name="P1">16446 buxo</text:p>
      <text:p text:style-name="P1">16451 buzi</text:p>
      <text:p text:style-name="P1">16452 buzo</text:p>
      <text:p text:style-name="P1">16453 buzu</text:p>
      <text:p text:style-name="P1">16454 byte</text:p>
      <text:p text:style-name="P1">16455 caaba</text:p>
      <text:p text:style-name="P1">16456 caaia</text:p>
      <text:p text:style-name="P1">16461 caama</text:p>
      <text:p text:style-name="P1">16462 caami</text:p>
      <text:p text:style-name="P1">16463 caapi</text:p>
      <text:p text:style-name="P1">16464 caaxi</text:p>
      <text:p text:style-name="P1">16465 caba</text:p>
      <text:p text:style-name="P1">16466 cabal</text:p>
      <text:p text:style-name="P1">16511 cabaz</text:p>
      <text:p text:style-name="P1">16512 caber</text:p>
      <text:p text:style-name="P1">16513 cabo</text:p>
      <text:p text:style-name="P1">16514 caboz</text:p>
      <text:p text:style-name="P1">16515 cabra</text:p>
      <text:p text:style-name="P1">16516 cabu</text:p>
      <text:p text:style-name="P1">16521 cabur</text:p>
      <text:p text:style-name="P1">16522 caca</text:p>
      <text:p text:style-name="P1">16523 cacau</text:p>
      <text:p text:style-name="P1">16524 cache</text:p>
      <text:p text:style-name="P1">16525 cacho</text:p>
      <text:p text:style-name="P1">16526 cachu</text:p>
      <text:p text:style-name="P1">16531 cacim</text:p>
      <text:p text:style-name="P1">16532 caciz</text:p>
      <text:p text:style-name="P1">16533 caco</text:p>
      <text:p text:style-name="P1">16534 cacre</text:p>
      <text:p text:style-name="P1">16535 cacto</text:p>
      <text:p text:style-name="P1">16536 cacu</text:p>
      <text:p text:style-name="P1">16541 cadai</text:p>
      <text:p text:style-name="P1">16542 cade</text:p>
      <text:p text:style-name="P1">16543 cado</text:p>
      <text:p text:style-name="P1">16544 cadoz</text:p>
      <text:p text:style-name="P1">16545 cafal</text:p>
      <text:p text:style-name="P1">16546 cafe</text:p>
      <text:p text:style-name="P1">16551 cafiz</text:p>
      <text:p text:style-name="P1">16552 cafre</text:p>
      <text:p text:style-name="P1">16553 cafta</text:p>
      <text:p text:style-name="P1">16554 cafua</text:p>
      <text:p text:style-name="P1">16555 cafus</text:p>
      <text:p text:style-name="P1">16556 cafuz</text:p>
      <text:p text:style-name="P1">16561 cagar</text:p>
      <text:p text:style-name="P1">16562 cagom</text:p>
      <text:p text:style-name="P1">16563 caia</text:p>
      <text:p text:style-name="P1">16564 caiar</text:p>
      <text:p text:style-name="P1">16565 caide</text:p>
      <text:p text:style-name="P1">16566 caim</text:p>
      <text:p text:style-name="P1">16611 caio</text:p>
      <text:p text:style-name="P1">16612 caipa</text:p>
      <text:p text:style-name="P1">16613 cair</text:p>
      <text:p text:style-name="P1">16614 cairi</text:p>
      <text:p text:style-name="P1">16615 cairo</text:p>
      <text:p text:style-name="P1">16616 caixa</text:p>
      <text:p text:style-name="P1">16621 caixe</text:p>
      <text:p text:style-name="P1">16622 caju</text:p>
      <text:p text:style-name="P1">16623 cala</text:p>
      <text:p text:style-name="P1">16624 calar</text:p>
      <text:p text:style-name="P1">16625 calau</text:p>
      <text:p text:style-name="P1">16626 calca</text:p>
      <text:p text:style-name="P1">16631 caldo</text:p>
      <text:p text:style-name="P1">16632 calfe</text:p>
      <text:p text:style-name="P1">16633 cali</text:p>
      <text:p text:style-name="P1">16634 calim</text:p>
      <text:p text:style-name="P1">16635 calom</text:p>
      <text:p text:style-name="P1">16636 calor</text:p>
      <text:p text:style-name="P1">16641 calos</text:p>
      <text:p text:style-name="P1">16642 calpo</text:p>
      <text:p text:style-name="P1">16643 calta</text:p>
      <text:p text:style-name="P1">16644 calu</text:p>
      <text:p text:style-name="P1">16645 calua</text:p>
      <text:p text:style-name="P1">16646 calum</text:p>
      <text:p text:style-name="P1">16651 calva</text:p>
      <text:p text:style-name="P1">16652 calvo</text:p>
      <text:p text:style-name="P1">16653 cama</text:p>
      <text:p text:style-name="P1">16654 camal</text:p>
      <text:p text:style-name="P1">16655 camim</text:p>
      <text:p text:style-name="P1">16656 camol</text:p>
      <text:p text:style-name="P1">16661 campo</text:p>
      <text:p text:style-name="P1">16662 camu</text:p>
      <text:p text:style-name="P1">16663 cana</text:p>
      <text:p text:style-name="P1">16664 canal</text:p>
      <text:p text:style-name="P1">16665 canaz</text:p>
      <text:p text:style-name="P1">16666 cande</text:p>
      <text:p text:style-name="P1"><text:soft-page-break/>21111 cando</text:p>
      <text:p text:style-name="P1">21112 caner</text:p>
      <text:p text:style-name="P1">21113 canez</text:p>
      <text:p text:style-name="P1">21114 canga</text:p>
      <text:p text:style-name="P1">21115 cangu</text:p>
      <text:p text:style-name="P1">21116 canha</text:p>
      <text:p text:style-name="P1">21121 canho</text:p>
      <text:p text:style-name="P1">21122 cani</text:p>
      <text:p text:style-name="P1">21123 canil</text:p>
      <text:p text:style-name="P1">21124 canje</text:p>
      <text:p text:style-name="P1">21125 canjo</text:p>
      <text:p text:style-name="P1">21126 cano</text:p>
      <text:p text:style-name="P1">21131 canoa</text:p>
      <text:p text:style-name="P1">21132 cansa</text:p>
      <text:p text:style-name="P1">21133 canta</text:p>
      <text:p text:style-name="P1">21134 canto</text:p>
      <text:p text:style-name="P1">21135 canvi</text:p>
      <text:p text:style-name="P1">21136 canvo</text:p>
      <text:p text:style-name="P1">21141 canzo</text:p>
      <text:p text:style-name="P1">21142 caoba</text:p>
      <text:p text:style-name="P1">21143 caobi</text:p>
      <text:p text:style-name="P1">21144 caoco</text:p>
      <text:p text:style-name="P1">21145 caol</text:p>
      <text:p text:style-name="P1">21146 caori</text:p>
      <text:p text:style-name="P1">21151 caos</text:p>
      <text:p text:style-name="P1">21152 capa</text:p>
      <text:p text:style-name="P1">21153 capar</text:p>
      <text:p text:style-name="P1">21154 capaz</text:p>
      <text:p text:style-name="P1">21155 capim</text:p>
      <text:p text:style-name="P1">21156 capom</text:p>
      <text:p text:style-name="P1">21161 capra</text:p>
      <text:p text:style-name="P1">21162 capro</text:p>
      <text:p text:style-name="P1">21163 capso</text:p>
      <text:p text:style-name="P1">21164 caput</text:p>
      <text:p text:style-name="P1">21165 capuz</text:p>
      <text:p text:style-name="P1">21166 cara</text:p>
      <text:p text:style-name="P1">21211 caral</text:p>
      <text:p text:style-name="P1">21212 carbo</text:p>
      <text:p text:style-name="P1">21213 cardo</text:p>
      <text:p text:style-name="P1">21214 carel</text:p>
      <text:p text:style-name="P1">21215 carga</text:p>
      <text:p text:style-name="P1">21216 cari</text:p>
      <text:p text:style-name="P1">21221 caria</text:p>
      <text:p text:style-name="P1">21222 caril</text:p>
      <text:p text:style-name="P1">21223 cariz</text:p>
      <text:p text:style-name="P1">21224 carme</text:p>
      <text:p text:style-name="P1">21225 carmo</text:p>
      <text:p text:style-name="P1">21226 carne</text:p>
      <text:p text:style-name="P1">21231 caro</text:p>
      <text:p text:style-name="P1">21232 carri</text:p>
      <text:p text:style-name="P1">21233 carro</text:p>
      <text:p text:style-name="P1">21234 carta</text:p>
      <text:p text:style-name="P1">21235 caru</text:p>
      <text:p text:style-name="P1">21236 carva</text:p>
      <text:p text:style-name="P1">21241 carvi</text:p>
      <text:p text:style-name="P1">21242 casa</text:p>
      <text:p text:style-name="P1">21243 casal</text:p>
      <text:p text:style-name="P1">21244 casar</text:p>
      <text:p text:style-name="P1">21245 casca</text:p>
      <text:p text:style-name="P1">21246 casco</text:p>
      <text:p text:style-name="P1">21251 caso</text:p>
      <text:p text:style-name="P1">21252 caspa</text:p>
      <text:p text:style-name="P1">21253 casta</text:p>
      <text:p text:style-name="P1">21254 casti</text:p>
      <text:p text:style-name="P1">21255 casto</text:p>
      <text:p text:style-name="P1">21256 casu</text:p>
      <text:p text:style-name="P1">21261 cata</text:p>
      <text:p text:style-name="P1">21262 catar</text:p>
      <text:p text:style-name="P1">21263 catau</text:p>
      <text:p text:style-name="P1">21264 cati</text:p>
      <text:p text:style-name="P1">21265 catim</text:p>
      <text:p text:style-name="P1">21266 catre</text:p>
      <text:p text:style-name="P1">21311 caubi</text:p>
      <text:p text:style-name="P1">21312 cauda</text:p>
      <text:p text:style-name="P1">21313 cauim</text:p>
      <text:p text:style-name="P1">21314 caule</text:p>
      <text:p text:style-name="P1">21315 cauna</text:p>
      <text:p text:style-name="P1">21316 caupi</text:p>
      <text:p text:style-name="P1">21321 cauri</text:p>
      <text:p text:style-name="P1">21322 causa</text:p>
      <text:p text:style-name="P1">21323 cauto</text:p>
      <text:p text:style-name="P1">21324 caux</text:p>
      <text:p text:style-name="P1">21325 cauxi</text:p>
      <text:p text:style-name="P1">21326 cava</text:p>
      <text:p text:style-name="P1">21331 cavar</text:p>
      <text:p text:style-name="P1">21332 cavi</text:p>
      <text:p text:style-name="P1">21333 cavu</text:p>
      <text:p text:style-name="P1">21334 caxe</text:p>
      <text:p text:style-name="P1">21335 caxim</text:p>
      <text:p text:style-name="P1">21336 caxo</text:p>
      <text:p text:style-name="P1">21341 cazol</text:p>
      <text:p text:style-name="P1">21342 cear</text:p>
      <text:p text:style-name="P1">21343 ceata</text:p>
      <text:p text:style-name="P1">21344 ceba</text:p>
      <text:p text:style-name="P1">21345 cebar</text:p>
      <text:p text:style-name="P1">21346 cebo</text:p>
      <text:p text:style-name="P1">21351 ceca</text:p>
      <text:p text:style-name="P1">21352 cecal</text:p>
      <text:p text:style-name="P1">21353 ceco</text:p>
      <text:p text:style-name="P1">21354 ceder</text:p>
      <text:p text:style-name="P1">21355 cedo</text:p>
      <text:p text:style-name="P1">21356 cedro</text:p>
      <text:p text:style-name="P1">21361 cefo</text:p>
      <text:p text:style-name="P1">21362 cega</text:p>
      <text:p text:style-name="P1">21363 cegar</text:p>
      <text:p text:style-name="P1">21364 cego</text:p>
      <text:p text:style-name="P1">21365 ceia</text:p>
      <text:p text:style-name="P1">21366 ceibo</text:p>
      <text:p text:style-name="P1">21411 ceira</text:p>
      <text:p text:style-name="P1">21412 ceita</text:p>
      <text:p text:style-name="P1">21413 celga</text:p>
      <text:p text:style-name="P1">21414 celha</text:p>
      <text:p text:style-name="P1">21415 celo</text:p>
      <text:p text:style-name="P1">21416 celso</text:p>
      <text:p text:style-name="P1">21421 celta</text:p>
      <text:p text:style-name="P1">21422 celte</text:p>
      <text:p text:style-name="P1">21423 celto</text:p>
      <text:p text:style-name="P1">21424 cenda</text:p>
      <text:p text:style-name="P1">21425 cene</text:p>
      <text:p text:style-name="P1">21426 cenho</text:p>
      <text:p text:style-name="P1">21431 ceniz</text:p>
      <text:p text:style-name="P1">21432 ceno</text:p>
      <text:p text:style-name="P1">21433 censo</text:p>
      <text:p text:style-name="P1">21434 centi</text:p>
      <text:p text:style-name="P1">21435 cento</text:p>
      <text:p text:style-name="P1">21436 ceomo</text:p>
      <text:p text:style-name="P1">21441 cepo</text:p>
      <text:p text:style-name="P1">21442 cera</text:p>
      <text:p text:style-name="P1">21443 cerar</text:p>
      <text:p text:style-name="P1">21444 cerca</text:p>
      <text:p text:style-name="P1">21445 cerce</text:p>
      <text:p text:style-name="P1">21446 cerdo</text:p>
      <text:p text:style-name="P1">21451 cerne</text:p>
      <text:p text:style-name="P1">21452 cero</text:p>
      <text:p text:style-name="P1">21453 cerol</text:p>
      <text:p text:style-name="P1">21454 cerra</text:p>
      <text:p text:style-name="P1">21455 cerro</text:p>
      <text:p text:style-name="P1">21456 ceru</text:p>
      <text:p text:style-name="P1">21461 cervo</text:p>
      <text:p text:style-name="P1">21462 ceso</text:p>
      <text:p text:style-name="P1">21463 cesta</text:p>
      <text:p text:style-name="P1">21464 cesto</text:p>
      <text:p text:style-name="P1">21465 cetal</text:p>
      <text:p text:style-name="P1">21466 cetil</text:p>
      <text:p text:style-name="P1">21511 cetim</text:p>
      <text:p text:style-name="P1">21512 ceto</text:p>
      <text:p text:style-name="P1">21513 cetol</text:p>
      <text:p text:style-name="P1">21514 cetro</text:p>
      <text:p text:style-name="P1">21515 ceuci</text:p>
      <text:p text:style-name="P1">21516 cevar</text:p>
      <text:p text:style-name="P1">21521 chabu</text:p>
      <text:p text:style-name="P1">21522 chaco</text:p>
      <text:p text:style-name="P1">21523 chada</text:p>
      <text:p text:style-name="P1">21524 chaga</text:p>
      <text:p text:style-name="P1">21525 chai</text:p>
      <text:p text:style-name="P1">21526 chale</text:p>
      <text:p text:style-name="P1">21531 chalo</text:p>
      <text:p text:style-name="P1">21532 cham</text:p>
      <text:p text:style-name="P1">21533 chama</text:p>
      <text:p text:style-name="P1">21534 chana</text:p>
      <text:p text:style-name="P1">21535 chapa</text:p>
      <text:p text:style-name="P1">21536 chape</text:p>
      <text:p text:style-name="P1">21541 chari</text:p>
      <text:p text:style-name="P1">21542 charo</text:p>
      <text:p text:style-name="P1">21543 charu</text:p>
      <text:p text:style-name="P1">21544 chat</text:p>
      <text:p text:style-name="P1">21545 chata</text:p>
      <text:p text:style-name="P1">21546 chato</text:p>
      <text:p text:style-name="P1">21551 chau</text:p>
      <text:p text:style-name="P1">21552 chave</text:p>
      <text:p text:style-name="P1">21553 chavo</text:p>
      <text:p text:style-name="P1">21554 checo</text:p>
      <text:p text:style-name="P1">21555 chede</text:p>
      <text:p text:style-name="P1">21556 chefa</text:p>
      <text:p text:style-name="P1">21561 chefe</text:p>
      <text:p text:style-name="P1">21562 chega</text:p>
      <text:p text:style-name="P1">21563 cheia</text:p>
      <text:p text:style-name="P1">21564 cheio</text:p>
      <text:p text:style-name="P1">21565 chela</text:p>
      <text:p text:style-name="P1">21566 chena</text:p>
      <text:p text:style-name="P1">21611 chepe</text:p>
      <text:p text:style-name="P1">21612 cheto</text:p>
      <text:p text:style-name="P1">21613 chia</text:p>
      <text:p text:style-name="P1">21614 chiar</text:p>
      <text:p text:style-name="P1">21615 chibo</text:p>
      <text:p text:style-name="P1">21616 chica</text:p>
      <text:p text:style-name="P1">21621 chico</text:p>
      <text:p text:style-name="P1">21622 chicu</text:p>
      <text:p text:style-name="P1">21623 chifu</text:p>
      <text:p text:style-name="P1">21624 chila</text:p>
      <text:p text:style-name="P1">21625 chile</text:p>
      <text:p text:style-name="P1">21626 chili</text:p>
      <text:p text:style-name="P1">21631 chilo</text:p>
      <text:p text:style-name="P1">21632 chim</text:p>
      <text:p text:style-name="P1">21633 chima</text:p>
      <text:p text:style-name="P1">21634 chimu</text:p>
      <text:p text:style-name="P1">21635 china</text:p>
      <text:p text:style-name="P1">21636 chino</text:p>
      <text:p text:style-name="P1">21641 chip</text:p>
      <text:p text:style-name="P1">21642 chipo</text:p>
      <text:p text:style-name="P1">21643 chira</text:p>
      <text:p text:style-name="P1">21644 chiru</text:p>
      <text:p text:style-name="P1">21645 chita</text:p>
      <text:p text:style-name="P1">21646 chite</text:p>
      <text:p text:style-name="P1">21651 chiu</text:p>
      <text:p text:style-name="P1">21652 choca</text:p>
      <text:p text:style-name="P1">21653 choco</text:p>
      <text:p text:style-name="P1">21654 choi</text:p>
      <text:p text:style-name="P1">21655 chole</text:p>
      <text:p text:style-name="P1">21656 cholo</text:p>
      <text:p text:style-name="P1">21661 chona</text:p>
      <text:p text:style-name="P1">21662 chopa</text:p>
      <text:p text:style-name="P1">21663 chope</text:p>
      <text:p text:style-name="P1">21664 chopi</text:p>
      <text:p text:style-name="P1">21665 chopp</text:p>
      <text:p text:style-name="P1">21666 chor</text:p>
      <text:p text:style-name="P1">22111 chora</text:p>
      <text:p text:style-name="P1">22112 choro</text:p>
      <text:p text:style-name="P1">22113 choti</text:p>
      <text:p text:style-name="P1">22114 chove</text:p>
      <text:p text:style-name="P1">22115 chuca</text:p>
      <text:p text:style-name="P1">22116 chuco</text:p>
      <text:p text:style-name="P1">22121 chui</text:p>
      <text:p text:style-name="P1">22122 chulo</text:p>
      <text:p text:style-name="P1">22123 chuna</text:p>
      <text:p text:style-name="P1">22124 chupa</text:p>
      <text:p text:style-name="P1">22125 churi</text:p>
      <text:p text:style-name="P1">22126 chuva</text:p>
      <text:p text:style-name="P1">22131 chuxo</text:p>
      <text:p text:style-name="P1">22132 ciano</text:p>
      <text:p text:style-name="P1">22133 ciar</text:p>
      <text:p text:style-name="P1">22134 ciato</text:p>
      <text:p text:style-name="P1">22135 cibar</text:p>
      <text:p text:style-name="P1">22136 ciber</text:p>
      <text:p text:style-name="P1">22141 ciboa</text:p>
      <text:p text:style-name="P1">22142 cibum</text:p>
      <text:p text:style-name="P1">22143 cica</text:p>
      <text:p text:style-name="P1">22144 ciclo</text:p>
      <text:p text:style-name="P1">22145 cicro</text:p>
      <text:p text:style-name="P1">22146 cide</text:p>
      <text:p text:style-name="P1">22151 cidno</text:p>
      <text:p text:style-name="P1">22152 cidra</text:p>
      <text:p text:style-name="P1">22153 ciena</text:p>
      <text:p text:style-name="P1">22154 ciese</text:p>
      <text:p text:style-name="P1">22155 cifar</text:p>
      <text:p text:style-name="P1">22156 cifo</text:p>
      <text:p text:style-name="P1">22161 cifro</text:p>
      <text:p text:style-name="P1">22162 cigas</text:p>
      <text:p text:style-name="P1">22163 cigno</text:p>
      <text:p text:style-name="P1">22164 cila</text:p>
      <text:p text:style-name="P1">22165 cileu</text:p>
      <text:p text:style-name="P1">22166 cilha</text:p>
      <text:p text:style-name="P1">22211 cilo</text:p>
      <text:p text:style-name="P1">22212 cimba</text:p>
      <text:p text:style-name="P1">22213 cimbi</text:p>
      <text:p text:style-name="P1">22214 cimno</text:p>
      <text:p text:style-name="P1">22215 cimo</text:p>
      <text:p text:style-name="P1">22216 cimol</text:p>
      <text:p text:style-name="P1">22221 cimue</text:p>
      <text:p text:style-name="P1">22222 cina</text:p>
      <text:p text:style-name="P1">22223 cinco</text:p>
      <text:p text:style-name="P1">22224 cine</text:p>
      <text:p text:style-name="P1">22225 cinta</text:p>
      <text:p text:style-name="P1">22226 cinza</text:p>
      <text:p text:style-name="P1">22231 cioba</text:p>
      <text:p text:style-name="P1">22232 cioco</text:p>
      <text:p text:style-name="P1">22233 ciona</text:p>
      <text:p text:style-name="P1">22234 cioso</text:p>
      <text:p text:style-name="P1">22235 cioto</text:p>
      <text:p text:style-name="P1">22236 cipo</text:p>
      <text:p text:style-name="P1">22241 cira</text:p>
      <text:p text:style-name="P1">22242 cirba</text:p>
      <text:p text:style-name="P1">22243 circo</text:p>
      <text:p text:style-name="P1">22244 cirno</text:p>
      <text:p text:style-name="P1">22245 cirpo</text:p>
      <text:p text:style-name="P1">22246 cirro</text:p>
      <text:p text:style-name="P1">22251 cirso</text:p>
      <text:p text:style-name="P1">22252 cirto</text:p>
      <text:p text:style-name="P1">22253 cisar</text:p>
      <text:p text:style-name="P1">22254 cisco</text:p>
      <text:p text:style-name="P1">22255 cisel</text:p>
      <text:p text:style-name="P1">22256 cisma</text:p>
      <text:p text:style-name="P1">22261 cisne</text:p>
      <text:p text:style-name="P1">22262 ciste</text:p>
      <text:p text:style-name="P1">22263 cita</text:p>
      <text:p text:style-name="P1">22264 citar</text:p>
      <text:p text:style-name="P1">22265 citeu</text:p>
      <text:p text:style-name="P1">22266 citna</text:p>
      <text:p text:style-name="P1">22311 citro</text:p>
      <text:p text:style-name="P1">22312 civil</text:p>
      <text:p text:style-name="P1">22313 civis</text:p>
      <text:p text:style-name="P1">22314 cizel</text:p>
      <text:p text:style-name="P1">22315 clade</text:p>
      <text:p text:style-name="P1">22316 clado</text:p>
      <text:p text:style-name="P1">22321 clape</text:p>
      <text:p text:style-name="P1">22322 clara</text:p>
      <text:p text:style-name="P1">22323 claro</text:p>
      <text:p text:style-name="P1">22324 clau</text:p>
      <text:p text:style-name="P1">22325 clava</text:p>
      <text:p text:style-name="P1">22326 clear</text:p>
      <text:p text:style-name="P1">22331 clena</text:p>
      <text:p text:style-name="P1">22332 clero</text:p>
      <text:p text:style-name="P1">22333 clide</text:p>
      <text:p text:style-name="P1">22334 clima</text:p>
      <text:p text:style-name="P1">22335 cline</text:p>
      <text:p text:style-name="P1">22336 clino</text:p>
      <text:p text:style-name="P1">22341 clipe</text:p>
      <text:p text:style-name="P1">22342 clips</text:p>
      <text:p text:style-name="P1">22343 clise</text:p>
      <text:p text:style-name="P1">22344 clita</text:p>
      <text:p text:style-name="P1">22345 clone</text:p>
      <text:p text:style-name="P1">22346 clori</text:p>
      <text:p text:style-name="P1">22351 cloro</text:p>
      <text:p text:style-name="P1">22352 cloto</text:p>
      <text:p text:style-name="P1">22353 clube</text:p>
      <text:p text:style-name="P1">22354 cluso</text:p>
      <text:p text:style-name="P1">22355 cluva</text:p>
      <text:p text:style-name="P1">22356 coado</text:p>
      <text:p text:style-name="P1">22361 coale</text:p>
      <text:p text:style-name="P1">22362 coar</text:p>
      <text:p text:style-name="P1">22363 coari</text:p>
      <text:p text:style-name="P1">22364 cobo</text:p>
      <text:p text:style-name="P1">22365 cobol</text:p>
      <text:p text:style-name="P1">22366 cobra</text:p>
      <text:p text:style-name="P1">22411 cobre</text:p>
      <text:p text:style-name="P1">22412 cobu</text:p>
      <text:p text:style-name="P1">22413 coca</text:p>
      <text:p text:style-name="P1">22414 cocal</text:p>
      <text:p text:style-name="P1">22415 cocar</text:p>
      <text:p text:style-name="P1">22416 cocho</text:p>
      <text:p text:style-name="P1">22421 cocoa</text:p>
      <text:p text:style-name="P1">22422 cocre</text:p>
      <text:p text:style-name="P1">22423 cocta</text:p>
      <text:p text:style-name="P1">22424 cocto</text:p>
      <text:p text:style-name="P1">22425 codal</text:p>
      <text:p text:style-name="P1">22426 coeso</text:p>
      <text:p text:style-name="P1">22431 cofap</text:p>
      <text:p text:style-name="P1">22432 cofo</text:p>
      <text:p text:style-name="P1">22433 cofre</text:p>
      <text:p text:style-name="P1">22434 coger</text:p>
      <text:p text:style-name="P1">22435 coice</text:p>
      <text:p text:style-name="P1">22436 coifa</text:p>
      <text:p text:style-name="P1">22441 coim</text:p>
      <text:p text:style-name="P1">22442 coio</text:p>
      <text:p text:style-name="P1">22443 coiol</text:p>
      <text:p text:style-name="P1">22444 coir</text:p>
      <text:p text:style-name="P1">22445 coiro</text:p>
      <text:p text:style-name="P1">22446 coisa</text:p>
      <text:p text:style-name="P1">22451 coito</text:p>
      <text:p text:style-name="P1">22452 cola</text:p>
      <text:p text:style-name="P1">22453 colar</text:p>
      <text:p text:style-name="P1">22454 colau</text:p>
      <text:p text:style-name="P1">22455 colco</text:p>
      <text:p text:style-name="P1">22456 coli</text:p>
      <text:p text:style-name="P1">22461 colim</text:p>
      <text:p text:style-name="P1">22462 colir</text:p>
      <text:p text:style-name="P1">22463 colo</text:p>
      <text:p text:style-name="P1">22464 color</text:p>
      <text:p text:style-name="P1">22465 colpo</text:p>
      <text:p text:style-name="P1">22466 colza</text:p>
      <text:p text:style-name="P1">22511 coma</text:p>
      <text:p text:style-name="P1">22512 combe</text:p>
      <text:p text:style-name="P1">22513 combi</text:p>
      <text:p text:style-name="P1">22514 combo</text:p>
      <text:p text:style-name="P1">22515 come</text:p>
      <text:p text:style-name="P1">22516 comer</text:p>
      <text:p text:style-name="P1">22521 comil</text:p>
      <text:p text:style-name="P1">22522 comua</text:p>
      <text:p text:style-name="P1">22523 comum</text:p>
      <text:p text:style-name="P1">22524 conan</text:p>
      <text:p text:style-name="P1">22525 conca</text:p>
      <text:p text:style-name="P1">22526 conde</text:p>
      <text:p text:style-name="P1">22531 cone</text:p>
      <text:p text:style-name="P1">22532 conga</text:p>
      <text:p text:style-name="P1">22533 congo</text:p>
      <text:p text:style-name="P1">22534 conho</text:p>
      <text:p text:style-name="P1">22535 coni</text:p>
      <text:p text:style-name="P1">22536 conio</text:p>
      <text:p text:style-name="P1">22541 conja</text:p>
      <text:p text:style-name="P1">22542 cono</text:p>
      <text:p text:style-name="P1">22543 conta</text:p>
      <text:p text:style-name="P1">22544 conto</text:p>
      <text:p text:style-name="P1">22545 copa</text:p>
      <text:p text:style-name="P1">22546 copal</text:p>
      <text:p text:style-name="P1">22551 copar</text:p>
      <text:p text:style-name="P1">22552 copel</text:p>
      <text:p text:style-name="P1">22553 copla</text:p>
      <text:p text:style-name="P1">22554 copo</text:p>
      <text:p text:style-name="P1">22555 copta</text:p>
      <text:p text:style-name="P1">22556 copte</text:p>
      <text:p text:style-name="P1">22561 copto</text:p>
      <text:p text:style-name="P1">22562 copu</text:p>
      <text:p text:style-name="P1">22563 coral</text:p>
      <text:p text:style-name="P1">22564 corar</text:p>
      <text:p text:style-name="P1">22565 corca</text:p>
      <text:p text:style-name="P1">22566 corda</text:p>
      <text:p text:style-name="P1">22611 cordo</text:p>
      <text:p text:style-name="P1">22612 cores</text:p>
      <text:p text:style-name="P1">22613 coreu</text:p>
      <text:p text:style-name="P1">22614 corgo</text:p>
      <text:p text:style-name="P1">22615 cori</text:p>
      <text:p text:style-name="P1">22616 coria</text:p>
      <text:p text:style-name="P1">22621 coril</text:p>
      <text:p text:style-name="P1">22622 corja</text:p>
      <text:p text:style-name="P1">22623 corla</text:p>
      <text:p text:style-name="P1">22624 cormo</text:p>
      <text:p text:style-name="P1">22625 corne</text:p>
      <text:p text:style-name="P1">22626 coro</text:p>
      <text:p text:style-name="P1">22631 coroa</text:p>
      <text:p text:style-name="P1">22632 corpo</text:p>
      <text:p text:style-name="P1">22633 corre</text:p>
      <text:p text:style-name="P1">22634 corso</text:p>
      <text:p text:style-name="P1">22635 corta</text:p>
      <text:p text:style-name="P1">22636 corte</text:p>
      <text:p text:style-name="P1">22641 corti</text:p>
      <text:p text:style-name="P1">22642 coru</text:p>
      <text:p text:style-name="P1">22643 corvo</text:p>
      <text:p text:style-name="P1">22644 cosco</text:p>
      <text:p text:style-name="P1">22645 coser</text:p>
      <text:p text:style-name="P1">22646 cosme</text:p>
      <text:p text:style-name="P1">22651 cosmo</text:p>
      <text:p text:style-name="P1">22652 cospe</text:p>
      <text:p text:style-name="P1">22653 cossi</text:p>
      <text:p text:style-name="P1">22654 cosso</text:p>
      <text:p text:style-name="P1">22655 costa</text:p>
      <text:p text:style-name="P1">22656 costo</text:p>
      <text:p text:style-name="P1">22661 cota</text:p>
      <text:p text:style-name="P1">22662 cotar</text:p>
      <text:p text:style-name="P1">22663 cotil</text:p>
      <text:p text:style-name="P1">22664 cotim</text:p>
      <text:p text:style-name="P1">22665 cotos</text:p>
      <text:p text:style-name="P1">22666 cotra</text:p>
      <text:p text:style-name="P1"><text:soft-page-break/>23111 couce</text:p>
      <text:p text:style-name="P1">23112 couco</text:p>
      <text:p text:style-name="P1">23113 couma</text:p>
      <text:p text:style-name="P1">23114 couro</text:p>
      <text:p text:style-name="P1">23115 cousa</text:p>
      <text:p text:style-name="P1">23116 couto</text:p>
      <text:p text:style-name="P1">23121 couve</text:p>
      <text:p text:style-name="P1">23122 couzo</text:p>
      <text:p text:style-name="P1">23123 cova</text:p>
      <text:p text:style-name="P1">23124 coval</text:p>
      <text:p text:style-name="P1">23125 covil</text:p>
      <text:p text:style-name="P1">23126 covo</text:p>
      <text:p text:style-name="P1">23131 coxa</text:p>
      <text:p text:style-name="P1">23132 coxal</text:p>
      <text:p text:style-name="P1">23133 coxe</text:p>
      <text:p text:style-name="P1">23134 coxia</text:p>
      <text:p text:style-name="P1">23135 coxim</text:p>
      <text:p text:style-name="P1">23136 coxo</text:p>
      <text:p text:style-name="P1">23141 cozer</text:p>
      <text:p text:style-name="P1">23142 craca</text:p>
      <text:p text:style-name="P1">23143 crack</text:p>
      <text:p text:style-name="P1">23144 crada</text:p>
      <text:p text:style-name="P1">23145 crase</text:p>
      <text:p text:style-name="P1">23146 crato</text:p>
      <text:p text:style-name="P1">23151 cravo</text:p>
      <text:p text:style-name="P1">23152 cream</text:p>
      <text:p text:style-name="P1">23153 credo</text:p>
      <text:p text:style-name="P1">23154 crega</text:p>
      <text:p text:style-name="P1">23155 creio</text:p>
      <text:p text:style-name="P1">23156 creme</text:p>
      <text:p text:style-name="P1">23161 crepe</text:p>
      <text:p text:style-name="P1">23162 crer</text:p>
      <text:p text:style-name="P1">23163 creta</text:p>
      <text:p text:style-name="P1">23164 crete</text:p>
      <text:p text:style-name="P1">23165 creto</text:p>
      <text:p text:style-name="P1">23166 creve</text:p>
      <text:p text:style-name="P1">23211 cria</text:p>
      <text:p text:style-name="P1">23212 criar</text:p>
      <text:p text:style-name="P1">23213 crico</text:p>
      <text:p text:style-name="P1">23214 crila</text:p>
      <text:p text:style-name="P1">23215 crime</text:p>
      <text:p text:style-name="P1">23216 crina</text:p>
      <text:p text:style-name="P1">23221 crino</text:p>
      <text:p text:style-name="P1">23222 crise</text:p>
      <text:p text:style-name="P1">23223 criso</text:p>
      <text:p text:style-name="P1">23224 crivo</text:p>
      <text:p text:style-name="P1">23225 croa</text:p>
      <text:p text:style-name="P1">23226 croce</text:p>
      <text:p text:style-name="P1">23231 croco</text:p>
      <text:p text:style-name="P1">23232 croio</text:p>
      <text:p text:style-name="P1">23233 cromo</text:p>
      <text:p text:style-name="P1">23234 cron</text:p>
      <text:p text:style-name="P1">23235 crono</text:p>
      <text:p text:style-name="P1">23236 crota</text:p>
      <text:p text:style-name="P1">23241 crua</text:p>
      <text:p text:style-name="P1">23242 cruca</text:p>
      <text:p text:style-name="P1">23243 crude</text:p>
      <text:p text:style-name="P1">23244 crudo</text:p>
      <text:p text:style-name="P1">23245 cruel</text:p>
      <text:p text:style-name="P1">23246 cruga</text:p>
      <text:p text:style-name="P1">23251 crume</text:p>
      <text:p text:style-name="P1">23252 cruor</text:p>
      <text:p text:style-name="P1">23253 crupe</text:p>
      <text:p text:style-name="P1">23254 cruro</text:p>
      <text:p text:style-name="P1">23255 cruto</text:p>
      <text:p text:style-name="P1">23256 cruz</text:p>
      <text:p text:style-name="P1">23261 cruza</text:p>
      <text:p text:style-name="P1">23262 cruzo</text:p>
      <text:p text:style-name="P1">23263 ctena</text:p>
      <text:p text:style-name="P1">23264 cuaca</text:p>
      <text:p text:style-name="P1">23265 cuaco</text:p>
      <text:p text:style-name="P1">23266 cuada</text:p>
      <text:p text:style-name="P1">23311 cuaga</text:p>
      <text:p text:style-name="P1">23312 cuaje</text:p>
      <text:p text:style-name="P1">23313 cual</text:p>
      <text:p text:style-name="P1">23314 cuale</text:p>
      <text:p text:style-name="P1">23315 cualo</text:p>
      <text:p text:style-name="P1">23316 cuane</text:p>
      <text:p text:style-name="P1">23321 cuapa</text:p>
      <text:p text:style-name="P1">23322 cuari</text:p>
      <text:p text:style-name="P1">23323 cuaro</text:p>
      <text:p text:style-name="P1">23324 cuati</text:p>
      <text:p text:style-name="P1">23325 cuaxi</text:p>
      <text:p text:style-name="P1">23326 cuba</text:p>
      <text:p text:style-name="P1">23331 cubal</text:p>
      <text:p text:style-name="P1">23332 cubar</text:p>
      <text:p text:style-name="P1">23333 cubi</text:p>
      <text:p text:style-name="P1">23334 cubla</text:p>
      <text:p text:style-name="P1">23335 cubo</text:p>
      <text:p text:style-name="P1">23336 cubre</text:p>
      <text:p text:style-name="P1">23341 cubu</text:p>
      <text:p text:style-name="P1">23342 cuca</text:p>
      <text:p text:style-name="P1">23343 cucal</text:p>
      <text:p text:style-name="P1">23344 cucar</text:p>
      <text:p text:style-name="P1">23345 cuche</text:p>
      <text:p text:style-name="P1">23346 cucho</text:p>
      <text:p text:style-name="P1">23351 cuci</text:p>
      <text:p text:style-name="P1">23352 cuco</text:p>
      <text:p text:style-name="P1">23353 cucri</text:p>
      <text:p text:style-name="P1">23354 cucu</text:p>
      <text:p text:style-name="P1">23355 cude</text:p>
      <text:p text:style-name="P1">23356 cudo</text:p>
      <text:p text:style-name="P1">23361 cudu</text:p>
      <text:p text:style-name="P1">23362 cudzu</text:p>
      <text:p text:style-name="P1">23363 cueba</text:p>
      <text:p text:style-name="P1">23364 cueca</text:p>
      <text:p text:style-name="P1">23365 cuele</text:p>
      <text:p text:style-name="P1">23366 cuena</text:p>
      <text:p text:style-name="P1">23411 cuera</text:p>
      <text:p text:style-name="P1">23412 cufar</text:p>
      <text:p text:style-name="P1">23413 cugar</text:p>
      <text:p text:style-name="P1">23414 cuia</text:p>
      <text:p text:style-name="P1">23415 cuiba</text:p>
      <text:p text:style-name="P1">23416 cuil</text:p>
      <text:p text:style-name="P1">23421 cuim</text:p>
      <text:p text:style-name="P1">23422 cuini</text:p>
      <text:p text:style-name="P1">23423 cuje</text:p>
      <text:p text:style-name="P1">23424 cujo</text:p>
      <text:p text:style-name="P1">23425 cuju</text:p>
      <text:p text:style-name="P1">23426 cule</text:p>
      <text:p text:style-name="P1">23431 culi</text:p>
      <text:p text:style-name="P1">23432 culna</text:p>
      <text:p text:style-name="P1">23433 culpa</text:p>
      <text:p text:style-name="P1">23434 culto</text:p>
      <text:p text:style-name="P1">23435 cumbo</text:p>
      <text:p text:style-name="P1">23436 cumbu</text:p>
      <text:p text:style-name="P1">23441 cume</text:p>
      <text:p text:style-name="P1">23442 cumi</text:p>
      <text:p text:style-name="P1">23443 cumim</text:p>
      <text:p text:style-name="P1">23444 cunau</text:p>
      <text:p text:style-name="P1">23445 cunco</text:p>
      <text:p text:style-name="P1">23446 cunha</text:p>
      <text:p text:style-name="P1">23451 cunho</text:p>
      <text:p text:style-name="P1">23452 cuno</text:p>
      <text:p text:style-name="P1">23453 cunto</text:p>
      <text:p text:style-name="P1">23454 cupa</text:p>
      <text:p text:style-name="P1">23455 cupez</text:p>
      <text:p text:style-name="P1">23456 cupi</text:p>
      <text:p text:style-name="P1">23461 cupim</text:p>
      <text:p text:style-name="P1">23462 cupio</text:p>
      <text:p text:style-name="P1">23463 cupom</text:p>
      <text:p text:style-name="P1">23464 cupu</text:p>
      <text:p text:style-name="P1">23465 cura</text:p>
      <text:p text:style-name="P1">23466 curar</text:p>
      <text:p text:style-name="P1">23511 curau</text:p>
      <text:p text:style-name="P1">23512 curca</text:p>
      <text:p text:style-name="P1">23513 curdo</text:p>
      <text:p text:style-name="P1">23514 curi</text:p>
      <text:p text:style-name="P1">23515 curie</text:p>
      <text:p text:style-name="P1">23516 curii</text:p>
      <text:p text:style-name="P1">23521 curo</text:p>
      <text:p text:style-name="P1">23522 curre</text:p>
      <text:p text:style-name="P1">23523 curro</text:p>
      <text:p text:style-name="P1">23524 curry</text:p>
      <text:p text:style-name="P1">23525 curso</text:p>
      <text:p text:style-name="P1">23526 curta</text:p>
      <text:p text:style-name="P1">23531 curto</text:p>
      <text:p text:style-name="P1">23532 curu</text:p>
      <text:p text:style-name="P1">23533 curua</text:p>
      <text:p text:style-name="P1">23534 curul</text:p>
      <text:p text:style-name="P1">23535 curva</text:p>
      <text:p text:style-name="P1">23536 curvo</text:p>
      <text:p text:style-name="P1">23541 cusco</text:p>
      <text:p text:style-name="P1">23542 cuscu</text:p>
      <text:p text:style-name="P1">23543 cusma</text:p>
      <text:p text:style-name="P1">23544 cuspe</text:p>
      <text:p text:style-name="P1">23545 cuspo</text:p>
      <text:p text:style-name="P1">23546 cusso</text:p>
      <text:p text:style-name="P1">23551 custo</text:p>
      <text:p text:style-name="P1">23552 cute</text:p>
      <text:p text:style-name="P1">23553 cutia</text:p>
      <text:p text:style-name="P1">23554 cutim</text:p>
      <text:p text:style-name="P1">23555 cutra</text:p>
      <text:p text:style-name="P1">23556 cuva</text:p>
      <text:p text:style-name="P1">23561 cuvu</text:p>
      <text:p text:style-name="P1">23562 cuxu</text:p>
      <text:p text:style-name="P1">23563 czar</text:p>
      <text:p text:style-name="P1">23564 dabi</text:p>
      <text:p text:style-name="P1">23565 dabio</text:p>
      <text:p text:style-name="P1">23566 dabo</text:p>
      <text:p text:style-name="P1">23611 dabom</text:p>
      <text:p text:style-name="P1">23612 dabu</text:p>
      <text:p text:style-name="P1">23613 dabua</text:p>
      <text:p text:style-name="P1">23614 dacar</text:p>
      <text:p text:style-name="P1">23615 dace</text:p>
      <text:p text:style-name="P1">23616 dacma</text:p>
      <text:p text:style-name="P1">23621 daco</text:p>
      <text:p text:style-name="P1">23622 dacoa</text:p>
      <text:p text:style-name="P1">23623 dacpo</text:p>
      <text:p text:style-name="P1">23624 dadas</text:p>
      <text:p text:style-name="P1">23625 dado</text:p>
      <text:p text:style-name="P1">23626 dafne</text:p>
      <text:p text:style-name="P1">23631 daga</text:p>
      <text:p text:style-name="P1">23632 daime</text:p>
      <text:p text:style-name="P1">23633 dala</text:p>
      <text:p text:style-name="P1">23634 dalai</text:p>
      <text:p text:style-name="P1">23635 dalgo</text:p>
      <text:p text:style-name="P1">23636 dali</text:p>
      <text:p text:style-name="P1">23641 dama</text:p>
      <text:p text:style-name="P1">23642 dambe</text:p>
      <text:p text:style-name="P1">23643 damo</text:p>
      <text:p text:style-name="P1">23644 dampa</text:p>
      <text:p text:style-name="P1">23645 danar</text:p>
      <text:p text:style-name="P1">23646 dano</text:p>
      <text:p text:style-name="P1">23651 daqui</text:p>
      <text:p text:style-name="P1">23652 darei</text:p>
      <text:p text:style-name="P1">23653 darma</text:p>
      <text:p text:style-name="P1">23654 dassa</text:p>
      <text:p text:style-name="P1">23655 data</text:p>
      <text:p text:style-name="P1">23656 datal</text:p>
      <text:p text:style-name="P1">23661 datar</text:p>
      <text:p text:style-name="P1">23662 deado</text:p>
      <text:p text:style-name="P1">23663 debar</text:p>
      <text:p text:style-name="P1">23664 deca</text:p>
      <text:p text:style-name="P1">23665 deci</text:p>
      <text:p text:style-name="P1">23666 decil</text:p>
      <text:p text:style-name="P1">24111 dedal</text:p>
      <text:p text:style-name="P1">24112 dedar</text:p>
      <text:p text:style-name="P1">24113 dedo</text:p>
      <text:p text:style-name="P1">24114 deia</text:p>
      <text:p text:style-name="P1">24115 deita</text:p>
      <text:p text:style-name="P1">24116 dele</text:p>
      <text:p text:style-name="P1">24121 delir</text:p>
      <text:p text:style-name="P1">24122 delta</text:p>
      <text:p text:style-name="P1">24123 dembe</text:p>
      <text:p text:style-name="P1">24124 dembo</text:p>
      <text:p text:style-name="P1">24125 demo</text:p>
      <text:p text:style-name="P1">24126 dendo</text:p>
      <text:p text:style-name="P1">24131 dengo</text:p>
      <text:p text:style-name="P1">24132 denso</text:p>
      <text:p text:style-name="P1">24133 dente</text:p>
      <text:p text:style-name="P1">24134 depor</text:p>
      <text:p text:style-name="P1">24135 derme</text:p>
      <text:p text:style-name="P1">24136 dermo</text:p>
      <text:p text:style-name="P1">24141 dero</text:p>
      <text:p text:style-name="P1">24142 derre</text:p>
      <text:p text:style-name="P1">24143 desar</text:p>
      <text:p text:style-name="P1">24144 desce</text:p>
      <text:p text:style-name="P1">24145 desma</text:p>
      <text:p text:style-name="P1">24146 desmo</text:p>
      <text:p text:style-name="P1">24151 desse</text:p>
      <text:p text:style-name="P1">24152 deste</text:p>
      <text:p text:style-name="P1">24153 deter</text:p>
      <text:p text:style-name="P1">24154 deteu</text:p>
      <text:p text:style-name="P1">24155 detre</text:p>
      <text:p text:style-name="P1">24156 deus</text:p>
      <text:p text:style-name="P1">24161 deusa</text:p>
      <text:p text:style-name="P1">24162 deve</text:p>
      <text:p text:style-name="P1">24163 dever</text:p>
      <text:p text:style-name="P1">24164 devir</text:p>
      <text:p text:style-name="P1">24165 diabo</text:p>
      <text:p text:style-name="P1">24166 diaco</text:p>
      <text:p text:style-name="P1">24211 diafa</text:p>
      <text:p text:style-name="P1">24212 diale</text:p>
      <text:p text:style-name="P1">24213 diana</text:p>
      <text:p text:style-name="P1">24214 diara</text:p>
      <text:p text:style-name="P1">24215 diate</text:p>
      <text:p text:style-name="P1">24216 diau</text:p>
      <text:p text:style-name="P1">24221 diazo</text:p>
      <text:p text:style-name="P1">24222 dibo</text:p>
      <text:p text:style-name="P1">24223 dica</text:p>
      <text:p text:style-name="P1">24224 dicar</text:p>
      <text:p text:style-name="P1">24225 dicaz</text:p>
      <text:p text:style-name="P1">24226 dicha</text:p>
      <text:p text:style-name="P1">24231 dico</text:p>
      <text:p text:style-name="P1">24232 didi</text:p>
      <text:p text:style-name="P1">24233 dieco</text:p>
      <text:p text:style-name="P1">24234 dieno</text:p>
      <text:p text:style-name="P1">24235 diese</text:p>
      <text:p text:style-name="P1">24236 diet</text:p>
      <text:p text:style-name="P1">24241 dieta</text:p>
      <text:p text:style-name="P1">24242 difa</text:p>
      <text:p text:style-name="P1">24243 difos</text:p>
      <text:p text:style-name="P1">24244 diga</text:p>
      <text:p text:style-name="P1">24245 digar</text:p>
      <text:p text:style-name="P1">24246 digno</text:p>
      <text:p text:style-name="P1">24251 dilo</text:p>
      <text:p text:style-name="P1">24252 dima</text:p>
      <text:p text:style-name="P1">24253 dimal</text:p>
      <text:p text:style-name="P1">24254 dimba</text:p>
      <text:p text:style-name="P1">24255 dimeu</text:p>
      <text:p text:style-name="P1">24256 dina</text:p>
      <text:p text:style-name="P1">24261 dinar</text:p>
      <text:p text:style-name="P1">24262 dinca</text:p>
      <text:p text:style-name="P1">24263 dindo</text:p>
      <text:p text:style-name="P1">24264 dine</text:p>
      <text:p text:style-name="P1">24265 dingo</text:p>
      <text:p text:style-name="P1">24266 dino</text:p>
      <text:p text:style-name="P1">24311 diodo</text:p>
      <text:p text:style-name="P1">24312 dioga</text:p>
      <text:p text:style-name="P1">24313 diogo</text:p>
      <text:p text:style-name="P1">24314 diol</text:p>
      <text:p text:style-name="P1">24315 dioma</text:p>
      <text:p text:style-name="P1">24316 diona</text:p>
      <text:p text:style-name="P1">24321 diopa</text:p>
      <text:p text:style-name="P1">24322 diore</text:p>
      <text:p text:style-name="P1">24323 diose</text:p>
      <text:p text:style-name="P1">24324 dioso</text:p>
      <text:p text:style-name="P1">24325 diote</text:p>
      <text:p text:style-name="P1">24326 dipa</text:p>
      <text:p text:style-name="P1">24331 diple</text:p>
      <text:p text:style-name="P1">24332 diplo</text:p>
      <text:p text:style-name="P1">24333 dipso</text:p>
      <text:p text:style-name="P1">24334 dique</text:p>
      <text:p text:style-name="P1">24335 dirca</text:p>
      <text:p text:style-name="P1">24336 dirce</text:p>
      <text:p text:style-name="P1">24341 direi</text:p>
      <text:p text:style-name="P1">24342 diro</text:p>
      <text:p text:style-name="P1">24343 disa</text:p>
      <text:p text:style-name="P1">24344 disc</text:p>
      <text:p text:style-name="P1">24345 disco</text:p>
      <text:p text:style-name="P1">24346 disga</text:p>
      <text:p text:style-name="P1">24351 disna</text:p>
      <text:p text:style-name="P1">24352 disso</text:p>
      <text:p text:style-name="P1">24353 disto</text:p>
      <text:p text:style-name="P1">24354 dita</text:p>
      <text:p text:style-name="P1">24355 ditar</text:p>
      <text:p text:style-name="P1">24356 dito</text:p>
      <text:p text:style-name="P1">24361 ditua</text:p>
      <text:p text:style-name="P1">24362 diuti</text:p>
      <text:p text:style-name="P1">24363 divo</text:p>
      <text:p text:style-name="P1">24364 dixe</text:p>
      <text:p text:style-name="P1">24365 dize</text:p>
      <text:p text:style-name="P1">24366 dizer</text:p>
      <text:p text:style-name="P1">24411 djico</text:p>
      <text:p text:style-name="P1">24412 djim</text:p>
      <text:p text:style-name="P1">24413 djola</text:p>
      <text:p text:style-name="P1">24414 dlim</text:p>
      <text:p text:style-name="P1">24415 doar</text:p>
      <text:p text:style-name="P1">24416 dobar</text:p>
      <text:p text:style-name="P1">24421 doble</text:p>
      <text:p text:style-name="P1">24422 dobre</text:p>
      <text:p text:style-name="P1">24423 dobro</text:p>
      <text:p text:style-name="P1">24424 doca</text:p>
      <text:p text:style-name="P1">24425 doce</text:p>
      <text:p text:style-name="P1">24426 docto</text:p>
      <text:p text:style-name="P1">24431 dodo</text:p>
      <text:p text:style-name="P1">24432 dodol</text:p>
      <text:p text:style-name="P1">24433 doer</text:p>
      <text:p text:style-name="P1">24434 dogal</text:p>
      <text:p text:style-name="P1">24435 doge</text:p>
      <text:p text:style-name="P1">24436 dogma</text:p>
      <text:p text:style-name="P1">24441 dogon</text:p>
      <text:p text:style-name="P1">24442 dogre</text:p>
      <text:p text:style-name="P1">24443 dogue</text:p>
      <text:p text:style-name="P1">24444 dohrn</text:p>
      <text:p text:style-name="P1">24445 doilo</text:p>
      <text:p text:style-name="P1">24446 dois</text:p>
      <text:p text:style-name="P1">24451 dojo</text:p>
      <text:p text:style-name="P1">24452 dolce</text:p>
      <text:p text:style-name="P1">24453 doli</text:p>
      <text:p text:style-name="P1">24454 dolim</text:p>
      <text:p text:style-name="P1">24455 doll</text:p>
      <text:p text:style-name="P1">24456 dolo</text:p>
      <text:p text:style-name="P1">24461 dolor</text:p>
      <text:p text:style-name="P1">24462 domar</text:p>
      <text:p text:style-name="P1">24463 dombe</text:p>
      <text:p text:style-name="P1">24464 dombo</text:p>
      <text:p text:style-name="P1">24465 domos</text:p>
      <text:p text:style-name="P1">24466 dona</text:p>
      <text:p text:style-name="P1">24511 donde</text:p>
      <text:p text:style-name="P1">24512 donez</text:p>
      <text:p text:style-name="P1">24513 dongo</text:p>
      <text:p text:style-name="P1">24514 dono</text:p>
      <text:p text:style-name="P1">24515 donte</text:p>
      <text:p text:style-name="P1">24516 dopar</text:p>
      <text:p text:style-name="P1">24521 dorco</text:p>
      <text:p text:style-name="P1">24522 dore</text:p>
      <text:p text:style-name="P1">24523 dorir</text:p>
      <text:p text:style-name="P1">24524 dorme</text:p>
      <text:p text:style-name="P1">24525 dormo</text:p>
      <text:p text:style-name="P1">24526 dorna</text:p>
      <text:p text:style-name="P1">24531 dorso</text:p>
      <text:p text:style-name="P1">24532 dosar</text:p>
      <text:p text:style-name="P1">24533 dose</text:p>
      <text:p text:style-name="P1">24534 dotal</text:p>
      <text:p text:style-name="P1">24535 dotar</text:p>
      <text:p text:style-name="P1">24536 dote</text:p>
      <text:p text:style-name="P1">24541 dotim</text:p>
      <text:p text:style-name="P1">24542 doudo</text:p>
      <text:p text:style-name="P1">24543 doula</text:p>
      <text:p text:style-name="P1">24544 doum</text:p>
      <text:p text:style-name="P1">24545 douro</text:p>
      <text:p text:style-name="P1">24546 dous</text:p>
      <text:p text:style-name="P1">24551 douto</text:p>
      <text:p text:style-name="P1">24552 doxa</text:p>
      <text:p text:style-name="P1">24553 doze</text:p>
      <text:p text:style-name="P1">24554 dozem</text:p>
      <text:p text:style-name="P1">24555 draga</text:p>
      <text:p text:style-name="P1">24556 drago</text:p>
      <text:p text:style-name="P1">24561 drama</text:p>
      <text:p text:style-name="P1">24562 dril</text:p>
      <text:p text:style-name="P1">24563 drive</text:p>
      <text:p text:style-name="P1">24564 drupa</text:p>
      <text:p text:style-name="P1">24565 druso</text:p>
      <text:p text:style-name="P1">24566 dual</text:p>
      <text:p text:style-name="P1">24611 duana</text:p>
      <text:p text:style-name="P1">24612 duas</text:p>
      <text:p text:style-name="P1">24613 dubo</text:p>
      <text:p text:style-name="P1">24614 dubu</text:p>
      <text:p text:style-name="P1">24615 ducal</text:p>
      <text:p text:style-name="P1">24616 duco</text:p>
      <text:p text:style-name="P1">24621 ducto</text:p>
      <text:p text:style-name="P1">24622 duda</text:p>
      <text:p text:style-name="P1">24623 duelo</text:p>
      <text:p text:style-name="P1">24624 dueto</text:p>
      <text:p text:style-name="P1">24625 duga</text:p>
      <text:p text:style-name="P1">24626 dugni</text:p>
      <text:p text:style-name="P1">24631 duim</text:p>
      <text:p text:style-name="P1">24632 duina</text:p>
      <text:p text:style-name="P1">24633 duipa</text:p>
      <text:p text:style-name="P1">24634 dule</text:p>
      <text:p text:style-name="P1">24635 dulia</text:p>
      <text:p text:style-name="P1">24636 dumba</text:p>
      <text:p text:style-name="P1">24641 dumbo</text:p>
      <text:p text:style-name="P1">24642 dumo</text:p>
      <text:p text:style-name="P1">24643 duna</text:p>
      <text:p text:style-name="P1">24644 dunam</text:p>
      <text:p text:style-name="P1">24645 dunar</text:p>
      <text:p text:style-name="P1">24646 dundu</text:p>
      <text:p text:style-name="P1">24651 dunfa</text:p>
      <text:p text:style-name="P1">24652 dunha</text:p>
      <text:p text:style-name="P1">24653 duno</text:p>
      <text:p text:style-name="P1">24654 dupla</text:p>
      <text:p text:style-name="P1">24655 duplo</text:p>
      <text:p text:style-name="P1">24656 duque</text:p>
      <text:p text:style-name="P1">24661 dura</text:p>
      <text:p text:style-name="P1">24662 dural</text:p>
      <text:p text:style-name="P1">24663 durar</text:p>
      <text:p text:style-name="P1">24664 duraz</text:p>
      <text:p text:style-name="P1">24665 durex</text:p>
      <text:p text:style-name="P1">24666 durez</text:p>
      <text:p text:style-name="P1"><text:soft-page-break/>25111 durim</text:p>
      <text:p text:style-name="P1">25112 durne</text:p>
      <text:p text:style-name="P1">25113 duro</text:p>
      <text:p text:style-name="P1">25114 durol</text:p>
      <text:p text:style-name="P1">25115 durra</text:p>
      <text:p text:style-name="P1">25116 duru</text:p>
      <text:p text:style-name="P1">25121 duto</text:p>
      <text:p text:style-name="P1">25122 duvol</text:p>
      <text:p text:style-name="P1">25123 duzil</text:p>
      <text:p text:style-name="P1">25124 duzir</text:p>
      <text:p text:style-name="P1">25125 duzu</text:p>
      <text:p text:style-name="P1">25126 dzeta</text:p>
      <text:p text:style-name="P1">25131 eanto</text:p>
      <text:p text:style-name="P1">25132 ebame</text:p>
      <text:p text:style-name="P1">25133 ebami</text:p>
      <text:p text:style-name="P1">25134 ebani</text:p>
      <text:p text:style-name="P1">25135 ebiri</text:p>
      <text:p text:style-name="P1">25136 ebola</text:p>
      <text:p text:style-name="P1">25141 ebome</text:p>
      <text:p text:style-name="P1">25142 ebomi</text:p>
      <text:p text:style-name="P1">25143 ecapa</text:p>
      <text:p text:style-name="P1">25144 ecar</text:p>
      <text:p text:style-name="P1">25145 ecato</text:p>
      <text:p text:style-name="P1">25146 ecese</text:p>
      <text:p text:style-name="P1">25151 ecfma</text:p>
      <text:p text:style-name="P1">25152 ecler</text:p>
      <text:p text:style-name="P1">25153 ecma</text:p>
      <text:p text:style-name="P1">25154 ecoar</text:p>
      <text:p text:style-name="P1">25155 ecoto</text:p>
      <text:p text:style-name="P1">25156 ectal</text:p>
      <text:p text:style-name="P1">25161 ecto</text:p>
      <text:p text:style-name="P1">25162 ectol</text:p>
      <text:p text:style-name="P1">25163 ecubo</text:p>
      <text:p text:style-name="P1">25164 ecuru</text:p>
      <text:p text:style-name="P1">25165 edace</text:p>
      <text:p text:style-name="P1">25166 edaz</text:p>
      <text:p text:style-name="P1">25211 edema</text:p>
      <text:p text:style-name="P1">25212 edens</text:p>
      <text:p text:style-name="P1">25213 edes</text:p>
      <text:p text:style-name="P1">25214 edil</text:p>
      <text:p text:style-name="P1">25215 edoma</text:p>
      <text:p text:style-name="P1">25216 edono</text:p>
      <text:p text:style-name="P1">25221 edro</text:p>
      <text:p text:style-name="P1">25222 edta</text:p>
      <text:p text:style-name="P1">25223 edule</text:p>
      <text:p text:style-name="P1">25224 edulo</text:p>
      <text:p text:style-name="P1">25225 eduto</text:p>
      <text:p text:style-name="P1">25226 efebo</text:p>
      <text:p text:style-name="P1">25231 efipo</text:p>
      <text:p text:style-name="P1">25232 efuco</text:p>
      <text:p text:style-name="P1">25233 efue</text:p>
      <text:p text:style-name="P1">25234 efum</text:p>
      <text:p text:style-name="P1">25235 efuns</text:p>
      <text:p text:style-name="P1">25236 efuso</text:p>
      <text:p text:style-name="P1">25241 egesa</text:p>
      <text:p text:style-name="P1">25242 egeu</text:p>
      <text:p text:style-name="P1">25243 egito</text:p>
      <text:p text:style-name="P1">25244 egle</text:p>
      <text:p text:style-name="P1">25245 egro</text:p>
      <text:p text:style-name="P1">25246 eguar</text:p>
      <text:p text:style-name="P1">25251 eguci</text:p>
      <text:p text:style-name="P1">25252 egum</text:p>
      <text:p text:style-name="P1">25253 ehue</text:p>
      <text:p text:style-name="P1">25254 eiba</text:p>
      <text:p text:style-name="P1">25255 eiche</text:p>
      <text:p text:style-name="P1">25256 eico</text:p>
      <text:p text:style-name="P1">25261 eido</text:p>
      <text:p text:style-name="P1">25262 eimar</text:p>
      <text:p text:style-name="P1">25263 eira</text:p>
      <text:p text:style-name="P1">25264 eiru</text:p>
      <text:p text:style-name="P1">25265 eita</text:p>
      <text:p text:style-name="P1">25266 eito</text:p>
      <text:p text:style-name="P1">25311 eivar</text:p>
      <text:p text:style-name="P1">25312 eixar</text:p>
      <text:p text:style-name="P1">25313 eixe</text:p>
      <text:p text:style-name="P1">25314 eixo</text:p>
      <text:p text:style-name="P1">25315 eixu</text:p>
      <text:p text:style-name="P1">25316 ejuo</text:p>
      <text:p text:style-name="P1">25321 elami</text:p>
      <text:p text:style-name="P1">25322 elano</text:p>
      <text:p text:style-name="P1">25323 elar</text:p>
      <text:p text:style-name="P1">25324 elate</text:p>
      <text:p text:style-name="P1">25325 elau</text:p>
      <text:p text:style-name="P1">25326 elche</text:p>
      <text:p text:style-name="P1">25331 elear</text:p>
      <text:p text:style-name="P1">25332 elemi</text:p>
      <text:p text:style-name="P1">25333 eleto</text:p>
      <text:p text:style-name="P1">25334 eleu</text:p>
      <text:p text:style-name="P1">25335 elfo</text:p>
      <text:p text:style-name="P1">25336 elias</text:p>
      <text:p text:style-name="P1">25341 elime</text:p>
      <text:p text:style-name="P1">25342 elimo</text:p>
      <text:p text:style-name="P1">25343 elina</text:p>
      <text:p text:style-name="P1">25344 eliri</text:p>
      <text:p text:style-name="P1">25345 elite</text:p>
      <text:p text:style-name="P1">25346 elixo</text:p>
      <text:p text:style-name="P1">25351 elmo</text:p>
      <text:p text:style-name="P1">25352 elona</text:p>
      <text:p text:style-name="P1">25353 elope</text:p>
      <text:p text:style-name="P1">25354 elueu</text:p>
      <text:p text:style-name="P1">25355 eluir</text:p>
      <text:p text:style-name="P1">25356 eluro</text:p>
      <text:p text:style-name="P1">25361 emamo</text:p>
      <text:p text:style-name="P1">25362 emapu</text:p>
      <text:p text:style-name="P1">25363 embeu</text:p>
      <text:p text:style-name="P1">25364 embuu</text:p>
      <text:p text:style-name="P1">25365 emeio</text:p>
      <text:p text:style-name="P1">25366 emen</text:p>
      <text:p text:style-name="P1">25411 emeu</text:p>
      <text:p text:style-name="P1">25412 emexo</text:p>
      <text:p text:style-name="P1">25413 emfim</text:p>
      <text:p text:style-name="P1">25414 emia</text:p>
      <text:p text:style-name="P1">25415 emins</text:p>
      <text:p text:style-name="P1">25416 emir</text:p>
      <text:p text:style-name="P1">25421 emoco</text:p>
      <text:p text:style-name="P1">25422 emos</text:p>
      <text:p text:style-name="P1">25423 emoto</text:p>
      <text:p text:style-name="P1">25424 empar</text:p>
      <text:p text:style-name="P1">25425 empis</text:p>
      <text:p text:style-name="P1">25426 enalo</text:p>
      <text:p text:style-name="P1">25431 enano</text:p>
      <text:p text:style-name="P1">25432 enase</text:p>
      <text:p text:style-name="P1">25433 enche</text:p>
      <text:p text:style-name="P1">25434 enchu</text:p>
      <text:p text:style-name="P1">25435 endes</text:p>
      <text:p text:style-name="P1">25436 endez</text:p>
      <text:p text:style-name="P1">25441 endo</text:p>
      <text:p text:style-name="P1">25442 endro</text:p>
      <text:p text:style-name="P1">25443 endua</text:p>
      <text:p text:style-name="P1">25444 enel</text:p>
      <text:p text:style-name="P1">25445 enema</text:p>
      <text:p text:style-name="P1">25446 enfim</text:p>
      <text:p text:style-name="P1">25451 engar</text:p>
      <text:p text:style-name="P1">25452 engos</text:p>
      <text:p text:style-name="P1">25453 enho</text:p>
      <text:p text:style-name="P1">25454 enibu</text:p>
      <text:p text:style-name="P1">25455 enino</text:p>
      <text:p text:style-name="P1">25456 enito</text:p>
      <text:p text:style-name="P1">25461 enjoo</text:p>
      <text:p text:style-name="P1">25462 enol</text:p>
      <text:p text:style-name="P1">25463 enomo</text:p>
      <text:p text:style-name="P1">25464 enone</text:p>
      <text:p text:style-name="P1">25465 enora</text:p>
      <text:p text:style-name="P1">25466 enque</text:p>
      <text:p text:style-name="P1">25511 ente</text:p>
      <text:p text:style-name="P1">25512 enter</text:p>
      <text:p text:style-name="P1">25513 enteu</text:p>
      <text:p text:style-name="P1">25514 entra</text:p>
      <text:p text:style-name="P1">25515 entre</text:p>
      <text:p text:style-name="P1">25516 enxu</text:p>
      <text:p text:style-name="P1">25521 eones</text:p>
      <text:p text:style-name="P1">25522 epata</text:p>
      <text:p text:style-name="P1">25523 epeia</text:p>
      <text:p text:style-name="P1">25524 epena</text:p>
      <text:p text:style-name="P1">25525 epodo</text:p>
      <text:p text:style-name="P1">25526 epos</text:p>
      <text:p text:style-name="P1">25531 epuxa</text:p>
      <text:p text:style-name="P1">25532 equeu</text:p>
      <text:p text:style-name="P1">25533 eram</text:p>
      <text:p text:style-name="P1">25534 erar</text:p>
      <text:p text:style-name="P1">25535 erati</text:p>
      <text:p text:style-name="P1">25536 erato</text:p>
      <text:p text:style-name="P1">25541 erbia</text:p>
      <text:p text:style-name="P1">25542 ereso</text:p>
      <text:p text:style-name="P1">25543 ereto</text:p>
      <text:p text:style-name="P1">25544 ergia</text:p>
      <text:p text:style-name="P1">25545 ergol</text:p>
      <text:p text:style-name="P1">25546 erica</text:p>
      <text:p text:style-name="P1">25551 eril</text:p>
      <text:p text:style-name="P1">25552 erino</text:p>
      <text:p text:style-name="P1">25553 ermal</text:p>
      <text:p text:style-name="P1">25554 ermar</text:p>
      <text:p text:style-name="P1">25555 ermo</text:p>
      <text:p text:style-name="P1">25556 eroca</text:p>
      <text:p text:style-name="P1">25561 erope</text:p>
      <text:p text:style-name="P1">25562 eroso</text:p>
      <text:p text:style-name="P1">25563 erpe</text:p>
      <text:p text:style-name="P1">25564 errar</text:p>
      <text:p text:style-name="P1">25565 erres</text:p>
      <text:p text:style-name="P1">25566 error</text:p>
      <text:p text:style-name="P1">25611 erros</text:p>
      <text:p text:style-name="P1">25612 erse</text:p>
      <text:p text:style-name="P1">25613 eruca</text:p>
      <text:p text:style-name="P1">25614 eruga</text:p>
      <text:p text:style-name="P1">25615 eruir</text:p>
      <text:p text:style-name="P1">25616 eruru</text:p>
      <text:p text:style-name="P1">25621 erva</text:p>
      <text:p text:style-name="P1">25622 erval</text:p>
      <text:p text:style-name="P1">25623 ervar</text:p>
      <text:p text:style-name="P1">25624 escol</text:p>
      <text:p text:style-name="P1">25625 esfex</text:p>
      <text:p text:style-name="P1">25626 esgar</text:p>
      <text:p text:style-name="P1">25631 esmar</text:p>
      <text:p text:style-name="P1">25632 esmo</text:p>
      <text:p text:style-name="P1">25633 espia</text:p>
      <text:p text:style-name="P1">25634 espim</text:p>
      <text:p text:style-name="P1">25635 espru</text:p>
      <text:p text:style-name="P1">25636 esqui</text:p>
      <text:p text:style-name="P1">25641 esse</text:p>
      <text:p text:style-name="P1">25642 estar</text:p>
      <text:p text:style-name="P1">25643 estau</text:p>
      <text:p text:style-name="P1">25644 este</text:p>
      <text:p text:style-name="P1">25645 estio</text:p>
      <text:p text:style-name="P1">25646 esto</text:p>
      <text:p text:style-name="P1">25651 estol</text:p>
      <text:p text:style-name="P1">25652 estou</text:p>
      <text:p text:style-name="P1">25653 estro</text:p>
      <text:p text:style-name="P1">25654 etal</text:p>
      <text:p text:style-name="P1">25655 etano</text:p>
      <text:p text:style-name="P1">25656 etapa</text:p>
      <text:p text:style-name="P1">25661 etemo</text:p>
      <text:p text:style-name="P1">25662 eteno</text:p>
      <text:p text:style-name="P1">25663 etera</text:p>
      <text:p text:style-name="P1">25664 eteu</text:p>
      <text:p text:style-name="P1">25665 ethos</text:p>
      <text:p text:style-name="P1">25666 etilo</text:p>
      <text:p text:style-name="P1">26111 etino</text:p>
      <text:p text:style-name="P1">26112 etio</text:p>
      <text:p text:style-name="P1">26113 etite</text:p>
      <text:p text:style-name="P1">26114 etito</text:p>
      <text:p text:style-name="P1">26115 etmo</text:p>
      <text:p text:style-name="P1">26116 etnia</text:p>
      <text:p text:style-name="P1">26121 etno</text:p>
      <text:p text:style-name="P1">26122 etos</text:p>
      <text:p text:style-name="P1">26123 etusa</text:p>
      <text:p text:style-name="P1">26124 etutu</text:p>
      <text:p text:style-name="P1">26125 eubeu</text:p>
      <text:p text:style-name="P1">26126 eumbo</text:p>
      <text:p text:style-name="P1">26131 eurio</text:p>
      <text:p text:style-name="P1">26132 euro</text:p>
      <text:p text:style-name="P1">26133 eval</text:p>
      <text:p text:style-name="P1">26134 evale</text:p>
      <text:p text:style-name="P1">26135 evar</text:p>
      <text:p text:style-name="P1">26136 eveu</text:p>
      <text:p text:style-name="P1">26141 evigo</text:p>
      <text:p text:style-name="P1">26142 evipa</text:p>
      <text:p text:style-name="P1">26143 exame</text:p>
      <text:p text:style-name="P1">26144 exato</text:p>
      <text:p text:style-name="P1">26145 exbi</text:p>
      <text:p text:style-name="P1">26146 exido</text:p>
      <text:p text:style-name="P1">26151 exil</text:p>
      <text:p text:style-name="P1">26152 exina</text:p>
      <text:p text:style-name="P1">26153 exir</text:p>
      <text:p text:style-name="P1">26154 exmo</text:p>
      <text:p text:style-name="P1">26155 expor</text:p>
      <text:p text:style-name="P1">26156 extra</text:p>
      <text:p text:style-name="P1">26161 faba</text:p>
      <text:p text:style-name="P1">26162 fabal</text:p>
      <text:p text:style-name="P1">26163 fabro</text:p>
      <text:p text:style-name="P1">26164 faca</text:p>
      <text:p text:style-name="P1">26165 face</text:p>
      <text:p text:style-name="P1">26166 fachi</text:p>
      <text:p text:style-name="P1">26211 facho</text:p>
      <text:p text:style-name="P1">26212 facie</text:p>
      <text:p text:style-name="P1">26213 faco</text:p>
      <text:p text:style-name="P1">26214 facto</text:p>
      <text:p text:style-name="P1">26215 fada</text:p>
      <text:p text:style-name="P1">26216 fadar</text:p>
      <text:p text:style-name="P1">26221 fadim</text:p>
      <text:p text:style-name="P1">26222 fado</text:p>
      <text:p text:style-name="P1">26223 faece</text:p>
      <text:p text:style-name="P1">26224 fafe</text:p>
      <text:p text:style-name="P1">26225 fagal</text:p>
      <text:p text:style-name="P1">26226 fagar</text:p>
      <text:p text:style-name="P1">26231 fagia</text:p>
      <text:p text:style-name="P1">26232 fago</text:p>
      <text:p text:style-name="P1">26233 faia</text:p>
      <text:p text:style-name="P1">26234 faial</text:p>
      <text:p text:style-name="P1">26235 faiar</text:p>
      <text:p text:style-name="P1">26236 faido</text:p>
      <text:p text:style-name="P1">26241 faim</text:p>
      <text:p text:style-name="P1">26242 faire</text:p>
      <text:p text:style-name="P1">26243 fait</text:p>
      <text:p text:style-name="P1">26244 faite</text:p>
      <text:p text:style-name="P1">26245 faixa</text:p>
      <text:p text:style-name="P1">26246 fajau</text:p>
      <text:p text:style-name="P1">26251 fajo</text:p>
      <text:p text:style-name="P1">26252 fala</text:p>
      <text:p text:style-name="P1">26253 falar</text:p>
      <text:p text:style-name="P1">26254 falaz</text:p>
      <text:p text:style-name="P1">26255 falci</text:p>
      <text:p text:style-name="P1">26256 falco</text:p>
      <text:p text:style-name="P1">26261 falda</text:p>
      <text:p text:style-name="P1">26262 falha</text:p>
      <text:p text:style-name="P1">26263 falir</text:p>
      <text:p text:style-name="P1">26264 falo</text:p>
      <text:p text:style-name="P1">26265 faloa</text:p>
      <text:p text:style-name="P1">26266 falsa</text:p>
      <text:p text:style-name="P1">26311 falso</text:p>
      <text:p text:style-name="P1">26312 falua</text:p>
      <text:p text:style-name="P1">26313 faluz</text:p>
      <text:p text:style-name="P1">26314 fama</text:p>
      <text:p text:style-name="P1">26315 fanal</text:p>
      <text:p text:style-name="P1">26316 fanar</text:p>
      <text:p text:style-name="P1">26321 fanca</text:p>
      <text:p text:style-name="P1">26322 fando</text:p>
      <text:p text:style-name="P1">26323 faneu</text:p>
      <text:p text:style-name="P1">26324 fanga</text:p>
      <text:p text:style-name="P1">26325 fanho</text:p>
      <text:p text:style-name="P1">26326 fanoa</text:p>
      <text:p text:style-name="P1">26331 fante</text:p>
      <text:p text:style-name="P1">26332 faqui</text:p>
      <text:p text:style-name="P1">26333 farar</text:p>
      <text:p text:style-name="P1">26334 faraz</text:p>
      <text:p text:style-name="P1">26335 farda</text:p>
      <text:p text:style-name="P1">26336 farel</text:p>
      <text:p text:style-name="P1">26341 fareu</text:p>
      <text:p text:style-name="P1">26342 fari</text:p>
      <text:p text:style-name="P1">26343 faria</text:p>
      <text:p text:style-name="P1">26344 farme</text:p>
      <text:p text:style-name="P1">26345 farno</text:p>
      <text:p text:style-name="P1">26346 faro</text:p>
      <text:p text:style-name="P1">26351 farol</text:p>
      <text:p text:style-name="P1">26352 farsa</text:p>
      <text:p text:style-name="P1">26353 farta</text:p>
      <text:p text:style-name="P1">26354 farte</text:p>
      <text:p text:style-name="P1">26355 farum</text:p>
      <text:p text:style-name="P1">26356 fasco</text:p>
      <text:p text:style-name="P1">26361 fase</text:p>
      <text:p text:style-name="P1">26362 faseo</text:p>
      <text:p text:style-name="P1">26363 fasma</text:p>
      <text:p text:style-name="P1">26364 fasor</text:p>
      <text:p text:style-name="P1">26365 fatal</text:p>
      <text:p text:style-name="P1">26366 fate</text:p>
      <text:p text:style-name="P1">26411 fatia</text:p>
      <text:p text:style-name="P1">26412 fato</text:p>
      <text:p text:style-name="P1">26413 fator</text:p>
      <text:p text:style-name="P1">26414 fauce</text:p>
      <text:p text:style-name="P1">26415 fauno</text:p>
      <text:p text:style-name="P1">26416 fava</text:p>
      <text:p text:style-name="P1">26421 faval</text:p>
      <text:p text:style-name="P1">26422 favar</text:p>
      <text:p text:style-name="P1">26423 favo</text:p>
      <text:p text:style-name="P1">26424 favor</text:p>
      <text:p text:style-name="P1">26425 faxes</text:p>
      <text:p text:style-name="P1">26426 fazer</text:p>
      <text:p text:style-name="P1">26431 feace</text:p>
      <text:p text:style-name="P1">26432 feaco</text:p>
      <text:p text:style-name="P1">26433 febeu</text:p>
      <text:p text:style-name="P1">26434 febo</text:p>
      <text:p text:style-name="P1">26435 febra</text:p>
      <text:p text:style-name="P1">26436 febre</text:p>
      <text:p text:style-name="P1">26441 feca</text:p>
      <text:p text:style-name="P1">26442 fecal</text:p>
      <text:p text:style-name="P1">26443 fecha</text:p>
      <text:p text:style-name="P1">26444 fecho</text:p>
      <text:p text:style-name="P1">26445 fede</text:p>
      <text:p text:style-name="P1">26446 feder</text:p>
      <text:p text:style-name="P1">26451 fedra</text:p>
      <text:p text:style-name="P1">26452 feila</text:p>
      <text:p text:style-name="P1">26453 feira</text:p>
      <text:p text:style-name="P1">26454 feita</text:p>
      <text:p text:style-name="P1">26455 feito</text:p>
      <text:p text:style-name="P1">26456 feixe</text:p>
      <text:p text:style-name="P1">26461 felar</text:p>
      <text:p text:style-name="P1">26462 feles</text:p>
      <text:p text:style-name="P1">26463 felga</text:p>
      <text:p text:style-name="P1">26464 feliz</text:p>
      <text:p text:style-name="P1">26465 femte</text:p>
      <text:p text:style-name="P1">26466 femto</text:p>
      <text:p text:style-name="P1">26511 fenal</text:p>
      <text:p text:style-name="P1">26512 fenar</text:p>
      <text:p text:style-name="P1">26513 fenim</text:p>
      <text:p text:style-name="P1">26514 feno</text:p>
      <text:p text:style-name="P1">26515 fenol</text:p>
      <text:p text:style-name="P1">26516 fento</text:p>
      <text:p text:style-name="P1">26521 feona</text:p>
      <text:p text:style-name="P1">26522 feoso</text:p>
      <text:p text:style-name="P1">26523 fepe</text:p>
      <text:p text:style-name="P1">26524 fera</text:p>
      <text:p text:style-name="P1">26525 feral</text:p>
      <text:p text:style-name="P1">26526 feraz</text:p>
      <text:p text:style-name="P1">26531 fere</text:p>
      <text:p text:style-name="P1">26532 fereu</text:p>
      <text:p text:style-name="P1">26533 ferga</text:p>
      <text:p text:style-name="P1">26534 ferir</text:p>
      <text:p text:style-name="P1">26535 fermi</text:p>
      <text:p text:style-name="P1">26536 fero</text:p>
      <text:p text:style-name="P1">26541 feroz</text:p>
      <text:p text:style-name="P1">26542 ferpa</text:p>
      <text:p text:style-name="P1">26543 ferra</text:p>
      <text:p text:style-name="P1">26544 ferro</text:p>
      <text:p text:style-name="P1">26545 ferto</text:p>
      <text:p text:style-name="P1">26546 ferve</text:p>
      <text:p text:style-name="P1">26551 festa</text:p>
      <text:p text:style-name="P1">26552 fetal</text:p>
      <text:p text:style-name="P1">26553 fetim</text:p>
      <text:p text:style-name="P1">26554 feto</text:p>
      <text:p text:style-name="P1">26555 fetus</text:p>
      <text:p text:style-name="P1">26556 feudo</text:p>
      <text:p text:style-name="P1">26561 fevra</text:p>
      <text:p text:style-name="P1">26562 fezal</text:p>
      <text:p text:style-name="P1">26563 fezes</text:p>
      <text:p text:style-name="P1">26564 fiada</text:p>
      <text:p text:style-name="P1">26565 fiapo</text:p>
      <text:p text:style-name="P1">26566 fiar</text:p>
      <text:p text:style-name="P1">26611 fiau</text:p>
      <text:p text:style-name="P1">26612 fibo</text:p>
      <text:p text:style-name="P1">26613 fibra</text:p>
      <text:p text:style-name="P1">26614 fibro</text:p>
      <text:p text:style-name="P1">26615 ficar</text:p>
      <text:p text:style-name="P1">26616 ficha</text:p>
      <text:p text:style-name="P1">26621 fichu</text:p>
      <text:p text:style-name="P1">26622 fico</text:p>
      <text:p text:style-name="P1">26623 ficto</text:p>
      <text:p text:style-name="P1">26624 fido</text:p>
      <text:p text:style-name="P1">26625 fiel</text:p>
      <text:p text:style-name="P1">26626 fieza</text:p>
      <text:p text:style-name="P1">26631 fife</text:p>
      <text:p text:style-name="P1">26632 fifi</text:p>
      <text:p text:style-name="P1">26633 figar</text:p>
      <text:p text:style-name="P1">26634 figle</text:p>
      <text:p text:style-name="P1">26635 figo</text:p>
      <text:p text:style-name="P1">26636 fila</text:p>
      <text:p text:style-name="P1">26641 filar</text:p>
      <text:p text:style-name="P1">26642 filha</text:p>
      <text:p text:style-name="P1">26643 filho</text:p>
      <text:p text:style-name="P1">26644 filme</text:p>
      <text:p text:style-name="P1">26645 filos</text:p>
      <text:p text:style-name="P1">26646 fimbo</text:p>
      <text:p text:style-name="P1">26651 fimia</text:p>
      <text:p text:style-name="P1">26652 fimpi</text:p>
      <text:p text:style-name="P1">26653 fina</text:p>
      <text:p text:style-name="P1">26654 final</text:p>
      <text:p text:style-name="P1">26655 finar</text:p>
      <text:p text:style-name="P1">26656 finca</text:p>
      <text:p text:style-name="P1">26661 finda</text:p>
      <text:p text:style-name="P1">26662 findo</text:p>
      <text:p text:style-name="P1">26663 fingo</text:p>
      <text:p text:style-name="P1">26664 fini</text:p>
      <text:p text:style-name="P1">26665 fino</text:p>
      <text:p text:style-name="P1">26666 fins</text:p>
      <text:p text:style-name="P1"><text:soft-page-break/>31111 fiose</text:p>
      <text:p text:style-name="P1">31112 fiote</text:p>
      <text:p text:style-name="P1">31113 fioto</text:p>
      <text:p text:style-name="P1">31114 fira</text:p>
      <text:p text:style-name="P1">31115 firma</text:p>
      <text:p text:style-name="P1">31116 firme</text:p>
      <text:p text:style-name="P1">31121 fisa</text:p>
      <text:p text:style-name="P1">31122 fisal</text:p>
      <text:p text:style-name="P1">31123 fisco</text:p>
      <text:p text:style-name="P1">31124 fise</text:p>
      <text:p text:style-name="P1">31125 fisio</text:p>
      <text:p text:style-name="P1">31126 fisma</text:p>
      <text:p text:style-name="P1">31131 fita</text:p>
      <text:p text:style-name="P1">31132 fitar</text:p>
      <text:p text:style-name="P1">31133 fito</text:p>
      <text:p text:style-name="P1">31134 fitol</text:p>
      <text:p text:style-name="P1">31135 fixar</text:p>
      <text:p text:style-name="P1">31136 fixez</text:p>
      <text:p text:style-name="P1">31141 fixo</text:p>
      <text:p text:style-name="P1">31142 flaco</text:p>
      <text:p text:style-name="P1">31143 flama</text:p>
      <text:p text:style-name="P1">31144 flape</text:p>
      <text:p text:style-name="P1">31145 flare</text:p>
      <text:p text:style-name="P1">31146 flash</text:p>
      <text:p text:style-name="P1">31151 flato</text:p>
      <text:p text:style-name="P1">31152 flavo</text:p>
      <text:p text:style-name="P1">31153 flebo</text:p>
      <text:p text:style-name="P1">31154 fleme</text:p>
      <text:p text:style-name="P1">31155 flex</text:p>
      <text:p text:style-name="P1">31156 flexo</text:p>
      <text:p text:style-name="P1">31161 flieu</text:p>
      <text:p text:style-name="P1">31162 floco</text:p>
      <text:p text:style-name="P1">31163 flogo</text:p>
      <text:p text:style-name="P1">31164 flome</text:p>
      <text:p text:style-name="P1">31165 flor</text:p>
      <text:p text:style-name="P1">31166 flora</text:p>
      <text:p text:style-name="P1">31211 flos</text:p>
      <text:p text:style-name="P1">31212 flosa</text:p>
      <text:p text:style-name="P1">31213 flox</text:p>
      <text:p text:style-name="P1">31214 floxo</text:p>
      <text:p text:style-name="P1">31215 fluir</text:p>
      <text:p text:style-name="P1">31216 flume</text:p>
      <text:p text:style-name="P1">31221 fluta</text:p>
      <text:p text:style-name="P1">31222 flux</text:p>
      <text:p text:style-name="P1">31223 fluxo</text:p>
      <text:p text:style-name="P1">31224 fobar</text:p>
      <text:p text:style-name="P1">31225 fobia</text:p>
      <text:p text:style-name="P1">31226 foca</text:p>
      <text:p text:style-name="P1">31231 focal</text:p>
      <text:p text:style-name="P1">31232 focar</text:p>
      <text:p text:style-name="P1">31233 focho</text:p>
      <text:p text:style-name="P1">31234 focos</text:p>
      <text:p text:style-name="P1">31235 focus</text:p>
      <text:p text:style-name="P1">31236 foder</text:p>
      <text:p text:style-name="P1">31241 foeta</text:p>
      <text:p text:style-name="P1">31242 fofa</text:p>
      <text:p text:style-name="P1">31243 fofar</text:p>
      <text:p text:style-name="P1">31244 fofo</text:p>
      <text:p text:style-name="P1">31245 fogal</text:p>
      <text:p text:style-name="P1">31246 fogar</text:p>
      <text:p text:style-name="P1">31251 foge</text:p>
      <text:p text:style-name="P1">31252 fogo</text:p>
      <text:p text:style-name="P1">31253 foice</text:p>
      <text:p text:style-name="P1">31254 foide</text:p>
      <text:p text:style-name="P1">31255 foila</text:p>
      <text:p text:style-name="P1">31256 foina</text:p>
      <text:p text:style-name="P1">31261 foio</text:p>
      <text:p text:style-name="P1">31262 foito</text:p>
      <text:p text:style-name="P1">31263 fojo</text:p>
      <text:p text:style-name="P1">31264 folar</text:p>
      <text:p text:style-name="P1">31265 fole</text:p>
      <text:p text:style-name="P1">31266 folha</text:p>
      <text:p text:style-name="P1">31311 folho</text:p>
      <text:p text:style-name="P1">31312 folia</text:p>
      <text:p text:style-name="P1">31313 fome</text:p>
      <text:p text:style-name="P1">31314 fomo</text:p>
      <text:p text:style-name="P1">31315 fone</text:p>
      <text:p text:style-name="P1">31316 fonia</text:p>
      <text:p text:style-name="P1">31321 fonjo</text:p>
      <text:p text:style-name="P1">31322 fono</text:p>
      <text:p text:style-name="P1">31323 fonte</text:p>
      <text:p text:style-name="P1">31324 fopa</text:p>
      <text:p text:style-name="P1">31325 fora</text:p>
      <text:p text:style-name="P1">31326 foral</text:p>
      <text:p text:style-name="P1">31331 forca</text:p>
      <text:p text:style-name="P1">31332 forde</text:p>
      <text:p text:style-name="P1">31333 fordo</text:p>
      <text:p text:style-name="P1">31334 foria</text:p>
      <text:p text:style-name="P1">31335 forma</text:p>
      <text:p text:style-name="P1">31336 formi</text:p>
      <text:p text:style-name="P1">31341 forno</text:p>
      <text:p text:style-name="P1">31342 foro</text:p>
      <text:p text:style-name="P1">31343 forra</text:p>
      <text:p text:style-name="P1">31344 forro</text:p>
      <text:p text:style-name="P1">31345 forte</text:p>
      <text:p text:style-name="P1">31346 fosco</text:p>
      <text:p text:style-name="P1">31351 fosga</text:p>
      <text:p text:style-name="P1">31352 fosia</text:p>
      <text:p text:style-name="P1">31353 fossa</text:p>
      <text:p text:style-name="P1">31354 fosso</text:p>
      <text:p text:style-name="P1">31355 foto</text:p>
      <text:p text:style-name="P1">31356 fouce</text:p>
      <text:p text:style-name="P1">31361 foula</text:p>
      <text:p text:style-name="P1">31362 foupa</text:p>
      <text:p text:style-name="P1">31363 foxim</text:p>
      <text:p text:style-name="P1">31364 foxo</text:p>
      <text:p text:style-name="P1">31365 fraca</text:p>
      <text:p text:style-name="P1">31366 fraco</text:p>
      <text:p text:style-name="P1">31411 frade</text:p>
      <text:p text:style-name="P1">31412 frago</text:p>
      <text:p text:style-name="P1">31413 frama</text:p>
      <text:p text:style-name="P1">31414 frase</text:p>
      <text:p text:style-name="P1">31415 frear</text:p>
      <text:p text:style-name="P1">31416 frege</text:p>
      <text:p text:style-name="P1">31421 frei</text:p>
      <text:p text:style-name="P1">31422 freio</text:p>
      <text:p text:style-name="P1">31423 freni</text:p>
      <text:p text:style-name="P1">31424 freon</text:p>
      <text:p text:style-name="P1">31425 fresa</text:p>
      <text:p text:style-name="P1">31426 frete</text:p>
      <text:p text:style-name="P1">31431 frevo</text:p>
      <text:p text:style-name="P1">31432 fria</text:p>
      <text:p text:style-name="P1">31433 frial</text:p>
      <text:p text:style-name="P1">31434 friez</text:p>
      <text:p text:style-name="P1">31435 frigo</text:p>
      <text:p text:style-name="P1">31436 frila</text:p>
      <text:p text:style-name="P1">31441 frimo</text:p>
      <text:p text:style-name="P1">31442 frine</text:p>
      <text:p text:style-name="P1">31443 frino</text:p>
      <text:p text:style-name="P1">31444 frio</text:p>
      <text:p text:style-name="P1">31445 frita</text:p>
      <text:p text:style-name="P1">31446 frito</text:p>
      <text:p text:style-name="P1">31451 friul</text:p>
      <text:p text:style-name="P1">31452 frixo</text:p>
      <text:p text:style-name="P1">31453 froco</text:p>
      <text:p text:style-name="P1">31454 frol</text:p>
      <text:p text:style-name="P1">31455 frota</text:p>
      <text:p text:style-name="P1">31456 fruir</text:p>
      <text:p text:style-name="P1">31461 fruro</text:p>
      <text:p text:style-name="P1">31462 fruta</text:p>
      <text:p text:style-name="P1">31463 fruto</text:p>
      <text:p text:style-name="P1">31464 fruxu</text:p>
      <text:p text:style-name="P1">31465 fuba</text:p>
      <text:p text:style-name="P1">31466 fuca</text:p>
      <text:p text:style-name="P1">31511 fucal</text:p>
      <text:p text:style-name="P1">31512 fucim</text:p>
      <text:p text:style-name="P1">31513 fuco</text:p>
      <text:p text:style-name="P1">31514 fucus</text:p>
      <text:p text:style-name="P1">31515 fueta</text:p>
      <text:p text:style-name="P1">31516 fufa</text:p>
      <text:p text:style-name="P1">31521 fufu</text:p>
      <text:p text:style-name="P1">31522 fugar</text:p>
      <text:p text:style-name="P1">31523 fugaz</text:p>
      <text:p text:style-name="P1">31524 fuge</text:p>
      <text:p text:style-name="P1">31525 fugel</text:p>
      <text:p text:style-name="P1">31526 fugir</text:p>
      <text:p text:style-name="P1">31531 fuim</text:p>
      <text:p text:style-name="P1">31532 fuje</text:p>
      <text:p text:style-name="P1">31533 fujir</text:p>
      <text:p text:style-name="P1">31534 fula</text:p>
      <text:p text:style-name="P1">31535 fular</text:p>
      <text:p text:style-name="P1">31536 fulbe</text:p>
      <text:p text:style-name="P1">31541 fulda</text:p>
      <text:p text:style-name="P1">31542 fulha</text:p>
      <text:p text:style-name="P1">31543 fulo</text:p>
      <text:p text:style-name="P1">31544 fulvo</text:p>
      <text:p text:style-name="P1">31545 fumal</text:p>
      <text:p text:style-name="P1">31546 fumar</text:p>
      <text:p text:style-name="P1">31551 fumbo</text:p>
      <text:p text:style-name="P1">31552 fumo</text:p>
      <text:p text:style-name="P1">31553 funar</text:p>
      <text:p text:style-name="P1">31554 funce</text:p>
      <text:p text:style-name="P1">31555 funco</text:p>
      <text:p text:style-name="P1">31556 fundo</text:p>
      <text:p text:style-name="P1">31561 funel</text:p>
      <text:p text:style-name="P1">31562 funge</text:p>
      <text:p text:style-name="P1">31563 fungo</text:p>
      <text:p text:style-name="P1">31564 funil</text:p>
      <text:p text:style-name="P1">31565 funje</text:p>
      <text:p text:style-name="P1">31566 funk</text:p>
      <text:p text:style-name="P1">31611 fuque</text:p>
      <text:p text:style-name="P1">31612 fura</text:p>
      <text:p text:style-name="P1">31613 fural</text:p>
      <text:p text:style-name="P1">31614 furar</text:p>
      <text:p text:style-name="P1">31615 furco</text:p>
      <text:p text:style-name="P1">31616 furda</text:p>
      <text:p text:style-name="P1">31621 furil</text:p>
      <text:p text:style-name="P1">31622 furna</text:p>
      <text:p text:style-name="P1">31623 furor</text:p>
      <text:p text:style-name="P1">31624 furta</text:p>
      <text:p text:style-name="P1">31625 fusar</text:p>
      <text:p text:style-name="P1">31626 fusca</text:p>
      <text:p text:style-name="P1">31631 fusco</text:p>
      <text:p text:style-name="P1">31632 fuso</text:p>
      <text:p text:style-name="P1">31633 fusor</text:p>
      <text:p text:style-name="P1">31634 fuste</text:p>
      <text:p text:style-name="P1">31635 fusto</text:p>
      <text:p text:style-name="P1">31636 futa</text:p>
      <text:p text:style-name="P1">31641 fute</text:p>
      <text:p text:style-name="P1">31642 futre</text:p>
      <text:p text:style-name="P1">31643 futum</text:p>
      <text:p text:style-name="P1">31644 fuzil</text:p>
      <text:p text:style-name="P1">31645 fuzis</text:p>
      <text:p text:style-name="P1">31646 fuzo</text:p>
      <text:p text:style-name="P1">31651 gabar</text:p>
      <text:p text:style-name="P1">31652 gabro</text:p>
      <text:p text:style-name="P1">31653 gabu</text:p>
      <text:p text:style-name="P1">31654 gacho</text:p>
      <text:p text:style-name="P1">31655 gaci</text:p>
      <text:p text:style-name="P1">31656 gadar</text:p>
      <text:p text:style-name="P1">31661 gade</text:p>
      <text:p text:style-name="P1">31662 gadi</text:p>
      <text:p text:style-name="P1">31663 gado</text:p>
      <text:p text:style-name="P1">31664 gael</text:p>
      <text:p text:style-name="P1">31665 gaeta</text:p>
      <text:p text:style-name="P1">31666 gafar</text:p>
      <text:p text:style-name="P1">32111 gagau</text:p>
      <text:p text:style-name="P1">32112 gage</text:p>
      <text:p text:style-name="P1">32113 gago</text:p>
      <text:p text:style-name="P1">32114 gague</text:p>
      <text:p text:style-name="P1">32115 gaia</text:p>
      <text:p text:style-name="P1">32116 gaial</text:p>
      <text:p text:style-name="P1">32121 gaiar</text:p>
      <text:p text:style-name="P1">32122 gaio</text:p>
      <text:p text:style-name="P1">32123 gaipo</text:p>
      <text:p text:style-name="P1">32124 gairo</text:p>
      <text:p text:style-name="P1">32125 gaiza</text:p>
      <text:p text:style-name="P1">32126 gajar</text:p>
      <text:p text:style-name="P1">32131 gajo</text:p>
      <text:p text:style-name="P1">32132 galar</text:p>
      <text:p text:style-name="P1">32133 galas</text:p>
      <text:p text:style-name="P1">32134 galbo</text:p>
      <text:p text:style-name="P1">32135 galha</text:p>
      <text:p text:style-name="P1">32136 galho</text:p>
      <text:p text:style-name="P1">32141 gali</text:p>
      <text:p text:style-name="P1">32142 galo</text:p>
      <text:p text:style-name="P1">32143 gama</text:p>
      <text:p text:style-name="P1">32144 gamar</text:p>
      <text:p text:style-name="P1">32145 gambo</text:p>
      <text:p text:style-name="P1">32146 gambu</text:p>
      <text:p text:style-name="P1">32151 gana</text:p>
      <text:p text:style-name="P1">32152 ganau</text:p>
      <text:p text:style-name="P1">32153 gando</text:p>
      <text:p text:style-name="P1">32154 ganga</text:p>
      <text:p text:style-name="P1">32155 gango</text:p>
      <text:p text:style-name="P1">32156 ganha</text:p>
      <text:p text:style-name="P1">32161 ganho</text:p>
      <text:p text:style-name="P1">32162 ganim</text:p>
      <text:p text:style-name="P1">32163 ganir</text:p>
      <text:p text:style-name="P1">32164 ganiz</text:p>
      <text:p text:style-name="P1">32165 ganja</text:p>
      <text:p text:style-name="P1">32166 gansa</text:p>
      <text:p text:style-name="P1">32211 ganso</text:p>
      <text:p text:style-name="P1">32212 ganta</text:p>
      <text:p text:style-name="P1">32213 ganza</text:p>
      <text:p text:style-name="P1">32214 ganzi</text:p>
      <text:p text:style-name="P1">32215 gape</text:p>
      <text:p text:style-name="P1">32216 garau</text:p>
      <text:p text:style-name="P1">32221 garbo</text:p>
      <text:p text:style-name="P1">32222 garde</text:p>
      <text:p text:style-name="P1">32223 gare</text:p>
      <text:p text:style-name="P1">32224 gari</text:p>
      <text:p text:style-name="P1">32225 garo</text:p>
      <text:p text:style-name="P1">32226 garra</text:p>
      <text:p text:style-name="P1">32231 garu</text:p>
      <text:p text:style-name="P1">32232 garvo</text:p>
      <text:p text:style-name="P1">32233 gases</text:p>
      <text:p text:style-name="P1">32234 gaspa</text:p>
      <text:p text:style-name="P1">32235 gasta</text:p>
      <text:p text:style-name="P1">32236 gasto</text:p>
      <text:p text:style-name="P1">32241 gata</text:p>
      <text:p text:style-name="P1">32242 gatal</text:p>
      <text:p text:style-name="P1">32243 gatar</text:p>
      <text:p text:style-name="P1">32244 gate</text:p>
      <text:p text:style-name="P1">32245 gateu</text:p>
      <text:p text:style-name="P1">32246 gatil</text:p>
      <text:p text:style-name="P1">32251 gato</text:p>
      <text:p text:style-name="P1">32252 gatum</text:p>
      <text:p text:style-name="P1">32253 gaulo</text:p>
      <text:p text:style-name="P1">32254 gaur</text:p>
      <text:p text:style-name="P1">32255 gauro</text:p>
      <text:p text:style-name="P1">32256 gauss</text:p>
      <text:p text:style-name="P1">32261 gauza</text:p>
      <text:p text:style-name="P1">32262 gavar</text:p>
      <text:p text:style-name="P1">32263 gazal</text:p>
      <text:p text:style-name="P1">32264 gazar</text:p>
      <text:p text:style-name="P1">32265 gaze</text:p>
      <text:p text:style-name="P1">32266 gazel</text:p>
      <text:p text:style-name="P1">32311 gazeu</text:p>
      <text:p text:style-name="P1">32312 gazia</text:p>
      <text:p text:style-name="P1">32313 gazil</text:p>
      <text:p text:style-name="P1">32314 gazo</text:p>
      <text:p text:style-name="P1">32315 gazua</text:p>
      <text:p text:style-name="P1">32316 geado</text:p>
      <text:p text:style-name="P1">32321 gear</text:p>
      <text:p text:style-name="P1">32322 gearo</text:p>
      <text:p text:style-name="P1">32323 gease</text:p>
      <text:p text:style-name="P1">32324 gebar</text:p>
      <text:p text:style-name="P1">32325 gebre</text:p>
      <text:p text:style-name="P1">32326 gebu</text:p>
      <text:p text:style-name="P1">32331 geco</text:p>
      <text:p text:style-name="P1">32332 geena</text:p>
      <text:p text:style-name="P1">32333 gelar</text:p>
      <text:p text:style-name="P1">32334 gelba</text:p>
      <text:p text:style-name="P1">32335 gelda</text:p>
      <text:p text:style-name="P1">32336 gelfo</text:p>
      <text:p text:style-name="P1">32341 gelha</text:p>
      <text:p text:style-name="P1">32342 gelmo</text:p>
      <text:p text:style-name="P1">32343 gelo</text:p>
      <text:p text:style-name="P1">32344 gelva</text:p>
      <text:p text:style-name="P1">32345 gema</text:p>
      <text:p text:style-name="P1">32346 gemar</text:p>
      <text:p text:style-name="P1">32351 gemer</text:p>
      <text:p text:style-name="P1">32352 genal</text:p>
      <text:p text:style-name="P1">32353 gene</text:p>
      <text:p text:style-name="P1">32354 genge</text:p>
      <text:p text:style-name="P1">32355 genia</text:p>
      <text:p text:style-name="P1">32356 geno</text:p>
      <text:p text:style-name="P1">32361 genoa</text:p>
      <text:p text:style-name="P1">32362 genol</text:p>
      <text:p text:style-name="P1">32363 genro</text:p>
      <text:p text:style-name="P1">32364 gente</text:p>
      <text:p text:style-name="P1">32365 geode</text:p>
      <text:p text:style-name="P1">32366 geodo</text:p>
      <text:p text:style-name="P1">32411 geoso</text:p>
      <text:p text:style-name="P1">32412 geral</text:p>
      <text:p text:style-name="P1">32413 gerar</text:p>
      <text:p text:style-name="P1">32414 gerbo</text:p>
      <text:p text:style-name="P1">32415 gerir</text:p>
      <text:p text:style-name="P1">32416 germe</text:p>
      <text:p text:style-name="P1">32421 germo</text:p>
      <text:p text:style-name="P1">32422 gerno</text:p>
      <text:p text:style-name="P1">32423 gerre</text:p>
      <text:p text:style-name="P1">32424 geso</text:p>
      <text:p text:style-name="P1">32425 gesso</text:p>
      <text:p text:style-name="P1">32426 gesto</text:p>
      <text:p text:style-name="P1">32431 geta</text:p>
      <text:p text:style-name="P1">32432 geteu</text:p>
      <text:p text:style-name="P1">32433 giaur</text:p>
      <text:p text:style-name="P1">32434 giba</text:p>
      <text:p text:style-name="P1">32435 gibi</text:p>
      <text:p text:style-name="P1">32436 gibli</text:p>
      <text:p text:style-name="P1">32441 gibo</text:p>
      <text:p text:style-name="P1">32442 gido</text:p>
      <text:p text:style-name="P1">32443 giga</text:p>
      <text:p text:style-name="P1">32444 gigo</text:p>
      <text:p text:style-name="P1">32445 gila</text:p>
      <text:p text:style-name="P1">32446 gimel</text:p>
      <text:p text:style-name="P1">32451 gimo</text:p>
      <text:p text:style-name="P1">32452 ginco</text:p>
      <text:p text:style-name="P1">32453 gindo</text:p>
      <text:p text:style-name="P1">32454 ginge</text:p>
      <text:p text:style-name="P1">32455 ginja</text:p>
      <text:p text:style-name="P1">32456 gins</text:p>
      <text:p text:style-name="P1">32461 giota</text:p>
      <text:p text:style-name="P1">32462 gipso</text:p>
      <text:p text:style-name="P1">32463 gira</text:p>
      <text:p text:style-name="P1">32464 girar</text:p>
      <text:p text:style-name="P1">32465 gireu</text:p>
      <text:p text:style-name="P1">32466 giro</text:p>
      <text:p text:style-name="P1">32511 gita</text:p>
      <text:p text:style-name="P1">32512 giteu</text:p>
      <text:p text:style-name="P1">32513 gizar</text:p>
      <text:p text:style-name="P1">32514 glam</text:p>
      <text:p text:style-name="P1">32515 glaro</text:p>
      <text:p text:style-name="P1">32516 gleba</text:p>
      <text:p text:style-name="P1">32521 gleia</text:p>
      <text:p text:style-name="P1">32522 glena</text:p>
      <text:p text:style-name="P1">32523 glete</text:p>
      <text:p text:style-name="P1">32524 glia</text:p>
      <text:p text:style-name="P1">32525 glial</text:p>
      <text:p text:style-name="P1">32526 glide</text:p>
      <text:p text:style-name="P1">32531 glifo</text:p>
      <text:p text:style-name="P1">32532 glino</text:p>
      <text:p text:style-name="P1">32533 globo</text:p>
      <text:p text:style-name="P1">32534 glom</text:p>
      <text:p text:style-name="P1">32535 glomo</text:p>
      <text:p text:style-name="P1">32536 glote</text:p>
      <text:p text:style-name="P1">32541 gluma</text:p>
      <text:p text:style-name="P1">32542 glute</text:p>
      <text:p text:style-name="P1">32543 gneto</text:p>
      <text:p text:style-name="P1">32544 gnomo</text:p>
      <text:p text:style-name="P1">32545 gnose</text:p>
      <text:p text:style-name="P1">32546 goal</text:p>
      <text:p text:style-name="P1">32551 goane</text:p>
      <text:p text:style-name="P1">32552 goano</text:p>
      <text:p text:style-name="P1">32553 gobo</text:p>
      <text:p text:style-name="P1">32554 gocho</text:p>
      <text:p text:style-name="P1">32555 gode</text:p>
      <text:p text:style-name="P1">32556 godo</text:p>
      <text:p text:style-name="P1">32561 goela</text:p>
      <text:p text:style-name="P1">32562 goete</text:p>
      <text:p text:style-name="P1">32563 gofer</text:p>
      <text:p text:style-name="P1">32564 gofo</text:p>
      <text:p text:style-name="P1">32565 gogo</text:p>
      <text:p text:style-name="P1">32566 goiar</text:p>
      <text:p text:style-name="P1">32611 goio</text:p>
      <text:p text:style-name="P1">32612 goita</text:p>
      <text:p text:style-name="P1">32613 goiti</text:p>
      <text:p text:style-name="P1">32614 goiva</text:p>
      <text:p text:style-name="P1">32615 goivo</text:p>
      <text:p text:style-name="P1">32616 gojo</text:p>
      <text:p text:style-name="P1">32621 gola</text:p>
      <text:p text:style-name="P1">32622 golar</text:p>
      <text:p text:style-name="P1">32623 goldi</text:p>
      <text:p text:style-name="P1">32624 gole</text:p>
      <text:p text:style-name="P1">32625 golf</text:p>
      <text:p text:style-name="P1">32626 golfo</text:p>
      <text:p text:style-name="P1">32631 golga</text:p>
      <text:p text:style-name="P1">32632 goli</text:p>
      <text:p text:style-name="P1">32633 golim</text:p>
      <text:p text:style-name="P1">32634 golo</text:p>
      <text:p text:style-name="P1">32635 golpe</text:p>
      <text:p text:style-name="P1">32636 goma</text:p>
      <text:p text:style-name="P1">32641 gomal</text:p>
      <text:p text:style-name="P1">32642 gomar</text:p>
      <text:p text:style-name="P1">32643 gomes</text:p>
      <text:p text:style-name="P1">32644 gomia</text:p>
      <text:p text:style-name="P1">32645 gomil</text:p>
      <text:p text:style-name="P1">32646 gomo</text:p>
      <text:p text:style-name="P1">32651 gomor</text:p>
      <text:p text:style-name="P1">32652 gonar</text:p>
      <text:p text:style-name="P1">32653 gonde</text:p>
      <text:p text:style-name="P1">32654 gondi</text:p>
      <text:p text:style-name="P1">32655 gondo</text:p>
      <text:p text:style-name="P1">32656 gonel</text:p>
      <text:p text:style-name="P1">32661 goni</text:p>
      <text:p text:style-name="P1">32662 gonu</text:p>
      <text:p text:style-name="P1">32663 gonzo</text:p>
      <text:p text:style-name="P1">32664 goral</text:p>
      <text:p text:style-name="P1">32665 gorar</text:p>
      <text:p text:style-name="P1">32666 goraz</text:p>
      <text:p text:style-name="P1"><text:soft-page-break/>33111 gorca</text:p>
      <text:p text:style-name="P1">33112 gorda</text:p>
      <text:p text:style-name="P1">33113 gordo</text:p>
      <text:p text:style-name="P1">33114 gorga</text:p>
      <text:p text:style-name="P1">33115 gorja</text:p>
      <text:p text:style-name="P1">33116 gosba</text:p>
      <text:p text:style-name="P1">33121 gospe</text:p>
      <text:p text:style-name="P1">33122 gosto</text:p>
      <text:p text:style-name="P1">33123 gota</text:p>
      <text:p text:style-name="P1">33124 gote</text:p>
      <text:p text:style-name="P1">33125 goto</text:p>
      <text:p text:style-name="P1">33126 gotra</text:p>
      <text:p text:style-name="P1">33131 gotri</text:p>
      <text:p text:style-name="P1">33132 gouda</text:p>
      <text:p text:style-name="P1">33133 gouli</text:p>
      <text:p text:style-name="P1">33134 goulo</text:p>
      <text:p text:style-name="P1">33135 gouro</text:p>
      <text:p text:style-name="P1">33136 gouve</text:p>
      <text:p text:style-name="P1">33141 gova</text:p>
      <text:p text:style-name="P1">33142 govar</text:p>
      <text:p text:style-name="P1">33143 goxo</text:p>
      <text:p text:style-name="P1">33144 gozar</text:p>
      <text:p text:style-name="P1">33145 gozim</text:p>
      <text:p text:style-name="P1">33146 gozo</text:p>
      <text:p text:style-name="P1">33151 graal</text:p>
      <text:p text:style-name="P1">33152 grabe</text:p>
      <text:p text:style-name="P1">33153 grade</text:p>
      <text:p text:style-name="P1">33154 grado</text:p>
      <text:p text:style-name="P1">33155 grafo</text:p>
      <text:p text:style-name="P1">33156 graio</text:p>
      <text:p text:style-name="P1">33161 grajo</text:p>
      <text:p text:style-name="P1">33162 gral</text:p>
      <text:p text:style-name="P1">33163 gram</text:p>
      <text:p text:style-name="P1">33164 grama</text:p>
      <text:p text:style-name="P1">33165 grand</text:p>
      <text:p text:style-name="P1">33166 grapa</text:p>
      <text:p text:style-name="P1">33211 grato</text:p>
      <text:p text:style-name="P1">33212 grau</text:p>
      <text:p text:style-name="P1">33213 grave</text:p>
      <text:p text:style-name="P1">33214 graxa</text:p>
      <text:p text:style-name="P1">33215 graxo</text:p>
      <text:p text:style-name="P1">33216 grebe</text:p>
      <text:p text:style-name="P1">33221 grebo</text:p>
      <text:p text:style-name="P1">33222 greco</text:p>
      <text:p text:style-name="P1">33223 grede</text:p>
      <text:p text:style-name="P1">33224 grega</text:p>
      <text:p text:style-name="P1">33225 grege</text:p>
      <text:p text:style-name="P1">33226 grego</text:p>
      <text:p text:style-name="P1">33231 grei</text:p>
      <text:p text:style-name="P1">33232 greia</text:p>
      <text:p text:style-name="P1">33233 gremo</text:p>
      <text:p text:style-name="P1">33234 grepo</text:p>
      <text:p text:style-name="P1">33235 greva</text:p>
      <text:p text:style-name="P1">33236 greve</text:p>
      <text:p text:style-name="P1">33241 grias</text:p>
      <text:p text:style-name="P1">33242 grilo</text:p>
      <text:p text:style-name="P1">33243 grima</text:p>
      <text:p text:style-name="P1">33244 gris</text:p>
      <text:p text:style-name="P1">33245 grisu</text:p>
      <text:p text:style-name="P1">33246 grode</text:p>
      <text:p text:style-name="P1">33251 groir</text:p>
      <text:p text:style-name="P1">33252 grolo</text:p>
      <text:p text:style-name="P1">33253 gromo</text:p>
      <text:p text:style-name="P1">33254 grota</text:p>
      <text:p text:style-name="P1">33255 grou</text:p>
      <text:p text:style-name="P1">33256 groxo</text:p>
      <text:p text:style-name="P1">33261 grual</text:p>
      <text:p text:style-name="P1">33262 gruau</text:p>
      <text:p text:style-name="P1">33263 grude</text:p>
      <text:p text:style-name="P1">33264 gruim</text:p>
      <text:p text:style-name="P1">33265 gruir</text:p>
      <text:p text:style-name="P1">33266 grupo</text:p>
      <text:p text:style-name="P1">33311 gruta</text:p>
      <text:p text:style-name="P1">33312 guaco</text:p>
      <text:p text:style-name="P1">33313 guado</text:p>
      <text:p text:style-name="P1">33314 guai</text:p>
      <text:p text:style-name="P1">33315 guaje</text:p>
      <text:p text:style-name="P1">33316 guaju</text:p>
      <text:p text:style-name="P1">33321 guano</text:p>
      <text:p text:style-name="P1">33322 guapo</text:p>
      <text:p text:style-name="P1">33323 guar</text:p>
      <text:p text:style-name="P1">33324 guaru</text:p>
      <text:p text:style-name="P1">33325 guau</text:p>
      <text:p text:style-name="P1">33326 guaxe</text:p>
      <text:p text:style-name="P1">33331 guaxi</text:p>
      <text:p text:style-name="P1">33332 guaxo</text:p>
      <text:p text:style-name="P1">33333 gude</text:p>
      <text:p text:style-name="P1">33334 gudu</text:p>
      <text:p text:style-name="P1">33335 guebo</text:p>
      <text:p text:style-name="P1">33336 guede</text:p>
      <text:p text:style-name="P1">33341 guei</text:p>
      <text:p text:style-name="P1">33342 gueja</text:p>
      <text:p text:style-name="P1">33343 gueli</text:p>
      <text:p text:style-name="P1">33344 guere</text:p>
      <text:p text:style-name="P1">33345 gueri</text:p>
      <text:p text:style-name="P1">33346 guete</text:p>
      <text:p text:style-name="P1">33351 gueto</text:p>
      <text:p text:style-name="P1">33352 gueve</text:p>
      <text:p text:style-name="P1">33353 guexa</text:p>
      <text:p text:style-name="P1">33354 guez</text:p>
      <text:p text:style-name="P1">33355 gugu</text:p>
      <text:p text:style-name="P1">33356 guia</text:p>
      <text:p text:style-name="P1">33361 guiar</text:p>
      <text:p text:style-name="P1">33362 guibo</text:p>
      <text:p text:style-name="P1">33363 guico</text:p>
      <text:p text:style-name="P1">33364 guife</text:p>
      <text:p text:style-name="P1">33365 guigo</text:p>
      <text:p text:style-name="P1">33366 guina</text:p>
      <text:p text:style-name="P1">33411 guira</text:p>
      <text:p text:style-name="P1">33412 guiri</text:p>
      <text:p text:style-name="P1">33413 guiti</text:p>
      <text:p text:style-name="P1">33414 guito</text:p>
      <text:p text:style-name="P1">33415 guizo</text:p>
      <text:p text:style-name="P1">33416 gula</text:p>
      <text:p text:style-name="P1">33421 gular</text:p>
      <text:p text:style-name="P1">33422 gumba</text:p>
      <text:p text:style-name="P1">33423 gumbo</text:p>
      <text:p text:style-name="P1">33424 gume</text:p>
      <text:p text:style-name="P1">33425 gunda</text:p>
      <text:p text:style-name="P1">33426 gunde</text:p>
      <text:p text:style-name="P1">33431 gundi</text:p>
      <text:p text:style-name="P1">33432 gundu</text:p>
      <text:p text:style-name="P1">33433 gune</text:p>
      <text:p text:style-name="P1">33434 gunga</text:p>
      <text:p text:style-name="P1">33435 gungo</text:p>
      <text:p text:style-name="P1">33436 gunho</text:p>
      <text:p text:style-name="P1">33441 gunji</text:p>
      <text:p text:style-name="P1">33442 gural</text:p>
      <text:p text:style-name="P1">33443 gurbi</text:p>
      <text:p text:style-name="P1">33444 gurca</text:p>
      <text:p text:style-name="P1">33445 gurde</text:p>
      <text:p text:style-name="P1">33446 guri</text:p>
      <text:p text:style-name="P1">33451 gurma</text:p>
      <text:p text:style-name="P1">33452 guro</text:p>
      <text:p text:style-name="P1">33453 gurra</text:p>
      <text:p text:style-name="P1">33454 guru</text:p>
      <text:p text:style-name="P1">33455 gusa</text:p>
      <text:p text:style-name="P1">33456 gusla</text:p>
      <text:p text:style-name="P1">33461 guso</text:p>
      <text:p text:style-name="P1">33462 guta</text:p>
      <text:p text:style-name="P1">33463 gutar</text:p>
      <text:p text:style-name="P1">33464 gute</text:p>
      <text:p text:style-name="P1">33465 guto</text:p>
      <text:p text:style-name="P1">33466 guvo</text:p>
      <text:p text:style-name="P1">33511 guxe</text:p>
      <text:p text:style-name="P1">33512 guzo</text:p>
      <text:p text:style-name="P1">33513 habe</text:p>
      <text:p text:style-name="P1">33514 hacer</text:p>
      <text:p text:style-name="P1">33515 haco</text:p>
      <text:p text:style-name="P1">33516 hacu</text:p>
      <text:p text:style-name="P1">33521 hadji</text:p>
      <text:p text:style-name="P1">33522 haja</text:p>
      <text:p text:style-name="P1">33523 haje</text:p>
      <text:p text:style-name="P1">33524 haji</text:p>
      <text:p text:style-name="P1">33525 hajul</text:p>
      <text:p text:style-name="P1">33526 hala</text:p>
      <text:p text:style-name="P1">33531 halde</text:p>
      <text:p text:style-name="P1">33532 haler</text:p>
      <text:p text:style-name="P1">33533 halfe</text:p>
      <text:p text:style-name="P1">33534 hall</text:p>
      <text:p text:style-name="P1">33535 halma</text:p>
      <text:p text:style-name="P1">33536 halo</text:p>
      <text:p text:style-name="P1">33541 hamba</text:p>
      <text:p text:style-name="P1">33542 hamsa</text:p>
      <text:p text:style-name="P1">33543 handa</text:p>
      <text:p text:style-name="P1">33544 hango</text:p>
      <text:p text:style-name="P1">33545 hanha</text:p>
      <text:p text:style-name="P1">33546 hanoa</text:p>
      <text:p text:style-name="P1">33551 hansa</text:p>
      <text:p text:style-name="P1">33552 haoma</text:p>
      <text:p text:style-name="P1">33553 haplo</text:p>
      <text:p text:style-name="P1">33554 hapto</text:p>
      <text:p text:style-name="P1">33555 haras</text:p>
      <text:p text:style-name="P1">33556 harda</text:p>
      <text:p text:style-name="P1">33561 hari</text:p>
      <text:p text:style-name="P1">33562 harlo</text:p>
      <text:p text:style-name="P1">33563 harpa</text:p>
      <text:p text:style-name="P1">33564 harto</text:p>
      <text:p text:style-name="P1">33565 haste</text:p>
      <text:p text:style-name="P1">33566 haver</text:p>
      <text:p text:style-name="P1">33611 hebro</text:p>
      <text:p text:style-name="P1">33612 hecto</text:p>
      <text:p text:style-name="P1">33613 hedra</text:p>
      <text:p text:style-name="P1">33614 hedu</text:p>
      <text:p text:style-name="P1">33615 hein</text:p>
      <text:p text:style-name="P1">33616 hela</text:p>
      <text:p text:style-name="P1">33621 hemal</text:p>
      <text:p text:style-name="P1">33622 heme</text:p>
      <text:p text:style-name="P1">33623 hemi</text:p>
      <text:p text:style-name="P1">33624 hemia</text:p>
      <text:p text:style-name="P1">33625 hena</text:p>
      <text:p text:style-name="P1">33626 henry</text:p>
      <text:p text:style-name="P1">33631 hepa</text:p>
      <text:p text:style-name="P1">33632 hepta</text:p>
      <text:p text:style-name="P1">33633 hera</text:p>
      <text:p text:style-name="P1">33634 here</text:p>
      <text:p text:style-name="P1">33635 heril</text:p>
      <text:p text:style-name="P1">33636 herma</text:p>
      <text:p text:style-name="P1">33641 heroo</text:p>
      <text:p text:style-name="P1">33642 herse</text:p>
      <text:p text:style-name="P1">33643 hertz</text:p>
      <text:p text:style-name="P1">33644 hesse</text:p>
      <text:p text:style-name="P1">33645 hetar</text:p>
      <text:p text:style-name="P1">33646 hete</text:p>
      <text:p text:style-name="P1">33651 heteu</text:p>
      <text:p text:style-name="P1">33652 hetol</text:p>
      <text:p text:style-name="P1">33653 heveu</text:p>
      <text:p text:style-name="P1">33654 hexa</text:p>
      <text:p text:style-name="P1">33655 hexal</text:p>
      <text:p text:style-name="P1">33656 hexil</text:p>
      <text:p text:style-name="P1">33661 hexol</text:p>
      <text:p text:style-name="P1">33662 heza</text:p>
      <text:p text:style-name="P1">33663 hial</text:p>
      <text:p text:style-name="P1">33664 hialo</text:p>
      <text:p text:style-name="P1">33665 hiato</text:p>
      <text:p text:style-name="P1">33666 hiava</text:p>
      <text:p text:style-name="P1">34111 hico</text:p>
      <text:p text:style-name="P1">34112 hicso</text:p>
      <text:p text:style-name="P1">34113 hidno</text:p>
      <text:p text:style-name="P1">34114 hidra</text:p>
      <text:p text:style-name="P1">34115 hidro</text:p>
      <text:p text:style-name="P1">34116 hiena</text:p>
      <text:p text:style-name="P1">34121 hifa</text:p>
      <text:p text:style-name="P1">34122 hifal</text:p>
      <text:p text:style-name="P1">34123 higro</text:p>
      <text:p text:style-name="P1">34124 hilar</text:p>
      <text:p text:style-name="P1">34125 hilo</text:p>
      <text:p text:style-name="P1">34126 himba</text:p>
      <text:p text:style-name="P1">34131 hindi</text:p>
      <text:p text:style-name="P1">34132 hindu</text:p>
      <text:p text:style-name="P1">34133 hingo</text:p>
      <text:p text:style-name="P1">34134 hinir</text:p>
      <text:p text:style-name="P1">34135 hino</text:p>
      <text:p text:style-name="P1">34136 hiper</text:p>
      <text:p text:style-name="P1">34141 hipno</text:p>
      <text:p text:style-name="P1">34142 hipo</text:p>
      <text:p text:style-name="P1">34143 hipte</text:p>
      <text:p text:style-name="P1">34144 hirco</text:p>
      <text:p text:style-name="P1">34145 hirpo</text:p>
      <text:p text:style-name="P1">34146 histo</text:p>
      <text:p text:style-name="P1">34151 hobby</text:p>
      <text:p text:style-name="P1">34152 hobo</text:p>
      <text:p text:style-name="P1">34153 hoio</text:p>
      <text:p text:style-name="P1">34154 hoje</text:p>
      <text:p text:style-name="P1">34155 holco</text:p>
      <text:p text:style-name="P1">34156 holo</text:p>
      <text:p text:style-name="P1">34161 hombo</text:p>
      <text:p text:style-name="P1">34162 homem</text:p>
      <text:p text:style-name="P1">34163 homeo</text:p>
      <text:p text:style-name="P1">34164 homia</text:p>
      <text:p text:style-name="P1">34165 homo</text:p>
      <text:p text:style-name="P1">34166 homum</text:p>
      <text:p text:style-name="P1">34211 hona</text:p>
      <text:p text:style-name="P1">34212 hongo</text:p>
      <text:p text:style-name="P1">34213 honor</text:p>
      <text:p text:style-name="P1">34214 honra</text:p>
      <text:p text:style-name="P1">34215 hopi</text:p>
      <text:p text:style-name="P1">34216 hoplo</text:p>
      <text:p text:style-name="P1">34221 hopo</text:p>
      <text:p text:style-name="P1">34222 hora</text:p>
      <text:p text:style-name="P1">34223 horal</text:p>
      <text:p text:style-name="P1">34224 horar</text:p>
      <text:p text:style-name="P1">34225 horda</text:p>
      <text:p text:style-name="P1">34226 horeu</text:p>
      <text:p text:style-name="P1">34231 hors</text:p>
      <text:p text:style-name="P1">34232 horsa</text:p>
      <text:p text:style-name="P1">34233 horta</text:p>
      <text:p text:style-name="P1">34234 horto</text:p>
      <text:p text:style-name="P1">34235 hosco</text:p>
      <text:p text:style-name="P1">34236 hoste</text:p>
      <text:p text:style-name="P1">34241 hote</text:p>
      <text:p text:style-name="P1">34242 hotel</text:p>
      <text:p text:style-name="P1">34243 hova</text:p>
      <text:p text:style-name="P1">34244 hoxa</text:p>
      <text:p text:style-name="P1">34245 http</text:p>
      <text:p text:style-name="P1">34246 huala</text:p>
      <text:p text:style-name="P1">34251 huane</text:p>
      <text:p text:style-name="P1">34252 huari</text:p>
      <text:p text:style-name="P1">34253 hubi</text:p>
      <text:p text:style-name="P1">34254 hubo</text:p>
      <text:p text:style-name="P1">34255 hude</text:p>
      <text:p text:style-name="P1">34256 huela</text:p>
      <text:p text:style-name="P1">34261 huido</text:p>
      <text:p text:style-name="P1">34262 huini</text:p>
      <text:p text:style-name="P1">34263 hula</text:p>
      <text:p text:style-name="P1">34264 hulha</text:p>
      <text:p text:style-name="P1">34265 humbe</text:p>
      <text:p text:style-name="P1">34266 humbi</text:p>
      <text:p text:style-name="P1">34311 humbo</text:p>
      <text:p text:style-name="P1">34312 humo</text:p>
      <text:p text:style-name="P1">34313 humor</text:p>
      <text:p text:style-name="P1">34314 hungo</text:p>
      <text:p text:style-name="P1">34315 huno</text:p>
      <text:p text:style-name="P1">34316 hura</text:p>
      <text:p text:style-name="P1">34321 huri</text:p>
      <text:p text:style-name="P1">34322 hurra</text:p>
      <text:p text:style-name="P1">34323 husa</text:p>
      <text:p text:style-name="P1">34324 husma</text:p>
      <text:p text:style-name="P1">34325 hutu</text:p>
      <text:p text:style-name="P1">34326 iaca</text:p>
      <text:p text:style-name="P1">34331 iacu</text:p>
      <text:p text:style-name="P1">34332 iaera</text:p>
      <text:p text:style-name="P1">34333 iafi</text:p>
      <text:p text:style-name="P1">34334 iago</text:p>
      <text:p text:style-name="P1">34335 iama</text:p>
      <text:p text:style-name="P1">34336 iambe</text:p>
      <text:p text:style-name="P1">34341 iambo</text:p>
      <text:p text:style-name="P1">34342 iami</text:p>
      <text:p text:style-name="P1">34343 ianam</text:p>
      <text:p text:style-name="P1">34344 iande</text:p>
      <text:p text:style-name="P1">34345 iandu</text:p>
      <text:p text:style-name="P1">34346 ianga</text:p>
      <text:p text:style-name="P1">34351 ianvo</text:p>
      <text:p text:style-name="P1">34352 iapa</text:p>
      <text:p text:style-name="P1">34353 iapu</text:p>
      <text:p text:style-name="P1">34354 iaque</text:p>
      <text:p text:style-name="P1">34355 iara</text:p>
      <text:p text:style-name="P1">34356 iaso</text:p>
      <text:p text:style-name="P1">34361 iatal</text:p>
      <text:p text:style-name="P1">34362 iate</text:p>
      <text:p text:style-name="P1">34363 iati</text:p>
      <text:p text:style-name="P1">34364 iatro</text:p>
      <text:p text:style-name="P1">34365 iauma</text:p>
      <text:p text:style-name="P1">34366 ibeji</text:p>
      <text:p text:style-name="P1">34411 ibere</text:p>
      <text:p text:style-name="P1">34412 ibero</text:p>
      <text:p text:style-name="P1">34413 ibim</text:p>
      <text:p text:style-name="P1">34414 ibira</text:p>
      <text:p text:style-name="P1">34415 ibiri</text:p>
      <text:p text:style-name="P1">34416 ibla</text:p>
      <text:p text:style-name="P1">34421 iboga</text:p>
      <text:p text:style-name="P1">34422 ibope</text:p>
      <text:p text:style-name="P1">34423 iboza</text:p>
      <text:p text:style-name="P1">34424 ibum</text:p>
      <text:p text:style-name="P1">34425 icaco</text:p>
      <text:p text:style-name="P1">34426 icala</text:p>
      <text:p text:style-name="P1">34431 icana</text:p>
      <text:p text:style-name="P1">34432 icbal</text:p>
      <text:p text:style-name="P1">34433 icelo</text:p>
      <text:p text:style-name="P1">34434 iceno</text:p>
      <text:p text:style-name="P1">34435 icica</text:p>
      <text:p text:style-name="P1">34436 icle</text:p>
      <text:p text:style-name="P1">34441 icomo</text:p>
      <text:p text:style-name="P1">34442 icor</text:p>
      <text:p text:style-name="P1">34443 ictal</text:p>
      <text:p text:style-name="P1">34444 ictio</text:p>
      <text:p text:style-name="P1">34445 icto</text:p>
      <text:p text:style-name="P1">34446 icum</text:p>
      <text:p text:style-name="P1">34451 icuns</text:p>
      <text:p text:style-name="P1">34452 idade</text:p>
      <text:p text:style-name="P1">34453 idate</text:p>
      <text:p text:style-name="P1">34454 ideal</text:p>
      <text:p text:style-name="P1">34455 idear</text:p>
      <text:p text:style-name="P1">34456 ideia</text:p>
      <text:p text:style-name="P1">34461 idem</text:p>
      <text:p text:style-name="P1">34462 idio</text:p>
      <text:p text:style-name="P1">34463 idose</text:p>
      <text:p text:style-name="P1">34464 idoso</text:p>
      <text:p text:style-name="P1">34465 idria</text:p>
      <text:p text:style-name="P1">34466 idrol</text:p>
      <text:p text:style-name="P1">34511 iduna</text:p>
      <text:p text:style-name="P1">34512 ieixa</text:p>
      <text:p text:style-name="P1">34513 ielmo</text:p>
      <text:p text:style-name="P1">34514 iene</text:p>
      <text:p text:style-name="P1">34515 iento</text:p>
      <text:p text:style-name="P1">34516 iera</text:p>
      <text:p text:style-name="P1">34521 ietim</text:p>
      <text:p text:style-name="P1">34522 ifata</text:p>
      <text:p text:style-name="P1">34523 ifol</text:p>
      <text:p text:style-name="P1">34524 igabo</text:p>
      <text:p text:style-name="P1">34525 igaci</text:p>
      <text:p text:style-name="P1">34526 igala</text:p>
      <text:p text:style-name="P1">34531 igara</text:p>
      <text:p text:style-name="P1">34532 igba</text:p>
      <text:p text:style-name="P1">34533 igbi</text:p>
      <text:p text:style-name="P1">34534 igbim</text:p>
      <text:p text:style-name="P1">34535 igbo</text:p>
      <text:p text:style-name="P1">34536 igde</text:p>
      <text:p text:style-name="P1">34541 iglu</text:p>
      <text:p text:style-name="P1">34542 igoga</text:p>
      <text:p text:style-name="P1">34543 igual</text:p>
      <text:p text:style-name="P1">34544 iguar</text:p>
      <text:p text:style-name="P1">34545 igui</text:p>
      <text:p text:style-name="P1">34546 iini</text:p>
      <text:p text:style-name="P1">34551 ijebu</text:p>
      <text:p text:style-name="P1">34552 ijoco</text:p>
      <text:p text:style-name="P1">34553 ilar</text:p>
      <text:p text:style-name="P1">34554 ilese</text:p>
      <text:p text:style-name="P1">34555 ileso</text:p>
      <text:p text:style-name="P1">34556 ilha</text:p>
      <text:p text:style-name="P1">34561 ilhal</text:p>
      <text:p text:style-name="P1">34562 ilhar</text:p>
      <text:p text:style-name="P1">34563 ilhoa</text:p>
      <text:p text:style-name="P1">34564 ilio</text:p>
      <text:p text:style-name="P1">34565 iliza</text:p>
      <text:p text:style-name="P1">34566 ilota</text:p>
      <text:p text:style-name="P1">34611 iltra</text:p>
      <text:p text:style-name="P1">34612 iluca</text:p>
      <text:p text:style-name="P1">34613 iluso</text:p>
      <text:p text:style-name="P1">34614 imago</text:p>
      <text:p text:style-name="P1">34615 imala</text:p>
      <text:p text:style-name="P1">34616 imame</text:p>
      <text:p text:style-name="P1">34621 imamo</text:p>
      <text:p text:style-name="P1">34622 imba</text:p>
      <text:p text:style-name="P1">34623 imbu</text:p>
      <text:p text:style-name="P1">34624 imene</text:p>
      <text:p text:style-name="P1">34625 imido</text:p>
      <text:p text:style-name="P1">34626 impar</text:p>
      <text:p text:style-name="P1">34631 impi</text:p>
      <text:p text:style-name="P1">34632 impio</text:p>
      <text:p text:style-name="P1">34633 impol</text:p>
      <text:p text:style-name="P1">34634 impor</text:p>
      <text:p text:style-name="P1">34635 imune</text:p>
      <text:p text:style-name="P1">34636 imuno</text:p>
      <text:p text:style-name="P1">34641 inab</text:p>
      <text:p text:style-name="P1">34642 iname</text:p>
      <text:p text:style-name="P1">34643 inamu</text:p>
      <text:p text:style-name="P1">34644 inato</text:p>
      <text:p text:style-name="P1">34645 inca</text:p>
      <text:p text:style-name="P1">34646 incha</text:p>
      <text:p text:style-name="P1">34651 incro</text:p>
      <text:p text:style-name="P1">34652 inda</text:p>
      <text:p text:style-name="P1">34653 indi</text:p>
      <text:p text:style-name="P1">34654 india</text:p>
      <text:p text:style-name="P1">34655 indjo</text:p>
      <text:p text:style-name="P1">34656 indo</text:p>
      <text:p text:style-name="P1">34661 inexo</text:p>
      <text:p text:style-name="P1">34662 infer</text:p>
      <text:p text:style-name="P1">34663 info</text:p>
      <text:p text:style-name="P1">34664 infra</text:p>
      <text:p text:style-name="P1">34665 inge</text:p>
      <text:p text:style-name="P1">34666 ingo</text:p>
      <text:p text:style-name="P1"><text:soft-page-break/>35111 ingre</text:p>
      <text:p text:style-name="P1">35112 inite</text:p>
      <text:p text:style-name="P1">35113 injou</text:p>
      <text:p text:style-name="P1">35114 inla</text:p>
      <text:p text:style-name="P1">35115 inoma</text:p>
      <text:p text:style-name="P1">35116 inox</text:p>
      <text:p text:style-name="P1">35121 inter</text:p>
      <text:p text:style-name="P1">35122 intra</text:p>
      <text:p text:style-name="P1">35123 inube</text:p>
      <text:p text:style-name="P1">35124 invar</text:p>
      <text:p text:style-name="P1">35125 inxu</text:p>
      <text:p text:style-name="P1">35126 iobar</text:p>
      <text:p text:style-name="P1">35131 iodar</text:p>
      <text:p text:style-name="P1">35132 iodol</text:p>
      <text:p text:style-name="P1">35133 iodos</text:p>
      <text:p text:style-name="P1">35134 ioga</text:p>
      <text:p text:style-name="P1">35135 iogue</text:p>
      <text:p text:style-name="P1">35136 iolau</text:p>
      <text:p text:style-name="P1">35141 iolco</text:p>
      <text:p text:style-name="P1">35142 iole</text:p>
      <text:p text:style-name="P1">35143 ioli</text:p>
      <text:p text:style-name="P1">35144 iolo</text:p>
      <text:p text:style-name="P1">35145 ione</text:p>
      <text:p text:style-name="P1">35146 ionte</text:p>
      <text:p text:style-name="P1">35151 iope</text:p>
      <text:p text:style-name="P1">35152 iota</text:p>
      <text:p text:style-name="P1">35153 ipaca</text:p>
      <text:p text:style-name="P1">35154 ipadu</text:p>
      <text:p text:style-name="P1">35155 ipeca</text:p>
      <text:p text:style-name="P1">35156 ipecu</text:p>
      <text:p text:style-name="P1">35161 ipiti</text:p>
      <text:p text:style-name="P1">35162 ipre</text:p>
      <text:p text:style-name="P1">35163 ipsis</text:p>
      <text:p text:style-name="P1">35164 ipuca</text:p>
      <text:p text:style-name="P1">35165 irade</text:p>
      <text:p text:style-name="P1">35166 irado</text:p>
      <text:p text:style-name="P1">35211 irani</text:p>
      <text:p text:style-name="P1">35212 irar</text:p>
      <text:p text:style-name="P1">35213 irari</text:p>
      <text:p text:style-name="P1">35214 irene</text:p>
      <text:p text:style-name="P1">35215 ireno</text:p>
      <text:p text:style-name="P1">35216 ires</text:p>
      <text:p text:style-name="P1">35221 irial</text:p>
      <text:p text:style-name="P1">35222 iriar</text:p>
      <text:p text:style-name="P1">35223 iriju</text:p>
      <text:p text:style-name="P1">35224 irino</text:p>
      <text:p text:style-name="P1">35225 irite</text:p>
      <text:p text:style-name="P1">35226 iriva</text:p>
      <text:p text:style-name="P1">35231 iriz</text:p>
      <text:p text:style-name="P1">35232 irma</text:p>
      <text:p text:style-name="P1">35233 iroco</text:p>
      <text:p text:style-name="P1">35234 irol</text:p>
      <text:p text:style-name="P1">35235 irone</text:p>
      <text:p text:style-name="P1">35236 irono</text:p>
      <text:p text:style-name="P1">35241 iroso</text:p>
      <text:p text:style-name="P1">35242 irpa</text:p>
      <text:p text:style-name="P1">35243 irra</text:p>
      <text:p text:style-name="P1">35244 irum</text:p>
      <text:p text:style-name="P1">35245 iruri</text:p>
      <text:p text:style-name="P1">35246 isala</text:p>
      <text:p text:style-name="P1">35251 isar</text:p>
      <text:p text:style-name="P1">35252 isaro</text:p>
      <text:p text:style-name="P1">35253 isba</text:p>
      <text:p text:style-name="P1">35254 isca</text:p>
      <text:p text:style-name="P1">35255 iscar</text:p>
      <text:p text:style-name="P1">35256 isei</text:p>
      <text:p text:style-name="P1">35261 iseio</text:p>
      <text:p text:style-name="P1">35262 isele</text:p>
      <text:p text:style-name="P1">35263 isgo</text:p>
      <text:p text:style-name="P1">35264 isio</text:p>
      <text:p text:style-name="P1">35265 ismo</text:p>
      <text:p text:style-name="P1">35266 isoca</text:p>
      <text:p text:style-name="P1">35311 issei</text:p>
      <text:p text:style-name="P1">35312 isseu</text:p>
      <text:p text:style-name="P1">35313 isso</text:p>
      <text:p text:style-name="P1">35314 istmo</text:p>
      <text:p text:style-name="P1">35315 isto</text:p>
      <text:p text:style-name="P1">35316 istro</text:p>
      <text:p text:style-name="P1">35321 isuro</text:p>
      <text:p text:style-name="P1">35322 isuso</text:p>
      <text:p text:style-name="P1">35323 itaca</text:p>
      <text:p text:style-name="P1">35324 itano</text:p>
      <text:p text:style-name="P1">35325 itapu</text:p>
      <text:p text:style-name="P1">35326 itati</text:p>
      <text:p text:style-name="P1">35331 itau</text:p>
      <text:p text:style-name="P1">35332 item</text:p>
      <text:p text:style-name="P1">35333 itobi</text:p>
      <text:p text:style-name="P1">35334 itos</text:p>
      <text:p text:style-name="P1">35335 itral</text:p>
      <text:p text:style-name="P1">35336 itrol</text:p>
      <text:p text:style-name="P1">35341 ituna</text:p>
      <text:p text:style-name="P1">35342 iuane</text:p>
      <text:p text:style-name="P1">35343 iupi</text:p>
      <text:p text:style-name="P1">35344 iuri</text:p>
      <text:p text:style-name="P1">35345 iurte</text:p>
      <text:p text:style-name="P1">35346 ivaol</text:p>
      <text:p text:style-name="P1">35351 iveca</text:p>
      <text:p text:style-name="P1">35352 ivesa</text:p>
      <text:p text:style-name="P1">35353 ixode</text:p>
      <text:p text:style-name="P1">35354 ixodo</text:p>
      <text:p text:style-name="P1">35355 ixora</text:p>
      <text:p text:style-name="P1">35356 izal</text:p>
      <text:p text:style-name="P1">35361 izar</text:p>
      <text:p text:style-name="P1">35362 izgo</text:p>
      <text:p text:style-name="P1">35363 izuzo</text:p>
      <text:p text:style-name="P1">35364 jabe</text:p>
      <text:p text:style-name="P1">35365 jabre</text:p>
      <text:p text:style-name="P1">35366 jabu</text:p>
      <text:p text:style-name="P1">35411 jaca</text:p>
      <text:p text:style-name="P1">35412 jaci</text:p>
      <text:p text:style-name="P1">35413 jaco</text:p>
      <text:p text:style-name="P1">35414 jacre</text:p>
      <text:p text:style-name="P1">35415 jacu</text:p>
      <text:p text:style-name="P1">35416 jade</text:p>
      <text:p text:style-name="P1">35421 jaez</text:p>
      <text:p text:style-name="P1">35422 jaga</text:p>
      <text:p text:style-name="P1">35423 jagaz</text:p>
      <text:p text:style-name="P1">35424 jagre</text:p>
      <text:p text:style-name="P1">35425 jague</text:p>
      <text:p text:style-name="P1">35426 jaina</text:p>
      <text:p text:style-name="P1">35431 jaio</text:p>
      <text:p text:style-name="P1">35432 jala</text:p>
      <text:p text:style-name="P1">35433 jalde</text:p>
      <text:p text:style-name="P1">35434 jales</text:p>
      <text:p text:style-name="P1">35435 jalia</text:p>
      <text:p text:style-name="P1">35436 jalne</text:p>
      <text:p text:style-name="P1">35441 jambi</text:p>
      <text:p text:style-name="P1">35442 jambo</text:p>
      <text:p text:style-name="P1">35443 jambu</text:p>
      <text:p text:style-name="P1">35444 jami</text:p>
      <text:p text:style-name="P1">35445 janal</text:p>
      <text:p text:style-name="P1">35446 janar</text:p>
      <text:p text:style-name="P1">35451 jande</text:p>
      <text:p text:style-name="P1">35452 jandu</text:p>
      <text:p text:style-name="P1">35453 janfa</text:p>
      <text:p text:style-name="P1">35454 jango</text:p>
      <text:p text:style-name="P1">35455 janja</text:p>
      <text:p text:style-name="P1">35456 jano</text:p>
      <text:p text:style-name="P1">35461 japi</text:p>
      <text:p text:style-name="P1">35462 japim</text:p>
      <text:p text:style-name="P1">35463 japu</text:p>
      <text:p text:style-name="P1">35464 jaque</text:p>
      <text:p text:style-name="P1">35465 jardo</text:p>
      <text:p text:style-name="P1">35466 jaro</text:p>
      <text:p text:style-name="P1">35511 jarro</text:p>
      <text:p text:style-name="P1">35512 jaru</text:p>
      <text:p text:style-name="P1">35513 jaspe</text:p>
      <text:p text:style-name="P1">35514 jasso</text:p>
      <text:p text:style-name="P1">35515 jatar</text:p>
      <text:p text:style-name="P1">35516 jati</text:p>
      <text:p text:style-name="P1">35521 jato</text:p>
      <text:p text:style-name="P1">35522 jator</text:p>
      <text:p text:style-name="P1">35523 jatu</text:p>
      <text:p text:style-name="P1">35524 jaula</text:p>
      <text:p text:style-name="P1">35525 java</text:p>
      <text:p text:style-name="P1">35526 jazer</text:p>
      <text:p text:style-name="P1">35531 jazz</text:p>
      <text:p text:style-name="P1">35532 jeans</text:p>
      <text:p text:style-name="P1">35533 jeba</text:p>
      <text:p text:style-name="P1">35534 jebu</text:p>
      <text:p text:style-name="P1">35535 jeca</text:p>
      <text:p text:style-name="P1">35536 jeco</text:p>
      <text:p text:style-name="P1">35541 jeep</text:p>
      <text:p text:style-name="P1">35542 jegre</text:p>
      <text:p text:style-name="P1">35543 jegue</text:p>
      <text:p text:style-name="P1">35544 jeira</text:p>
      <text:p text:style-name="P1">35545 jeito</text:p>
      <text:p text:style-name="P1">35546 jeje</text:p>
      <text:p text:style-name="P1">35551 jeju</text:p>
      <text:p text:style-name="P1">35552 jejum</text:p>
      <text:p text:style-name="P1">35553 jeni</text:p>
      <text:p text:style-name="P1">35554 jeque</text:p>
      <text:p text:style-name="P1">35555 jequi</text:p>
      <text:p text:style-name="P1">35556 jero</text:p>
      <text:p text:style-name="P1">35561 jerra</text:p>
      <text:p text:style-name="P1">35562 jeru</text:p>
      <text:p text:style-name="P1">35563 jesu</text:p>
      <text:p text:style-name="P1">35564 jeta</text:p>
      <text:p text:style-name="P1">35565 jetom</text:p>
      <text:p text:style-name="P1">35566 jiba</text:p>
      <text:p text:style-name="P1">35611 jibi</text:p>
      <text:p text:style-name="P1">35612 jiefo</text:p>
      <text:p text:style-name="P1">35613 jievo</text:p>
      <text:p text:style-name="P1">35614 jiga</text:p>
      <text:p text:style-name="P1">35615 jiju</text:p>
      <text:p text:style-name="P1">35616 jile</text:p>
      <text:p text:style-name="P1">35621 jimba</text:p>
      <text:p text:style-name="P1">35622 jimbe</text:p>
      <text:p text:style-name="P1">35623 jimbo</text:p>
      <text:p text:style-name="P1">35624 jina</text:p>
      <text:p text:style-name="P1">35625 jinge</text:p>
      <text:p text:style-name="P1">35626 jingo</text:p>
      <text:p text:style-name="P1">35631 jinje</text:p>
      <text:p text:style-name="P1">35632 jinx</text:p>
      <text:p text:style-name="P1">35633 jipe</text:p>
      <text:p text:style-name="P1">35634 jipi</text:p>
      <text:p text:style-name="P1">35635 jipio</text:p>
      <text:p text:style-name="P1">35636 jique</text:p>
      <text:p text:style-name="P1">35641 jiqui</text:p>
      <text:p text:style-name="P1">35642 jirau</text:p>
      <text:p text:style-name="P1">35643 jire</text:p>
      <text:p text:style-name="P1">35644 jiso</text:p>
      <text:p text:style-name="P1">35645 jiti</text:p>
      <text:p text:style-name="P1">35646 jito</text:p>
      <text:p text:style-name="P1">35651 jitsu</text:p>
      <text:p text:style-name="P1">35652 joana</text:p>
      <text:p text:style-name="P1">35653 joane</text:p>
      <text:p text:style-name="P1">35654 joar</text:p>
      <text:p text:style-name="P1">35655 jobar</text:p>
      <text:p text:style-name="P1">35656 joco</text:p>
      <text:p text:style-name="P1">35661 joeta</text:p>
      <text:p text:style-name="P1">35662 joga</text:p>
      <text:p text:style-name="P1">35663 jogar</text:p>
      <text:p text:style-name="P1">35664 jogla</text:p>
      <text:p text:style-name="P1">35665 jogo</text:p>
      <text:p text:style-name="P1">35666 john</text:p>
      <text:p text:style-name="P1">36111 joia</text:p>
      <text:p text:style-name="P1">36112 joina</text:p>
      <text:p text:style-name="P1">36113 joint</text:p>
      <text:p text:style-name="P1">36114 joio</text:p>
      <text:p text:style-name="P1">36115 jola</text:p>
      <text:p text:style-name="P1">36116 jolar</text:p>
      <text:p text:style-name="P1">36121 jolco</text:p>
      <text:p text:style-name="P1">36122 jolda</text:p>
      <text:p text:style-name="P1">36123 jolga</text:p>
      <text:p text:style-name="P1">36124 joli</text:p>
      <text:p text:style-name="P1">36125 joliz</text:p>
      <text:p text:style-name="P1">36126 jomo</text:p>
      <text:p text:style-name="P1">36131 jone</text:p>
      <text:p text:style-name="P1">36132 jongo</text:p>
      <text:p text:style-name="P1">36133 jono</text:p>
      <text:p text:style-name="P1">36134 joor</text:p>
      <text:p text:style-name="P1">36135 jopa</text:p>
      <text:p text:style-name="P1">36136 jorge</text:p>
      <text:p text:style-name="P1">36141 jorim</text:p>
      <text:p text:style-name="P1">36142 jorne</text:p>
      <text:p text:style-name="P1">36143 jorro</text:p>
      <text:p text:style-name="P1">36144 jota</text:p>
      <text:p text:style-name="P1">36145 jote</text:p>
      <text:p text:style-name="P1">36146 jouja</text:p>
      <text:p text:style-name="P1">36151 joule</text:p>
      <text:p text:style-name="P1">36152 jour</text:p>
      <text:p text:style-name="P1">36153 jovem</text:p>
      <text:p text:style-name="P1">36154 juami</text:p>
      <text:p text:style-name="P1">36155 juan</text:p>
      <text:p text:style-name="P1">36156 juana</text:p>
      <text:p text:style-name="P1">36161 juar</text:p>
      <text:p text:style-name="P1">36162 juari</text:p>
      <text:p text:style-name="P1">36163 juati</text:p>
      <text:p text:style-name="P1">36164 juba</text:p>
      <text:p text:style-name="P1">36165 jubeu</text:p>
      <text:p text:style-name="P1">36166 juca</text:p>
      <text:p text:style-name="P1">36211 jucu</text:p>
      <text:p text:style-name="P1">36212 judas</text:p>
      <text:p text:style-name="P1">36213 judeo</text:p>
      <text:p text:style-name="P1">36214 judeu</text:p>
      <text:p text:style-name="P1">36215 judia</text:p>
      <text:p text:style-name="P1">36216 judo</text:p>
      <text:p text:style-name="P1">36221 judum</text:p>
      <text:p text:style-name="P1">36222 jugal</text:p>
      <text:p text:style-name="P1">36223 jugar</text:p>
      <text:p text:style-name="P1">36224 juge</text:p>
      <text:p text:style-name="P1">36225 jugos</text:p>
      <text:p text:style-name="P1">36226 jugum</text:p>
      <text:p text:style-name="P1">36231 juina</text:p>
      <text:p text:style-name="P1">36232 juiz</text:p>
      <text:p text:style-name="P1">36233 juju</text:p>
      <text:p text:style-name="P1">36234 jule</text:p>
      <text:p text:style-name="P1">36235 julho</text:p>
      <text:p text:style-name="P1">36236 julo</text:p>
      <text:p text:style-name="P1">36241 juma</text:p>
      <text:p text:style-name="P1">36242 jumbo</text:p>
      <text:p text:style-name="P1">36243 juna</text:p>
      <text:p text:style-name="P1">36244 junco</text:p>
      <text:p text:style-name="P1">36245 jundo</text:p>
      <text:p text:style-name="P1">36246 jundu</text:p>
      <text:p text:style-name="P1">36251 jungo</text:p>
      <text:p text:style-name="P1">36252 junho</text:p>
      <text:p text:style-name="P1">36253 juqui</text:p>
      <text:p text:style-name="P1">36254 jurar</text:p>
      <text:p text:style-name="P1">36255 juri</text:p>
      <text:p text:style-name="P1">36256 juro</text:p>
      <text:p text:style-name="P1">36261 juru</text:p>
      <text:p text:style-name="P1">36262 juso</text:p>
      <text:p text:style-name="P1">36263 justa</text:p>
      <text:p text:style-name="P1">36264 juta</text:p>
      <text:p text:style-name="P1">36265 juto</text:p>
      <text:p text:style-name="P1">36266 jutu</text:p>
      <text:p text:style-name="P1">36311 juuna</text:p>
      <text:p text:style-name="P1">36312 juva</text:p>
      <text:p text:style-name="P1">36313 juvu</text:p>
      <text:p text:style-name="P1">36314 kart</text:p>
      <text:p text:style-name="P1">36315 kbps</text:p>
      <text:p text:style-name="P1">36316 kemp</text:p>
      <text:p text:style-name="P1">36321 khmer</text:p>
      <text:p text:style-name="P1">36322 kibi</text:p>
      <text:p text:style-name="P1">36323 kilo</text:p>
      <text:p text:style-name="P1">36324 komi</text:p>
      <text:p text:style-name="P1">36325 kung</text:p>
      <text:p text:style-name="P1">36326 laba</text:p>
      <text:p text:style-name="P1">36331 labo</text:p>
      <text:p text:style-name="P1">36332 labor</text:p>
      <text:p text:style-name="P1">36333 labro</text:p>
      <text:p text:style-name="P1">36334 laca</text:p>
      <text:p text:style-name="P1">36335 lacar</text:p>
      <text:p text:style-name="P1">36336 lacha</text:p>
      <text:p text:style-name="P1">36341 lacmo</text:p>
      <text:p text:style-name="P1">36342 lacni</text:p>
      <text:p text:style-name="P1">36343 lacno</text:p>
      <text:p text:style-name="P1">36344 laco</text:p>
      <text:p text:style-name="P1">36345 lacol</text:p>
      <text:p text:style-name="P1">36346 lacre</text:p>
      <text:p text:style-name="P1">36351 ladim</text:p>
      <text:p text:style-name="P1">36352 lado</text:p>
      <text:p text:style-name="P1">36353 ladro</text:p>
      <text:p text:style-name="P1">36354 ladu</text:p>
      <text:p text:style-name="P1">36355 lagar</text:p>
      <text:p text:style-name="P1">36356 lage</text:p>
      <text:p text:style-name="P1">36361 lago</text:p>
      <text:p text:style-name="P1">36362 lagoa</text:p>
      <text:p text:style-name="P1">36363 laia</text:p>
      <text:p text:style-name="P1">36364 laico</text:p>
      <text:p text:style-name="P1">36365 laija</text:p>
      <text:p text:style-name="P1">36366 lailo</text:p>
      <text:p text:style-name="P1">36411 laime</text:p>
      <text:p text:style-name="P1">36412 laitu</text:p>
      <text:p text:style-name="P1">36413 lajar</text:p>
      <text:p text:style-name="P1">36414 laje</text:p>
      <text:p text:style-name="P1">36415 lajem</text:p>
      <text:p text:style-name="P1">36416 lala</text:p>
      <text:p text:style-name="P1">36421 lalar</text:p>
      <text:p text:style-name="P1">36422 lalia</text:p>
      <text:p text:style-name="P1">36423 lalna</text:p>
      <text:p text:style-name="P1">36424 lama</text:p>
      <text:p text:style-name="P1">36425 lambe</text:p>
      <text:p text:style-name="P1">36426 lambu</text:p>
      <text:p text:style-name="P1">36431 lamel</text:p>
      <text:p text:style-name="P1">36432 lami</text:p>
      <text:p text:style-name="P1">36433 lamna</text:p>
      <text:p text:style-name="P1">36434 lampo</text:p>
      <text:p text:style-name="P1">36435 lana</text:p>
      <text:p text:style-name="P1">36436 lanar</text:p>
      <text:p text:style-name="P1">36441 lande</text:p>
      <text:p text:style-name="P1">36442 landi</text:p>
      <text:p text:style-name="P1">36443 landu</text:p>
      <text:p text:style-name="P1">36444 langi</text:p>
      <text:p text:style-name="P1">36445 lango</text:p>
      <text:p text:style-name="P1">36446 lanho</text:p>
      <text:p text:style-name="P1">36451 lanti</text:p>
      <text:p text:style-name="P1">36452 lapa</text:p>
      <text:p text:style-name="P1">36453 lapar</text:p>
      <text:p text:style-name="P1">36454 lapim</text:p>
      <text:p text:style-name="P1">36455 lapre</text:p>
      <text:p text:style-name="P1">36456 lapso</text:p>
      <text:p text:style-name="P1">36461 lapuz</text:p>
      <text:p text:style-name="P1">36462 laque</text:p>
      <text:p text:style-name="P1">36463 larau</text:p>
      <text:p text:style-name="P1">36464 lardo</text:p>
      <text:p text:style-name="P1">36465 larga</text:p>
      <text:p text:style-name="P1">36466 largo</text:p>
      <text:p text:style-name="P1">36511 lari</text:p>
      <text:p text:style-name="P1">36512 larim</text:p>
      <text:p text:style-name="P1">36513 laro</text:p>
      <text:p text:style-name="P1">36514 laroz</text:p>
      <text:p text:style-name="P1">36515 larro</text:p>
      <text:p text:style-name="P1">36516 larva</text:p>
      <text:p text:style-name="P1">36521 lasca</text:p>
      <text:p text:style-name="P1">36522 laser</text:p>
      <text:p text:style-name="P1">36523 lasi</text:p>
      <text:p text:style-name="P1">36524 lata</text:p>
      <text:p text:style-name="P1">36525 later</text:p>
      <text:p text:style-name="P1">36526 latim</text:p>
      <text:p text:style-name="P1">36531 latir</text:p>
      <text:p text:style-name="P1">36532 laude</text:p>
      <text:p text:style-name="P1">36533 laudo</text:p>
      <text:p text:style-name="P1">36534 lauro</text:p>
      <text:p text:style-name="P1">36535 lauto</text:p>
      <text:p text:style-name="P1">36536 lava</text:p>
      <text:p text:style-name="P1">36541 lavar</text:p>
      <text:p text:style-name="P1">36542 lavor</text:p>
      <text:p text:style-name="P1">36543 lavra</text:p>
      <text:p text:style-name="P1">36544 laxar</text:p>
      <text:p text:style-name="P1">36545 lazer</text:p>
      <text:p text:style-name="P1">36546 lazo</text:p>
      <text:p text:style-name="P1">36551 leais</text:p>
      <text:p text:style-name="P1">36552 leal</text:p>
      <text:p text:style-name="P1">36553 lear</text:p>
      <text:p text:style-name="P1">36554 leba</text:p>
      <text:p text:style-name="P1">36555 lebre</text:p>
      <text:p text:style-name="P1">36556 lebu</text:p>
      <text:p text:style-name="P1">36561 lecal</text:p>
      <text:p text:style-name="P1">36562 leco</text:p>
      <text:p text:style-name="P1">36563 lecre</text:p>
      <text:p text:style-name="P1">36564 ledo</text:p>
      <text:p text:style-name="P1">36565 ledol</text:p>
      <text:p text:style-name="P1">36566 ledor</text:p>
      <text:p text:style-name="P1">36611 ledra</text:p>
      <text:p text:style-name="P1">36612 leeia</text:p>
      <text:p text:style-name="P1">36613 legal</text:p>
      <text:p text:style-name="P1">36614 legar</text:p>
      <text:p text:style-name="P1">36615 legba</text:p>
      <text:p text:style-name="P1">36616 legis</text:p>
      <text:p text:style-name="P1">36621 leila</text:p>
      <text:p text:style-name="P1">36622 leino</text:p>
      <text:p text:style-name="P1">36623 leite</text:p>
      <text:p text:style-name="P1">36624 leito</text:p>
      <text:p text:style-name="P1">36625 leiva</text:p>
      <text:p text:style-name="P1">36626 leixa</text:p>
      <text:p text:style-name="P1">36631 leixe</text:p>
      <text:p text:style-name="P1">36632 lele</text:p>
      <text:p text:style-name="P1">36633 lelo</text:p>
      <text:p text:style-name="P1">36634 lemba</text:p>
      <text:p text:style-name="P1">36635 lembo</text:p>
      <text:p text:style-name="P1">36636 leme</text:p>
      <text:p text:style-name="P1">36641 lemna</text:p>
      <text:p text:style-name="P1">36642 lemos</text:p>
      <text:p text:style-name="P1">36643 lempa</text:p>
      <text:p text:style-name="P1">36644 lenca</text:p>
      <text:p text:style-name="P1">36645 lende</text:p>
      <text:p text:style-name="P1">36646 lendu</text:p>
      <text:p text:style-name="P1">36651 leneu</text:p>
      <text:p text:style-name="P1">36652 lenga</text:p>
      <text:p text:style-name="P1">36653 lenha</text:p>
      <text:p text:style-name="P1">36654 lenho</text:p>
      <text:p text:style-name="P1">36655 lenir</text:p>
      <text:p text:style-name="P1">36656 lens</text:p>
      <text:p text:style-name="P1">36661 lento</text:p>
      <text:p text:style-name="P1">36662 leoa</text:p>
      <text:p text:style-name="P1">36663 leoba</text:p>
      <text:p text:style-name="P1">36664 leone</text:p>
      <text:p text:style-name="P1">36665 lepas</text:p>
      <text:p text:style-name="P1">36666 lepes</text:p>
      <text:p text:style-name="P1"><text:soft-page-break/>41111 lepra</text:p>
      <text:p text:style-name="P1">41112 lepto</text:p>
      <text:p text:style-name="P1">41113 leque</text:p>
      <text:p text:style-name="P1">41114 lerca</text:p>
      <text:p text:style-name="P1">41115 lerdo</text:p>
      <text:p text:style-name="P1">41116 lerna</text:p>
      <text:p text:style-name="P1">41121 lero</text:p>
      <text:p text:style-name="P1">41122 lerpe</text:p>
      <text:p text:style-name="P1">41123 lesa</text:p>
      <text:p text:style-name="P1">41124 lesar</text:p>
      <text:p text:style-name="P1">41125 lesco</text:p>
      <text:p text:style-name="P1">41126 lesim</text:p>
      <text:p text:style-name="P1">41131 lesma</text:p>
      <text:p text:style-name="P1">41132 leso</text:p>
      <text:p text:style-name="P1">41133 leste</text:p>
      <text:p text:style-name="P1">41134 letal</text:p>
      <text:p text:style-name="P1">41135 leteu</text:p>
      <text:p text:style-name="P1">41136 leto</text:p>
      <text:p text:style-name="P1">41141 letra</text:p>
      <text:p text:style-name="P1">41142 letro</text:p>
      <text:p text:style-name="P1">41143 leuco</text:p>
      <text:p text:style-name="P1">41144 leude</text:p>
      <text:p text:style-name="P1">41145 leva</text:p>
      <text:p text:style-name="P1">41146 levar</text:p>
      <text:p text:style-name="P1">41151 leve</text:p>
      <text:p text:style-name="P1">41152 levez</text:p>
      <text:p text:style-name="P1">41153 lexia</text:p>
      <text:p text:style-name="P1">41154 lhama</text:p>
      <text:p text:style-name="P1">41155 lhano</text:p>
      <text:p text:style-name="P1">41156 liabo</text:p>
      <text:p text:style-name="P1">41161 liame</text:p>
      <text:p text:style-name="P1">41162 liana</text:p>
      <text:p text:style-name="P1">41163 liar</text:p>
      <text:p text:style-name="P1">41164 liase</text:p>
      <text:p text:style-name="P1">41165 libar</text:p>
      <text:p text:style-name="P1">41166 libau</text:p>
      <text:p text:style-name="P1">41211 liber</text:p>
      <text:p text:style-name="P1">41212 libi</text:p>
      <text:p text:style-name="P1">41213 libra</text:p>
      <text:p text:style-name="P1">41214 libua</text:p>
      <text:p text:style-name="P1">41215 lica</text:p>
      <text:p text:style-name="P1">41216 lice</text:p>
      <text:p text:style-name="P1">41221 liceu</text:p>
      <text:p text:style-name="P1">41222 lichi</text:p>
      <text:p text:style-name="P1">41223 licne</text:p>
      <text:p text:style-name="P1">41224 licor</text:p>
      <text:p text:style-name="P1">41225 licra</text:p>
      <text:p text:style-name="P1">41226 licto</text:p>
      <text:p text:style-name="P1">41231 lidar</text:p>
      <text:p text:style-name="P1">41232 lide</text:p>
      <text:p text:style-name="P1">41233 liga</text:p>
      <text:p text:style-name="P1">41234 ligal</text:p>
      <text:p text:style-name="P1">41235 ligar</text:p>
      <text:p text:style-name="P1">41236 ligbi</text:p>
      <text:p text:style-name="P1">41241 ligeu</text:p>
      <text:p text:style-name="P1">41242 light</text:p>
      <text:p text:style-name="P1">41243 lila</text:p>
      <text:p text:style-name="P1">41244 lili</text:p>
      <text:p text:style-name="P1">41245 lima</text:p>
      <text:p text:style-name="P1">41246 limar</text:p>
      <text:p text:style-name="P1">41251 limax</text:p>
      <text:p text:style-name="P1">41252 limbo</text:p>
      <text:p text:style-name="P1">41253 limo</text:p>
      <text:p text:style-name="P1">41254 limpa</text:p>
      <text:p text:style-name="P1">41255 limpo</text:p>
      <text:p text:style-name="P1">41256 lince</text:p>
      <text:p text:style-name="P1">41261 linco</text:p>
      <text:p text:style-name="P1">41262 linda</text:p>
      <text:p text:style-name="P1">41263 linde</text:p>
      <text:p text:style-name="P1">41264 lindo</text:p>
      <text:p text:style-name="P1">41265 line</text:p>
      <text:p text:style-name="P1">41266 linfo</text:p>
      <text:p text:style-name="P1">41311 linha</text:p>
      <text:p text:style-name="P1">41312 linho</text:p>
      <text:p text:style-name="P1">41313 link</text:p>
      <text:p text:style-name="P1">41314 lino</text:p>
      <text:p text:style-name="P1">41315 linx</text:p>
      <text:p text:style-name="P1">41316 liode</text:p>
      <text:p text:style-name="P1">41321 liopo</text:p>
      <text:p text:style-name="P1">41322 lioto</text:p>
      <text:p text:style-name="P1">41323 lioz</text:p>
      <text:p text:style-name="P1">41324 lipe</text:p>
      <text:p text:style-name="P1">41325 lipo</text:p>
      <text:p text:style-name="P1">41326 lipse</text:p>
      <text:p text:style-name="P1">41331 lipu</text:p>
      <text:p text:style-name="P1">41332 lira</text:p>
      <text:p text:style-name="P1">41333 liral</text:p>
      <text:p text:style-name="P1">41334 liri</text:p>
      <text:p text:style-name="P1">41335 liro</text:p>
      <text:p text:style-name="P1">41336 liru</text:p>
      <text:p text:style-name="P1">41341 lisa</text:p>
      <text:p text:style-name="P1">41342 lise</text:p>
      <text:p text:style-name="P1">41343 lisga</text:p>
      <text:p text:style-name="P1">41344 lisim</text:p>
      <text:p text:style-name="P1">41345 lismo</text:p>
      <text:p text:style-name="P1">41346 liso</text:p>
      <text:p text:style-name="P1">41351 lisol</text:p>
      <text:p text:style-name="P1">41352 lispa</text:p>
      <text:p text:style-name="P1">41353 lispe</text:p>
      <text:p text:style-name="P1">41354 lissa</text:p>
      <text:p text:style-name="P1">41355 lisso</text:p>
      <text:p text:style-name="P1">41356 lista</text:p>
      <text:p text:style-name="P1">41361 litar</text:p>
      <text:p text:style-name="P1">41362 lite</text:p>
      <text:p text:style-name="P1">41363 litor</text:p>
      <text:p text:style-name="P1">41364 litro</text:p>
      <text:p text:style-name="P1">41365 live</text:p>
      <text:p text:style-name="P1">41366 livel</text:p>
      <text:p text:style-name="P1">41411 livo</text:p>
      <text:p text:style-name="P1">41412 livor</text:p>
      <text:p text:style-name="P1">41413 livre</text:p>
      <text:p text:style-name="P1">41414 livro</text:p>
      <text:p text:style-name="P1">41415 lixa</text:p>
      <text:p text:style-name="P1">41416 lixar</text:p>
      <text:p text:style-name="P1">41421 lixo</text:p>
      <text:p text:style-name="P1">41422 lizar</text:p>
      <text:p text:style-name="P1">41423 loaco</text:p>
      <text:p text:style-name="P1">41424 loar</text:p>
      <text:p text:style-name="P1">41425 loasa</text:p>
      <text:p text:style-name="P1">41426 lobal</text:p>
      <text:p text:style-name="P1">41431 lobar</text:p>
      <text:p text:style-name="P1">41432 lobaz</text:p>
      <text:p text:style-name="P1">41433 lobby</text:p>
      <text:p text:style-name="P1">41434 lobe</text:p>
      <text:p text:style-name="P1">41435 lobo</text:p>
      <text:p text:style-name="P1">41436 local</text:p>
      <text:p text:style-name="P1">41441 locar</text:p>
      <text:p text:style-name="P1">41442 loci</text:p>
      <text:p text:style-name="P1">41443 loco</text:p>
      <text:p text:style-name="P1">41444 locu</text:p>
      <text:p text:style-name="P1">41445 lodo</text:p>
      <text:p text:style-name="P1">41446 loena</text:p>
      <text:p text:style-name="P1">41451 lofo</text:p>
      <text:p text:style-name="P1">41452 logar</text:p>
      <text:p text:style-name="P1">41453 logba</text:p>
      <text:p text:style-name="P1">41454 login</text:p>
      <text:p text:style-name="P1">41455 logo</text:p>
      <text:p text:style-name="P1">41456 logon</text:p>
      <text:p text:style-name="P1">41461 logue</text:p>
      <text:p text:style-name="P1">41462 loio</text:p>
      <text:p text:style-name="P1">41463 loira</text:p>
      <text:p text:style-name="P1">41464 loiro</text:p>
      <text:p text:style-name="P1">41465 loisa</text:p>
      <text:p text:style-name="P1">41466 loja</text:p>
      <text:p text:style-name="P1">41511 lolo</text:p>
      <text:p text:style-name="P1">41512 lomba</text:p>
      <text:p text:style-name="P1">41513 lombe</text:p>
      <text:p text:style-name="P1">41514 lombi</text:p>
      <text:p text:style-name="P1">41515 lombo</text:p>
      <text:p text:style-name="P1">41516 lona</text:p>
      <text:p text:style-name="P1">41521 lonca</text:p>
      <text:p text:style-name="P1">41522 londo</text:p>
      <text:p text:style-name="P1">41523 longa</text:p>
      <text:p text:style-name="P1">41524 longe</text:p>
      <text:p text:style-name="P1">41525 longo</text:p>
      <text:p text:style-name="P1">41526 lonja</text:p>
      <text:p text:style-name="P1">41531 lope</text:p>
      <text:p text:style-name="P1">41532 lopo</text:p>
      <text:p text:style-name="P1">41533 lopso</text:p>
      <text:p text:style-name="P1">41534 loral</text:p>
      <text:p text:style-name="P1">41535 lorca</text:p>
      <text:p text:style-name="P1">41536 lorde</text:p>
      <text:p text:style-name="P1">41541 lorfo</text:p>
      <text:p text:style-name="P1">41542 lorga</text:p>
      <text:p text:style-name="P1">41543 loro</text:p>
      <text:p text:style-name="P1">41544 lorpa</text:p>
      <text:p text:style-name="P1">41545 lorto</text:p>
      <text:p text:style-name="P1">41546 losma</text:p>
      <text:p text:style-name="P1">41551 losna</text:p>
      <text:p text:style-name="P1">41552 loso</text:p>
      <text:p text:style-name="P1">41553 lotar</text:p>
      <text:p text:style-name="P1">41554 lote</text:p>
      <text:p text:style-name="P1">41555 loti</text:p>
      <text:p text:style-name="P1">41556 loto</text:p>
      <text:p text:style-name="P1">41561 louca</text:p>
      <text:p text:style-name="P1">41562 louco</text:p>
      <text:p text:style-name="P1">41563 loura</text:p>
      <text:p text:style-name="P1">41564 louro</text:p>
      <text:p text:style-name="P1">41565 lousa</text:p>
      <text:p text:style-name="P1">41566 louva</text:p>
      <text:p text:style-name="P1">41611 loxa</text:p>
      <text:p text:style-name="P1">41612 luaco</text:p>
      <text:p text:style-name="P1">41613 luada</text:p>
      <text:p text:style-name="P1">41614 luale</text:p>
      <text:p text:style-name="P1">41615 luane</text:p>
      <text:p text:style-name="P1">41616 luano</text:p>
      <text:p text:style-name="P1">41621 luar</text:p>
      <text:p text:style-name="P1">41622 luau</text:p>
      <text:p text:style-name="P1">41623 luba</text:p>
      <text:p text:style-name="P1">41624 lucas</text:p>
      <text:p text:style-name="P1">41625 lucmo</text:p>
      <text:p text:style-name="P1">41626 luco</text:p>
      <text:p text:style-name="P1">41631 lucro</text:p>
      <text:p text:style-name="P1">41632 ludar</text:p>
      <text:p text:style-name="P1">41633 ludo</text:p>
      <text:p text:style-name="P1">41634 ludro</text:p>
      <text:p text:style-name="P1">41635 lueda</text:p>
      <text:p text:style-name="P1">41636 luena</text:p>
      <text:p text:style-name="P1">41641 lues</text:p>
      <text:p text:style-name="P1">41642 lueta</text:p>
      <text:p text:style-name="P1">41643 lufa</text:p>
      <text:p text:style-name="P1">41644 lufar</text:p>
      <text:p text:style-name="P1">41645 lufre</text:p>
      <text:p text:style-name="P1">41646 lugar</text:p>
      <text:p text:style-name="P1">41651 luge</text:p>
      <text:p text:style-name="P1">41652 lugol</text:p>
      <text:p text:style-name="P1">41653 lugre</text:p>
      <text:p text:style-name="P1">41654 luia</text:p>
      <text:p text:style-name="P1">41655 luico</text:p>
      <text:p text:style-name="P1">41656 luir</text:p>
      <text:p text:style-name="P1">41661 lula</text:p>
      <text:p text:style-name="P1">41662 lulo</text:p>
      <text:p text:style-name="P1">41663 lulu</text:p>
      <text:p text:style-name="P1">41664 lumbo</text:p>
      <text:p text:style-name="P1">41665 lume</text:p>
      <text:p text:style-name="P1">41666 lumpo</text:p>
      <text:p text:style-name="P1">42111 luna</text:p>
      <text:p text:style-name="P1">42112 lunar</text:p>
      <text:p text:style-name="P1">42113 lunda</text:p>
      <text:p text:style-name="P1">42114 lundu</text:p>
      <text:p text:style-name="P1">42115 lunel</text:p>
      <text:p text:style-name="P1">42116 lunfa</text:p>
      <text:p text:style-name="P1">42121 lungo</text:p>
      <text:p text:style-name="P1">42122 luni</text:p>
      <text:p text:style-name="P1">42123 lunil</text:p>
      <text:p text:style-name="P1">42124 lupar</text:p>
      <text:p text:style-name="P1">42125 lupo</text:p>
      <text:p text:style-name="P1">42126 luque</text:p>
      <text:p text:style-name="P1">42131 lurar</text:p>
      <text:p text:style-name="P1">42132 lurda</text:p>
      <text:p text:style-name="P1">42133 lurgo</text:p>
      <text:p text:style-name="P1">42134 lurta</text:p>
      <text:p text:style-name="P1">42135 lusco</text:p>
      <text:p text:style-name="P1">42136 luso</text:p>
      <text:p text:style-name="P1">42141 lusol</text:p>
      <text:p text:style-name="P1">42142 luta</text:p>
      <text:p text:style-name="P1">42143 lutar</text:p>
      <text:p text:style-name="P1">42144 luto</text:p>
      <text:p text:style-name="P1">42145 lutra</text:p>
      <text:p text:style-name="P1">42146 luva</text:p>
      <text:p text:style-name="P1">42151 luvar</text:p>
      <text:p text:style-name="P1">42152 luxar</text:p>
      <text:p text:style-name="P1">42153 luxaz</text:p>
      <text:p text:style-name="P1">42154 luxos</text:p>
      <text:p text:style-name="P1">42155 luze</text:p>
      <text:p text:style-name="P1">42156 luzia</text:p>
      <text:p text:style-name="P1">42161 luzio</text:p>
      <text:p text:style-name="P1">42162 luzir</text:p>
      <text:p text:style-name="P1">42163 lyme</text:p>
      <text:p text:style-name="P1">42164 maar</text:p>
      <text:p text:style-name="P1">42165 maari</text:p>
      <text:p text:style-name="P1">42166 maba</text:p>
      <text:p text:style-name="P1">42211 maber</text:p>
      <text:p text:style-name="P1">42212 mabu</text:p>
      <text:p text:style-name="P1">42213 maca</text:p>
      <text:p text:style-name="P1">42214 macal</text:p>
      <text:p text:style-name="P1">42215 macau</text:p>
      <text:p text:style-name="P1">42216 macha</text:p>
      <text:p text:style-name="P1">42221 macho</text:p>
      <text:p text:style-name="P1">42222 macia</text:p>
      <text:p text:style-name="P1">42223 macio</text:p>
      <text:p text:style-name="P1">42224 macis</text:p>
      <text:p text:style-name="P1">42225 macla</text:p>
      <text:p text:style-name="P1">42226 maco</text:p>
      <text:p text:style-name="P1">42231 macoa</text:p>
      <text:p text:style-name="P1">42232 macro</text:p>
      <text:p text:style-name="P1">42233 macu</text:p>
      <text:p text:style-name="P1">42234 macua</text:p>
      <text:p text:style-name="P1">42235 made</text:p>
      <text:p text:style-name="P1">42236 madi</text:p>
      <text:p text:style-name="P1">42241 madim</text:p>
      <text:p text:style-name="P1">42242 madje</text:p>
      <text:p text:style-name="P1">42243 madre</text:p>
      <text:p text:style-name="P1">42244 maeio</text:p>
      <text:p text:style-name="P1">42245 maeta</text:p>
      <text:p text:style-name="P1">42246 mafe</text:p>
      <text:p text:style-name="P1">42251 mafor</text:p>
      <text:p text:style-name="P1">42252 mafra</text:p>
      <text:p text:style-name="P1">42253 mafu</text:p>
      <text:p text:style-name="P1">42254 mafua</text:p>
      <text:p text:style-name="P1">42255 magal</text:p>
      <text:p text:style-name="P1">42256 magba</text:p>
      <text:p text:style-name="P1">42261 magda</text:p>
      <text:p text:style-name="P1">42262 magma</text:p>
      <text:p text:style-name="P1">42263 magna</text:p>
      <text:p text:style-name="P1">42264 magno</text:p>
      <text:p text:style-name="P1">42265 mago</text:p>
      <text:p text:style-name="P1">42266 magra</text:p>
      <text:p text:style-name="P1">42311 magro</text:p>
      <text:p text:style-name="P1">42312 mahdi</text:p>
      <text:p text:style-name="P1">42313 maiar</text:p>
      <text:p text:style-name="P1">42314 mail</text:p>
      <text:p text:style-name="P1">42315 maino</text:p>
      <text:p text:style-name="P1">42316 maio</text:p>
      <text:p text:style-name="P1">42321 maior</text:p>
      <text:p text:style-name="P1">42322 mair</text:p>
      <text:p text:style-name="P1">42323 maire</text:p>
      <text:p text:style-name="P1">42324 mairu</text:p>
      <text:p text:style-name="P1">42325 maita</text:p>
      <text:p text:style-name="P1">42326 maiua</text:p>
      <text:p text:style-name="P1">42331 maja</text:p>
      <text:p text:style-name="P1">42332 majil</text:p>
      <text:p text:style-name="P1">42333 major</text:p>
      <text:p text:style-name="P1">42334 maju</text:p>
      <text:p text:style-name="P1">42335 mala</text:p>
      <text:p text:style-name="P1">42336 malar</text:p>
      <text:p text:style-name="P1">42341 males</text:p>
      <text:p text:style-name="P1">42342 malgo</text:p>
      <text:p text:style-name="P1">42343 malha</text:p>
      <text:p text:style-name="P1">42344 malho</text:p>
      <text:p text:style-name="P1">42345 mali</text:p>
      <text:p text:style-name="P1">42346 malim</text:p>
      <text:p text:style-name="P1">42351 malo</text:p>
      <text:p text:style-name="P1">42352 malta</text:p>
      <text:p text:style-name="P1">42353 malu</text:p>
      <text:p text:style-name="P1">42354 malua</text:p>
      <text:p text:style-name="P1">42355 malva</text:p>
      <text:p text:style-name="P1">42356 malvo</text:p>
      <text:p text:style-name="P1">42361 mama</text:p>
      <text:p text:style-name="P1">42362 mamal</text:p>
      <text:p text:style-name="P1">42363 mamar</text:p>
      <text:p text:style-name="P1">42364 mambi</text:p>
      <text:p text:style-name="P1">42365 mambo</text:p>
      <text:p text:style-name="P1">42366 mamoa</text:p>
      <text:p text:style-name="P1">42411 mamua</text:p>
      <text:p text:style-name="P1">42412 mamum</text:p>
      <text:p text:style-name="P1">42413 mana</text:p>
      <text:p text:style-name="P1">42414 manar</text:p>
      <text:p text:style-name="P1">42415 manau</text:p>
      <text:p text:style-name="P1">42416 manca</text:p>
      <text:p text:style-name="P1">42421 manda</text:p>
      <text:p text:style-name="P1">42422 mandi</text:p>
      <text:p text:style-name="P1">42423 mando</text:p>
      <text:p text:style-name="P1">42424 mandu</text:p>
      <text:p text:style-name="P1">42425 manel</text:p>
      <text:p text:style-name="P1">42426 manga</text:p>
      <text:p text:style-name="P1">42431 mango</text:p>
      <text:p text:style-name="P1">42432 mangu</text:p>
      <text:p text:style-name="P1">42433 manha</text:p>
      <text:p text:style-name="P1">42434 manho</text:p>
      <text:p text:style-name="P1">42435 mania</text:p>
      <text:p text:style-name="P1">42436 manil</text:p>
      <text:p text:style-name="P1">42441 manir</text:p>
      <text:p text:style-name="P1">42442 manja</text:p>
      <text:p text:style-name="P1">42443 manju</text:p>
      <text:p text:style-name="P1">42444 mano</text:p>
      <text:p text:style-name="P1">42445 mansa</text:p>
      <text:p text:style-name="P1">42446 manso</text:p>
      <text:p text:style-name="P1">42451 manta</text:p>
      <text:p text:style-name="P1">42452 manto</text:p>
      <text:p text:style-name="P1">42453 manu</text:p>
      <text:p text:style-name="P1">42454 manua</text:p>
      <text:p text:style-name="P1">42455 manul</text:p>
      <text:p text:style-name="P1">42456 manx</text:p>
      <text:p text:style-name="P1">42461 maona</text:p>
      <text:p text:style-name="P1">42462 maore</text:p>
      <text:p text:style-name="P1">42463 maori</text:p>
      <text:p text:style-name="P1">42464 mapa</text:p>
      <text:p text:style-name="P1">42465 maple</text:p>
      <text:p text:style-name="P1">42466 maque</text:p>
      <text:p text:style-name="P1">42511 maqui</text:p>
      <text:p text:style-name="P1">42512 marar</text:p>
      <text:p text:style-name="P1">42513 marau</text:p>
      <text:p text:style-name="P1">42514 marca</text:p>
      <text:p text:style-name="P1">42515 marco</text:p>
      <text:p text:style-name="P1">42516 mardo</text:p>
      <text:p text:style-name="P1">42521 marel</text:p>
      <text:p text:style-name="P1">42522 mares</text:p>
      <text:p text:style-name="P1">42523 marfi</text:p>
      <text:p text:style-name="P1">42524 mari</text:p>
      <text:p text:style-name="P1">42525 maria</text:p>
      <text:p text:style-name="P1">42526 marim</text:p>
      <text:p text:style-name="P1">42531 marja</text:p>
      <text:p text:style-name="P1">42532 marmo</text:p>
      <text:p text:style-name="P1">42533 marno</text:p>
      <text:p text:style-name="P1">42534 maroa</text:p>
      <text:p text:style-name="P1">42535 marso</text:p>
      <text:p text:style-name="P1">42536 marta</text:p>
      <text:p text:style-name="P1">42541 marte</text:p>
      <text:p text:style-name="P1">42542 marto</text:p>
      <text:p text:style-name="P1">42543 masa</text:p>
      <text:p text:style-name="P1">42544 masca</text:p>
      <text:p text:style-name="P1">42545 maseu</text:p>
      <text:p text:style-name="P1">42546 massa</text:p>
      <text:p text:style-name="P1">42551 masto</text:p>
      <text:p text:style-name="P1">42552 mata</text:p>
      <text:p text:style-name="P1">42553 matal</text:p>
      <text:p text:style-name="P1">42554 matar</text:p>
      <text:p text:style-name="P1">42555 matau</text:p>
      <text:p text:style-name="P1">42556 mate</text:p>
      <text:p text:style-name="P1">42561 mati</text:p>
      <text:p text:style-name="P1">42562 matia</text:p>
      <text:p text:style-name="P1">42563 matiz</text:p>
      <text:p text:style-name="P1">42564 mato</text:p>
      <text:p text:style-name="P1">42565 matu</text:p>
      <text:p text:style-name="P1">42566 maula</text:p>
      <text:p text:style-name="P1">42611 mauro</text:p>
      <text:p text:style-name="P1">42612 mavo</text:p>
      <text:p text:style-name="P1">42613 mavua</text:p>
      <text:p text:style-name="P1">42614 maxi</text:p>
      <text:p text:style-name="P1">42615 maxim</text:p>
      <text:p text:style-name="P1">42616 maza</text:p>
      <text:p text:style-name="P1">42621 mazar</text:p>
      <text:p text:style-name="P1">42622 mazeu</text:p>
      <text:p text:style-name="P1">42623 mazia</text:p>
      <text:p text:style-name="P1">42624 meaco</text:p>
      <text:p text:style-name="P1">42625 meago</text:p>
      <text:p text:style-name="P1">42626 meano</text:p>
      <text:p text:style-name="P1">42631 meapo</text:p>
      <text:p text:style-name="P1">42632 mear</text:p>
      <text:p text:style-name="P1">42633 meari</text:p>
      <text:p text:style-name="P1">42634 meato</text:p>
      <text:p text:style-name="P1">42635 mebi</text:p>
      <text:p text:style-name="P1">42636 mebou</text:p>
      <text:p text:style-name="P1">42641 meca</text:p>
      <text:p text:style-name="P1">42642 mecha</text:p>
      <text:p text:style-name="P1">42643 meco</text:p>
      <text:p text:style-name="P1">42644 mecru</text:p>
      <text:p text:style-name="P1">42645 mede</text:p>
      <text:p text:style-name="P1">42646 medir</text:p>
      <text:p text:style-name="P1">42651 medo</text:p>
      <text:p text:style-name="P1">42652 medol</text:p>
      <text:p text:style-name="P1">42653 mega</text:p>
      <text:p text:style-name="P1">42654 meia</text:p>
      <text:p text:style-name="P1">42655 meigo</text:p>
      <text:p text:style-name="P1">42656 meiju</text:p>
      <text:p text:style-name="P1">42661 meio</text:p>
      <text:p text:style-name="P1">42662 meiri</text:p>
      <text:p text:style-name="P1">42663 meiru</text:p>
      <text:p text:style-name="P1">42664 meji</text:p>
      <text:p text:style-name="P1">42665 mela</text:p>
      <text:p text:style-name="P1">42666 melar</text:p>
      <text:p text:style-name="P1"><text:soft-page-break/>43111 melba</text:p>
      <text:p text:style-name="P1">43112 melca</text:p>
      <text:p text:style-name="P1">43113 meldo</text:p>
      <text:p text:style-name="P1">43114 meles</text:p>
      <text:p text:style-name="P1">43115 melez</text:p>
      <text:p text:style-name="P1">43116 melfo</text:p>
      <text:p text:style-name="P1">43121 melga</text:p>
      <text:p text:style-name="P1">43122 melgo</text:p>
      <text:p text:style-name="P1">43123 melia</text:p>
      <text:p text:style-name="P1">43124 melo</text:p>
      <text:p text:style-name="P1">43125 meloa</text:p>
      <text:p text:style-name="P1">43126 melro</text:p>
      <text:p text:style-name="P1">43131 membi</text:p>
      <text:p text:style-name="P1">43132 meme</text:p>
      <text:p text:style-name="P1">43133 memi</text:p>
      <text:p text:style-name="P1">43134 mena</text:p>
      <text:p text:style-name="P1">43135 menar</text:p>
      <text:p text:style-name="P1">43136 mende</text:p>
      <text:p text:style-name="P1">43141 mendi</text:p>
      <text:p text:style-name="P1">43142 mendo</text:p>
      <text:p text:style-name="P1">43143 meneu</text:p>
      <text:p text:style-name="P1">43144 menga</text:p>
      <text:p text:style-name="P1">43145 menha</text:p>
      <text:p text:style-name="P1">43146 meni</text:p>
      <text:p text:style-name="P1">43151 menia</text:p>
      <text:p text:style-name="P1">43152 menim</text:p>
      <text:p text:style-name="P1">43153 menir</text:p>
      <text:p text:style-name="P1">43154 meno</text:p>
      <text:p text:style-name="P1">43155 menor</text:p>
      <text:p text:style-name="P1">43156 menso</text:p>
      <text:p text:style-name="P1">43161 menta</text:p>
      <text:p text:style-name="P1">43162 mento</text:p>
      <text:p text:style-name="P1">43163 menu</text:p>
      <text:p text:style-name="P1">43164 meolo</text:p>
      <text:p text:style-name="P1">43165 meoma</text:p>
      <text:p text:style-name="P1">43166 meote</text:p>
      <text:p text:style-name="P1">43211 merca</text:p>
      <text:p text:style-name="P1">43212 merce</text:p>
      <text:p text:style-name="P1">43213 merim</text:p>
      <text:p text:style-name="P1">43214 merlo</text:p>
      <text:p text:style-name="P1">43215 mero</text:p>
      <text:p text:style-name="P1">43216 merro</text:p>
      <text:p text:style-name="P1">43221 meru</text:p>
      <text:p text:style-name="P1">43222 merua</text:p>
      <text:p text:style-name="P1">43223 mesa</text:p>
      <text:p text:style-name="P1">43224 meses</text:p>
      <text:p text:style-name="P1">43225 mesmo</text:p>
      <text:p text:style-name="P1">43226 mesna</text:p>
      <text:p text:style-name="P1">43231 meso</text:p>
      <text:p text:style-name="P1">43232 messe</text:p>
      <text:p text:style-name="P1">43233 meta</text:p>
      <text:p text:style-name="P1">43234 metal</text:p>
      <text:p text:style-name="P1">43235 meter</text:p>
      <text:p text:style-name="P1">43236 metil</text:p>
      <text:p text:style-name="P1">43241 metim</text:p>
      <text:p text:style-name="P1">43242 metol</text:p>
      <text:p text:style-name="P1">43243 metro</text:p>
      <text:p text:style-name="P1">43244 meudo</text:p>
      <text:p text:style-name="P1">43245 meul</text:p>
      <text:p text:style-name="P1">43246 meum</text:p>
      <text:p text:style-name="P1">43251 meuns</text:p>
      <text:p text:style-name="P1">43252 mexe</text:p>
      <text:p text:style-name="P1">43253 mexer</text:p>
      <text:p text:style-name="P1">43254 mexir</text:p>
      <text:p text:style-name="P1">43255 mezeu</text:p>
      <text:p text:style-name="P1">43256 mezzo</text:p>
      <text:p text:style-name="P1">43261 mfeca</text:p>
      <text:p text:style-name="P1">43262 mfiti</text:p>
      <text:p text:style-name="P1">43263 mhari</text:p>
      <text:p text:style-name="P1">43264 miada</text:p>
      <text:p text:style-name="P1">43265 miama</text:p>
      <text:p text:style-name="P1">43266 miami</text:p>
      <text:p text:style-name="P1">43311 miana</text:p>
      <text:p text:style-name="P1">43312 miao</text:p>
      <text:p text:style-name="P1">43313 miar</text:p>
      <text:p text:style-name="P1">43314 miaro</text:p>
      <text:p text:style-name="P1">43315 miau</text:p>
      <text:p text:style-name="P1">43316 miba</text:p>
      <text:p text:style-name="P1">43321 mibu</text:p>
      <text:p text:style-name="P1">43322 mica</text:p>
      <text:p text:style-name="P1">43323 micar</text:p>
      <text:p text:style-name="P1">43324 micho</text:p>
      <text:p text:style-name="P1">43325 mico</text:p>
      <text:p text:style-name="P1">43326 micra</text:p>
      <text:p text:style-name="P1">43331 micro</text:p>
      <text:p text:style-name="P1">43332 mida</text:p>
      <text:p text:style-name="P1">43333 midau</text:p>
      <text:p text:style-name="P1">43334 mideu</text:p>
      <text:p text:style-name="P1">43335 mielo</text:p>
      <text:p text:style-name="P1">43336 migar</text:p>
      <text:p text:style-name="P1">43341 migas</text:p>
      <text:p text:style-name="P1">43342 migma</text:p>
      <text:p text:style-name="P1">43343 miina</text:p>
      <text:p text:style-name="P1">43344 miite</text:p>
      <text:p text:style-name="P1">43345 mijar</text:p>
      <text:p text:style-name="P1">43346 miju</text:p>
      <text:p text:style-name="P1">43351 milde</text:p>
      <text:p text:style-name="P1">43352 mile</text:p>
      <text:p text:style-name="P1">43353 mileu</text:p>
      <text:p text:style-name="P1">43354 milha</text:p>
      <text:p text:style-name="P1">43355 milho</text:p>
      <text:p text:style-name="P1">43356 mili</text:p>
      <text:p text:style-name="P1">43361 milo</text:p>
      <text:p text:style-name="P1">43362 milpa</text:p>
      <text:p text:style-name="P1">43363 milu</text:p>
      <text:p text:style-name="P1">43364 milvo</text:p>
      <text:p text:style-name="P1">43365 mimar</text:p>
      <text:p text:style-name="P1">43366 mimbi</text:p>
      <text:p text:style-name="P1">43411 mimbo</text:p>
      <text:p text:style-name="P1">43412 mimi</text:p>
      <text:p text:style-name="P1">43413 mimo</text:p>
      <text:p text:style-name="P1">43414 mina</text:p>
      <text:p text:style-name="P1">43415 minar</text:p>
      <text:p text:style-name="P1">43416 minaz</text:p>
      <text:p text:style-name="P1">43421 mineu</text:p>
      <text:p text:style-name="P1">43422 mingo</text:p>
      <text:p text:style-name="P1">43423 mingu</text:p>
      <text:p text:style-name="P1">43424 minha</text:p>
      <text:p text:style-name="P1">43425 minho</text:p>
      <text:p text:style-name="P1">43426 mini</text:p>
      <text:p text:style-name="P1">43431 minje</text:p>
      <text:p text:style-name="P1">43432 minke</text:p>
      <text:p text:style-name="P1">43433 minol</text:p>
      <text:p text:style-name="P1">43434 minor</text:p>
      <text:p text:style-name="P1">43435 minta</text:p>
      <text:p text:style-name="P1">43436 mioa</text:p>
      <text:p text:style-name="P1">43441 miode</text:p>
      <text:p text:style-name="P1">43442 mioga</text:p>
      <text:p text:style-name="P1">43443 miojo</text:p>
      <text:p text:style-name="P1">43444 miolo</text:p>
      <text:p text:style-name="P1">43445 mioma</text:p>
      <text:p text:style-name="P1">43446 miopa</text:p>
      <text:p text:style-name="P1">43451 miose</text:p>
      <text:p text:style-name="P1">43452 mioto</text:p>
      <text:p text:style-name="P1">43453 mioxo</text:p>
      <text:p text:style-name="P1">43454 mique</text:p>
      <text:p text:style-name="P1">43455 miqui</text:p>
      <text:p text:style-name="P1">43456 mira</text:p>
      <text:p text:style-name="P1">43461 mirar</text:p>
      <text:p text:style-name="P1">43462 miri</text:p>
      <text:p text:style-name="P1">43463 mirim</text:p>
      <text:p text:style-name="P1">43464 mirmo</text:p>
      <text:p text:style-name="P1">43465 mirra</text:p>
      <text:p text:style-name="P1">43466 mirto</text:p>
      <text:p text:style-name="P1">43511 mise</text:p>
      <text:p text:style-name="P1">43512 misgo</text:p>
      <text:p text:style-name="P1">43513 miso</text:p>
      <text:p text:style-name="P1">43514 miss</text:p>
      <text:p text:style-name="P1">43515 missa</text:p>
      <text:p text:style-name="P1">43516 mista</text:p>
      <text:p text:style-name="P1">43521 miste</text:p>
      <text:p text:style-name="P1">43522 misto</text:p>
      <text:p text:style-name="P1">43523 mite</text:p>
      <text:p text:style-name="P1">43524 mitis</text:p>
      <text:p text:style-name="P1">43525 mito</text:p>
      <text:p text:style-name="P1">43526 mitra</text:p>
      <text:p text:style-name="P1">43531 mitu</text:p>
      <text:p text:style-name="P1">43532 mitua</text:p>
      <text:p text:style-name="P1">43533 miuda</text:p>
      <text:p text:style-name="P1">43534 miul</text:p>
      <text:p text:style-name="P1">43535 mium</text:p>
      <text:p text:style-name="P1">43536 miva</text:p>
      <text:p text:style-name="P1">43541 mixar</text:p>
      <text:p text:style-name="P1">43542 mixia</text:p>
      <text:p text:style-name="P1">43543 mixna</text:p>
      <text:p text:style-name="P1">43544 mixos</text:p>
      <text:p text:style-name="P1">43545 mizeu</text:p>
      <text:p text:style-name="P1">43546 mizo</text:p>
      <text:p text:style-name="P1">43551 mmol</text:p>
      <text:p text:style-name="P1">43552 mnese</text:p>
      <text:p text:style-name="P1">43553 mnio</text:p>
      <text:p text:style-name="P1">43554 moabi</text:p>
      <text:p text:style-name="P1">43555 moado</text:p>
      <text:p text:style-name="P1">43556 moafa</text:p>
      <text:p text:style-name="P1">43561 moal</text:p>
      <text:p text:style-name="P1">43562 moana</text:p>
      <text:p text:style-name="P1">43563 moar</text:p>
      <text:p text:style-name="P1">43564 moca</text:p>
      <text:p text:style-name="P1">43565 mocar</text:p>
      <text:p text:style-name="P1">43566 mocha</text:p>
      <text:p text:style-name="P1">43611 mochi</text:p>
      <text:p text:style-name="P1">43612 mocho</text:p>
      <text:p text:style-name="P1">43613 mocim</text:p>
      <text:p text:style-name="P1">43614 mocoa</text:p>
      <text:p text:style-name="P1">43615 mocsa</text:p>
      <text:p text:style-name="P1">43616 moda</text:p>
      <text:p text:style-name="P1">43621 modal</text:p>
      <text:p text:style-name="P1">43622 modem</text:p>
      <text:p text:style-name="P1">43623 modo</text:p>
      <text:p text:style-name="P1">43624 modus</text:p>
      <text:p text:style-name="P1">43625 moeca</text:p>
      <text:p text:style-name="P1">43626 moeda</text:p>
      <text:p text:style-name="P1">43631 moego</text:p>
      <text:p text:style-name="P1">43632 moel</text:p>
      <text:p text:style-name="P1">43633 moela</text:p>
      <text:p text:style-name="P1">43634 moer</text:p>
      <text:p text:style-name="P1">43635 moere</text:p>
      <text:p text:style-name="P1">43636 moeso</text:p>
      <text:p text:style-name="P1">43641 moesu</text:p>
      <text:p text:style-name="P1">43642 moeta</text:p>
      <text:p text:style-name="P1">43643 mofar</text:p>
      <text:p text:style-name="P1">43644 mofos</text:p>
      <text:p text:style-name="P1">43645 mogai</text:p>
      <text:p text:style-name="P1">43646 mogno</text:p>
      <text:p text:style-name="P1">43651 mogo</text:p>
      <text:p text:style-name="P1">43652 mogol</text:p>
      <text:p text:style-name="P1">43653 mogor</text:p>
      <text:p text:style-name="P1">43654 moho</text:p>
      <text:p text:style-name="P1">43655 moico</text:p>
      <text:p text:style-name="P1">43656 moim</text:p>
      <text:p text:style-name="P1">43661 moio</text:p>
      <text:p text:style-name="P1">43662 moira</text:p>
      <text:p text:style-name="P1">43663 moiro</text:p>
      <text:p text:style-name="P1">43664 moita</text:p>
      <text:p text:style-name="P1">43665 moixe</text:p>
      <text:p text:style-name="P1">43666 mojar</text:p>
      <text:p text:style-name="P1">44111 moje</text:p>
      <text:p text:style-name="P1">44112 moji</text:p>
      <text:p text:style-name="P1">44113 mojo</text:p>
      <text:p text:style-name="P1">44114 mola</text:p>
      <text:p text:style-name="P1">44115 molal</text:p>
      <text:p text:style-name="P1">44116 molar</text:p>
      <text:p text:style-name="P1">44121 molde</text:p>
      <text:p text:style-name="P1">44122 moldo</text:p>
      <text:p text:style-name="P1">44123 mole</text:p>
      <text:p text:style-name="P1">44124 molei</text:p>
      <text:p text:style-name="P1">44125 molge</text:p>
      <text:p text:style-name="P1">44126 molha</text:p>
      <text:p text:style-name="P1">44131 molhe</text:p>
      <text:p text:style-name="P1">44132 molho</text:p>
      <text:p text:style-name="P1">44133 molim</text:p>
      <text:p text:style-name="P1">44134 molir</text:p>
      <text:p text:style-name="P1">44135 molo</text:p>
      <text:p text:style-name="P1">44136 molua</text:p>
      <text:p text:style-name="P1">44141 momar</text:p>
      <text:p text:style-name="P1">44142 mombe</text:p>
      <text:p text:style-name="P1">44143 mome</text:p>
      <text:p text:style-name="P1">44144 momo</text:p>
      <text:p text:style-name="P1">44145 mona</text:p>
      <text:p text:style-name="P1">44146 monco</text:p>
      <text:p text:style-name="P1">44151 monel</text:p>
      <text:p text:style-name="P1">44152 monfa</text:p>
      <text:p text:style-name="P1">44153 monfi</text:p>
      <text:p text:style-name="P1">44154 monge</text:p>
      <text:p text:style-name="P1">44155 mongi</text:p>
      <text:p text:style-name="P1">44156 mongo</text:p>
      <text:p text:style-name="P1">44161 mongu</text:p>
      <text:p text:style-name="P1">44162 monho</text:p>
      <text:p text:style-name="P1">44163 monir</text:p>
      <text:p text:style-name="P1">44164 monja</text:p>
      <text:p text:style-name="P1">44165 monjo</text:p>
      <text:p text:style-name="P1">44166 mono</text:p>
      <text:p text:style-name="P1">44211 monox</text:p>
      <text:p text:style-name="P1">44212 monso</text:p>
      <text:p text:style-name="P1">44213 monta</text:p>
      <text:p text:style-name="P1">44214 monte</text:p>
      <text:p text:style-name="P1">44215 monvo</text:p>
      <text:p text:style-name="P1">44216 moogo</text:p>
      <text:p text:style-name="P1">44221 mopi</text:p>
      <text:p text:style-name="P1">44222 mopla</text:p>
      <text:p text:style-name="P1">44223 moqui</text:p>
      <text:p text:style-name="P1">44224 moral</text:p>
      <text:p text:style-name="P1">44225 morar</text:p>
      <text:p text:style-name="P1">44226 morbo</text:p>
      <text:p text:style-name="P1">44231 morco</text:p>
      <text:p text:style-name="P1">44232 morde</text:p>
      <text:p text:style-name="P1">44233 mores</text:p>
      <text:p text:style-name="P1">44234 morfe</text:p>
      <text:p text:style-name="P1">44235 morfo</text:p>
      <text:p text:style-name="P1">44236 mori</text:p>
      <text:p text:style-name="P1">44241 moril</text:p>
      <text:p text:style-name="P1">44242 morim</text:p>
      <text:p text:style-name="P1">44243 mormo</text:p>
      <text:p text:style-name="P1">44244 morna</text:p>
      <text:p text:style-name="P1">44245 morro</text:p>
      <text:p text:style-name="P1">44246 morse</text:p>
      <text:p text:style-name="P1">44251 morso</text:p>
      <text:p text:style-name="P1">44252 morta</text:p>
      <text:p text:style-name="P1">44253 morte</text:p>
      <text:p text:style-name="P1">44254 morto</text:p>
      <text:p text:style-name="P1">44255 moru</text:p>
      <text:p text:style-name="P1">44256 morxi</text:p>
      <text:p text:style-name="P1">44261 mosa</text:p>
      <text:p text:style-name="P1">44262 mosca</text:p>
      <text:p text:style-name="P1">44263 mossa</text:p>
      <text:p text:style-name="P1">44264 mossi</text:p>
      <text:p text:style-name="P1">44265 mosto</text:p>
      <text:p text:style-name="P1">44266 motar</text:p>
      <text:p text:style-name="P1">44311 mote</text:p>
      <text:p text:style-name="P1">44312 motel</text:p>
      <text:p text:style-name="P1">44313 moti</text:p>
      <text:p text:style-name="P1">44314 motim</text:p>
      <text:p text:style-name="P1">44315 moto</text:p>
      <text:p text:style-name="P1">44316 motor</text:p>
      <text:p text:style-name="P1">44321 motum</text:p>
      <text:p text:style-name="P1">44322 mouco</text:p>
      <text:p text:style-name="P1">44323 moule</text:p>
      <text:p text:style-name="P1">44324 moura</text:p>
      <text:p text:style-name="P1">44325 mouro</text:p>
      <text:p text:style-name="P1">44326 mouse</text:p>
      <text:p text:style-name="P1">44331 mouta</text:p>
      <text:p text:style-name="P1">44332 mouxe</text:p>
      <text:p text:style-name="P1">44333 mover</text:p>
      <text:p text:style-name="P1">44334 moxa</text:p>
      <text:p text:style-name="P1">44335 moxar</text:p>
      <text:p text:style-name="P1">44336 muaco</text:p>
      <text:p text:style-name="P1">44341 muafo</text:p>
      <text:p text:style-name="P1">44342 muaje</text:p>
      <text:p text:style-name="P1">44343 mualo</text:p>
      <text:p text:style-name="P1">44344 muame</text:p>
      <text:p text:style-name="P1">44345 muana</text:p>
      <text:p text:style-name="P1">44346 muane</text:p>
      <text:p text:style-name="P1">44351 muar</text:p>
      <text:p text:style-name="P1">44352 muata</text:p>
      <text:p text:style-name="P1">44353 muave</text:p>
      <text:p text:style-name="P1">44354 mube</text:p>
      <text:p text:style-name="P1">44355 mubi</text:p>
      <text:p text:style-name="P1">44356 mubu</text:p>
      <text:p text:style-name="P1">44361 muche</text:p>
      <text:p text:style-name="P1">44362 muchi</text:p>
      <text:p text:style-name="P1">44363 mucia</text:p>
      <text:p text:style-name="P1">44364 muco</text:p>
      <text:p text:style-name="P1">44365 mucol</text:p>
      <text:p text:style-name="P1">44366 mucor</text:p>
      <text:p text:style-name="P1">44411 mucro</text:p>
      <text:p text:style-name="P1">44412 mucum</text:p>
      <text:p text:style-name="P1">44413 muda</text:p>
      <text:p text:style-name="P1">44414 mudar</text:p>
      <text:p text:style-name="P1">44415 mudez</text:p>
      <text:p text:style-name="P1">44416 mudir</text:p>
      <text:p text:style-name="P1">44421 mudo</text:p>
      <text:p text:style-name="P1">44422 mudra</text:p>
      <text:p text:style-name="P1">44423 mueba</text:p>
      <text:p text:style-name="P1">44424 muela</text:p>
      <text:p text:style-name="P1">44425 muele</text:p>
      <text:p text:style-name="P1">44426 muene</text:p>
      <text:p text:style-name="P1">44431 muere</text:p>
      <text:p text:style-name="P1">44432 muezo</text:p>
      <text:p text:style-name="P1">44433 mufa</text:p>
      <text:p text:style-name="P1">44434 muflo</text:p>
      <text:p text:style-name="P1">44435 mufti</text:p>
      <text:p text:style-name="P1">44436 mugem</text:p>
      <text:p text:style-name="P1">44441 mugir</text:p>
      <text:p text:style-name="P1">44442 mugo</text:p>
      <text:p text:style-name="P1">44443 mugre</text:p>
      <text:p text:style-name="P1">44444 muieu</text:p>
      <text:p text:style-name="P1">44445 muim</text:p>
      <text:p text:style-name="P1">44446 muio</text:p>
      <text:p text:style-name="P1">44451 muito</text:p>
      <text:p text:style-name="P1">44452 mujau</text:p>
      <text:p text:style-name="P1">44453 muje</text:p>
      <text:p text:style-name="P1">44454 mujem</text:p>
      <text:p text:style-name="P1">44455 mujia</text:p>
      <text:p text:style-name="P1">44456 mujil</text:p>
      <text:p text:style-name="P1">44461 mula</text:p>
      <text:p text:style-name="P1">44462 mulai</text:p>
      <text:p text:style-name="P1">44463 mule</text:p>
      <text:p text:style-name="P1">44464 mulei</text:p>
      <text:p text:style-name="P1">44465 muleu</text:p>
      <text:p text:style-name="P1">44466 mulgu</text:p>
      <text:p text:style-name="P1">44511 mulim</text:p>
      <text:p text:style-name="P1">44512 mulme</text:p>
      <text:p text:style-name="P1">44513 mulo</text:p>
      <text:p text:style-name="P1">44514 mulso</text:p>
      <text:p text:style-name="P1">44515 multa</text:p>
      <text:p text:style-name="P1">44516 multi</text:p>
      <text:p text:style-name="P1">44521 mulua</text:p>
      <text:p text:style-name="P1">44522 mulum</text:p>
      <text:p text:style-name="P1">44523 mumbo</text:p>
      <text:p text:style-name="P1">44524 mumo</text:p>
      <text:p text:style-name="P1">44525 mumu</text:p>
      <text:p text:style-name="P1">44526 mumua</text:p>
      <text:p text:style-name="P1">44531 mundo</text:p>
      <text:p text:style-name="P1">44532 mungo</text:p>
      <text:p text:style-name="P1">44533 mungu</text:p>
      <text:p text:style-name="P1">44534 munho</text:p>
      <text:p text:style-name="P1">44535 munir</text:p>
      <text:p text:style-name="P1">44536 muniz</text:p>
      <text:p text:style-name="P1">44541 munsi</text:p>
      <text:p text:style-name="P1">44542 munto</text:p>
      <text:p text:style-name="P1">44543 muoco</text:p>
      <text:p text:style-name="P1">44544 muolo</text:p>
      <text:p text:style-name="P1">44545 mupa</text:p>
      <text:p text:style-name="P1">44546 muque</text:p>
      <text:p text:style-name="P1">44551 mural</text:p>
      <text:p text:style-name="P1">44552 murar</text:p>
      <text:p text:style-name="P1">44553 murco</text:p>
      <text:p text:style-name="P1">44554 muri</text:p>
      <text:p text:style-name="P1">44555 murim</text:p>
      <text:p text:style-name="P1">44556 murle</text:p>
      <text:p text:style-name="P1">44561 muro</text:p>
      <text:p text:style-name="P1">44562 murre</text:p>
      <text:p text:style-name="P1">44563 murro</text:p>
      <text:p text:style-name="P1">44564 murta</text:p>
      <text:p text:style-name="P1">44565 murto</text:p>
      <text:p text:style-name="P1">44566 muru</text:p>
      <text:p text:style-name="P1">44611 murua</text:p>
      <text:p text:style-name="P1">44612 murum</text:p>
      <text:p text:style-name="P1">44613 musa</text:p>
      <text:p text:style-name="P1">44614 musal</text:p>
      <text:p text:style-name="P1">44615 musco</text:p>
      <text:p text:style-name="P1">44616 museu</text:p>
      <text:p text:style-name="P1">44621 musgo</text:p>
      <text:p text:style-name="P1">44622 musgu</text:p>
      <text:p text:style-name="P1">44623 musse</text:p>
      <text:p text:style-name="P1">44624 musto</text:p>
      <text:p text:style-name="P1">44625 mutel</text:p>
      <text:p text:style-name="P1">44626 muti</text:p>
      <text:p text:style-name="P1">44631 mutia</text:p>
      <text:p text:style-name="P1">44632 muto</text:p>
      <text:p text:style-name="P1">44633 mutoa</text:p>
      <text:p text:style-name="P1">44634 mutom</text:p>
      <text:p text:style-name="P1">44635 mutra</text:p>
      <text:p text:style-name="P1">44636 mutum</text:p>
      <text:p text:style-name="P1">44641 muuba</text:p>
      <text:p text:style-name="P1">44642 muxi</text:p>
      <text:p text:style-name="P1">44643 muxo</text:p>
      <text:p text:style-name="P1">44644 mvdol</text:p>
      <text:p text:style-name="P1">44645 nabal</text:p>
      <text:p text:style-name="P1">44646 nabi</text:p>
      <text:p text:style-name="P1">44651 nablo</text:p>
      <text:p text:style-name="P1">44652 nabo</text:p>
      <text:p text:style-name="P1">44653 nache</text:p>
      <text:p text:style-name="P1">44654 naco</text:p>
      <text:p text:style-name="P1">44655 nacre</text:p>
      <text:p text:style-name="P1">44656 nacu</text:p>
      <text:p text:style-name="P1">44661 nacua</text:p>
      <text:p text:style-name="P1">44662 nada</text:p>
      <text:p text:style-name="P1">44663 nadal</text:p>
      <text:p text:style-name="P1">44664 nadar</text:p>
      <text:p text:style-name="P1">44665 nadi</text:p>
      <text:p text:style-name="P1">44666 nadim</text:p>
      <text:p text:style-name="P1"><text:soft-page-break/>45111 nadir</text:p>
      <text:p text:style-name="P1">45112 nado</text:p>
      <text:p text:style-name="P1">45113 nafil</text:p>
      <text:p text:style-name="P1">45114 nafir</text:p>
      <text:p text:style-name="P1">45115 nafo</text:p>
      <text:p text:style-name="P1">45116 nafta</text:p>
      <text:p text:style-name="P1">45121 naga</text:p>
      <text:p text:style-name="P1">45122 nagar</text:p>
      <text:p text:style-name="P1">45123 nager</text:p>
      <text:p text:style-name="P1">45124 nagi</text:p>
      <text:p text:style-name="P1">45125 nagia</text:p>
      <text:p text:style-name="P1">45126 nagoa</text:p>
      <text:p text:style-name="P1">45131 nagor</text:p>
      <text:p text:style-name="P1">45132 nagui</text:p>
      <text:p text:style-name="P1">45133 nagul</text:p>
      <text:p text:style-name="P1">45134 naia</text:p>
      <text:p text:style-name="P1">45135 naibe</text:p>
      <text:p text:style-name="P1">45136 naide</text:p>
      <text:p text:style-name="P1">45141 naife</text:p>
      <text:p text:style-name="P1">45142 naifo</text:p>
      <text:p text:style-name="P1">45143 nair</text:p>
      <text:p text:style-name="P1">45144 naire</text:p>
      <text:p text:style-name="P1">45145 nairo</text:p>
      <text:p text:style-name="P1">45146 naja</text:p>
      <text:p text:style-name="P1">45151 naji</text:p>
      <text:p text:style-name="P1">45152 nale</text:p>
      <text:p text:style-name="P1">45153 nalgo</text:p>
      <text:p text:style-name="P1">45154 nalu</text:p>
      <text:p text:style-name="P1">45155 nama</text:p>
      <text:p text:style-name="P1">45156 namau</text:p>
      <text:p text:style-name="P1">45161 namaz</text:p>
      <text:p text:style-name="P1">45162 nambe</text:p>
      <text:p text:style-name="P1">45163 nambi</text:p>
      <text:p text:style-name="P1">45164 nambu</text:p>
      <text:p text:style-name="P1">45165 nanal</text:p>
      <text:p text:style-name="P1">45166 nanar</text:p>
      <text:p text:style-name="P1">45211 nandi</text:p>
      <text:p text:style-name="P1">45212 nando</text:p>
      <text:p text:style-name="P1">45213 nandu</text:p>
      <text:p text:style-name="P1">45214 nanga</text:p>
      <text:p text:style-name="P1">45215 nani</text:p>
      <text:p text:style-name="P1">45216 nanja</text:p>
      <text:p text:style-name="P1">45221 nano</text:p>
      <text:p text:style-name="P1">45222 naos</text:p>
      <text:p text:style-name="P1">45223 napa</text:p>
      <text:p text:style-name="P1">45224 napeu</text:p>
      <text:p text:style-name="P1">45225 naque</text:p>
      <text:p text:style-name="P1">45226 nara</text:p>
      <text:p text:style-name="P1">45231 naraz</text:p>
      <text:p text:style-name="P1">45232 narco</text:p>
      <text:p text:style-name="P1">45233 nardo</text:p>
      <text:p text:style-name="P1">45234 nargo</text:p>
      <text:p text:style-name="P1">45235 nario</text:p>
      <text:p text:style-name="P1">45236 nariz</text:p>
      <text:p text:style-name="P1">45241 narlo</text:p>
      <text:p text:style-name="P1">45242 narsa</text:p>
      <text:p text:style-name="P1">45243 narte</text:p>
      <text:p text:style-name="P1">45244 naru</text:p>
      <text:p text:style-name="P1">45245 nasal</text:p>
      <text:p text:style-name="P1">45246 nase</text:p>
      <text:p text:style-name="P1">45251 nasse</text:p>
      <text:p text:style-name="P1">45252 nasso</text:p>
      <text:p text:style-name="P1">45253 nata</text:p>
      <text:p text:style-name="P1">45254 natal</text:p>
      <text:p text:style-name="P1">45255 natil</text:p>
      <text:p text:style-name="P1">45256 natio</text:p>
      <text:p text:style-name="P1">45261 nato</text:p>
      <text:p text:style-name="P1">45262 natro</text:p>
      <text:p text:style-name="P1">45263 naua</text:p>
      <text:p text:style-name="P1">45264 nauai</text:p>
      <text:p text:style-name="P1">45265 nauga</text:p>
      <text:p text:style-name="P1">45266 naulo</text:p>
      <text:p text:style-name="P1">45311 nauro</text:p>
      <text:p text:style-name="P1">45312 nauta</text:p>
      <text:p text:style-name="P1">45313 naval</text:p>
      <text:p text:style-name="P1">45314 nave</text:p>
      <text:p text:style-name="P1">45315 navim</text:p>
      <text:p text:style-name="P1">45316 navio</text:p>
      <text:p text:style-name="P1">45321 naxa</text:p>
      <text:p text:style-name="P1">45322 naze</text:p>
      <text:p text:style-name="P1">45323 nazi</text:p>
      <text:p text:style-name="P1">45324 ndala</text:p>
      <text:p text:style-name="P1">45325 ndau</text:p>
      <text:p text:style-name="P1">45326 ndua</text:p>
      <text:p text:style-name="P1">45331 ndulu</text:p>
      <text:p text:style-name="P1">45332 nebel</text:p>
      <text:p text:style-name="P1">45333 nebo</text:p>
      <text:p text:style-name="P1">45334 nebri</text:p>
      <text:p text:style-name="P1">45335 neca</text:p>
      <text:p text:style-name="P1">45336 necro</text:p>
      <text:p text:style-name="P1">45341 necto</text:p>
      <text:p text:style-name="P1">45342 neda</text:p>
      <text:p text:style-name="P1">45343 nedum</text:p>
      <text:p text:style-name="P1">45344 neera</text:p>
      <text:p text:style-name="P1">45345 nefa</text:p>
      <text:p text:style-name="P1">45346 nefro</text:p>
      <text:p text:style-name="P1">45351 nega</text:p>
      <text:p text:style-name="P1">45352 negar</text:p>
      <text:p text:style-name="P1">45353 negra</text:p>
      <text:p text:style-name="P1">45354 negro</text:p>
      <text:p text:style-name="P1">45355 negus</text:p>
      <text:p text:style-name="P1">45356 neido</text:p>
      <text:p text:style-name="P1">45361 neja</text:p>
      <text:p text:style-name="P1">45362 neldo</text:p>
      <text:p text:style-name="P1">45363 nele</text:p>
      <text:p text:style-name="P1">45364 nelma</text:p>
      <text:p text:style-name="P1">45365 nelo</text:p>
      <text:p text:style-name="P1">45366 nembo</text:p>
      <text:p text:style-name="P1">45411 nemeu</text:p>
      <text:p text:style-name="P1">45412 nende</text:p>
      <text:p text:style-name="P1">45413 nendi</text:p>
      <text:p text:style-name="P1">45414 nengo</text:p>
      <text:p text:style-name="P1">45415 nenho</text:p>
      <text:p text:style-name="P1">45416 neno</text:p>
      <text:p text:style-name="P1">45421 nente</text:p>
      <text:p text:style-name="P1">45422 neol</text:p>
      <text:p text:style-name="P1">45423 neon</text:p>
      <text:p text:style-name="P1">45424 nepa</text:p>
      <text:p text:style-name="P1">45425 nepal</text:p>
      <text:p text:style-name="P1">45426 nepe</text:p>
      <text:p text:style-name="P1">45431 nepos</text:p>
      <text:p text:style-name="P1">45432 neque</text:p>
      <text:p text:style-name="P1">45433 neral</text:p>
      <text:p text:style-name="P1">45434 nerd</text:p>
      <text:p text:style-name="P1">45435 neres</text:p>
      <text:p text:style-name="P1">45436 nero</text:p>
      <text:p text:style-name="P1">45441 nerol</text:p>
      <text:p text:style-name="P1">45442 nerto</text:p>
      <text:p text:style-name="P1">45443 nervo</text:p>
      <text:p text:style-name="P1">45444 nervu</text:p>
      <text:p text:style-name="P1">45445 nese</text:p>
      <text:p text:style-name="P1">45446 neseu</text:p>
      <text:p text:style-name="P1">45451 nesse</text:p>
      <text:p text:style-name="P1">45452 neste</text:p>
      <text:p text:style-name="P1">45453 nesto</text:p>
      <text:p text:style-name="P1">45454 neta</text:p>
      <text:p text:style-name="P1">45455 neto</text:p>
      <text:p text:style-name="P1">45456 neuma</text:p>
      <text:p text:style-name="P1">45461 neuri</text:p>
      <text:p text:style-name="P1">45462 neuro</text:p>
      <text:p text:style-name="P1">45463 nevar</text:p>
      <text:p text:style-name="P1">45464 neve</text:p>
      <text:p text:style-name="P1">45465 nevri</text:p>
      <text:p text:style-name="P1">45466 nexo</text:p>
      <text:p text:style-name="P1">45511 ngana</text:p>
      <text:p text:style-name="P1">45512 ngola</text:p>
      <text:p text:style-name="P1">45513 nguta</text:p>
      <text:p text:style-name="P1">45514 nhaca</text:p>
      <text:p text:style-name="P1">45515 nhama</text:p>
      <text:p text:style-name="P1">45516 nhati</text:p>
      <text:p text:style-name="P1">45521 nhato</text:p>
      <text:p text:style-name="P1">45522 nhele</text:p>
      <text:p text:style-name="P1">45523 nhoca</text:p>
      <text:p text:style-name="P1">45524 nhole</text:p>
      <text:p text:style-name="P1">45525 nhom</text:p>
      <text:p text:style-name="P1">45526 nhor</text:p>
      <text:p text:style-name="P1">45531 nhum</text:p>
      <text:p text:style-name="P1">45532 niaia</text:p>
      <text:p text:style-name="P1">45533 nial</text:p>
      <text:p text:style-name="P1">45534 nialo</text:p>
      <text:p text:style-name="P1">45535 niama</text:p>
      <text:p text:style-name="P1">45536 nibu</text:p>
      <text:p text:style-name="P1">45541 nicar</text:p>
      <text:p text:style-name="P1">45542 nicas</text:p>
      <text:p text:style-name="P1">45543 nicol</text:p>
      <text:p text:style-name="P1">45544 nicti</text:p>
      <text:p text:style-name="P1">45545 nidar</text:p>
      <text:p text:style-name="P1">45546 nidor</text:p>
      <text:p text:style-name="P1">45551 nielo</text:p>
      <text:p text:style-name="P1">45552 nifal</text:p>
      <text:p text:style-name="P1">45553 nife</text:p>
      <text:p text:style-name="P1">45554 niger</text:p>
      <text:p text:style-name="P1">45555 nigra</text:p>
      <text:p text:style-name="P1">45556 nili</text:p>
      <text:p text:style-name="P1">45561 nilo</text:p>
      <text:p text:style-name="P1">45562 nimas</text:p>
      <text:p text:style-name="P1">45563 nimbo</text:p>
      <text:p text:style-name="P1">45564 nimpa</text:p>
      <text:p text:style-name="P1">45565 nina</text:p>
      <text:p text:style-name="P1">45566 ninar</text:p>
      <text:p text:style-name="P1">45611 ninfa</text:p>
      <text:p text:style-name="P1">45612 ninga</text:p>
      <text:p text:style-name="P1">45613 ninho</text:p>
      <text:p text:style-name="P1">45614 nini</text:p>
      <text:p text:style-name="P1">45615 ninja</text:p>
      <text:p text:style-name="P1">45616 niple</text:p>
      <text:p text:style-name="P1">45621 nipo</text:p>
      <text:p text:style-name="P1">45622 nipto</text:p>
      <text:p text:style-name="P1">45623 nisco</text:p>
      <text:p text:style-name="P1">45624 nisei</text:p>
      <text:p text:style-name="P1">45625 niseu</text:p>
      <text:p text:style-name="P1">45626 nispo</text:p>
      <text:p text:style-name="P1">45631 nisso</text:p>
      <text:p text:style-name="P1">45632 nisto</text:p>
      <text:p text:style-name="P1">45633 nital</text:p>
      <text:p text:style-name="P1">45634 nito</text:p>
      <text:p text:style-name="P1">45635 nival</text:p>
      <text:p text:style-name="P1">45636 nive</text:p>
      <text:p text:style-name="P1">45641 niza</text:p>
      <text:p text:style-name="P1">45642 nobel</text:p>
      <text:p text:style-name="P1">45643 noble</text:p>
      <text:p text:style-name="P1">45644 nobre</text:p>
      <text:p text:style-name="P1">45645 nocar</text:p>
      <text:p text:style-name="P1">45646 nocha</text:p>
      <text:p text:style-name="P1">45651 nodal</text:p>
      <text:p text:style-name="P1">45652 nodar</text:p>
      <text:p text:style-name="P1">45653 nodos</text:p>
      <text:p text:style-name="P1">45654 noel</text:p>
      <text:p text:style-name="P1">45655 noema</text:p>
      <text:p text:style-name="P1">45656 noeno</text:p>
      <text:p text:style-name="P1">45661 noese</text:p>
      <text:p text:style-name="P1">45662 noete</text:p>
      <text:p text:style-name="P1">45663 nogai</text:p>
      <text:p text:style-name="P1">45664 nogal</text:p>
      <text:p text:style-name="P1">45665 noia</text:p>
      <text:p text:style-name="P1">45666 noir</text:p>
      <text:p text:style-name="P1">46111 noise</text:p>
      <text:p text:style-name="P1">46112 noite</text:p>
      <text:p text:style-name="P1">46113 noiva</text:p>
      <text:p text:style-name="P1">46114 noivo</text:p>
      <text:p text:style-name="P1">46115 nojar</text:p>
      <text:p text:style-name="P1">46116 nola</text:p>
      <text:p text:style-name="P1">46121 nolha</text:p>
      <text:p text:style-name="P1">46122 nome</text:p>
      <text:p text:style-name="P1">46123 nomia</text:p>
      <text:p text:style-name="P1">46124 nomo</text:p>
      <text:p text:style-name="P1">46125 nonal</text:p>
      <text:p text:style-name="P1">46126 nonde</text:p>
      <text:p text:style-name="P1">46131 nondo</text:p>
      <text:p text:style-name="P1">46132 nones</text:p>
      <text:p text:style-name="P1">46133 nonga</text:p>
      <text:p text:style-name="P1">46134 nono</text:p>
      <text:p text:style-name="P1">46135 nooca</text:p>
      <text:p text:style-name="P1">46136 nopal</text:p>
      <text:p text:style-name="P1">46141 nope</text:p>
      <text:p text:style-name="P1">46142 nopra</text:p>
      <text:p text:style-name="P1">46143 nops</text:p>
      <text:p text:style-name="P1">46144 nora</text:p>
      <text:p text:style-name="P1">46145 norbu</text:p>
      <text:p text:style-name="P1">46146 norma</text:p>
      <text:p text:style-name="P1">46151 norna</text:p>
      <text:p text:style-name="P1">46152 norso</text:p>
      <text:p text:style-name="P1">46153 norte</text:p>
      <text:p text:style-name="P1">46154 nossa</text:p>
      <text:p text:style-name="P1">46155 nosso</text:p>
      <text:p text:style-name="P1">46156 notal</text:p>
      <text:p text:style-name="P1">46161 notar</text:p>
      <text:p text:style-name="P1">46162 notas</text:p>
      <text:p text:style-name="P1">46163 notro</text:p>
      <text:p text:style-name="P1">46164 noute</text:p>
      <text:p text:style-name="P1">46165 nova</text:p>
      <text:p text:style-name="P1">46166 noval</text:p>
      <text:p text:style-name="P1">46211 novar</text:p>
      <text:p text:style-name="P1">46212 nove</text:p>
      <text:p text:style-name="P1">46213 novel</text:p>
      <text:p text:style-name="P1">46214 novo</text:p>
      <text:p text:style-name="P1">46215 noxa</text:p>
      <text:p text:style-name="P1">46216 noxal</text:p>
      <text:p text:style-name="P1">46221 nozes</text:p>
      <text:p text:style-name="P1">46222 nozul</text:p>
      <text:p text:style-name="P1">46223 nubeu</text:p>
      <text:p text:style-name="P1">46224 nubo</text:p>
      <text:p text:style-name="P1">46225 nuca</text:p>
      <text:p text:style-name="P1">46226 nucal</text:p>
      <text:p text:style-name="P1">46231 nuce</text:p>
      <text:p text:style-name="P1">46232 nudez</text:p>
      <text:p text:style-name="P1">46233 nudo</text:p>
      <text:p text:style-name="P1">46234 nuel</text:p>
      <text:p text:style-name="P1">46235 nuelo</text:p>
      <text:p text:style-name="P1">46236 nuer</text:p>
      <text:p text:style-name="P1">46241 nuez</text:p>
      <text:p text:style-name="P1">46242 nueza</text:p>
      <text:p text:style-name="P1">46243 nufe</text:p>
      <text:p text:style-name="P1">46244 nuga</text:p>
      <text:p text:style-name="P1">46245 nujol</text:p>
      <text:p text:style-name="P1">46246 nulo</text:p>
      <text:p text:style-name="P1">46251 numbe</text:p>
      <text:p text:style-name="P1">46252 numbu</text:p>
      <text:p text:style-name="P1">46253 nume</text:p>
      <text:p text:style-name="P1">46254 numo</text:p>
      <text:p text:style-name="P1">46255 nunc</text:p>
      <text:p text:style-name="P1">46256 nunca</text:p>
      <text:p text:style-name="P1">46261 nunce</text:p>
      <text:p text:style-name="P1">46262 nundo</text:p>
      <text:p text:style-name="P1">46263 nune</text:p>
      <text:p text:style-name="P1">46264 nungo</text:p>
      <text:p text:style-name="P1">46265 nuno</text:p>
      <text:p text:style-name="P1">46266 nuper</text:p>
      <text:p text:style-name="P1">46311 nuruz</text:p>
      <text:p text:style-name="P1">46312 nutar</text:p>
      <text:p text:style-name="P1">46313 nutum</text:p>
      <text:p text:style-name="P1">46314 nuvem</text:p>
      <text:p text:style-name="P1">46315 nuvol</text:p>
      <text:p text:style-name="P1">46316 nyhan</text:p>
      <text:p text:style-name="P1">46321 nylon</text:p>
      <text:p text:style-name="P1">46322 nzila</text:p>
      <text:p text:style-name="P1">46323 oala</text:p>
      <text:p text:style-name="P1">46324 oanda</text:p>
      <text:p text:style-name="P1">46325 obam</text:p>
      <text:p text:style-name="P1">46326 obane</text:p>
      <text:p text:style-name="P1">46331 obeba</text:p>
      <text:p text:style-name="P1">46332 obeso</text:p>
      <text:p text:style-name="P1">46333 oboaz</text:p>
      <text:p text:style-name="P1">46334 obori</text:p>
      <text:p text:style-name="P1">46335 obra</text:p>
      <text:p text:style-name="P1">46336 obrar</text:p>
      <text:p text:style-name="P1">46341 obsia</text:p>
      <text:p text:style-name="P1">46342 obter</text:p>
      <text:p text:style-name="P1">46343 obus</text:p>
      <text:p text:style-name="P1">46344 obutu</text:p>
      <text:p text:style-name="P1">46345 obvir</text:p>
      <text:p text:style-name="P1">46346 ocaia</text:p>
      <text:p text:style-name="P1">46351 ocano</text:p>
      <text:p text:style-name="P1">46352 ocapi</text:p>
      <text:p text:style-name="P1">46353 ocar</text:p>
      <text:p text:style-name="P1">46354 ocaso</text:p>
      <text:p text:style-name="P1">46355 ocelo</text:p>
      <text:p text:style-name="P1">46356 oche</text:p>
      <text:p text:style-name="P1">46361 ocida</text:p>
      <text:p text:style-name="P1">46362 ocno</text:p>
      <text:p text:style-name="P1">46363 ocoto</text:p>
      <text:p text:style-name="P1">46364 ocre</text:p>
      <text:p text:style-name="P1">46365 ocro</text:p>
      <text:p text:style-name="P1">46366 octal</text:p>
      <text:p text:style-name="P1">46411 octil</text:p>
      <text:p text:style-name="P1">46412 ocua</text:p>
      <text:p text:style-name="P1">46413 odara</text:p>
      <text:p text:style-name="P1">46414 odiar</text:p>
      <text:p text:style-name="P1">46415 odico</text:p>
      <text:p text:style-name="P1">46416 odila</text:p>
      <text:p text:style-name="P1">46421 odite</text:p>
      <text:p text:style-name="P1">46422 odito</text:p>
      <text:p text:style-name="P1">46423 odone</text:p>
      <text:p text:style-name="P1">46424 odor</text:p>
      <text:p text:style-name="P1">46425 odre</text:p>
      <text:p text:style-name="P1">46426 odule</text:p>
      <text:p text:style-name="P1">46431 odum</text:p>
      <text:p text:style-name="P1">46432 oena</text:p>
      <text:p text:style-name="P1">46433 oeste</text:p>
      <text:p text:style-name="P1">46434 oeta</text:p>
      <text:p text:style-name="P1">46435 ofato</text:p>
      <text:p text:style-name="P1">46436 ofeso</text:p>
      <text:p text:style-name="P1">46441 ofira</text:p>
      <text:p text:style-name="P1">46442 ofito</text:p>
      <text:p text:style-name="P1">46443 ofre</text:p>
      <text:p text:style-name="P1">46444 ogamo</text:p>
      <text:p text:style-name="P1">46445 ogano</text:p>
      <text:p text:style-name="P1">46446 ogar</text:p>
      <text:p text:style-name="P1">46451 ogem</text:p>
      <text:p text:style-name="P1">46452 ogoni</text:p>
      <text:p text:style-name="P1">46453 ogre</text:p>
      <text:p text:style-name="P1">46454 ogro</text:p>
      <text:p text:style-name="P1">46455 oguim</text:p>
      <text:p text:style-name="P1">46456 ogum</text:p>
      <text:p text:style-name="P1">46461 oguz</text:p>
      <text:p text:style-name="P1">46462 oiana</text:p>
      <text:p text:style-name="P1">46463 oiapi</text:p>
      <text:p text:style-name="P1">46464 oiara</text:p>
      <text:p text:style-name="P1">46465 oide</text:p>
      <text:p text:style-name="P1">46466 oigar</text:p>
      <text:p text:style-name="P1">46511 oila</text:p>
      <text:p text:style-name="P1">46512 oirar</text:p>
      <text:p text:style-name="P1">46513 oiro</text:p>
      <text:p text:style-name="P1">46514 oiti</text:p>
      <text:p text:style-name="P1">46515 oito</text:p>
      <text:p text:style-name="P1">46516 oixo</text:p>
      <text:p text:style-name="P1">46521 olabo</text:p>
      <text:p text:style-name="P1">46522 olada</text:p>
      <text:p text:style-name="P1">46523 olaia</text:p>
      <text:p text:style-name="P1">46524 olam</text:p>
      <text:p text:style-name="P1">46525 olar</text:p>
      <text:p text:style-name="P1">46526 oleal</text:p>
      <text:p text:style-name="P1">46531 olear</text:p>
      <text:p text:style-name="P1">46532 olede</text:p>
      <text:p text:style-name="P1">46533 oleno</text:p>
      <text:p text:style-name="P1">46534 oleol</text:p>
      <text:p text:style-name="P1">46535 olga</text:p>
      <text:p text:style-name="P1">46536 olha</text:p>
      <text:p text:style-name="P1">46541 olhal</text:p>
      <text:p text:style-name="P1">46542 olhar</text:p>
      <text:p text:style-name="P1">46543 olho</text:p>
      <text:p text:style-name="P1">46544 olia</text:p>
      <text:p text:style-name="P1">46545 oligo</text:p>
      <text:p text:style-name="P1">46546 olina</text:p>
      <text:p text:style-name="P1">46551 olira</text:p>
      <text:p text:style-name="P1">46552 oliva</text:p>
      <text:p text:style-name="P1">46553 olmo</text:p>
      <text:p text:style-name="P1">46554 oloco</text:p>
      <text:p text:style-name="P1">46555 oloma</text:p>
      <text:p text:style-name="P1">46556 olor</text:p>
      <text:p text:style-name="P1">46561 olua</text:p>
      <text:p text:style-name="P1">46562 omado</text:p>
      <text:p text:style-name="P1">46563 omaha</text:p>
      <text:p text:style-name="P1">46564 omalo</text:p>
      <text:p text:style-name="P1">46565 omani</text:p>
      <text:p text:style-name="P1">46566 omano</text:p>
      <text:p text:style-name="P1">46611 omaso</text:p>
      <text:p text:style-name="P1">46612 omata</text:p>
      <text:p text:style-name="P1">46613 ombi</text:p>
      <text:p text:style-name="P1">46614 ombo</text:p>
      <text:p text:style-name="P1">46615 ombro</text:p>
      <text:p text:style-name="P1">46616 ombu</text:p>
      <text:p text:style-name="P1">46621 omeme</text:p>
      <text:p text:style-name="P1">46622 omete</text:p>
      <text:p text:style-name="P1">46623 omiri</text:p>
      <text:p text:style-name="P1">46624 omnes</text:p>
      <text:p text:style-name="P1">46625 omolu</text:p>
      <text:p text:style-name="P1">46626 omoma</text:p>
      <text:p text:style-name="P1">46631 omul</text:p>
      <text:p text:style-name="P1">46632 omulu</text:p>
      <text:p text:style-name="P1">46633 onaga</text:p>
      <text:p text:style-name="P1">46634 onco</text:p>
      <text:p text:style-name="P1">46635 onda</text:p>
      <text:p text:style-name="P1">46636 ondar</text:p>
      <text:p text:style-name="P1">46641 onde</text:p>
      <text:p text:style-name="P1">46642 ondim</text:p>
      <text:p text:style-name="P1">46643 oneta</text:p>
      <text:p text:style-name="P1">46644 onfra</text:p>
      <text:p text:style-name="P1">46645 ongo</text:p>
      <text:p text:style-name="P1">46646 ongue</text:p>
      <text:p text:style-name="P1">46651 onhi</text:p>
      <text:p text:style-name="P1">46652 onico</text:p>
      <text:p text:style-name="P1">46653 onim</text:p>
      <text:p text:style-name="P1">46654 oniro</text:p>
      <text:p text:style-name="P1">46655 onixe</text:p>
      <text:p text:style-name="P1">46656 onjo</text:p>
      <text:p text:style-name="P1">46661 onoba</text:p>
      <text:p text:style-name="P1">46662 onone</text:p>
      <text:p text:style-name="P1">46663 onte</text:p>
      <text:p text:style-name="P1">46664 ontem</text:p>
      <text:p text:style-name="P1">46665 onze</text:p>
      <text:p text:style-name="P1">46666 opaba</text:p>
      <text:p text:style-name="P1"><text:soft-page-break/>51111 opaco</text:p>
      <text:p text:style-name="P1">51112 opal</text:p>
      <text:p text:style-name="P1">51113 opala</text:p>
      <text:p text:style-name="P1">51114 opar</text:p>
      <text:p text:style-name="P1">51115 opiar</text:p>
      <text:p text:style-name="P1">51116 opimo</text:p>
      <text:p text:style-name="P1">51121 oplo</text:p>
      <text:p text:style-name="P1">51122 opol</text:p>
      <text:p text:style-name="P1">51123 opon</text:p>
      <text:p text:style-name="P1">51124 opor</text:p>
      <text:p text:style-name="P1">51125 opsi</text:p>
      <text:p text:style-name="P1">51126 opsia</text:p>
      <text:p text:style-name="P1">51131 optar</text:p>
      <text:p text:style-name="P1">51132 oquim</text:p>
      <text:p text:style-name="P1">51133 oraca</text:p>
      <text:p text:style-name="P1">51134 orago</text:p>
      <text:p text:style-name="P1">51135 oral</text:p>
      <text:p text:style-name="P1">51136 orano</text:p>
      <text:p text:style-name="P1">51141 orar</text:p>
      <text:p text:style-name="P1">51142 orate</text:p>
      <text:p text:style-name="P1">51143 orbe</text:p>
      <text:p text:style-name="P1">51144 orbo</text:p>
      <text:p text:style-name="P1">51145 orco</text:p>
      <text:p text:style-name="P1">51146 ordem</text:p>
      <text:p text:style-name="P1">51151 ordo</text:p>
      <text:p text:style-name="P1">51152 orear</text:p>
      <text:p text:style-name="P1">51153 orega</text:p>
      <text:p text:style-name="P1">51154 orela</text:p>
      <text:p text:style-name="P1">51155 orete</text:p>
      <text:p text:style-name="P1">51156 oreu</text:p>
      <text:p text:style-name="P1">51161 orex</text:p>
      <text:p text:style-name="P1">51162 orfno</text:p>
      <text:p text:style-name="P1">51163 oribi</text:p>
      <text:p text:style-name="P1">51164 orica</text:p>
      <text:p text:style-name="P1">51165 orite</text:p>
      <text:p text:style-name="P1">51166 oriz</text:p>
      <text:p text:style-name="P1">51211 oriza</text:p>
      <text:p text:style-name="P1">51212 orjal</text:p>
      <text:p text:style-name="P1">51213 orlar</text:p>
      <text:p text:style-name="P1">51214 orlon</text:p>
      <text:p text:style-name="P1">51215 ormuz</text:p>
      <text:p text:style-name="P1">51216 ornar</text:p>
      <text:p text:style-name="P1">51221 ornis</text:p>
      <text:p text:style-name="P1">51222 oromo</text:p>
      <text:p text:style-name="P1">51223 oropa</text:p>
      <text:p text:style-name="P1">51224 orque</text:p>
      <text:p text:style-name="P1">51225 orqui</text:p>
      <text:p text:style-name="P1">51226 orseu</text:p>
      <text:p text:style-name="P1">51231 orto</text:p>
      <text:p text:style-name="P1">51232 ortol</text:p>
      <text:p text:style-name="P1">51233 oruco</text:p>
      <text:p text:style-name="P1">51234 oruzu</text:p>
      <text:p text:style-name="P1">51235 osana</text:p>
      <text:p text:style-name="P1">51236 osar</text:p>
      <text:p text:style-name="P1">51241 osce</text:p>
      <text:p text:style-name="P1">51242 osco</text:p>
      <text:p text:style-name="P1">51243 osela</text:p>
      <text:p text:style-name="P1">51244 osga</text:p>
      <text:p text:style-name="P1">51245 osler</text:p>
      <text:p text:style-name="P1">51246 osmia</text:p>
      <text:p text:style-name="P1">51251 osmo</text:p>
      <text:p text:style-name="P1">51252 osmol</text:p>
      <text:p text:style-name="P1">51253 osona</text:p>
      <text:p text:style-name="P1">51254 osso</text:p>
      <text:p text:style-name="P1">51255 oste</text:p>
      <text:p text:style-name="P1">51256 osteo</text:p>
      <text:p text:style-name="P1">51261 ostra</text:p>
      <text:p text:style-name="P1">51262 ostro</text:p>
      <text:p text:style-name="P1">51263 oteca</text:p>
      <text:p text:style-name="P1">51264 otelo</text:p>
      <text:p text:style-name="P1">51265 otia</text:p>
      <text:p text:style-name="P1">51266 otim</text:p>
      <text:p text:style-name="P1">51311 otina</text:p>
      <text:p text:style-name="P1">51312 otins</text:p>
      <text:p text:style-name="P1">51313 otite</text:p>
      <text:p text:style-name="P1">51314 otoba</text:p>
      <text:p text:style-name="P1">51315 otojo</text:p>
      <text:p text:style-name="P1">51316 otoma</text:p>
      <text:p text:style-name="P1">51321 otomi</text:p>
      <text:p text:style-name="P1">51322 otona</text:p>
      <text:p text:style-name="P1">51323 otoni</text:p>
      <text:p text:style-name="P1">51324 otoro</text:p>
      <text:p text:style-name="P1">51325 otose</text:p>
      <text:p text:style-name="P1">51326 ouari</text:p>
      <text:p text:style-name="P1">51331 ouaru</text:p>
      <text:p text:style-name="P1">51332 oudre</text:p>
      <text:p text:style-name="P1">51333 ougar</text:p>
      <text:p text:style-name="P1">51334 oura</text:p>
      <text:p text:style-name="P1">51335 ourar</text:p>
      <text:p text:style-name="P1">51336 ouro</text:p>
      <text:p text:style-name="P1">51341 ousar</text:p>
      <text:p text:style-name="P1">51342 outar</text:p>
      <text:p text:style-name="P1">51343 outro</text:p>
      <text:p text:style-name="P1">51344 outu</text:p>
      <text:p text:style-name="P1">51345 ouvir</text:p>
      <text:p text:style-name="P1">51346 ouxe</text:p>
      <text:p text:style-name="P1">51351 ouze</text:p>
      <text:p text:style-name="P1">51352 ouzo</text:p>
      <text:p text:style-name="P1">51353 oval</text:p>
      <text:p text:style-name="P1">51354 ovar</text:p>
      <text:p text:style-name="P1">51355 ovas</text:p>
      <text:p text:style-name="P1">51356 ovate</text:p>
      <text:p text:style-name="P1">51361 oveva</text:p>
      <text:p text:style-name="P1">51362 ovex</text:p>
      <text:p text:style-name="P1">51363 ovil</text:p>
      <text:p text:style-name="P1">51364 ovino</text:p>
      <text:p text:style-name="P1">51365 oviua</text:p>
      <text:p text:style-name="P1">51366 oxale</text:p>
      <text:p text:style-name="P1">51411 oxeba</text:p>
      <text:p text:style-name="P1">51412 oxeol</text:p>
      <text:p text:style-name="P1">51413 oxera</text:p>
      <text:p text:style-name="P1">51414 oxeu</text:p>
      <text:p text:style-name="P1">51415 oxil</text:p>
      <text:p text:style-name="P1">51416 oxilo</text:p>
      <text:p text:style-name="P1">51421 oxima</text:p>
      <text:p text:style-name="P1">51422 oxina</text:p>
      <text:p text:style-name="P1">51423 oxono</text:p>
      <text:p text:style-name="P1">51424 oxura</text:p>
      <text:p text:style-name="P1">51425 ozear</text:p>
      <text:p text:style-name="P1">51426 ozena</text:p>
      <text:p text:style-name="P1">51431 ozolo</text:p>
      <text:p text:style-name="P1">51432 ozueu</text:p>
      <text:p text:style-name="P1">51433 paari</text:p>
      <text:p text:style-name="P1">51434 paba</text:p>
      <text:p text:style-name="P1">51435 pacau</text:p>
      <text:p text:style-name="P1">51436 pacho</text:p>
      <text:p text:style-name="P1">51441 paco</text:p>
      <text:p text:style-name="P1">51442 pacol</text:p>
      <text:p text:style-name="P1">51443 pacu</text:p>
      <text:p text:style-name="P1">51444 padeu</text:p>
      <text:p text:style-name="P1">51445 padma</text:p>
      <text:p text:style-name="P1">51446 pado</text:p>
      <text:p text:style-name="P1">51451 padre</text:p>
      <text:p text:style-name="P1">51452 padu</text:p>
      <text:p text:style-name="P1">51453 paes</text:p>
      <text:p text:style-name="P1">51454 pafe</text:p>
      <text:p text:style-name="P1">51455 pafo</text:p>
      <text:p text:style-name="P1">51456 paga</text:p>
      <text:p text:style-name="P1">51461 pagar</text:p>
      <text:p text:style-name="P1">51462 pagel</text:p>
      <text:p text:style-name="P1">51463 pagem</text:p>
      <text:p text:style-name="P1">51464 pager</text:p>
      <text:p text:style-name="P1">51465 pageu</text:p>
      <text:p text:style-name="P1">51466 pago</text:p>
      <text:p text:style-name="P1">51511 pagou</text:p>
      <text:p text:style-name="P1">51512 pagro</text:p>
      <text:p text:style-name="P1">51513 paica</text:p>
      <text:p text:style-name="P1">51514 paim</text:p>
      <text:p text:style-name="P1">51515 paina</text:p>
      <text:p text:style-name="P1">51516 paio</text:p>
      <text:p text:style-name="P1">51521 paiol</text:p>
      <text:p text:style-name="P1">51522 paixa</text:p>
      <text:p text:style-name="P1">51523 pajem</text:p>
      <text:p text:style-name="P1">51524 pala</text:p>
      <text:p text:style-name="P1">51525 palar</text:p>
      <text:p text:style-name="P1">51526 palco</text:p>
      <text:p text:style-name="P1">51531 pale</text:p>
      <text:p text:style-name="P1">51532 paleo</text:p>
      <text:p text:style-name="P1">51533 palha</text:p>
      <text:p text:style-name="P1">51534 palma</text:p>
      <text:p text:style-name="P1">51535 palo</text:p>
      <text:p text:style-name="P1">51536 palor</text:p>
      <text:p text:style-name="P1">51541 palta</text:p>
      <text:p text:style-name="P1">51542 pama</text:p>
      <text:p text:style-name="P1">51543 pambo</text:p>
      <text:p text:style-name="P1">51544 pami</text:p>
      <text:p text:style-name="P1">51545 pampo</text:p>
      <text:p text:style-name="P1">51546 panal</text:p>
      <text:p text:style-name="P1">51551 panar</text:p>
      <text:p text:style-name="P1">51552 panco</text:p>
      <text:p text:style-name="P1">51553 panda</text:p>
      <text:p text:style-name="P1">51554 panga</text:p>
      <text:p text:style-name="P1">51555 panhe</text:p>
      <text:p text:style-name="P1">51556 panhi</text:p>
      <text:p text:style-name="P1">51561 pani</text:p>
      <text:p text:style-name="P1">51562 panje</text:p>
      <text:p text:style-name="P1">51563 pano</text:p>
      <text:p text:style-name="P1">51564 panri</text:p>
      <text:p text:style-name="P1">51565 panta</text:p>
      <text:p text:style-name="P1">51566 panu</text:p>
      <text:p text:style-name="P1">51611 paolu</text:p>
      <text:p text:style-name="P1">51612 papa</text:p>
      <text:p text:style-name="P1">51613 papai</text:p>
      <text:p text:style-name="P1">51614 papal</text:p>
      <text:p text:style-name="P1">51615 papar</text:p>
      <text:p text:style-name="P1">51616 papel</text:p>
      <text:p text:style-name="P1">51621 papo</text:p>
      <text:p text:style-name="P1">51622 papu</text:p>
      <text:p text:style-name="P1">51623 papua</text:p>
      <text:p text:style-name="P1">51624 papuo</text:p>
      <text:p text:style-name="P1">51625 paque</text:p>
      <text:p text:style-name="P1">51626 paqui</text:p>
      <text:p text:style-name="P1">51631 para</text:p>
      <text:p text:style-name="P1">51632 paral</text:p>
      <text:p text:style-name="P1">51633 parar</text:p>
      <text:p text:style-name="P1">51634 parau</text:p>
      <text:p text:style-name="P1">51635 parba</text:p>
      <text:p text:style-name="P1">51636 parco</text:p>
      <text:p text:style-name="P1">51641 parda</text:p>
      <text:p text:style-name="P1">51642 pardo</text:p>
      <text:p text:style-name="P1">51643 pares</text:p>
      <text:p text:style-name="P1">51644 pargo</text:p>
      <text:p text:style-name="P1">51645 parir</text:p>
      <text:p text:style-name="P1">51646 paris</text:p>
      <text:p text:style-name="P1">51651 parma</text:p>
      <text:p text:style-name="P1">51652 parno</text:p>
      <text:p text:style-name="P1">51653 parol</text:p>
      <text:p text:style-name="P1">51654 parse</text:p>
      <text:p text:style-name="P1">51655 part</text:p>
      <text:p text:style-name="P1">51656 parte</text:p>
      <text:p text:style-name="P1">51661 parto</text:p>
      <text:p text:style-name="P1">51662 paru</text:p>
      <text:p text:style-name="P1">51663 parum</text:p>
      <text:p text:style-name="P1">51664 parvi</text:p>
      <text:p text:style-name="P1">51665 parvo</text:p>
      <text:p text:style-name="P1">51666 parvu</text:p>
      <text:p text:style-name="P1">52111 passa</text:p>
      <text:p text:style-name="P1">52112 passe</text:p>
      <text:p text:style-name="P1">52113 passo</text:p>
      <text:p text:style-name="P1">52114 pasta</text:p>
      <text:p text:style-name="P1">52115 pasto</text:p>
      <text:p text:style-name="P1">52116 pata</text:p>
      <text:p text:style-name="P1">52121 patau</text:p>
      <text:p text:style-name="P1">52122 pataz</text:p>
      <text:p text:style-name="P1">52123 pate</text:p>
      <text:p text:style-name="P1">52124 patel</text:p>
      <text:p text:style-name="P1">52125 pati</text:p>
      <text:p text:style-name="P1">52126 patim</text:p>
      <text:p text:style-name="P1">52131 pato</text:p>
      <text:p text:style-name="P1">52132 patum</text:p>
      <text:p text:style-name="P1">52133 paual</text:p>
      <text:p text:style-name="P1">52134 pauda</text:p>
      <text:p text:style-name="P1">52135 pauis</text:p>
      <text:p text:style-name="P1">52136 paul</text:p>
      <text:p text:style-name="P1">52141 paula</text:p>
      <text:p text:style-name="P1">52142 paulo</text:p>
      <text:p text:style-name="P1">52143 pausa</text:p>
      <text:p text:style-name="P1">52144 pauxi</text:p>
      <text:p text:style-name="P1">52145 paval</text:p>
      <text:p text:style-name="P1">52146 pavio</text:p>
      <text:p text:style-name="P1">52151 pavo</text:p>
      <text:p text:style-name="P1">52152 pavoa</text:p>
      <text:p text:style-name="P1">52153 pavol</text:p>
      <text:p text:style-name="P1">52154 pavor</text:p>
      <text:p text:style-name="P1">52155 paza</text:p>
      <text:p text:style-name="P1">52156 peal</text:p>
      <text:p text:style-name="P1">52161 peana</text:p>
      <text:p text:style-name="P1">52162 peane</text:p>
      <text:p text:style-name="P1">52163 pear</text:p>
      <text:p text:style-name="P1">52164 peba</text:p>
      <text:p text:style-name="P1">52165 pebi</text:p>
      <text:p text:style-name="P1">52166 pecar</text:p>
      <text:p text:style-name="P1">52211 peco</text:p>
      <text:p text:style-name="P1">52212 pecte</text:p>
      <text:p text:style-name="P1">52213 pedal</text:p>
      <text:p text:style-name="P1">52214 pede</text:p>
      <text:p text:style-name="P1">52215 pedir</text:p>
      <text:p text:style-name="P1">52216 pedo</text:p>
      <text:p text:style-name="P1">52221 pedra</text:p>
      <text:p text:style-name="P1">52222 pedro</text:p>
      <text:p text:style-name="P1">52223 pega</text:p>
      <text:p text:style-name="P1">52224 pegar</text:p>
      <text:p text:style-name="P1">52225 pegma</text:p>
      <text:p text:style-name="P1">52226 pego</text:p>
      <text:p text:style-name="P1">52231 pegol</text:p>
      <text:p text:style-name="P1">52232 pegou</text:p>
      <text:p text:style-name="P1">52233 pegu</text:p>
      <text:p text:style-name="P1">52234 peito</text:p>
      <text:p text:style-name="P1">52235 peixe</text:p>
      <text:p text:style-name="P1">52236 pejar</text:p>
      <text:p text:style-name="P1">52241 peji</text:p>
      <text:p text:style-name="P1">52242 pejos</text:p>
      <text:p text:style-name="P1">52243 pela</text:p>
      <text:p text:style-name="P1">52244 pelar</text:p>
      <text:p text:style-name="P1">52245 pele</text:p>
      <text:p text:style-name="P1">52246 peleu</text:p>
      <text:p text:style-name="P1">52251 pelga</text:p>
      <text:p text:style-name="P1">52252 pelia</text:p>
      <text:p text:style-name="P1">52253 pelma</text:p>
      <text:p text:style-name="P1">52254 pelo</text:p>
      <text:p text:style-name="P1">52255 pelor</text:p>
      <text:p text:style-name="P1">52256 pelta</text:p>
      <text:p text:style-name="P1">52261 pelve</text:p>
      <text:p text:style-name="P1">52262 pema</text:p>
      <text:p text:style-name="P1">52263 pembe</text:p>
      <text:p text:style-name="P1">52264 pemi</text:p>
      <text:p text:style-name="P1">52265 pemom</text:p>
      <text:p text:style-name="P1">52266 pempa</text:p>
      <text:p text:style-name="P1">52311 pena</text:p>
      <text:p text:style-name="P1">52312 penal</text:p>
      <text:p text:style-name="P1">52313 penar</text:p>
      <text:p text:style-name="P1">52314 penca</text:p>
      <text:p text:style-name="P1">52315 pence</text:p>
      <text:p text:style-name="P1">52316 penco</text:p>
      <text:p text:style-name="P1">52321 penha</text:p>
      <text:p text:style-name="P1">52322 penia</text:p>
      <text:p text:style-name="P1">52323 penol</text:p>
      <text:p text:style-name="P1">52324 penta</text:p>
      <text:p text:style-name="P1">52325 pente</text:p>
      <text:p text:style-name="P1">52326 peoa</text:p>
      <text:p text:style-name="P1">52331 peona</text:p>
      <text:p text:style-name="P1">52332 peote</text:p>
      <text:p text:style-name="P1">52333 pepe</text:p>
      <text:p text:style-name="P1">52334 pepel</text:p>
      <text:p text:style-name="P1">52335 peplo</text:p>
      <text:p text:style-name="P1">52336 pepo</text:p>
      <text:p text:style-name="P1">52341 peps</text:p>
      <text:p text:style-name="P1">52342 pepu</text:p>
      <text:p text:style-name="P1">52343 pequi</text:p>
      <text:p text:style-name="P1">52344 pera</text:p>
      <text:p text:style-name="P1">52345 peral</text:p>
      <text:p text:style-name="P1">52346 perau</text:p>
      <text:p text:style-name="P1">52351 perca</text:p>
      <text:p text:style-name="P1">52352 perce</text:p>
      <text:p text:style-name="P1">52353 perda</text:p>
      <text:p text:style-name="P1">52354 perde</text:p>
      <text:p text:style-name="P1">52355 peri</text:p>
      <text:p text:style-name="P1">52356 perm</text:p>
      <text:p text:style-name="P1">52361 perna</text:p>
      <text:p text:style-name="P1">52362 perno</text:p>
      <text:p text:style-name="P1">52363 pero</text:p>
      <text:p text:style-name="P1">52364 perro</text:p>
      <text:p text:style-name="P1">52365 persa</text:p>
      <text:p text:style-name="P1">52366 perto</text:p>
      <text:p text:style-name="P1">52411 perua</text:p>
      <text:p text:style-name="P1">52412 perum</text:p>
      <text:p text:style-name="P1">52413 pesa</text:p>
      <text:p text:style-name="P1">52414 pesar</text:p>
      <text:p text:style-name="P1">52415 pesca</text:p>
      <text:p text:style-name="P1">52416 peso</text:p>
      <text:p text:style-name="P1">52421 pespe</text:p>
      <text:p text:style-name="P1">52422 pesse</text:p>
      <text:p text:style-name="P1">52423 peste</text:p>
      <text:p text:style-name="P1">52424 peta</text:p>
      <text:p text:style-name="P1">52425 petal</text:p>
      <text:p text:style-name="P1">52426 petar</text:p>
      <text:p text:style-name="P1">52431 petim</text:p>
      <text:p text:style-name="P1">52432 petit</text:p>
      <text:p text:style-name="P1">52433 petiz</text:p>
      <text:p text:style-name="P1">52434 peto</text:p>
      <text:p text:style-name="P1">52435 petra</text:p>
      <text:p text:style-name="P1">52436 petro</text:p>
      <text:p text:style-name="P1">52441 petum</text:p>
      <text:p text:style-name="P1">52442 peua</text:p>
      <text:p text:style-name="P1">52443 peul</text:p>
      <text:p text:style-name="P1">52444 peumo</text:p>
      <text:p text:style-name="P1">52445 peva</text:p>
      <text:p text:style-name="P1">52446 pexe</text:p>
      <text:p text:style-name="P1">52451 pexia</text:p>
      <text:p text:style-name="P1">52452 pexim</text:p>
      <text:p text:style-name="P1">52453 pezes</text:p>
      <text:p text:style-name="P1">52454 phen</text:p>
      <text:p text:style-name="P1">52455 piaba</text:p>
      <text:p text:style-name="P1">52456 piaca</text:p>
      <text:p text:style-name="P1">52461 piaga</text:p>
      <text:p text:style-name="P1">52462 pial</text:p>
      <text:p text:style-name="P1">52463 piano</text:p>
      <text:p text:style-name="P1">52464 piar</text:p>
      <text:p text:style-name="P1">52465 piau</text:p>
      <text:p text:style-name="P1">52466 piava</text:p>
      <text:p text:style-name="P1">52511 pical</text:p>
      <text:p text:style-name="P1">52512 picar</text:p>
      <text:p text:style-name="P1">52513 pichi</text:p>
      <text:p text:style-name="P1">52514 picle</text:p>
      <text:p text:style-name="P1">52515 pico</text:p>
      <text:p text:style-name="P1">52516 picoa</text:p>
      <text:p text:style-name="P1">52521 picre</text:p>
      <text:p text:style-name="P1">52522 picro</text:p>
      <text:p text:style-name="P1">52523 picto</text:p>
      <text:p text:style-name="P1">52524 picu</text:p>
      <text:p text:style-name="P1">52525 picul</text:p>
      <text:p text:style-name="P1">52526 picum</text:p>
      <text:p text:style-name="P1">52531 pida</text:p>
      <text:p text:style-name="P1">52532 piego</text:p>
      <text:p text:style-name="P1">52533 pielo</text:p>
      <text:p text:style-name="P1">52534 piese</text:p>
      <text:p text:style-name="P1">52535 pieze</text:p>
      <text:p text:style-name="P1">52536 piezo</text:p>
      <text:p text:style-name="P1">52541 pifar</text:p>
      <text:p text:style-name="P1">52542 pife</text:p>
      <text:p text:style-name="P1">52543 pigal</text:p>
      <text:p text:style-name="P1">52544 pigar</text:p>
      <text:p text:style-name="P1">52545 pigeu</text:p>
      <text:p text:style-name="P1">52546 pigia</text:p>
      <text:p text:style-name="P1">52551 pigma</text:p>
      <text:p text:style-name="P1">52552 pigro</text:p>
      <text:p text:style-name="P1">52553 piina</text:p>
      <text:p text:style-name="P1">52554 pilar</text:p>
      <text:p text:style-name="P1">52555 pilau</text:p>
      <text:p text:style-name="P1">52556 pilha</text:p>
      <text:p text:style-name="P1">52561 pili</text:p>
      <text:p text:style-name="P1">52562 pilim</text:p>
      <text:p text:style-name="P1">52563 pilma</text:p>
      <text:p text:style-name="P1">52564 pilra</text:p>
      <text:p text:style-name="P1">52565 pima</text:p>
      <text:p text:style-name="P1">52566 pinar</text:p>
      <text:p text:style-name="P1">52611 pinaz</text:p>
      <text:p text:style-name="P1">52612 pince</text:p>
      <text:p text:style-name="P1">52613 pinda</text:p>
      <text:p text:style-name="P1">52614 pindi</text:p>
      <text:p text:style-name="P1">52615 pindu</text:p>
      <text:p text:style-name="P1">52616 pinel</text:p>
      <text:p text:style-name="P1">52621 pinga</text:p>
      <text:p text:style-name="P1">52622 pingo</text:p>
      <text:p text:style-name="P1">52623 pinha</text:p>
      <text:p text:style-name="P1">52624 pinho</text:p>
      <text:p text:style-name="P1">52625 pino</text:p>
      <text:p text:style-name="P1">52626 pinol</text:p>
      <text:p text:style-name="P1">52631 pinta</text:p>
      <text:p text:style-name="P1">52632 pinto</text:p>
      <text:p text:style-name="P1">52633 pioca</text:p>
      <text:p text:style-name="P1">52634 pioia</text:p>
      <text:p text:style-name="P1">52635 piola</text:p>
      <text:p text:style-name="P1">52636 piom</text:p>
      <text:p text:style-name="P1">52641 piona</text:p>
      <text:p text:style-name="P1">52642 pior</text:p>
      <text:p text:style-name="P1">52643 piose</text:p>
      <text:p text:style-name="P1">52644 pipa</text:p>
      <text:p text:style-name="P1">52645 pipal</text:p>
      <text:p text:style-name="P1">52646 pipar</text:p>
      <text:p text:style-name="P1">52651 pipi</text:p>
      <text:p text:style-name="P1">52652 pipra</text:p>
      <text:p text:style-name="P1">52653 pique</text:p>
      <text:p text:style-name="P1">52654 piqui</text:p>
      <text:p text:style-name="P1">52655 piral</text:p>
      <text:p text:style-name="P1">52656 pirar</text:p>
      <text:p text:style-name="P1">52661 pirca</text:p>
      <text:p text:style-name="P1">52662 pire</text:p>
      <text:p text:style-name="P1">52663 pireu</text:p>
      <text:p text:style-name="P1">52664 pirex</text:p>
      <text:p text:style-name="P1">52665 pirgo</text:p>
      <text:p text:style-name="P1">52666 piri</text:p>
      <text:p text:style-name="P1"><text:soft-page-break/>53111 piria</text:p>
      <text:p text:style-name="P1">53112 piriz</text:p>
      <text:p text:style-name="P1">53113 pirol</text:p>
      <text:p text:style-name="P1">53114 pisa</text:p>
      <text:p text:style-name="P1">53115 pisar</text:p>
      <text:p text:style-name="P1">53116 pisca</text:p>
      <text:p text:style-name="P1">53121 pisco</text:p>
      <text:p text:style-name="P1">53122 piseu</text:p>
      <text:p text:style-name="P1">53123 piso</text:p>
      <text:p text:style-name="P1">53124 pissa</text:p>
      <text:p text:style-name="P1">53125 pita</text:p>
      <text:p text:style-name="P1">53126 pitar</text:p>
      <text:p text:style-name="P1">53131 piti</text:p>
      <text:p text:style-name="P1">53132 pito</text:p>
      <text:p text:style-name="P1">53133 pitom</text:p>
      <text:p text:style-name="P1">53134 pitu</text:p>
      <text:p text:style-name="P1">53135 pium</text:p>
      <text:p text:style-name="P1">53136 piva</text:p>
      <text:p text:style-name="P1">53141 pixa</text:p>
      <text:p text:style-name="P1">53142 pixel</text:p>
      <text:p text:style-name="P1">53143 piza</text:p>
      <text:p text:style-name="P1">53144 pizza</text:p>
      <text:p text:style-name="P1">53145 placa</text:p>
      <text:p text:style-name="P1">53146 plaga</text:p>
      <text:p text:style-name="P1">53151 plana</text:p>
      <text:p text:style-name="P1">53152 plani</text:p>
      <text:p text:style-name="P1">53153 plano</text:p>
      <text:p text:style-name="P1">53154 plapo</text:p>
      <text:p text:style-name="P1">53155 plato</text:p>
      <text:p text:style-name="P1">53156 plebe</text:p>
      <text:p text:style-name="P1">53161 pleno</text:p>
      <text:p text:style-name="P1">53162 pleo</text:p>
      <text:p text:style-name="P1">53163 plex</text:p>
      <text:p text:style-name="P1">53164 plexo</text:p>
      <text:p text:style-name="P1">53165 plia</text:p>
      <text:p text:style-name="P1">53166 ploce</text:p>
      <text:p text:style-name="P1">53211 plome</text:p>
      <text:p text:style-name="P1">53212 plomo</text:p>
      <text:p text:style-name="P1">53213 pluge</text:p>
      <text:p text:style-name="P1">53214 pluma</text:p>
      <text:p text:style-name="P1">53215 pluri</text:p>
      <text:p text:style-name="P1">53216 plus</text:p>
      <text:p text:style-name="P1">53221 plush</text:p>
      <text:p text:style-name="P1">53222 pluto</text:p>
      <text:p text:style-name="P1">53223 pneu</text:p>
      <text:p text:style-name="P1">53224 pnigo</text:p>
      <text:p text:style-name="P1">53225 pnom</text:p>
      <text:p text:style-name="P1">53226 poaia</text:p>
      <text:p text:style-name="P1">53231 poare</text:p>
      <text:p text:style-name="P1">53232 pobe</text:p>
      <text:p text:style-name="P1">53233 pobre</text:p>
      <text:p text:style-name="P1">53234 poca</text:p>
      <text:p text:style-name="P1">53235 pocar</text:p>
      <text:p text:style-name="P1">53236 poche</text:p>
      <text:p text:style-name="P1">53241 pocho</text:p>
      <text:p text:style-name="P1">53242 poda</text:p>
      <text:p text:style-name="P1">53243 podal</text:p>
      <text:p text:style-name="P1">53244 podar</text:p>
      <text:p text:style-name="P1">53245 pode</text:p>
      <text:p text:style-name="P1">53246 poder</text:p>
      <text:p text:style-name="P1">53251 podoa</text:p>
      <text:p text:style-name="P1">53252 podre</text:p>
      <text:p text:style-name="P1">53253 poejo</text:p>
      <text:p text:style-name="P1">53254 poema</text:p>
      <text:p text:style-name="P1">53255 poer</text:p>
      <text:p text:style-name="P1">53256 poeta</text:p>
      <text:p text:style-name="P1">53261 pofia</text:p>
      <text:p text:style-name="P1">53262 pofo</text:p>
      <text:p text:style-name="P1">53263 poga</text:p>
      <text:p text:style-name="P1">53264 poial</text:p>
      <text:p text:style-name="P1">53265 poiar</text:p>
      <text:p text:style-name="P1">53266 poios</text:p>
      <text:p text:style-name="P1">53311 pois</text:p>
      <text:p text:style-name="P1">53312 poisa</text:p>
      <text:p text:style-name="P1">53313 poita</text:p>
      <text:p text:style-name="P1">53314 pojar</text:p>
      <text:p text:style-name="P1">53315 polar</text:p>
      <text:p text:style-name="P1">53316 polau</text:p>
      <text:p text:style-name="P1">53321 polca</text:p>
      <text:p text:style-name="P1">53322 poldo</text:p>
      <text:p text:style-name="P1">53323 polho</text:p>
      <text:p text:style-name="P1">53324 poli</text:p>
      <text:p text:style-name="P1">53325 polim</text:p>
      <text:p text:style-name="P1">53326 polio</text:p>
      <text:p text:style-name="P1">53331 polir</text:p>
      <text:p text:style-name="P1">53332 polje</text:p>
      <text:p text:style-name="P1">53333 polme</text:p>
      <text:p text:style-name="P1">53334 polmo</text:p>
      <text:p text:style-name="P1">53335 polo</text:p>
      <text:p text:style-name="P1">53336 polom</text:p>
      <text:p text:style-name="P1">53341 polvo</text:p>
      <text:p text:style-name="P1">53342 poma</text:p>
      <text:p text:style-name="P1">53343 pomal</text:p>
      <text:p text:style-name="P1">53344 pomar</text:p>
      <text:p text:style-name="P1">53345 pomba</text:p>
      <text:p text:style-name="P1">53346 pombe</text:p>
      <text:p text:style-name="P1">53351 pombo</text:p>
      <text:p text:style-name="P1">53352 pomes</text:p>
      <text:p text:style-name="P1">53353 pomo</text:p>
      <text:p text:style-name="P1">53354 pompo</text:p>
      <text:p text:style-name="P1">53355 pona</text:p>
      <text:p text:style-name="P1">53356 ponda</text:p>
      <text:p text:style-name="P1">53361 pone</text:p>
      <text:p text:style-name="P1">53362 ponfo</text:p>
      <text:p text:style-name="P1">53363 ponis</text:p>
      <text:p text:style-name="P1">53364 ponom</text:p>
      <text:p text:style-name="P1">53365 ponta</text:p>
      <text:p text:style-name="P1">53366 ponte</text:p>
      <text:p text:style-name="P1">53411 ponto</text:p>
      <text:p text:style-name="P1">53412 pool</text:p>
      <text:p text:style-name="P1">53413 poone</text:p>
      <text:p text:style-name="P1">53414 pope</text:p>
      <text:p text:style-name="P1">53415 porca</text:p>
      <text:p text:style-name="P1">53416 porco</text:p>
      <text:p text:style-name="P1">53421 porei</text:p>
      <text:p text:style-name="P1">53422 porme</text:p>
      <text:p text:style-name="P1">53423 porno</text:p>
      <text:p text:style-name="P1">53424 poro</text:p>
      <text:p text:style-name="P1">53425 porre</text:p>
      <text:p text:style-name="P1">53426 porro</text:p>
      <text:p text:style-name="P1">53431 porta</text:p>
      <text:p text:style-name="P1">53432 porte</text:p>
      <text:p text:style-name="P1">53433 porto</text:p>
      <text:p text:style-name="P1">53434 posar</text:p>
      <text:p text:style-name="P1">53435 posca</text:p>
      <text:p text:style-name="P1">53436 posta</text:p>
      <text:p text:style-name="P1">53441 posto</text:p>
      <text:p text:style-name="P1">53442 pote</text:p>
      <text:p text:style-name="P1">53443 poti</text:p>
      <text:p text:style-name="P1">53444 poto</text:p>
      <text:p text:style-name="P1">53445 potro</text:p>
      <text:p text:style-name="P1">53446 potu</text:p>
      <text:p text:style-name="P1">53451 potum</text:p>
      <text:p text:style-name="P1">53452 pouca</text:p>
      <text:p text:style-name="P1">53453 pouco</text:p>
      <text:p text:style-name="P1">53454 poule</text:p>
      <text:p text:style-name="P1">53455 poulo</text:p>
      <text:p text:style-name="P1">53456 poupa</text:p>
      <text:p text:style-name="P1">53461 pousa</text:p>
      <text:p text:style-name="P1">53462 pouso</text:p>
      <text:p text:style-name="P1">53463 povo</text:p>
      <text:p text:style-name="P1">53464 poxa</text:p>
      <text:p text:style-name="P1">53465 prado</text:p>
      <text:p text:style-name="P1">53466 praga</text:p>
      <text:p text:style-name="P1">53511 praia</text:p>
      <text:p text:style-name="P1">53512 prais</text:p>
      <text:p text:style-name="P1">53513 pram</text:p>
      <text:p text:style-name="P1">53514 prana</text:p>
      <text:p text:style-name="P1">53515 prase</text:p>
      <text:p text:style-name="P1">53516 prata</text:p>
      <text:p text:style-name="P1">53521 prato</text:p>
      <text:p text:style-name="P1">53522 pravo</text:p>
      <text:p text:style-name="P1">53523 praz</text:p>
      <text:p text:style-name="P1">53524 prazo</text:p>
      <text:p text:style-name="P1">53525 prear</text:p>
      <text:p text:style-name="P1">53526 prece</text:p>
      <text:p text:style-name="P1">53531 prego</text:p>
      <text:p text:style-name="P1">53532 preia</text:p>
      <text:p text:style-name="P1">53533 prelo</text:p>
      <text:p text:style-name="P1">53534 prem</text:p>
      <text:p text:style-name="P1">53535 presa</text:p>
      <text:p text:style-name="P1">53536 preso</text:p>
      <text:p text:style-name="P1">53541 preta</text:p>
      <text:p text:style-name="P1">53542 preto</text:p>
      <text:p text:style-name="P1">53543 prez</text:p>
      <text:p text:style-name="P1">53544 prima</text:p>
      <text:p text:style-name="P1">53545 prime</text:p>
      <text:p text:style-name="P1">53546 primi</text:p>
      <text:p text:style-name="P1">53551 primo</text:p>
      <text:p text:style-name="P1">53552 prino</text:p>
      <text:p text:style-name="P1">53553 prior</text:p>
      <text:p text:style-name="P1">53554 prita</text:p>
      <text:p text:style-name="P1">53555 prius</text:p>
      <text:p text:style-name="P1">53556 proa</text:p>
      <text:p text:style-name="P1">53561 proal</text:p>
      <text:p text:style-name="P1">53562 proar</text:p>
      <text:p text:style-name="P1">53563 probo</text:p>
      <text:p text:style-name="P1">53564 proco</text:p>
      <text:p text:style-name="P1">53565 proiz</text:p>
      <text:p text:style-name="P1">53566 prol</text:p>
      <text:p text:style-name="P1">53611 prole</text:p>
      <text:p text:style-name="P1">53612 prosa</text:p>
      <text:p text:style-name="P1">53613 proto</text:p>
      <text:p text:style-name="P1">53614 prova</text:p>
      <text:p text:style-name="P1">53615 pruca</text:p>
      <text:p text:style-name="P1">53616 pruga</text:p>
      <text:p text:style-name="P1">53621 pruir</text:p>
      <text:p text:style-name="P1">53622 prum</text:p>
      <text:p text:style-name="P1">53623 pruno</text:p>
      <text:p text:style-name="P1">53624 psalo</text:p>
      <text:p text:style-name="P1">53625 psama</text:p>
      <text:p text:style-name="P1">53626 psaro</text:p>
      <text:p text:style-name="P1">53631 pseca</text:p>
      <text:p text:style-name="P1">53632 pseso</text:p>
      <text:p text:style-name="P1">53633 pseto</text:p>
      <text:p text:style-name="P1">53634 psico</text:p>
      <text:p text:style-name="P1">53635 psilo</text:p>
      <text:p text:style-name="P1">53636 psiu</text:p>
      <text:p text:style-name="P1">53641 psoa</text:p>
      <text:p text:style-name="P1">53642 psoco</text:p>
      <text:p text:style-name="P1">53643 psofo</text:p>
      <text:p text:style-name="P1">53644 psolo</text:p>
      <text:p text:style-name="P1">53645 psora</text:p>
      <text:p text:style-name="P1">53646 ptena</text:p>
      <text:p text:style-name="P1">53651 ptere</text:p>
      <text:p text:style-name="P1">53652 ptero</text:p>
      <text:p text:style-name="P1">53653 ptise</text:p>
      <text:p text:style-name="P1">53654 ptose</text:p>
      <text:p text:style-name="P1">53655 puaia</text:p>
      <text:p text:style-name="P1">53656 puar</text:p>
      <text:p text:style-name="P1">53661 puba</text:p>
      <text:p text:style-name="P1">53662 pubar</text:p>
      <text:p text:style-name="P1">53663 pucho</text:p>
      <text:p text:style-name="P1">53664 puco</text:p>
      <text:p text:style-name="P1">53665 puctu</text:p>
      <text:p text:style-name="P1">53666 pucu</text:p>
      <text:p text:style-name="P1">54111 puder</text:p>
      <text:p text:style-name="P1">54112 pudim</text:p>
      <text:p text:style-name="P1">54113 pudor</text:p>
      <text:p text:style-name="P1">54114 pudu</text:p>
      <text:p text:style-name="P1">54115 puela</text:p>
      <text:p text:style-name="P1">54116 puer</text:p>
      <text:p text:style-name="P1">54121 pueri</text:p>
      <text:p text:style-name="P1">54122 pufe</text:p>
      <text:p text:style-name="P1">54123 pufo</text:p>
      <text:p text:style-name="P1">54124 puia</text:p>
      <text:p text:style-name="P1">54125 puir</text:p>
      <text:p text:style-name="P1">54126 pujar</text:p>
      <text:p text:style-name="P1">54131 pula</text:p>
      <text:p text:style-name="P1">54132 pular</text:p>
      <text:p text:style-name="P1">54133 pulga</text:p>
      <text:p text:style-name="P1">54134 pulgo</text:p>
      <text:p text:style-name="P1">54135 pulha</text:p>
      <text:p text:style-name="P1">54136 pulim</text:p>
      <text:p text:style-name="P1">54141 puliz</text:p>
      <text:p text:style-name="P1">54142 pulo</text:p>
      <text:p text:style-name="P1">54143 pumbo</text:p>
      <text:p text:style-name="P1">54144 puna</text:p>
      <text:p text:style-name="P1">54145 punga</text:p>
      <text:p text:style-name="P1">54146 punho</text:p>
      <text:p text:style-name="P1">54151 punir</text:p>
      <text:p text:style-name="P1">54152 punk</text:p>
      <text:p text:style-name="P1">54153 puno</text:p>
      <text:p text:style-name="P1">54154 punra</text:p>
      <text:p text:style-name="P1">54155 punu</text:p>
      <text:p text:style-name="P1">54156 pupa</text:p>
      <text:p text:style-name="P1">54161 pupal</text:p>
      <text:p text:style-name="P1">54162 pupar</text:p>
      <text:p text:style-name="P1">54163 pupu</text:p>
      <text:p text:style-name="P1">54164 pural</text:p>
      <text:p text:style-name="P1">54165 pureu</text:p>
      <text:p text:style-name="P1">54166 purga</text:p>
      <text:p text:style-name="P1">54211 puri</text:p>
      <text:p text:style-name="P1">54212 purim</text:p>
      <text:p text:style-name="P1">54213 puro</text:p>
      <text:p text:style-name="P1">54214 putal</text:p>
      <text:p text:style-name="P1">54215 puti</text:p>
      <text:p text:style-name="P1">54216 putu</text:p>
      <text:p text:style-name="P1">54221 puva</text:p>
      <text:p text:style-name="P1">54222 puvi</text:p>
      <text:p text:style-name="P1">54223 puxa</text:p>
      <text:p text:style-name="P1">54224 puxar</text:p>
      <text:p text:style-name="P1">54225 puxos</text:p>
      <text:p text:style-name="P1">54226 puzos</text:p>
      <text:p text:style-name="P1">54231 quaco</text:p>
      <text:p text:style-name="P1">54232 quado</text:p>
      <text:p text:style-name="P1">54233 quaga</text:p>
      <text:p text:style-name="P1">54234 qual</text:p>
      <text:p text:style-name="P1">54235 quari</text:p>
      <text:p text:style-name="P1">54236 quark</text:p>
      <text:p text:style-name="P1">54241 quasa</text:p>
      <text:p text:style-name="P1">54242 quase</text:p>
      <text:p text:style-name="P1">54243 quati</text:p>
      <text:p text:style-name="P1">54244 qubit</text:p>
      <text:p text:style-name="P1">54245 quebe</text:p>
      <text:p text:style-name="P1">54246 queca</text:p>
      <text:p text:style-name="P1">54251 queci</text:p>
      <text:p text:style-name="P1">54252 queda</text:p>
      <text:p text:style-name="P1">54253 queia</text:p>
      <text:p text:style-name="P1">54254 quem</text:p>
      <text:p text:style-name="P1">54255 quemi</text:p>
      <text:p text:style-name="P1">54256 quemo</text:p>
      <text:p text:style-name="P1">54261 queno</text:p>
      <text:p text:style-name="P1">54262 quepe</text:p>
      <text:p text:style-name="P1">54263 quer</text:p>
      <text:p text:style-name="P1">54264 quera</text:p>
      <text:p text:style-name="P1">54265 queri</text:p>
      <text:p text:style-name="P1">54266 quero</text:p>
      <text:p text:style-name="P1">54311 quete</text:p>
      <text:p text:style-name="P1">54312 queto</text:p>
      <text:p text:style-name="P1">54313 queza</text:p>
      <text:p text:style-name="P1">54314 quibe</text:p>
      <text:p text:style-name="P1">54315 quica</text:p>
      <text:p text:style-name="P1">54316 quido</text:p>
      <text:p text:style-name="P1">54321 quija</text:p>
      <text:p text:style-name="P1">54322 quil</text:p>
      <text:p text:style-name="P1">54323 quile</text:p>
      <text:p text:style-name="P1">54324 quili</text:p>
      <text:p text:style-name="P1">54325 quilo</text:p>
      <text:p text:style-name="P1">54326 quime</text:p>
      <text:p text:style-name="P1">54331 quimi</text:p>
      <text:p text:style-name="P1">54332 quimo</text:p>
      <text:p text:style-name="P1">54333 quina</text:p>
      <text:p text:style-name="P1">54334 quino</text:p>
      <text:p text:style-name="P1">54335 quio</text:p>
      <text:p text:style-name="P1">54336 quipo</text:p>
      <text:p text:style-name="P1">54341 quir</text:p>
      <text:p text:style-name="P1">54342 quire</text:p>
      <text:p text:style-name="P1">54343 quiri</text:p>
      <text:p text:style-name="P1">54344 quiro</text:p>
      <text:p text:style-name="P1">54345 quita</text:p>
      <text:p text:style-name="P1">54346 quiti</text:p>
      <text:p text:style-name="P1">54351 quito</text:p>
      <text:p text:style-name="P1">54352 quivi</text:p>
      <text:p text:style-name="P1">54353 quixa</text:p>
      <text:p text:style-name="P1">54354 quiza</text:p>
      <text:p text:style-name="P1">54355 quota</text:p>
      <text:p text:style-name="P1">54356 rabal</text:p>
      <text:p text:style-name="P1">54361 rabaz</text:p>
      <text:p text:style-name="P1">54362 rabdo</text:p>
      <text:p text:style-name="P1">54363 rabel</text:p>
      <text:p text:style-name="P1">54364 rabi</text:p>
      <text:p text:style-name="P1">54365 rabil</text:p>
      <text:p text:style-name="P1">54366 raca</text:p>
      <text:p text:style-name="P1">54411 racum</text:p>
      <text:p text:style-name="P1">54412 rada</text:p>
      <text:p text:style-name="P1">54413 radar</text:p>
      <text:p text:style-name="P1">54414 radio</text:p>
      <text:p text:style-name="P1">54415 raer</text:p>
      <text:p text:style-name="P1">54416 rafar</text:p>
      <text:p text:style-name="P1">54421 rafi</text:p>
      <text:p text:style-name="P1">54422 raga</text:p>
      <text:p text:style-name="P1">54423 ragu</text:p>
      <text:p text:style-name="P1">54424 rague</text:p>
      <text:p text:style-name="P1">54425 raia</text:p>
      <text:p text:style-name="P1">54426 raial</text:p>
      <text:p text:style-name="P1">54431 raiar</text:p>
      <text:p text:style-name="P1">54432 raide</text:p>
      <text:p text:style-name="P1">54433 rail</text:p>
      <text:p text:style-name="P1">54434 raile</text:p>
      <text:p text:style-name="P1">54435 raio</text:p>
      <text:p text:style-name="P1">54436 raiom</text:p>
      <text:p text:style-name="P1">54441 raiva</text:p>
      <text:p text:style-name="P1">54442 raiz</text:p>
      <text:p text:style-name="P1">54443 rajar</text:p>
      <text:p text:style-name="P1">54444 raji</text:p>
      <text:p text:style-name="P1">54445 rala</text:p>
      <text:p text:style-name="P1">54446 ralar</text:p>
      <text:p text:style-name="P1">54451 rali</text:p>
      <text:p text:style-name="P1">54452 ralos</text:p>
      <text:p text:style-name="P1">54453 rama</text:p>
      <text:p text:style-name="P1">54454 ramal</text:p>
      <text:p text:style-name="P1">54455 ramar</text:p>
      <text:p text:style-name="P1">54456 rambo</text:p>
      <text:p text:style-name="P1">54461 rameu</text:p>
      <text:p text:style-name="P1">54462 rami</text:p>
      <text:p text:style-name="P1">54463 ramie</text:p>
      <text:p text:style-name="P1">54464 ramno</text:p>
      <text:p text:style-name="P1">54465 ramo</text:p>
      <text:p text:style-name="P1">54466 rampa</text:p>
      <text:p text:style-name="P1">54511 rana</text:p>
      <text:p text:style-name="P1">54512 ranal</text:p>
      <text:p text:style-name="P1">54513 ranco</text:p>
      <text:p text:style-name="P1">54514 rane</text:p>
      <text:p text:style-name="P1">54515 range</text:p>
      <text:p text:style-name="P1">54516 ranho</text:p>
      <text:p text:style-name="P1">54521 rani</text:p>
      <text:p text:style-name="P1">54522 ranu</text:p>
      <text:p text:style-name="P1">54523 rapa</text:p>
      <text:p text:style-name="P1">54524 rapar</text:p>
      <text:p text:style-name="P1">54525 rapaz</text:p>
      <text:p text:style-name="P1">54526 rapel</text:p>
      <text:p text:style-name="P1">54531 raque</text:p>
      <text:p text:style-name="P1">54532 rara</text:p>
      <text:p text:style-name="P1">54533 rarar</text:p>
      <text:p text:style-name="P1">54534 raros</text:p>
      <text:p text:style-name="P1">54535 rasa</text:p>
      <text:p text:style-name="P1">54536 rasar</text:p>
      <text:p text:style-name="P1">54541 rasca</text:p>
      <text:p text:style-name="P1">54542 rasga</text:p>
      <text:p text:style-name="P1">54543 raso</text:p>
      <text:p text:style-name="P1">54544 raspa</text:p>
      <text:p text:style-name="P1">54545 raste</text:p>
      <text:p text:style-name="P1">54546 rasto</text:p>
      <text:p text:style-name="P1">54551 rata</text:p>
      <text:p text:style-name="P1">54552 ratar</text:p>
      <text:p text:style-name="P1">54553 ratel</text:p>
      <text:p text:style-name="P1">54554 rati</text:p>
      <text:p text:style-name="P1">54555 ratim</text:p>
      <text:p text:style-name="P1">54556 ratio</text:p>
      <text:p text:style-name="P1">54561 rato</text:p>
      <text:p text:style-name="P1">54562 raul</text:p>
      <text:p text:style-name="P1">54563 rauli</text:p>
      <text:p text:style-name="P1">54564 rave</text:p>
      <text:p text:style-name="P1">54565 ravo</text:p>
      <text:p text:style-name="P1">54566 raxa</text:p>
      <text:p text:style-name="P1">54611 reais</text:p>
      <text:p text:style-name="P1">54612 real</text:p>
      <text:p text:style-name="P1">54613 rebar</text:p>
      <text:p text:style-name="P1">54614 rebu</text:p>
      <text:p text:style-name="P1">54615 recar</text:p>
      <text:p text:style-name="P1">54616 recha</text:p>
      <text:p text:style-name="P1">54621 reco</text:p>
      <text:p text:style-name="P1">54622 recto</text:p>
      <text:p text:style-name="P1">54623 rede</text:p>
      <text:p text:style-name="P1">54624 redil</text:p>
      <text:p text:style-name="P1">54625 redox</text:p>
      <text:p text:style-name="P1">54626 refil</text:p>
      <text:p text:style-name="P1">54631 rega</text:p>
      <text:p text:style-name="P1">54632 regal</text:p>
      <text:p text:style-name="P1">54633 regar</text:p>
      <text:p text:style-name="P1">54634 reger</text:p>
      <text:p text:style-name="P1">54635 regma</text:p>
      <text:p text:style-name="P1">54636 rego</text:p>
      <text:p text:style-name="P1">54641 regra</text:p>
      <text:p text:style-name="P1">54642 reide</text:p>
      <text:p text:style-name="P1">54643 reino</text:p>
      <text:p text:style-name="P1">54644 relar</text:p>
      <text:p text:style-name="P1">54645 relfa</text:p>
      <text:p text:style-name="P1">54646 relho</text:p>
      <text:p text:style-name="P1">54651 relva</text:p>
      <text:p text:style-name="P1">54652 rema</text:p>
      <text:p text:style-name="P1">54653 remal</text:p>
      <text:p text:style-name="P1">54654 remar</text:p>
      <text:p text:style-name="P1">54655 remel</text:p>
      <text:p text:style-name="P1">54656 remir</text:p>
      <text:p text:style-name="P1">54661 remix</text:p>
      <text:p text:style-name="P1">54662 remo</text:p>
      <text:p text:style-name="P1">54663 renal</text:p>
      <text:p text:style-name="P1">54664 renda</text:p>
      <text:p text:style-name="P1">54665 renge</text:p>
      <text:p text:style-name="P1">54666 rengo</text:p>
      <text:p text:style-name="P1"><text:soft-page-break/>55111 reno</text:p>
      <text:p text:style-name="P1">55112 rent</text:p>
      <text:p text:style-name="P1">55113 repa</text:p>
      <text:p text:style-name="P1">55114 repes</text:p>
      <text:p text:style-name="P1">55115 replo</text:p>
      <text:p text:style-name="P1">55116 repto</text:p>
      <text:p text:style-name="P1">55121 reque</text:p>
      <text:p text:style-name="P1">55122 reso</text:p>
      <text:p text:style-name="P1">55123 respe</text:p>
      <text:p text:style-name="P1">55124 respo</text:p>
      <text:p text:style-name="P1">55125 ressa</text:p>
      <text:p text:style-name="P1">55126 resta</text:p>
      <text:p text:style-name="P1">55131 reta</text:p>
      <text:p text:style-name="P1">55132 retal</text:p>
      <text:p text:style-name="P1">55133 retar</text:p>
      <text:p text:style-name="P1">55134 reter</text:p>
      <text:p text:style-name="P1">55135 reto</text:p>
      <text:p text:style-name="P1">55136 retor</text:p>
      <text:p text:style-name="P1">55141 retre</text:p>
      <text:p text:style-name="P1">55142 retro</text:p>
      <text:p text:style-name="P1">55143 reuma</text:p>
      <text:p text:style-name="P1">55144 revel</text:p>
      <text:p text:style-name="P1">55145 rexe</text:p>
      <text:p text:style-name="P1">55146 rexio</text:p>
      <text:p text:style-name="P1">55151 reye</text:p>
      <text:p text:style-name="P1">55152 rezar</text:p>
      <text:p text:style-name="P1">55153 rial</text:p>
      <text:p text:style-name="P1">55154 riana</text:p>
      <text:p text:style-name="P1">55155 riano</text:p>
      <text:p text:style-name="P1">55156 riata</text:p>
      <text:p text:style-name="P1">55161 ribar</text:p>
      <text:p text:style-name="P1">55162 ribas</text:p>
      <text:p text:style-name="P1">55163 ribu</text:p>
      <text:p text:style-name="P1">55164 rica</text:p>
      <text:p text:style-name="P1">55165 rico</text:p>
      <text:p text:style-name="P1">55166 ricto</text:p>
      <text:p text:style-name="P1">55211 riel</text:p>
      <text:p text:style-name="P1">55212 riete</text:p>
      <text:p text:style-name="P1">55213 rifar</text:p>
      <text:p text:style-name="P1">55214 rifeu</text:p>
      <text:p text:style-name="P1">55215 rifte</text:p>
      <text:p text:style-name="P1">55216 riga</text:p>
      <text:p text:style-name="P1">55221 rigar</text:p>
      <text:p text:style-name="P1">55222 rigol</text:p>
      <text:p text:style-name="P1">55223 rigor</text:p>
      <text:p text:style-name="P1">55224 rigos</text:p>
      <text:p text:style-name="P1">55225 rija</text:p>
      <text:p text:style-name="P1">55226 rijal</text:p>
      <text:p text:style-name="P1">55231 rijar</text:p>
      <text:p text:style-name="P1">55232 rijo</text:p>
      <text:p text:style-name="P1">55233 rilar</text:p>
      <text:p text:style-name="P1">55234 rilha</text:p>
      <text:p text:style-name="P1">55235 rilos</text:p>
      <text:p text:style-name="P1">55236 rima</text:p>
      <text:p text:style-name="P1">55241 rimar</text:p>
      <text:p text:style-name="P1">55242 rinal</text:p>
      <text:p text:style-name="P1">55243 rinco</text:p>
      <text:p text:style-name="P1">55244 rino</text:p>
      <text:p text:style-name="P1">55245 rins</text:p>
      <text:p text:style-name="P1">55246 rinto</text:p>
      <text:p text:style-name="P1">55251 rioja</text:p>
      <text:p text:style-name="P1">55252 ripa</text:p>
      <text:p text:style-name="P1">55253 ripal</text:p>
      <text:p text:style-name="P1">55254 ripar</text:p>
      <text:p text:style-name="P1">55255 ripeu</text:p>
      <text:p text:style-name="P1">55256 ripia</text:p>
      <text:p text:style-name="P1">55261 rique</text:p>
      <text:p text:style-name="P1">55262 riso</text:p>
      <text:p text:style-name="P1">55263 risor</text:p>
      <text:p text:style-name="P1">55264 risso</text:p>
      <text:p text:style-name="P1">55265 rita</text:p>
      <text:p text:style-name="P1">55266 rito</text:p>
      <text:p text:style-name="P1">55311 rival</text:p>
      <text:p text:style-name="P1">55312 rixar</text:p>
      <text:p text:style-name="P1">55313 rixas</text:p>
      <text:p text:style-name="P1">55314 rizar</text:p>
      <text:p text:style-name="P1">55315 roal</text:p>
      <text:p text:style-name="P1">55316 roalo</text:p>
      <text:p text:style-name="P1">55321 roaz</text:p>
      <text:p text:style-name="P1">55322 robaz</text:p>
      <text:p text:style-name="P1">55323 robe</text:p>
      <text:p text:style-name="P1">55324 robot</text:p>
      <text:p text:style-name="P1">55325 roca</text:p>
      <text:p text:style-name="P1">55326 rocal</text:p>
      <text:p text:style-name="P1">55331 rocar</text:p>
      <text:p text:style-name="P1">55332 rocaz</text:p>
      <text:p text:style-name="P1">55333 rocha</text:p>
      <text:p text:style-name="P1">55334 rocim</text:p>
      <text:p text:style-name="P1">55335 rock</text:p>
      <text:p text:style-name="P1">55336 roda</text:p>
      <text:p text:style-name="P1">55341 rodal</text:p>
      <text:p text:style-name="P1">55342 rodar</text:p>
      <text:p text:style-name="P1">55343 rodel</text:p>
      <text:p text:style-name="P1">55344 rodes</text:p>
      <text:p text:style-name="P1">55345 rodim</text:p>
      <text:p text:style-name="P1">55346 rodos</text:p>
      <text:p text:style-name="P1">55351 roel</text:p>
      <text:p text:style-name="P1">55352 roer</text:p>
      <text:p text:style-name="P1">55353 rofo</text:p>
      <text:p text:style-name="P1">55354 rogal</text:p>
      <text:p text:style-name="P1">55355 rogar</text:p>
      <text:p text:style-name="P1">55356 rogos</text:p>
      <text:p text:style-name="P1">55361 roila</text:p>
      <text:p text:style-name="P1">55362 rojar</text:p>
      <text:p text:style-name="P1">55363 rolar</text:p>
      <text:p text:style-name="P1">55364 rolaz</text:p>
      <text:p text:style-name="P1">55365 rolha</text:p>
      <text:p text:style-name="P1">55366 rolho</text:p>
      <text:p text:style-name="P1">55411 roli</text:p>
      <text:p text:style-name="P1">55412 rolim</text:p>
      <text:p text:style-name="P1">55413 rolo</text:p>
      <text:p text:style-name="P1">55414 roma</text:p>
      <text:p text:style-name="P1">55415 romar</text:p>
      <text:p text:style-name="P1">55416 rombo</text:p>
      <text:p text:style-name="P1">55421 romeu</text:p>
      <text:p text:style-name="P1">55422 rompe</text:p>
      <text:p text:style-name="P1">55423 ronca</text:p>
      <text:p text:style-name="P1">55424 ronda</text:p>
      <text:p text:style-name="P1">55425 rone</text:p>
      <text:p text:style-name="P1">55426 ronga</text:p>
      <text:p text:style-name="P1">55431 ronge</text:p>
      <text:p text:style-name="P1">55432 ronha</text:p>
      <text:p text:style-name="P1">55433 ronim</text:p>
      <text:p text:style-name="P1">55434 rono</text:p>
      <text:p text:style-name="P1">55435 roque</text:p>
      <text:p text:style-name="P1">55436 rorar</text:p>
      <text:p text:style-name="P1">55441 rosa</text:p>
      <text:p text:style-name="P1">55442 rosal</text:p>
      <text:p text:style-name="P1">55443 rosar</text:p>
      <text:p text:style-name="P1">55444 rosto</text:p>
      <text:p text:style-name="P1">55445 rotar</text:p>
      <text:p text:style-name="P1">55446 rotim</text:p>
      <text:p text:style-name="P1">55451 roto</text:p>
      <text:p text:style-name="P1">55452 rotor</text:p>
      <text:p text:style-name="P1">55453 rouba</text:p>
      <text:p text:style-name="P1">55454 rouco</text:p>
      <text:p text:style-name="P1">55455 rouge</text:p>
      <text:p text:style-name="P1">55456 round</text:p>
      <text:p text:style-name="P1">55461 roupa</text:p>
      <text:p text:style-name="P1">55462 roxa</text:p>
      <text:p text:style-name="P1">55463 roxo</text:p>
      <text:p text:style-name="P1">55464 rual</text:p>
      <text:p text:style-name="P1">55465 ruano</text:p>
      <text:p text:style-name="P1">55466 ruar</text:p>
      <text:p text:style-name="P1">55511 rubai</text:p>
      <text:p text:style-name="P1">55512 rubi</text:p>
      <text:p text:style-name="P1">55513 rubim</text:p>
      <text:p text:style-name="P1">55514 rublo</text:p>
      <text:p text:style-name="P1">55515 rubo</text:p>
      <text:p text:style-name="P1">55516 rubor</text:p>
      <text:p text:style-name="P1">55521 rubra</text:p>
      <text:p text:style-name="P1">55522 rubro</text:p>
      <text:p text:style-name="P1">55523 rude</text:p>
      <text:p text:style-name="P1">55524 rudez</text:p>
      <text:p text:style-name="P1">55525 rudo</text:p>
      <text:p text:style-name="P1">55526 ruela</text:p>
      <text:p text:style-name="P1">55531 rufar</text:p>
      <text:p text:style-name="P1">55532 rufe</text:p>
      <text:p text:style-name="P1">55533 rufo</text:p>
      <text:p text:style-name="P1">55534 rufol</text:p>
      <text:p text:style-name="P1">55535 rugar</text:p>
      <text:p text:style-name="P1">55536 ruge</text:p>
      <text:p text:style-name="P1">55541 rugir</text:p>
      <text:p text:style-name="P1">55542 ruim</text:p>
      <text:p text:style-name="P1">55543 ruins</text:p>
      <text:p text:style-name="P1">55544 ruir</text:p>
      <text:p text:style-name="P1">55545 ruiva</text:p>
      <text:p text:style-name="P1">55546 ruivo</text:p>
      <text:p text:style-name="P1">55551 rular</text:p>
      <text:p text:style-name="P1">55552 rulul</text:p>
      <text:p text:style-name="P1">55553 rumar</text:p>
      <text:p text:style-name="P1">55554 rumes</text:p>
      <text:p text:style-name="P1">55555 rumi</text:p>
      <text:p text:style-name="P1">55556 rumo</text:p>
      <text:p text:style-name="P1">55561 rumor</text:p>
      <text:p text:style-name="P1">55562 rumpi</text:p>
      <text:p text:style-name="P1">55563 rundo</text:p>
      <text:p text:style-name="P1">55564 runim</text:p>
      <text:p text:style-name="P1">55565 runo</text:p>
      <text:p text:style-name="P1">55566 ruolz</text:p>
      <text:p text:style-name="P1">55611 rupar</text:p>
      <text:p text:style-name="P1">55612 rupia</text:p>
      <text:p text:style-name="P1">55613 rupsa</text:p>
      <text:p text:style-name="P1">55614 rupto</text:p>
      <text:p text:style-name="P1">55615 rupul</text:p>
      <text:p text:style-name="P1">55616 rural</text:p>
      <text:p text:style-name="P1">55621 rusa</text:p>
      <text:p text:style-name="P1">55622 rusco</text:p>
      <text:p text:style-name="P1">55623 rush</text:p>
      <text:p text:style-name="P1">55624 rusma</text:p>
      <text:p text:style-name="P1">55625 russa</text:p>
      <text:p text:style-name="P1">55626 russo</text:p>
      <text:p text:style-name="P1">55631 ruta</text:p>
      <text:p text:style-name="P1">55632 rutal</text:p>
      <text:p text:style-name="P1">55633 rutar</text:p>
      <text:p text:style-name="P1">55634 rutim</text:p>
      <text:p text:style-name="P1">55635 rutul</text:p>
      <text:p text:style-name="P1">55636 sabal</text:p>
      <text:p text:style-name="P1">55641 sabe</text:p>
      <text:p text:style-name="P1">55642 saber</text:p>
      <text:p text:style-name="P1">55643 sabeu</text:p>
      <text:p text:style-name="P1">55644 sabin</text:p>
      <text:p text:style-name="P1">55645 sabir</text:p>
      <text:p text:style-name="P1">55646 sable</text:p>
      <text:p text:style-name="P1">55651 saboi</text:p>
      <text:p text:style-name="P1">55652 sabor</text:p>
      <text:p text:style-name="P1">55653 sabra</text:p>
      <text:p text:style-name="P1">55654 sabre</text:p>
      <text:p text:style-name="P1">55655 saca</text:p>
      <text:p text:style-name="P1">55656 sacal</text:p>
      <text:p text:style-name="P1">55661 sacar</text:p>
      <text:p text:style-name="P1">55662 sace</text:p>
      <text:p text:style-name="P1">55663 sacha</text:p>
      <text:p text:style-name="P1">55664 saci</text:p>
      <text:p text:style-name="P1">55665 saco</text:p>
      <text:p text:style-name="P1">55666 sacra</text:p>
      <text:p text:style-name="P1">56111 sacre</text:p>
      <text:p text:style-name="P1">56112 sacro</text:p>
      <text:p text:style-name="P1">56113 sacta</text:p>
      <text:p text:style-name="P1">56114 sacti</text:p>
      <text:p text:style-name="P1">56115 sadal</text:p>
      <text:p text:style-name="P1">56116 sade</text:p>
      <text:p text:style-name="P1">56121 sadi</text:p>
      <text:p text:style-name="P1">56122 sadim</text:p>
      <text:p text:style-name="P1">56123 sadio</text:p>
      <text:p text:style-name="P1">56124 sado</text:p>
      <text:p text:style-name="P1">56125 sadu</text:p>
      <text:p text:style-name="P1">56126 sael</text:p>
      <text:p text:style-name="P1">56131 saeta</text:p>
      <text:p text:style-name="P1">56132 safa</text:p>
      <text:p text:style-name="P1">56133 safar</text:p>
      <text:p text:style-name="P1">56134 safer</text:p>
      <text:p text:style-name="P1">56135 safio</text:p>
      <text:p text:style-name="P1">56136 safos</text:p>
      <text:p text:style-name="P1">56141 safra</text:p>
      <text:p text:style-name="P1">56142 safre</text:p>
      <text:p text:style-name="P1">56143 safu</text:p>
      <text:p text:style-name="P1">56144 sagai</text:p>
      <text:p text:style-name="P1">56145 sagaz</text:p>
      <text:p text:style-name="P1">56146 sage</text:p>
      <text:p text:style-name="P1">56151 sagez</text:p>
      <text:p text:style-name="P1">56152 sagma</text:p>
      <text:p text:style-name="P1">56153 sago</text:p>
      <text:p text:style-name="P1">56154 sagu</text:p>
      <text:p text:style-name="P1">56155 sagui</text:p>
      <text:p text:style-name="P1">56156 sagum</text:p>
      <text:p text:style-name="P1">56161 saia</text:p>
      <text:p text:style-name="P1">56162 saial</text:p>
      <text:p text:style-name="P1">56163 saibo</text:p>
      <text:p text:style-name="P1">56164 saica</text:p>
      <text:p text:style-name="P1">56165 saide</text:p>
      <text:p text:style-name="P1">56166 saiga</text:p>
      <text:p text:style-name="P1">56211 sail</text:p>
      <text:p text:style-name="P1">56212 saim</text:p>
      <text:p text:style-name="P1">56213 saino</text:p>
      <text:p text:style-name="P1">56214 saint</text:p>
      <text:p text:style-name="P1">56215 sair</text:p>
      <text:p text:style-name="P1">56216 sairi</text:p>
      <text:p text:style-name="P1">56221 saium</text:p>
      <text:p text:style-name="P1">56222 saju</text:p>
      <text:p text:style-name="P1">56223 sajum</text:p>
      <text:p text:style-name="P1">56224 sala</text:p>
      <text:p text:style-name="P1">56225 salaz</text:p>
      <text:p text:style-name="P1">56226 sales</text:p>
      <text:p text:style-name="P1">56231 salmi</text:p>
      <text:p text:style-name="P1">56232 salmo</text:p>
      <text:p text:style-name="P1">56233 salo</text:p>
      <text:p text:style-name="P1">56234 salol</text:p>
      <text:p text:style-name="P1">56235 salpa</text:p>
      <text:p text:style-name="P1">56236 salsa</text:p>
      <text:p text:style-name="P1">56241 salso</text:p>
      <text:p text:style-name="P1">56242 salta</text:p>
      <text:p text:style-name="P1">56243 salto</text:p>
      <text:p text:style-name="P1">56244 salu</text:p>
      <text:p text:style-name="P1">56245 salva</text:p>
      <text:p text:style-name="P1">56246 salve</text:p>
      <text:p text:style-name="P1">56251 salvo</text:p>
      <text:p text:style-name="P1">56252 samba</text:p>
      <text:p text:style-name="P1">56253 sameu</text:p>
      <text:p text:style-name="P1">56254 samo</text:p>
      <text:p text:style-name="P1">56255 samur</text:p>
      <text:p text:style-name="P1">56256 sanar</text:p>
      <text:p text:style-name="P1">56261 sanco</text:p>
      <text:p text:style-name="P1">56262 sango</text:p>
      <text:p text:style-name="P1">56263 sanha</text:p>
      <text:p text:style-name="P1">56264 sano</text:p>
      <text:p text:style-name="P1">56265 sansa</text:p>
      <text:p text:style-name="P1">56266 santa</text:p>
      <text:p text:style-name="P1">56311 santo</text:p>
      <text:p text:style-name="P1">56312 sapal</text:p>
      <text:p text:style-name="P1">56313 sapar</text:p>
      <text:p text:style-name="P1">56314 sape</text:p>
      <text:p text:style-name="P1">56315 sapeu</text:p>
      <text:p text:style-name="P1">56316 sapim</text:p>
      <text:p text:style-name="P1">56321 sapo</text:p>
      <text:p text:style-name="P1">56322 sapro</text:p>
      <text:p text:style-name="P1">56323 sapu</text:p>
      <text:p text:style-name="P1">56324 saqui</text:p>
      <text:p text:style-name="P1">56325 sara</text:p>
      <text:p text:style-name="P1">56326 sarah</text:p>
      <text:p text:style-name="P1">56331 saran</text:p>
      <text:p text:style-name="P1">56332 sarar</text:p>
      <text:p text:style-name="P1">56333 sarau</text:p>
      <text:p text:style-name="P1">56334 sarca</text:p>
      <text:p text:style-name="P1">56335 sarco</text:p>
      <text:p text:style-name="P1">56336 sarda</text:p>
      <text:p text:style-name="P1">56341 sargo</text:p>
      <text:p text:style-name="P1">56342 sari</text:p>
      <text:p text:style-name="P1">56343 sarna</text:p>
      <text:p text:style-name="P1">56344 saros</text:p>
      <text:p text:style-name="P1">56345 sarro</text:p>
      <text:p text:style-name="P1">56346 saru</text:p>
      <text:p text:style-name="P1">56351 sate</text:p>
      <text:p text:style-name="P1">56352 sati</text:p>
      <text:p text:style-name="P1">56353 saudi</text:p>
      <text:p text:style-name="P1">56354 sauim</text:p>
      <text:p text:style-name="P1">56355 sauna</text:p>
      <text:p text:style-name="P1">56356 sauni</text:p>
      <text:p text:style-name="P1">56361 sauro</text:p>
      <text:p text:style-name="P1">56362 sava</text:p>
      <text:p text:style-name="P1">56363 saval</text:p>
      <text:p text:style-name="P1">56364 saxe</text:p>
      <text:p text:style-name="P1">56365 saxo</text:p>
      <text:p text:style-name="P1">56366 sazo</text:p>
      <text:p text:style-name="P1">56411 sazu</text:p>
      <text:p text:style-name="P1">56412 scone</text:p>
      <text:p text:style-name="P1">56413 scope</text:p>
      <text:p text:style-name="P1">56414 score</text:p>
      <text:p text:style-name="P1">56415 seada</text:p>
      <text:p text:style-name="P1">56416 seara</text:p>
      <text:p text:style-name="P1">56421 seba</text:p>
      <text:p text:style-name="P1">56422 sebe</text:p>
      <text:p text:style-name="P1">56423 sebel</text:p>
      <text:p text:style-name="P1">56424 sebo</text:p>
      <text:p text:style-name="P1">56425 seca</text:p>
      <text:p text:style-name="P1">56426 secal</text:p>
      <text:p text:style-name="P1">56431 secar</text:p>
      <text:p text:style-name="P1">56432 seco</text:p>
      <text:p text:style-name="P1">56433 secto</text:p>
      <text:p text:style-name="P1">56434 seda</text:p>
      <text:p text:style-name="P1">56435 sedal</text:p>
      <text:p text:style-name="P1">56436 sedar</text:p>
      <text:p text:style-name="P1">56441 sede</text:p>
      <text:p text:style-name="P1">56442 sefel</text:p>
      <text:p text:style-name="P1">56443 sefia</text:p>
      <text:p text:style-name="P1">56444 sega</text:p>
      <text:p text:style-name="P1">56445 segar</text:p>
      <text:p text:style-name="P1">56446 sege</text:p>
      <text:p text:style-name="P1">56451 segne</text:p>
      <text:p text:style-name="P1">56452 segno</text:p>
      <text:p text:style-name="P1">56453 seibo</text:p>
      <text:p text:style-name="P1">56454 seice</text:p>
      <text:p text:style-name="P1">56455 seima</text:p>
      <text:p text:style-name="P1">56456 seio</text:p>
      <text:p text:style-name="P1">56461 seira</text:p>
      <text:p text:style-name="P1">56462 seisa</text:p>
      <text:p text:style-name="P1">56463 seita</text:p>
      <text:p text:style-name="P1">56464 seiva</text:p>
      <text:p text:style-name="P1">56465 seixo</text:p>
      <text:p text:style-name="P1">56466 sejo</text:p>
      <text:p text:style-name="P1">56511 sela</text:p>
      <text:p text:style-name="P1">56512 selar</text:p>
      <text:p text:style-name="P1">56513 self</text:p>
      <text:p text:style-name="P1">56514 selha</text:p>
      <text:p text:style-name="P1">56515 selim</text:p>
      <text:p text:style-name="P1">56516 selo</text:p>
      <text:p text:style-name="P1">56521 seloa</text:p>
      <text:p text:style-name="P1">56522 selva</text:p>
      <text:p text:style-name="P1">56523 sema</text:p>
      <text:p text:style-name="P1">56524 semi</text:p>
      <text:p text:style-name="P1">56525 semio</text:p>
      <text:p text:style-name="P1">56526 sena</text:p>
      <text:p text:style-name="P1">56531 senal</text:p>
      <text:p text:style-name="P1">56532 senda</text:p>
      <text:p text:style-name="P1">56533 sene</text:p>
      <text:p text:style-name="P1">56534 senha</text:p>
      <text:p text:style-name="P1">56535 senho</text:p>
      <text:p text:style-name="P1">56536 senil</text:p>
      <text:p text:style-name="P1">56541 seno</text:p>
      <text:p text:style-name="P1">56542 senra</text:p>
      <text:p text:style-name="P1">56543 senso</text:p>
      <text:p text:style-name="P1">56544 sensu</text:p>
      <text:p text:style-name="P1">56545 sento</text:p>
      <text:p text:style-name="P1">56546 sepo</text:p>
      <text:p text:style-name="P1">56551 seps</text:p>
      <text:p text:style-name="P1">56552 sepse</text:p>
      <text:p text:style-name="P1">56553 sera</text:p>
      <text:p text:style-name="P1">56554 seral</text:p>
      <text:p text:style-name="P1">56555 serbo</text:p>
      <text:p text:style-name="P1">56556 sere</text:p>
      <text:p text:style-name="P1">56561 serfo</text:p>
      <text:p text:style-name="P1">56562 seri</text:p>
      <text:p text:style-name="P1">56563 serja</text:p>
      <text:p text:style-name="P1">56564 serna</text:p>
      <text:p text:style-name="P1">56565 serpe</text:p>
      <text:p text:style-name="P1">56566 serra</text:p>
      <text:p text:style-name="P1">56611 serro</text:p>
      <text:p text:style-name="P1">56612 servo</text:p>
      <text:p text:style-name="P1">56613 sesgo</text:p>
      <text:p text:style-name="P1">56614 sesto</text:p>
      <text:p text:style-name="P1">56615 setar</text:p>
      <text:p text:style-name="P1">56616 sete</text:p>
      <text:p text:style-name="P1">56621 setia</text:p>
      <text:p text:style-name="P1">56622 setor</text:p>
      <text:p text:style-name="P1">56623 setos</text:p>
      <text:p text:style-name="P1">56624 setra</text:p>
      <text:p text:style-name="P1">56625 sevar</text:p>
      <text:p text:style-name="P1">56626 sexar</text:p>
      <text:p text:style-name="P1">56631 sexe</text:p>
      <text:p text:style-name="P1">56632 sexo</text:p>
      <text:p text:style-name="P1">56633 sexta</text:p>
      <text:p text:style-name="P1">56634 sexto</text:p>
      <text:p text:style-name="P1">56635 sexy</text:p>
      <text:p text:style-name="P1">56636 shop</text:p>
      <text:p text:style-name="P1">56641 short</text:p>
      <text:p text:style-name="P1">56642 show</text:p>
      <text:p text:style-name="P1">56643 shoyu</text:p>
      <text:p text:style-name="P1">56644 sial</text:p>
      <text:p text:style-name="P1">56645 sialo</text:p>
      <text:p text:style-name="P1">56646 siame</text:p>
      <text:p text:style-name="P1">56651 siar</text:p>
      <text:p text:style-name="P1">56652 siau</text:p>
      <text:p text:style-name="P1">56653 sibar</text:p>
      <text:p text:style-name="P1">56654 sibe</text:p>
      <text:p text:style-name="P1">56655 siclo</text:p>
      <text:p text:style-name="P1">56656 sico</text:p>
      <text:p text:style-name="P1">56661 sicu</text:p>
      <text:p text:style-name="P1">56662 sida</text:p>
      <text:p text:style-name="P1">56663 sidi</text:p>
      <text:p text:style-name="P1">56664 sidos</text:p>
      <text:p text:style-name="P1">56665 sidra</text:p>
      <text:p text:style-name="P1">56666 siena</text:p>
      <text:p text:style-name="P1"><text:soft-page-break/>61111 sigeu</text:p>
      <text:p text:style-name="P1">61112 sigma</text:p>
      <text:p text:style-name="P1">61113 signo</text:p>
      <text:p text:style-name="P1">61114 sile</text:p>
      <text:p text:style-name="P1">61115 silfo</text:p>
      <text:p text:style-name="P1">61116 silho</text:p>
      <text:p text:style-name="P1">61121 silo</text:p>
      <text:p text:style-name="P1">61122 silte</text:p>
      <text:p text:style-name="P1">61123 silva</text:p>
      <text:p text:style-name="P1">61124 silvo</text:p>
      <text:p text:style-name="P1">61125 simbi</text:p>
      <text:p text:style-name="P1">61126 simbo</text:p>
      <text:p text:style-name="P1">61131 simum</text:p>
      <text:p text:style-name="P1">61132 sina</text:p>
      <text:p text:style-name="P1">61133 sinal</text:p>
      <text:p text:style-name="P1">61134 sinar</text:p>
      <text:p text:style-name="P1">61135 sindi</text:p>
      <text:p text:style-name="P1">61136 sindo</text:p>
      <text:p text:style-name="P1">61141 sineu</text:p>
      <text:p text:style-name="P1">61142 singa</text:p>
      <text:p text:style-name="P1">61143 sini</text:p>
      <text:p text:style-name="P1">61144 sino</text:p>
      <text:p text:style-name="P1">61145 sioba</text:p>
      <text:p text:style-name="P1">61146 siode</text:p>
      <text:p text:style-name="P1">61151 siote</text:p>
      <text:p text:style-name="P1">61152 sipai</text:p>
      <text:p text:style-name="P1">61153 sipe</text:p>
      <text:p text:style-name="P1">61154 sipia</text:p>
      <text:p text:style-name="P1">61155 sique</text:p>
      <text:p text:style-name="P1">61156 sire</text:p>
      <text:p text:style-name="P1">61161 sirfo</text:p>
      <text:p text:style-name="P1">61162 siri</text:p>
      <text:p text:style-name="P1">61163 sirma</text:p>
      <text:p text:style-name="P1">61164 siro</text:p>
      <text:p text:style-name="P1">61165 sirte</text:p>
      <text:p text:style-name="P1">61166 sirzo</text:p>
      <text:p text:style-name="P1">61211 sisal</text:p>
      <text:p text:style-name="P1">61212 sisar</text:p>
      <text:p text:style-name="P1">61213 sisgo</text:p>
      <text:p text:style-name="P1">61214 sisor</text:p>
      <text:p text:style-name="P1">61215 sisos</text:p>
      <text:p text:style-name="P1">61216 sitar</text:p>
      <text:p text:style-name="P1">61221 site</text:p>
      <text:p text:style-name="P1">61222 sito</text:p>
      <text:p text:style-name="P1">61223 sitra</text:p>
      <text:p text:style-name="P1">61224 situ</text:p>
      <text:p text:style-name="P1">61225 siusi</text:p>
      <text:p text:style-name="P1">61226 siva</text:p>
      <text:p text:style-name="P1">61231 sivom</text:p>
      <text:p text:style-name="P1">61232 sizau</text:p>
      <text:p text:style-name="P1">61233 skate</text:p>
      <text:p text:style-name="P1">61234 slide</text:p>
      <text:p text:style-name="P1">61235 snobe</text:p>
      <text:p text:style-name="P1">61236 soaje</text:p>
      <text:p text:style-name="P1">61241 soajo</text:p>
      <text:p text:style-name="P1">61242 soala</text:p>
      <text:p text:style-name="P1">61243 soar</text:p>
      <text:p text:style-name="P1">61244 soba</text:p>
      <text:p text:style-name="P1">61245 sobe</text:p>
      <text:p text:style-name="P1">61246 sobeu</text:p>
      <text:p text:style-name="P1">61251 sobre</text:p>
      <text:p text:style-name="P1">61252 soca</text:p>
      <text:p text:style-name="P1">61253 socar</text:p>
      <text:p text:style-name="P1">61254 socio</text:p>
      <text:p text:style-name="P1">61255 soclo</text:p>
      <text:p text:style-name="P1">61256 soco</text:p>
      <text:p text:style-name="P1">61261 socol</text:p>
      <text:p text:style-name="P1">61262 soda</text:p>
      <text:p text:style-name="P1">61263 sodar</text:p>
      <text:p text:style-name="P1">61264 sodra</text:p>
      <text:p text:style-name="P1">61265 soer</text:p>
      <text:p text:style-name="P1">61266 soez</text:p>
      <text:p text:style-name="P1">61311 sofia</text:p>
      <text:p text:style-name="P1">61312 sogar</text:p>
      <text:p text:style-name="P1">61313 sogra</text:p>
      <text:p text:style-name="P1">61314 sogro</text:p>
      <text:p text:style-name="P1">61315 soia</text:p>
      <text:p text:style-name="P1">61316 soila</text:p>
      <text:p text:style-name="P1">61321 soim</text:p>
      <text:p text:style-name="P1">61322 soito</text:p>
      <text:p text:style-name="P1">61323 soja</text:p>
      <text:p text:style-name="P1">61324 sola</text:p>
      <text:p text:style-name="P1">61325 solar</text:p>
      <text:p text:style-name="P1">61326 solau</text:p>
      <text:p text:style-name="P1">61331 solaz</text:p>
      <text:p text:style-name="P1">61332 solda</text:p>
      <text:p text:style-name="P1">61333 soldo</text:p>
      <text:p text:style-name="P1">61334 solho</text:p>
      <text:p text:style-name="P1">61335 solo</text:p>
      <text:p text:style-name="P1">61336 solta</text:p>
      <text:p text:style-name="P1">61341 somar</text:p>
      <text:p text:style-name="P1">61342 sonar</text:p>
      <text:p text:style-name="P1">61343 sonda</text:p>
      <text:p text:style-name="P1">61344 songa</text:p>
      <text:p text:style-name="P1">61345 songo</text:p>
      <text:p text:style-name="P1">61346 sono</text:p>
      <text:p text:style-name="P1">61351 sonso</text:p>
      <text:p text:style-name="P1">61352 sope</text:p>
      <text:p text:style-name="P1">61353 soplo</text:p>
      <text:p text:style-name="P1">61354 sopo</text:p>
      <text:p text:style-name="P1">61355 sopor</text:p>
      <text:p text:style-name="P1">61356 sopra</text:p>
      <text:p text:style-name="P1">61361 soque</text:p>
      <text:p text:style-name="P1">61362 soral</text:p>
      <text:p text:style-name="P1">61363 sorar</text:p>
      <text:p text:style-name="P1">61364 sorbo</text:p>
      <text:p text:style-name="P1">61365 sorda</text:p>
      <text:p text:style-name="P1">61366 sore</text:p>
      <text:p text:style-name="P1">61411 sorgo</text:p>
      <text:p text:style-name="P1">61412 sorna</text:p>
      <text:p text:style-name="P1">61413 soro</text:p>
      <text:p text:style-name="P1">61414 soror</text:p>
      <text:p text:style-name="P1">61415 sorte</text:p>
      <text:p text:style-name="P1">61416 sosa</text:p>
      <text:p text:style-name="P1">61421 sosso</text:p>
      <text:p text:style-name="P1">61422 sota</text:p>
      <text:p text:style-name="P1">61423 sotar</text:p>
      <text:p text:style-name="P1">61424 sotia</text:p>
      <text:p text:style-name="P1">61425 soto</text:p>
      <text:p text:style-name="P1">61426 soul</text:p>
      <text:p text:style-name="P1">61431 sousa</text:p>
      <text:p text:style-name="P1">61432 souza</text:p>
      <text:p text:style-name="P1">61433 sovar</text:p>
      <text:p text:style-name="P1">61434 sovi</text:p>
      <text:p text:style-name="P1">61435 sovro</text:p>
      <text:p text:style-name="P1">61436 sozal</text:p>
      <text:p text:style-name="P1">61441 spam</text:p>
      <text:p text:style-name="P1">61442 spin</text:p>
      <text:p text:style-name="P1">61443 split</text:p>
      <text:p text:style-name="P1">61444 spray</text:p>
      <text:p text:style-name="P1">61445 stafe</text:p>
      <text:p text:style-name="P1">61446 stat</text:p>
      <text:p text:style-name="P1">61451 stato</text:p>
      <text:p text:style-name="P1">61452 steno</text:p>
      <text:p text:style-name="P1">61453 step</text:p>
      <text:p text:style-name="P1">61454 stilb</text:p>
      <text:p text:style-name="P1">61455 stoma</text:p>
      <text:p text:style-name="P1">61456 stops</text:p>
      <text:p text:style-name="P1">61461 stout</text:p>
      <text:p text:style-name="P1">61462 strip</text:p>
      <text:p text:style-name="P1">61463 suajo</text:p>
      <text:p text:style-name="P1">61464 suano</text:p>
      <text:p text:style-name="P1">61465 suar</text:p>
      <text:p text:style-name="P1">61466 suare</text:p>
      <text:p text:style-name="P1">61511 suaro</text:p>
      <text:p text:style-name="P1">61512 suave</text:p>
      <text:p text:style-name="P1">61513 suazi</text:p>
      <text:p text:style-name="P1">61514 sube</text:p>
      <text:p text:style-name="P1">61515 subir</text:p>
      <text:p text:style-name="P1">61516 subu</text:p>
      <text:p text:style-name="P1">61521 sucar</text:p>
      <text:p text:style-name="P1">61522 sucho</text:p>
      <text:p text:style-name="P1">61523 sucos</text:p>
      <text:p text:style-name="P1">61524 sucre</text:p>
      <text:p text:style-name="P1">61525 sucto</text:p>
      <text:p text:style-name="P1">61526 sudar</text:p>
      <text:p text:style-name="P1">61531 sudro</text:p>
      <text:p text:style-name="P1">61532 sueco</text:p>
      <text:p text:style-name="P1">61533 suede</text:p>
      <text:p text:style-name="P1">61534 sueto</text:p>
      <text:p text:style-name="P1">61535 suevo</text:p>
      <text:p text:style-name="P1">61536 sufi</text:p>
      <text:p text:style-name="P1">61541 suga</text:p>
      <text:p text:style-name="P1">61542 sugar</text:p>
      <text:p text:style-name="P1">61543 suia</text:p>
      <text:p text:style-name="P1">61544 suil</text:p>
      <text:p text:style-name="P1">61545 suja</text:p>
      <text:p text:style-name="P1">61546 sujar</text:p>
      <text:p text:style-name="P1">61551 sujo</text:p>
      <text:p text:style-name="P1">61552 sular</text:p>
      <text:p text:style-name="P1">61553 sulfo</text:p>
      <text:p text:style-name="P1">61554 sulia</text:p>
      <text:p text:style-name="P1">61555 sumbo</text:p>
      <text:p text:style-name="P1">61556 sumir</text:p>
      <text:p text:style-name="P1">61561 sumo</text:p>
      <text:p text:style-name="P1">61562 suna</text:p>
      <text:p text:style-name="P1">61563 sundo</text:p>
      <text:p text:style-name="P1">61564 sune</text:p>
      <text:p text:style-name="P1">61565 sunfa</text:p>
      <text:p text:style-name="P1">61566 sunto</text:p>
      <text:p text:style-name="P1">61611 suome</text:p>
      <text:p text:style-name="P1">61612 suor</text:p>
      <text:p text:style-name="P1">61613 super</text:p>
      <text:p text:style-name="P1">61614 supo</text:p>
      <text:p text:style-name="P1">61615 supor</text:p>
      <text:p text:style-name="P1">61616 supra</text:p>
      <text:p text:style-name="P1">61621 sural</text:p>
      <text:p text:style-name="P1">61622 surda</text:p>
      <text:p text:style-name="P1">61623 surdo</text:p>
      <text:p text:style-name="P1">61624 surf</text:p>
      <text:p text:style-name="P1">61625 surgo</text:p>
      <text:p text:style-name="P1">61626 suri</text:p>
      <text:p text:style-name="P1">61631 surim</text:p>
      <text:p text:style-name="P1">61632 surno</text:p>
      <text:p text:style-name="P1">61633 surnu</text:p>
      <text:p text:style-name="P1">61634 suro</text:p>
      <text:p text:style-name="P1">61635 suru</text:p>
      <text:p text:style-name="P1">61636 sushi</text:p>
      <text:p text:style-name="P1">61641 suso</text:p>
      <text:p text:style-name="P1">61642 sussu</text:p>
      <text:p text:style-name="P1">61643 sutar</text:p>
      <text:p text:style-name="P1">61644 sutil</text:p>
      <text:p text:style-name="P1">61645 sutra</text:p>
      <text:p text:style-name="P1">61646 suxar</text:p>
      <text:p text:style-name="P1">61651 svava</text:p>
      <text:p text:style-name="P1">61652 tabaz</text:p>
      <text:p text:style-name="P1">61653 tabe</text:p>
      <text:p text:style-name="P1">61654 tabi</text:p>
      <text:p text:style-name="P1">61655 tabla</text:p>
      <text:p text:style-name="P1">61656 taboa</text:p>
      <text:p text:style-name="P1">61661 tabor</text:p>
      <text:p text:style-name="P1">61662 tabu</text:p>
      <text:p text:style-name="P1">61663 tabua</text:p>
      <text:p text:style-name="P1">61664 tacar</text:p>
      <text:p text:style-name="P1">61665 taci</text:p>
      <text:p text:style-name="P1">61666 tacle</text:p>
      <text:p text:style-name="P1">62111 tacos</text:p>
      <text:p text:style-name="P1">62112 tacto</text:p>
      <text:p text:style-name="P1">62113 tacu</text:p>
      <text:p text:style-name="P1">62114 tael</text:p>
      <text:p text:style-name="P1">62115 tafal</text:p>
      <text:p text:style-name="P1">62116 tafe</text:p>
      <text:p text:style-name="P1">62121 taful</text:p>
      <text:p text:style-name="P1">62122 tagal</text:p>
      <text:p text:style-name="P1">62123 tagaz</text:p>
      <text:p text:style-name="P1">62124 tagba</text:p>
      <text:p text:style-name="P1">62125 tagma</text:p>
      <text:p text:style-name="P1">62126 tagna</text:p>
      <text:p text:style-name="P1">62131 tagra</text:p>
      <text:p text:style-name="P1">62132 taia</text:p>
      <text:p text:style-name="P1">62133 taibu</text:p>
      <text:p text:style-name="P1">62134 taico</text:p>
      <text:p text:style-name="P1">62135 taiga</text:p>
      <text:p text:style-name="P1">62136 taira</text:p>
      <text:p text:style-name="P1">62141 taita</text:p>
      <text:p text:style-name="P1">62142 taixi</text:p>
      <text:p text:style-name="P1">62143 taixo</text:p>
      <text:p text:style-name="P1">62144 tajal</text:p>
      <text:p text:style-name="P1">62145 talar</text:p>
      <text:p text:style-name="P1">62146 talas</text:p>
      <text:p text:style-name="P1">62151 talco</text:p>
      <text:p text:style-name="P1">62152 talha</text:p>
      <text:p text:style-name="P1">62153 talhe</text:p>
      <text:p text:style-name="P1">62154 talho</text:p>
      <text:p text:style-name="P1">62155 tali</text:p>
      <text:p text:style-name="P1">62156 talim</text:p>
      <text:p text:style-name="P1">62161 talma</text:p>
      <text:p text:style-name="P1">62162 talmi</text:p>
      <text:p text:style-name="P1">62163 talo</text:p>
      <text:p text:style-name="P1">62164 talpa</text:p>
      <text:p text:style-name="P1">62165 tamba</text:p>
      <text:p text:style-name="P1">62166 tambi</text:p>
      <text:p text:style-name="P1">62211 tambu</text:p>
      <text:p text:style-name="P1">62212 tamis</text:p>
      <text:p text:style-name="P1">62213 tamo</text:p>
      <text:p text:style-name="P1">62214 tamuz</text:p>
      <text:p text:style-name="P1">62215 tanal</text:p>
      <text:p text:style-name="P1">62216 tanar</text:p>
      <text:p text:style-name="P1">62221 tando</text:p>
      <text:p text:style-name="P1">62222 tange</text:p>
      <text:p text:style-name="P1">62223 tanho</text:p>
      <text:p text:style-name="P1">62224 tani</text:p>
      <text:p text:style-name="P1">62225 tanso</text:p>
      <text:p text:style-name="P1">62226 tanto</text:p>
      <text:p text:style-name="P1">62231 taoca</text:p>
      <text:p text:style-name="P1">62232 tapa</text:p>
      <text:p text:style-name="P1">62233 tapar</text:p>
      <text:p text:style-name="P1">62234 tape</text:p>
      <text:p text:style-name="P1">62235 tapii</text:p>
      <text:p text:style-name="P1">62236 tapir</text:p>
      <text:p text:style-name="P1">62241 tapiz</text:p>
      <text:p text:style-name="P1">62242 tapto</text:p>
      <text:p text:style-name="P1">62243 tapua</text:p>
      <text:p text:style-name="P1">62244 taque</text:p>
      <text:p text:style-name="P1">62245 taqui</text:p>
      <text:p text:style-name="P1">62246 tara</text:p>
      <text:p text:style-name="P1">62251 tarar</text:p>
      <text:p text:style-name="P1">62252 tarau</text:p>
      <text:p text:style-name="P1">62253 tarca</text:p>
      <text:p text:style-name="P1">62254 tarde</text:p>
      <text:p text:style-name="P1">62255 tari</text:p>
      <text:p text:style-name="P1">62256 taria</text:p>
      <text:p text:style-name="P1">62261 tarim</text:p>
      <text:p text:style-name="P1">62262 taro</text:p>
      <text:p text:style-name="P1">62263 tarpa</text:p>
      <text:p text:style-name="P1">62264 tarro</text:p>
      <text:p text:style-name="P1">62265 tarso</text:p>
      <text:p text:style-name="P1">62266 tarte</text:p>
      <text:p text:style-name="P1">62311 tasna</text:p>
      <text:p text:style-name="P1">62312 tasto</text:p>
      <text:p text:style-name="P1">62313 tatau</text:p>
      <text:p text:style-name="P1">62314 tate</text:p>
      <text:p text:style-name="P1">62315 tato</text:p>
      <text:p text:style-name="P1">62316 tatra</text:p>
      <text:p text:style-name="P1">62321 tatsu</text:p>
      <text:p text:style-name="P1">62322 tatu</text:p>
      <text:p text:style-name="P1">62323 tauro</text:p>
      <text:p text:style-name="P1">62324 tava</text:p>
      <text:p text:style-name="P1">62325 tavel</text:p>
      <text:p text:style-name="P1">62326 taxal</text:p>
      <text:p text:style-name="P1">62331 taxar</text:p>
      <text:p text:style-name="P1">62332 taxi</text:p>
      <text:p text:style-name="P1">62333 tchau</text:p>
      <text:p text:style-name="P1">62334 teada</text:p>
      <text:p text:style-name="P1">62335 teame</text:p>
      <text:p text:style-name="P1">62336 teano</text:p>
      <text:p text:style-name="P1">62341 tear</text:p>
      <text:p text:style-name="P1">62342 tearo</text:p>
      <text:p text:style-name="P1">62343 tease</text:p>
      <text:p text:style-name="P1">62344 teate</text:p>
      <text:p text:style-name="P1">62345 teba</text:p>
      <text:p text:style-name="P1">62346 tebeu</text:p>
      <text:p text:style-name="P1">62351 tebi</text:p>
      <text:p text:style-name="P1">62352 teca</text:p>
      <text:p text:style-name="P1">62353 tecal</text:p>
      <text:p text:style-name="P1">62354 tecar</text:p>
      <text:p text:style-name="P1">62355 tecer</text:p>
      <text:p text:style-name="P1">62356 tecno</text:p>
      <text:p text:style-name="P1">62361 teco</text:p>
      <text:p text:style-name="P1">62362 tecto</text:p>
      <text:p text:style-name="P1">62363 tecum</text:p>
      <text:p text:style-name="P1">62364 teda</text:p>
      <text:p text:style-name="P1">62365 tefe</text:p>
      <text:p text:style-name="P1">62366 tegbo</text:p>
      <text:p text:style-name="P1">62411 tegme</text:p>
      <text:p text:style-name="P1">62412 tegui</text:p>
      <text:p text:style-name="P1">62413 teigo</text:p>
      <text:p text:style-name="P1">62414 teima</text:p>
      <text:p text:style-name="P1">62415 teio</text:p>
      <text:p text:style-name="P1">62416 teira</text:p>
      <text:p text:style-name="P1">62421 teiru</text:p>
      <text:p text:style-name="P1">62422 teixe</text:p>
      <text:p text:style-name="P1">62423 teixo</text:p>
      <text:p text:style-name="P1">62424 tejo</text:p>
      <text:p text:style-name="P1">62425 teju</text:p>
      <text:p text:style-name="P1">62426 tela</text:p>
      <text:p text:style-name="P1">62431 telar</text:p>
      <text:p text:style-name="P1">62432 tele</text:p>
      <text:p text:style-name="P1">62433 telex</text:p>
      <text:p text:style-name="P1">62434 telha</text:p>
      <text:p text:style-name="P1">62435 telim</text:p>
      <text:p text:style-name="P1">62436 teliz</text:p>
      <text:p text:style-name="P1">62441 telso</text:p>
      <text:p text:style-name="P1">62442 tema</text:p>
      <text:p text:style-name="P1">62443 temba</text:p>
      <text:p text:style-name="P1">62444 tembi</text:p>
      <text:p text:style-name="P1">62445 temer</text:p>
      <text:p text:style-name="P1">62446 temor</text:p>
      <text:p text:style-name="P1">62451 tempe</text:p>
      <text:p text:style-name="P1">62452 tempo</text:p>
      <text:p text:style-name="P1">62453 tenar</text:p>
      <text:p text:style-name="P1">62454 tenaz</text:p>
      <text:p text:style-name="P1">62455 tenca</text:p>
      <text:p text:style-name="P1">62456 tenda</text:p>
      <text:p text:style-name="P1">62461 tene</text:p>
      <text:p text:style-name="P1">62462 tengo</text:p>
      <text:p text:style-name="P1">62463 teno</text:p>
      <text:p text:style-name="P1">62464 tenor</text:p>
      <text:p text:style-name="P1">62465 tenro</text:p>
      <text:p text:style-name="P1">62466 tens</text:p>
      <text:p text:style-name="P1">62511 tense</text:p>
      <text:p text:style-name="P1">62512 tenso</text:p>
      <text:p text:style-name="P1">62513 tenta</text:p>
      <text:p text:style-name="P1">62514 tente</text:p>
      <text:p text:style-name="P1">62515 tento</text:p>
      <text:p text:style-name="P1">62516 teor</text:p>
      <text:p text:style-name="P1">62521 teoro</text:p>
      <text:p text:style-name="P1">62522 teose</text:p>
      <text:p text:style-name="P1">62523 tepe</text:p>
      <text:p text:style-name="P1">62524 tepor</text:p>
      <text:p text:style-name="P1">62525 teque</text:p>
      <text:p text:style-name="P1">62526 tera</text:p>
      <text:p text:style-name="P1">62531 terai</text:p>
      <text:p text:style-name="P1">62532 terbo</text:p>
      <text:p text:style-name="P1">62533 tereu</text:p>
      <text:p text:style-name="P1">62534 tergo</text:p>
      <text:p text:style-name="P1">62535 terio</text:p>
      <text:p text:style-name="P1">62536 terlo</text:p>
      <text:p text:style-name="P1">62541 terma</text:p>
      <text:p text:style-name="P1">62542 termo</text:p>
      <text:p text:style-name="P1">62543 tero</text:p>
      <text:p text:style-name="P1">62544 terol</text:p>
      <text:p text:style-name="P1">62545 terra</text:p>
      <text:p text:style-name="P1">62546 terso</text:p>
      <text:p text:style-name="P1">62551 tesa</text:p>
      <text:p text:style-name="P1">62552 tesar</text:p>
      <text:p text:style-name="P1">62553 tesbi</text:p>
      <text:p text:style-name="P1">62554 tesla</text:p>
      <text:p text:style-name="P1">62555 tesno</text:p>
      <text:p text:style-name="P1">62556 teso</text:p>
      <text:p text:style-name="P1">62561 tesse</text:p>
      <text:p text:style-name="P1">62562 testa</text:p>
      <text:p text:style-name="P1">62563 teste</text:p>
      <text:p text:style-name="P1">62564 tesum</text:p>
      <text:p text:style-name="P1">62565 teta</text:p>
      <text:p text:style-name="P1">62566 tetar</text:p>
      <text:p text:style-name="P1">62611 tetim</text:p>
      <text:p text:style-name="P1">62612 teto</text:p>
      <text:p text:style-name="P1">62613 tetra</text:p>
      <text:p text:style-name="P1">62614 tetro</text:p>
      <text:p text:style-name="P1">62615 teuto</text:p>
      <text:p text:style-name="P1">62616 texas</text:p>
      <text:p text:style-name="P1">62621 texto</text:p>
      <text:p text:style-name="P1">62622 tiago</text:p>
      <text:p text:style-name="P1">62623 tial</text:p>
      <text:p text:style-name="P1">62624 tiano</text:p>
      <text:p text:style-name="P1">62625 tiapi</text:p>
      <text:p text:style-name="P1">62626 tiara</text:p>
      <text:p text:style-name="P1">62631 tiau</text:p>
      <text:p text:style-name="P1">62632 tibar</text:p>
      <text:p text:style-name="P1">62633 tibe</text:p>
      <text:p text:style-name="P1">62634 tibel</text:p>
      <text:p text:style-name="P1">62635 tiber</text:p>
      <text:p text:style-name="P1">62636 tibi</text:p>
      <text:p text:style-name="P1">62641 tibu</text:p>
      <text:p text:style-name="P1">62642 tical</text:p>
      <text:p text:style-name="P1">62643 ticar</text:p>
      <text:p text:style-name="P1">62644 tico</text:p>
      <text:p text:style-name="P1">62645 ticto</text:p>
      <text:p text:style-name="P1">62646 ticu</text:p>
      <text:p text:style-name="P1">62651 ticum</text:p>
      <text:p text:style-name="P1">62652 tidor</text:p>
      <text:p text:style-name="P1">62653 tiela</text:p>
      <text:p text:style-name="P1">62654 tiena</text:p>
      <text:p text:style-name="P1">62655 tife</text:p>
      <text:p text:style-name="P1">62656 tifeu</text:p>
      <text:p text:style-name="P1">62661 tiflo</text:p>
      <text:p text:style-name="P1">62662 tifo</text:p>
      <text:p text:style-name="P1">62663 tiga</text:p>
      <text:p text:style-name="P1">62664 tigre</text:p>
      <text:p text:style-name="P1">62665 tiito</text:p>
      <text:p text:style-name="P1">62666 tiju</text:p>
      <text:p text:style-name="P1"><text:soft-page-break/>63111 tilar</text:p>
      <text:p text:style-name="P1">63112 tilho</text:p>
      <text:p text:style-name="P1">63113 tilim</text:p>
      <text:p text:style-name="P1">63114 tilos</text:p>
      <text:p text:style-name="P1">63115 timar</text:p>
      <text:p text:style-name="P1">63116 timba</text:p>
      <text:p text:style-name="P1">63121 timbu</text:p>
      <text:p text:style-name="P1">63122 time</text:p>
      <text:p text:style-name="P1">63123 timia</text:p>
      <text:p text:style-name="P1">63124 timo</text:p>
      <text:p text:style-name="P1">63125 timol</text:p>
      <text:p text:style-name="P1">63126 timor</text:p>
      <text:p text:style-name="P1">63131 tinca</text:p>
      <text:p text:style-name="P1">63132 tinga</text:p>
      <text:p text:style-name="P1">63133 tinge</text:p>
      <text:p text:style-name="P1">63134 tinir</text:p>
      <text:p text:style-name="P1">63135 tinor</text:p>
      <text:p text:style-name="P1">63136 tins</text:p>
      <text:p text:style-name="P1">63141 tinta</text:p>
      <text:p text:style-name="P1">63142 tinto</text:p>
      <text:p text:style-name="P1">63143 tioco</text:p>
      <text:p text:style-name="P1">63144 tiol</text:p>
      <text:p text:style-name="P1">63145 tiom</text:p>
      <text:p text:style-name="P1">63146 tione</text:p>
      <text:p text:style-name="P1">63151 tipa</text:p>
      <text:p text:style-name="P1">63152 tipe</text:p>
      <text:p text:style-name="P1">63153 tipi</text:p>
      <text:p text:style-name="P1">63154 tiple</text:p>
      <text:p text:style-name="P1">63155 tipo</text:p>
      <text:p text:style-name="P1">63156 tipu</text:p>
      <text:p text:style-name="P1">63161 tique</text:p>
      <text:p text:style-name="P1">63162 tiqui</text:p>
      <text:p text:style-name="P1">63163 tira</text:p>
      <text:p text:style-name="P1">63164 tirar</text:p>
      <text:p text:style-name="P1">63165 tiraz</text:p>
      <text:p text:style-name="P1">63166 tire</text:p>
      <text:p text:style-name="P1">63211 tireo</text:p>
      <text:p text:style-name="P1">63212 tiro</text:p>
      <text:p text:style-name="P1">63213 tirso</text:p>
      <text:p text:style-name="P1">63214 tirta</text:p>
      <text:p text:style-name="P1">63215 tisco</text:p>
      <text:p text:style-name="P1">63216 tisso</text:p>
      <text:p text:style-name="P1">63221 tissu</text:p>
      <text:p text:style-name="P1">63222 titi</text:p>
      <text:p text:style-name="P1">63223 titim</text:p>
      <text:p text:style-name="P1">63224 titio</text:p>
      <text:p text:style-name="P1">63225 tito</text:p>
      <text:p text:style-name="P1">63226 tiza</text:p>
      <text:p text:style-name="P1">63231 tizi</text:p>
      <text:p text:style-name="P1">63232 tizio</text:p>
      <text:p text:style-name="P1">63233 tiziu</text:p>
      <text:p text:style-name="P1">63234 tlaco</text:p>
      <text:p text:style-name="P1">63235 tlim</text:p>
      <text:p text:style-name="P1">63236 tmema</text:p>
      <text:p text:style-name="P1">63241 tmese</text:p>
      <text:p text:style-name="P1">63242 toaca</text:p>
      <text:p text:style-name="P1">63243 toano</text:p>
      <text:p text:style-name="P1">63244 toar</text:p>
      <text:p text:style-name="P1">63245 toba</text:p>
      <text:p text:style-name="P1">63246 tobin</text:p>
      <text:p text:style-name="P1">63251 tobiu</text:p>
      <text:p text:style-name="P1">63252 toca</text:p>
      <text:p text:style-name="P1">63253 tocar</text:p>
      <text:p text:style-name="P1">63254 tocho</text:p>
      <text:p text:style-name="P1">63255 toci</text:p>
      <text:p text:style-name="P1">63256 toco</text:p>
      <text:p text:style-name="P1">63261 toda</text:p>
      <text:p text:style-name="P1">63262 todo</text:p>
      <text:p text:style-name="P1">63263 toeza</text:p>
      <text:p text:style-name="P1">63264 tofel</text:p>
      <text:p text:style-name="P1">63265 tofo</text:p>
      <text:p text:style-name="P1">63266 tofu</text:p>
      <text:p text:style-name="P1">63311 togar</text:p>
      <text:p text:style-name="P1">63312 toira</text:p>
      <text:p text:style-name="P1">63313 toiro</text:p>
      <text:p text:style-name="P1">63314 toita</text:p>
      <text:p text:style-name="P1">63315 tojal</text:p>
      <text:p text:style-name="P1">63316 tojo</text:p>
      <text:p text:style-name="P1">63321 tola</text:p>
      <text:p text:style-name="P1">63322 tolar</text:p>
      <text:p text:style-name="P1">63323 tolaz</text:p>
      <text:p text:style-name="P1">63324 tole</text:p>
      <text:p text:style-name="P1">63325 toler</text:p>
      <text:p text:style-name="P1">63326 tolil</text:p>
      <text:p text:style-name="P1">63331 tolo</text:p>
      <text:p text:style-name="P1">63332 tolpe</text:p>
      <text:p text:style-name="P1">63333 tolu</text:p>
      <text:p text:style-name="P1">63334 tolva</text:p>
      <text:p text:style-name="P1">63335 toma</text:p>
      <text:p text:style-name="P1">63336 tomai</text:p>
      <text:p text:style-name="P1">63341 tomar</text:p>
      <text:p text:style-name="P1">63342 tomba</text:p>
      <text:p text:style-name="P1">63343 tome</text:p>
      <text:p text:style-name="P1">63344 tomia</text:p>
      <text:p text:style-name="P1">63345 tomim</text:p>
      <text:p text:style-name="P1">63346 tomos</text:p>
      <text:p text:style-name="P1">63351 tona</text:p>
      <text:p text:style-name="P1">63352 tonal</text:p>
      <text:p text:style-name="P1">63353 tonar</text:p>
      <text:p text:style-name="P1">63354 tonca</text:p>
      <text:p text:style-name="P1">63355 tondo</text:p>
      <text:p text:style-name="P1">63356 tonel</text:p>
      <text:p text:style-name="P1">63361 toner</text:p>
      <text:p text:style-name="P1">63362 tonfe</text:p>
      <text:p text:style-name="P1">63363 tongo</text:p>
      <text:p text:style-name="P1">63364 tonho</text:p>
      <text:p text:style-name="P1">63365 tonia</text:p>
      <text:p text:style-name="P1">63366 tonoa</text:p>
      <text:p text:style-name="P1">63411 tons</text:p>
      <text:p text:style-name="P1">63412 tonta</text:p>
      <text:p text:style-name="P1">63413 tonto</text:p>
      <text:p text:style-name="P1">63414 toona</text:p>
      <text:p text:style-name="P1">63415 topa</text:p>
      <text:p text:style-name="P1">63416 topar</text:p>
      <text:p text:style-name="P1">63421 topaz</text:p>
      <text:p text:style-name="P1">63422 topo</text:p>
      <text:p text:style-name="P1">63423 toque</text:p>
      <text:p text:style-name="P1">63424 tora</text:p>
      <text:p text:style-name="P1">63425 toral</text:p>
      <text:p text:style-name="P1">63426 torar</text:p>
      <text:p text:style-name="P1">63431 torba</text:p>
      <text:p text:style-name="P1">63432 torca</text:p>
      <text:p text:style-name="P1">63433 torce</text:p>
      <text:p text:style-name="P1">63434 torda</text:p>
      <text:p text:style-name="P1">63435 tordo</text:p>
      <text:p text:style-name="P1">63436 torga</text:p>
      <text:p text:style-name="P1">63441 torgo</text:p>
      <text:p text:style-name="P1">63442 tori</text:p>
      <text:p text:style-name="P1">63443 torna</text:p>
      <text:p text:style-name="P1">63444 torno</text:p>
      <text:p text:style-name="P1">63445 torom</text:p>
      <text:p text:style-name="P1">63446 toros</text:p>
      <text:p text:style-name="P1">63451 torpe</text:p>
      <text:p text:style-name="P1">63452 torr</text:p>
      <text:p text:style-name="P1">63453 torre</text:p>
      <text:p text:style-name="P1">63454 torso</text:p>
      <text:p text:style-name="P1">63455 torta</text:p>
      <text:p text:style-name="P1">63456 torto</text:p>
      <text:p text:style-name="P1">63461 toru</text:p>
      <text:p text:style-name="P1">63462 tosar</text:p>
      <text:p text:style-name="P1">63463 tosga</text:p>
      <text:p text:style-name="P1">63464 tosso</text:p>
      <text:p text:style-name="P1">63465 tosta</text:p>
      <text:p text:style-name="P1">63466 total</text:p>
      <text:p text:style-name="P1">63511 totem</text:p>
      <text:p text:style-name="P1">63512 toto</text:p>
      <text:p text:style-name="P1">63513 touca</text:p>
      <text:p text:style-name="P1">63514 toupa</text:p>
      <text:p text:style-name="P1">63515 toura</text:p>
      <text:p text:style-name="P1">63516 touro</text:p>
      <text:p text:style-name="P1">63521 touta</text:p>
      <text:p text:style-name="P1">63522 tova</text:p>
      <text:p text:style-name="P1">63523 toxi</text:p>
      <text:p text:style-name="P1">63524 toxia</text:p>
      <text:p text:style-name="P1">63525 traco</text:p>
      <text:p text:style-name="P1">63526 trade</text:p>
      <text:p text:style-name="P1">63531 traga</text:p>
      <text:p text:style-name="P1">63532 trago</text:p>
      <text:p text:style-name="P1">63533 trair</text:p>
      <text:p text:style-name="P1">63534 trale</text:p>
      <text:p text:style-name="P1">63535 tralo</text:p>
      <text:p text:style-name="P1">63536 trans</text:p>
      <text:p text:style-name="P1">63541 trape</text:p>
      <text:p text:style-name="P1">63542 trapo</text:p>
      <text:p text:style-name="P1">63543 trara</text:p>
      <text:p text:style-name="P1">63544 trava</text:p>
      <text:p text:style-name="P1">63545 trave</text:p>
      <text:p text:style-name="P1">63546 traz</text:p>
      <text:p text:style-name="P1">63551 treco</text:p>
      <text:p text:style-name="P1">63552 tredo</text:p>
      <text:p text:style-name="P1">63553 trefe</text:p>
      <text:p text:style-name="P1">63554 trefo</text:p>
      <text:p text:style-name="P1">63555 trem</text:p>
      <text:p text:style-name="P1">63556 treme</text:p>
      <text:p text:style-name="P1">63561 trens</text:p>
      <text:p text:style-name="P1">63562 trepa</text:p>
      <text:p text:style-name="P1">63563 trere</text:p>
      <text:p text:style-name="P1">63564 trero</text:p>
      <text:p text:style-name="P1">63565 treso</text:p>
      <text:p text:style-name="P1">63566 treta</text:p>
      <text:p text:style-name="P1">63611 treu</text:p>
      <text:p text:style-name="P1">63612 trevo</text:p>
      <text:p text:style-name="P1">63613 treze</text:p>
      <text:p text:style-name="P1">63614 trial</text:p>
      <text:p text:style-name="P1">63615 triar</text:p>
      <text:p text:style-name="P1">63616 tribo</text:p>
      <text:p text:style-name="P1">63621 trico</text:p>
      <text:p text:style-name="P1">63622 tridi</text:p>
      <text:p text:style-name="P1">63623 triga</text:p>
      <text:p text:style-name="P1">63624 trigo</text:p>
      <text:p text:style-name="P1">63625 triol</text:p>
      <text:p text:style-name="P1">63626 trios</text:p>
      <text:p text:style-name="P1">63631 tripa</text:p>
      <text:p text:style-name="P1">63632 trips</text:p>
      <text:p text:style-name="P1">63633 triz</text:p>
      <text:p text:style-name="P1">63634 troar</text:p>
      <text:p text:style-name="P1">63635 trobo</text:p>
      <text:p text:style-name="P1">63636 troca</text:p>
      <text:p text:style-name="P1">63641 trofo</text:p>
      <text:p text:style-name="P1">63642 troge</text:p>
      <text:p text:style-name="P1">63643 trol</text:p>
      <text:p text:style-name="P1">63644 trole</text:p>
      <text:p text:style-name="P1">63645 trom</text:p>
      <text:p text:style-name="P1">63646 tropa</text:p>
      <text:p text:style-name="P1">63651 trota</text:p>
      <text:p text:style-name="P1">63652 troz</text:p>
      <text:p text:style-name="P1">63653 trua</text:p>
      <text:p text:style-name="P1">63654 truco</text:p>
      <text:p text:style-name="P1">63655 trude</text:p>
      <text:p text:style-name="P1">63656 trudo</text:p>
      <text:p text:style-name="P1">63661 truta</text:p>
      <text:p text:style-name="P1">63662 truxu</text:p>
      <text:p text:style-name="P1">63663 truz</text:p>
      <text:p text:style-name="P1">63664 tsar</text:p>
      <text:p text:style-name="P1">63665 tsela</text:p>
      <text:p text:style-name="P1">63666 tsua</text:p>
      <text:p text:style-name="P1">64111 tuaca</text:p>
      <text:p text:style-name="P1">64112 tubal</text:p>
      <text:p text:style-name="P1">64113 tubar</text:p>
      <text:p text:style-name="P1">64114 tubel</text:p>
      <text:p text:style-name="P1">64115 tubi</text:p>
      <text:p text:style-name="P1">64116 tubim</text:p>
      <text:p text:style-name="P1">64121 tubo</text:p>
      <text:p text:style-name="P1">64122 tucho</text:p>
      <text:p text:style-name="P1">64123 tuco</text:p>
      <text:p text:style-name="P1">64124 tucu</text:p>
      <text:p text:style-name="P1">64125 tucum</text:p>
      <text:p text:style-name="P1">64126 tudel</text:p>
      <text:p text:style-name="P1">64131 tudo</text:p>
      <text:p text:style-name="P1">64132 tudro</text:p>
      <text:p text:style-name="P1">64133 tudum</text:p>
      <text:p text:style-name="P1">64134 tufar</text:p>
      <text:p text:style-name="P1">64135 tufo</text:p>
      <text:p text:style-name="P1">64136 tuga</text:p>
      <text:p text:style-name="P1">64141 tugir</text:p>
      <text:p text:style-name="P1">64142 tugra</text:p>
      <text:p text:style-name="P1">64143 tugue</text:p>
      <text:p text:style-name="P1">64144 tuia</text:p>
      <text:p text:style-name="P1">64145 tuim</text:p>
      <text:p text:style-name="P1">64146 tuins</text:p>
      <text:p text:style-name="P1">64151 tujol</text:p>
      <text:p text:style-name="P1">64152 tuju</text:p>
      <text:p text:style-name="P1">64153 tule</text:p>
      <text:p text:style-name="P1">64154 tulha</text:p>
      <text:p text:style-name="P1">64155 tulo</text:p>
      <text:p text:style-name="P1">64156 tumba</text:p>
      <text:p text:style-name="P1">64161 tumor</text:p>
      <text:p text:style-name="P1">64162 tunal</text:p>
      <text:p text:style-name="P1">64163 tunar</text:p>
      <text:p text:style-name="P1">64164 tunc</text:p>
      <text:p text:style-name="P1">64165 tunco</text:p>
      <text:p text:style-name="P1">64166 tunes</text:p>
      <text:p text:style-name="P1">64211 tungu</text:p>
      <text:p text:style-name="P1">64212 tupi</text:p>
      <text:p text:style-name="P1">64213 tupir</text:p>
      <text:p text:style-name="P1">64214 tuplo</text:p>
      <text:p text:style-name="P1">64215 tuque</text:p>
      <text:p text:style-name="P1">64216 turar</text:p>
      <text:p text:style-name="P1">64221 turbo</text:p>
      <text:p text:style-name="P1">64222 turca</text:p>
      <text:p text:style-name="P1">64223 turco</text:p>
      <text:p text:style-name="P1">64224 turdo</text:p>
      <text:p text:style-name="P1">64225 turfa</text:p>
      <text:p text:style-name="P1">64226 turfe</text:p>
      <text:p text:style-name="P1">64231 turi</text:p>
      <text:p text:style-name="P1">64232 turma</text:p>
      <text:p text:style-name="P1">64233 turno</text:p>
      <text:p text:style-name="P1">64234 turu</text:p>
      <text:p text:style-name="P1">64235 tusco</text:p>
      <text:p text:style-name="P1">64236 tussi</text:p>
      <text:p text:style-name="P1">64241 tusto</text:p>
      <text:p text:style-name="P1">64242 tuta</text:p>
      <text:p text:style-name="P1">64243 tutar</text:p>
      <text:p text:style-name="P1">64244 tutor</text:p>
      <text:p text:style-name="P1">64245 tutti</text:p>
      <text:p text:style-name="P1">64246 tutu</text:p>
      <text:p text:style-name="P1">64251 tutum</text:p>
      <text:p text:style-name="P1">64252 tuvi</text:p>
      <text:p text:style-name="P1">64253 tuxi</text:p>
      <text:p text:style-name="P1">64254 tuza</text:p>
      <text:p text:style-name="P1">64255 uaco</text:p>
      <text:p text:style-name="P1">64256 uacu</text:p>
      <text:p text:style-name="P1">64261 uade</text:p>
      <text:p text:style-name="P1">64262 uado</text:p>
      <text:p text:style-name="P1">64263 uaina</text:p>
      <text:p text:style-name="P1">64264 uaipi</text:p>
      <text:p text:style-name="P1">64265 uaiua</text:p>
      <text:p text:style-name="P1">64266 uale</text:p>
      <text:p text:style-name="P1">64311 ualua</text:p>
      <text:p text:style-name="P1">64312 uanda</text:p>
      <text:p text:style-name="P1">64313 uanga</text:p>
      <text:p text:style-name="P1">64314 uanhi</text:p>
      <text:p text:style-name="P1">64315 uapi</text:p>
      <text:p text:style-name="P1">64316 uaqui</text:p>
      <text:p text:style-name="P1">64321 uari</text:p>
      <text:p text:style-name="P1">64322 uaru</text:p>
      <text:p text:style-name="P1">64323 uasca</text:p>
      <text:p text:style-name="P1">64324 uassu</text:p>
      <text:p text:style-name="P1">64325 uauri</text:p>
      <text:p text:style-name="P1">64326 ubaia</text:p>
      <text:p text:style-name="P1">64331 ubari</text:p>
      <text:p text:style-name="P1">64332 ubeba</text:p>
      <text:p text:style-name="P1">64333 ubim</text:p>
      <text:p text:style-name="P1">64334 ubins</text:p>
      <text:p text:style-name="P1">64335 ubira</text:p>
      <text:p text:style-name="P1">64336 ubre</text:p>
      <text:p text:style-name="P1">64341 uceno</text:p>
      <text:p text:style-name="P1">64342 ucha</text:p>
      <text:p text:style-name="P1">64343 ucila</text:p>
      <text:p text:style-name="P1">64344 ucola</text:p>
      <text:p text:style-name="P1">64345 ucubu</text:p>
      <text:p text:style-name="P1">64346 udana</text:p>
      <text:p text:style-name="P1">64351 udasi</text:p>
      <text:p text:style-name="P1">64352 udino</text:p>
      <text:p text:style-name="P1">64353 udom</text:p>
      <text:p text:style-name="P1">64354 udora</text:p>
      <text:p text:style-name="P1">64355 uena</text:p>
      <text:p text:style-name="P1">64356 ugabe</text:p>
      <text:p text:style-name="P1">64361 ugar</text:p>
      <text:p text:style-name="P1">64362 ugni</text:p>
      <text:p text:style-name="P1">64363 ugro</text:p>
      <text:p text:style-name="P1">64364 uiai</text:p>
      <text:p text:style-name="P1">64365 uiara</text:p>
      <text:p text:style-name="P1">64366 uiari</text:p>
      <text:p text:style-name="P1">64411 uigur</text:p>
      <text:p text:style-name="P1">64412 uiruu</text:p>
      <text:p text:style-name="P1">64413 uivar</text:p>
      <text:p text:style-name="P1">64414 uivos</text:p>
      <text:p text:style-name="P1">64415 ujica</text:p>
      <text:p text:style-name="P1">64416 ulano</text:p>
      <text:p text:style-name="P1">64421 ulau</text:p>
      <text:p text:style-name="P1">64422 ulca</text:p>
      <text:p text:style-name="P1">64423 uleda</text:p>
      <text:p text:style-name="P1">64424 uleia</text:p>
      <text:p text:style-name="P1">64425 ulema</text:p>
      <text:p text:style-name="P1">64426 uliia</text:p>
      <text:p text:style-name="P1">64431 ulite</text:p>
      <text:p text:style-name="P1">64432 ulmo</text:p>
      <text:p text:style-name="P1">64433 ulna</text:p>
      <text:p text:style-name="P1">64434 ulnal</text:p>
      <text:p text:style-name="P1">64435 ulnar</text:p>
      <text:p text:style-name="P1">64436 ulom</text:p>
      <text:p text:style-name="P1">64441 ulopa</text:p>
      <text:p text:style-name="P1">64442 ulose</text:p>
      <text:p text:style-name="P1">64443 ulota</text:p>
      <text:p text:style-name="P1">64444 ulrei</text:p>
      <text:p text:style-name="P1">64445 ulto</text:p>
      <text:p text:style-name="P1">64446 ultor</text:p>
      <text:p text:style-name="P1">64451 ultra</text:p>
      <text:p text:style-name="P1">64452 ulua</text:p>
      <text:p text:style-name="P1">64453 uluba</text:p>
      <text:p text:style-name="P1">64454 uluco</text:p>
      <text:p text:style-name="P1">64455 ulufe</text:p>
      <text:p text:style-name="P1">64456 ulva</text:p>
      <text:p text:style-name="P1">64461 umari</text:p>
      <text:p text:style-name="P1">64462 umblo</text:p>
      <text:p text:style-name="P1">64463 umbo</text:p>
      <text:p text:style-name="P1">64464 umbro</text:p>
      <text:p text:style-name="P1">64465 umbu</text:p>
      <text:p text:style-name="P1">64466 umeri</text:p>
      <text:p text:style-name="P1">64511 umiri</text:p>
      <text:p text:style-name="P1">64512 unade</text:p>
      <text:p text:style-name="P1">64513 unani</text:p>
      <text:p text:style-name="P1">64514 unar</text:p>
      <text:p text:style-name="P1">64515 unau</text:p>
      <text:p text:style-name="P1">64516 unci</text:p>
      <text:p text:style-name="P1">64521 unco</text:p>
      <text:p text:style-name="P1">64522 undar</text:p>
      <text:p text:style-name="P1">64523 undos</text:p>
      <text:p text:style-name="P1">64524 unedo</text:p>
      <text:p text:style-name="P1">64525 unelo</text:p>
      <text:p text:style-name="P1">64526 ungir</text:p>
      <text:p text:style-name="P1">64531 ungui</text:p>
      <text:p text:style-name="P1">64532 unha</text:p>
      <text:p text:style-name="P1">64533 unhar</text:p>
      <text:p text:style-name="P1">64534 unida</text:p>
      <text:p text:style-name="P1">64535 unio</text:p>
      <text:p text:style-name="P1">64536 unioa</text:p>
      <text:p text:style-name="P1">64541 unir</text:p>
      <text:p text:style-name="P1">64542 unona</text:p>
      <text:p text:style-name="P1">64543 unos</text:p>
      <text:p text:style-name="P1">64544 untar</text:p>
      <text:p text:style-name="P1">64545 unto</text:p>
      <text:p text:style-name="P1">64546 untor</text:p>
      <text:p text:style-name="P1">64551 uongo</text:p>
      <text:p text:style-name="P1">64552 upar</text:p>
      <text:p text:style-name="P1">64553 upas</text:p>
      <text:p text:style-name="P1">64554 upema</text:p>
      <text:p text:style-name="P1">64555 uperu</text:p>
      <text:p text:style-name="P1">64556 upupa</text:p>
      <text:p text:style-name="P1">64561 uqui</text:p>
      <text:p text:style-name="P1">64562 uraca</text:p>
      <text:p text:style-name="P1">64563 urago</text:p>
      <text:p text:style-name="P1">64564 urais</text:p>
      <text:p text:style-name="P1">64565 ural</text:p>
      <text:p text:style-name="P1">64566 urali</text:p>
      <text:p text:style-name="P1">64611 uralo</text:p>
      <text:p text:style-name="P1">64612 urare</text:p>
      <text:p text:style-name="P1">64613 urari</text:p>
      <text:p text:style-name="P1">64614 urbe</text:p>
      <text:p text:style-name="P1">64615 urco</text:p>
      <text:p text:style-name="P1">64616 urdir</text:p>
      <text:p text:style-name="P1">64621 urdu</text:p>
      <text:p text:style-name="P1">64622 uredo</text:p>
      <text:p text:style-name="P1">64623 ureia</text:p>
      <text:p text:style-name="P1">64624 urgir</text:p>
      <text:p text:style-name="P1">64625 uria</text:p>
      <text:p text:style-name="P1">64626 urim</text:p>
      <text:p text:style-name="P1">64631 urina</text:p>
      <text:p text:style-name="P1">64632 urna</text:p>
      <text:p text:style-name="P1">64633 urra</text:p>
      <text:p text:style-name="P1">64634 urrar</text:p>
      <text:p text:style-name="P1">64635 urros</text:p>
      <text:p text:style-name="P1">64636 ursa</text:p>
      <text:p text:style-name="P1">64641 urso</text:p>
      <text:p text:style-name="P1">64642 urubu</text:p>
      <text:p text:style-name="P1">64643 urucu</text:p>
      <text:p text:style-name="P1">64644 urulu</text:p>
      <text:p text:style-name="P1">64645 urutu</text:p>
      <text:p text:style-name="P1">64646 urzal</text:p>
      <text:p text:style-name="P1">64651 urze</text:p>
      <text:p text:style-name="P1">64652 usar</text:p>
      <text:p text:style-name="P1">64653 usga</text:p>
      <text:p text:style-name="P1">64654 usina</text:p>
      <text:p text:style-name="P1">64655 usmar</text:p>
      <text:p text:style-name="P1">64656 usos</text:p>
      <text:p text:style-name="P1">64661 ussa</text:p>
      <text:p text:style-name="P1">64662 ussia</text:p>
      <text:p text:style-name="P1">64663 ustir</text:p>
      <text:p text:style-name="P1">64664 ustos</text:p>
      <text:p text:style-name="P1">64665 usual</text:p>
      <text:p text:style-name="P1">64666 utana</text:p>
      <text:p text:style-name="P1"><text:soft-page-break/>65111 utar</text:p>
      <text:p text:style-name="P1">65112 utata</text:p>
      <text:p text:style-name="P1">65113 utena</text:p>
      <text:p text:style-name="P1">65114 utero</text:p>
      <text:p text:style-name="P1">65115 utoca</text:p>
      <text:p text:style-name="P1">65116 utota</text:p>
      <text:p text:style-name="P1">65121 utra</text:p>
      <text:p text:style-name="P1">65122 uvaia</text:p>
      <text:p text:style-name="P1">65123 uval</text:p>
      <text:p text:style-name="P1">65124 uvato</text:p>
      <text:p text:style-name="P1">65125 uveal</text:p>
      <text:p text:style-name="P1">65126 uvite</text:p>
      <text:p text:style-name="P1">65131 uxer</text:p>
      <text:p text:style-name="P1">65132 uxim</text:p>
      <text:p text:style-name="P1">65133 uxiva</text:p>
      <text:p text:style-name="P1">65134 uxte</text:p>
      <text:p text:style-name="P1">65135 vaali</text:p>
      <text:p text:style-name="P1">65136 vacal</text:p>
      <text:p text:style-name="P1">65141 vacar</text:p>
      <text:p text:style-name="P1">65142 vaceu</text:p>
      <text:p text:style-name="P1">65143 vacu</text:p>
      <text:p text:style-name="P1">65144 vacum</text:p>
      <text:p text:style-name="P1">65145 vade</text:p>
      <text:p text:style-name="P1">65146 vadeu</text:p>
      <text:p text:style-name="P1">65151 vafro</text:p>
      <text:p text:style-name="P1">65152 vaga</text:p>
      <text:p text:style-name="P1">65153 vagal</text:p>
      <text:p text:style-name="P1">65154 vagar</text:p>
      <text:p text:style-name="P1">65155 vagem</text:p>
      <text:p text:style-name="P1">65156 vagir</text:p>
      <text:p text:style-name="P1">65161 vagos</text:p>
      <text:p text:style-name="P1">65162 vaiar</text:p>
      <text:p text:style-name="P1">65163 vaila</text:p>
      <text:p text:style-name="P1">65164 vaipe</text:p>
      <text:p text:style-name="P1">65165 vaira</text:p>
      <text:p text:style-name="P1">65166 vala</text:p>
      <text:p text:style-name="P1">65211 valar</text:p>
      <text:p text:style-name="P1">65212 valdo</text:p>
      <text:p text:style-name="P1">65213 vale</text:p>
      <text:p text:style-name="P1">65214 valer</text:p>
      <text:p text:style-name="P1">65215 valga</text:p>
      <text:p text:style-name="P1">65216 valgo</text:p>
      <text:p text:style-name="P1">65221 valia</text:p>
      <text:p text:style-name="P1">65222 valo</text:p>
      <text:p text:style-name="P1">65223 valor</text:p>
      <text:p text:style-name="P1">65224 valsa</text:p>
      <text:p text:style-name="P1">65225 valva</text:p>
      <text:p text:style-name="P1">65226 valvu</text:p>
      <text:p text:style-name="P1">65231 vamos</text:p>
      <text:p text:style-name="P1">65232 vampa</text:p>
      <text:p text:style-name="P1">65233 vampe</text:p>
      <text:p text:style-name="P1">65234 vampi</text:p>
      <text:p text:style-name="P1">65235 vanga</text:p>
      <text:p text:style-name="P1">65236 vante</text:p>
      <text:p text:style-name="P1">65241 vapa</text:p>
      <text:p text:style-name="P1">65242 vapi</text:p>
      <text:p text:style-name="P1">65243 vapor</text:p>
      <text:p text:style-name="P1">65244 vara</text:p>
      <text:p text:style-name="P1">65245 varal</text:p>
      <text:p text:style-name="P1">65246 varar</text:p>
      <text:p text:style-name="P1">65251 varge</text:p>
      <text:p text:style-name="P1">65252 vari</text:p>
      <text:p text:style-name="P1">65253 variz</text:p>
      <text:p text:style-name="P1">65254 varja</text:p>
      <text:p text:style-name="P1">65255 varli</text:p>
      <text:p text:style-name="P1">65256 varno</text:p>
      <text:p text:style-name="P1">65261 varoa</text:p>
      <text:p text:style-name="P1">65262 varre</text:p>
      <text:p text:style-name="P1">65263 varve</text:p>
      <text:p text:style-name="P1">65264 varvo</text:p>
      <text:p text:style-name="P1">65265 vasal</text:p>
      <text:p text:style-name="P1">65266 vaso</text:p>
      <text:p text:style-name="P1">65311 vasol</text:p>
      <text:p text:style-name="P1">65312 vate</text:p>
      <text:p text:style-name="P1">65313 vatel</text:p>
      <text:p text:style-name="P1">65314 vatu</text:p>
      <text:p text:style-name="P1">65315 vava</text:p>
      <text:p text:style-name="P1">65316 vaza</text:p>
      <text:p text:style-name="P1">65321 vazar</text:p>
      <text:p text:style-name="P1">65322 veba</text:p>
      <text:p text:style-name="P1">65323 veda</text:p>
      <text:p text:style-name="P1">65324 vedal</text:p>
      <text:p text:style-name="P1">65325 vedar</text:p>
      <text:p text:style-name="P1">65326 vedor</text:p>
      <text:p text:style-name="P1">65331 vedro</text:p>
      <text:p text:style-name="P1">65332 veeme</text:p>
      <text:p text:style-name="P1">65333 veia</text:p>
      <text:p text:style-name="P1">65334 veiga</text:p>
      <text:p text:style-name="P1">65335 veio</text:p>
      <text:p text:style-name="P1">65336 veiro</text:p>
      <text:p text:style-name="P1">65341 veja</text:p>
      <text:p text:style-name="P1">65342 vela</text:p>
      <text:p text:style-name="P1">65343 velar</text:p>
      <text:p text:style-name="P1">65344 velha</text:p>
      <text:p text:style-name="P1">65345 velho</text:p>
      <text:p text:style-name="P1">65346 velon</text:p>
      <text:p text:style-name="P1">65351 velos</text:p>
      <text:p text:style-name="P1">65352 veloz</text:p>
      <text:p text:style-name="P1">65353 velta</text:p>
      <text:p text:style-name="P1">65354 venal</text:p>
      <text:p text:style-name="P1">65355 venda</text:p>
      <text:p text:style-name="P1">65356 venha</text:p>
      <text:p text:style-name="P1">65361 venta</text:p>
      <text:p text:style-name="P1">65362 vento</text:p>
      <text:p text:style-name="P1">65363 vepre</text:p>
      <text:p text:style-name="P1">65364 vepsa</text:p>
      <text:p text:style-name="P1">65365 vera</text:p>
      <text:p text:style-name="P1">65366 veraz</text:p>
      <text:p text:style-name="P1">65411 verbi</text:p>
      <text:p text:style-name="P1">65412 verbo</text:p>
      <text:p text:style-name="P1">65413 verde</text:p>
      <text:p text:style-name="P1">65414 verga</text:p>
      <text:p text:style-name="P1">65415 veri</text:p>
      <text:p text:style-name="P1">65416 veril</text:p>
      <text:p text:style-name="P1">65421 verme</text:p>
      <text:p text:style-name="P1">65422 vero</text:p>
      <text:p text:style-name="P1">65423 verpa</text:p>
      <text:p text:style-name="P1">65424 versa</text:p>
      <text:p text:style-name="P1">65425 verso</text:p>
      <text:p text:style-name="P1">65426 verve</text:p>
      <text:p text:style-name="P1">65431 vesco</text:p>
      <text:p text:style-name="P1">65432 vesgo</text:p>
      <text:p text:style-name="P1">65433 vespa</text:p>
      <text:p text:style-name="P1">65434 veste</text:p>
      <text:p text:style-name="P1">65435 vetar</text:p>
      <text:p text:style-name="P1">65436 vetor</text:p>
      <text:p text:style-name="P1">65441 vetos</text:p>
      <text:p text:style-name="P1">65442 vexar</text:p>
      <text:p text:style-name="P1">65443 vezar</text:p>
      <text:p text:style-name="P1">65444 vial</text:p>
      <text:p text:style-name="P1">65445 viana</text:p>
      <text:p text:style-name="P1">65446 viara</text:p>
      <text:p text:style-name="P1">65451 viba</text:p>
      <text:p text:style-name="P1">65452 vibal</text:p>
      <text:p text:style-name="P1">65453 vice</text:p>
      <text:p text:style-name="P1">65454 vichi</text:p>
      <text:p text:style-name="P1">65455 vico</text:p>
      <text:p text:style-name="P1">65456 victo</text:p>
      <text:p text:style-name="P1">65461 vida</text:p>
      <text:p text:style-name="P1">65462 vidal</text:p>
      <text:p text:style-name="P1">65463 vidar</text:p>
      <text:p text:style-name="P1">65464 vide</text:p>
      <text:p text:style-name="P1">65465 video</text:p>
      <text:p text:style-name="P1">65466 vidma</text:p>
      <text:p text:style-name="P1">65511 vidro</text:p>
      <text:p text:style-name="P1">65512 vielo</text:p>
      <text:p text:style-name="P1">65513 viena</text:p>
      <text:p text:style-name="P1">65514 vieza</text:p>
      <text:p text:style-name="P1">65515 vigar</text:p>
      <text:p text:style-name="P1">65516 viger</text:p>
      <text:p text:style-name="P1">65521 vigna</text:p>
      <text:p text:style-name="P1">65522 vigor</text:p>
      <text:p text:style-name="P1">65523 viia</text:p>
      <text:p text:style-name="P1">65524 viiia</text:p>
      <text:p text:style-name="P1">65525 vila</text:p>
      <text:p text:style-name="P1">65526 vilar</text:p>
      <text:p text:style-name="P1">65531 vileu</text:p>
      <text:p text:style-name="P1">65532 vili</text:p>
      <text:p text:style-name="P1">65533 viloa</text:p>
      <text:p text:style-name="P1">65534 vilro</text:p>
      <text:p text:style-name="P1">65535 vilta</text:p>
      <text:p text:style-name="P1">65536 vimar</text:p>
      <text:p text:style-name="P1">65541 vimba</text:p>
      <text:p text:style-name="P1">65542 vime</text:p>
      <text:p text:style-name="P1">65543 vina</text:p>
      <text:p text:style-name="P1">65544 vinal</text:p>
      <text:p text:style-name="P1">65545 vinda</text:p>
      <text:p text:style-name="P1">65546 vindo</text:p>
      <text:p text:style-name="P1">65551 vinha</text:p>
      <text:p text:style-name="P1">65552 vinho</text:p>
      <text:p text:style-name="P1">65553 vini</text:p>
      <text:p text:style-name="P1">65554 vinil</text:p>
      <text:p text:style-name="P1">65555 vinoa</text:p>
      <text:p text:style-name="P1">65556 vinte</text:p>
      <text:p text:style-name="P1">65561 vioco</text:p>
      <text:p text:style-name="P1">65562 viola</text:p>
      <text:p text:style-name="P1">65563 vira</text:p>
      <text:p text:style-name="P1">65564 viral</text:p>
      <text:p text:style-name="P1">65565 virar</text:p>
      <text:p text:style-name="P1">65566 vires</text:p>
      <text:p text:style-name="P1">65611 virga</text:p>
      <text:p text:style-name="P1">65612 virgo</text:p>
      <text:p text:style-name="P1">65613 viril</text:p>
      <text:p text:style-name="P1">65614 viro</text:p>
      <text:p text:style-name="P1">65615 virol</text:p>
      <text:p text:style-name="P1">65616 virte</text:p>
      <text:p text:style-name="P1">65621 visar</text:p>
      <text:p text:style-name="P1">65622 visco</text:p>
      <text:p text:style-name="P1">65623 viseu</text:p>
      <text:p text:style-name="P1">65624 visgo</text:p>
      <text:p text:style-name="P1">65625 visma</text:p>
      <text:p text:style-name="P1">65626 visom</text:p>
      <text:p text:style-name="P1">65631 visor</text:p>
      <text:p text:style-name="P1">65632 visos</text:p>
      <text:p text:style-name="P1">65633 vista</text:p>
      <text:p text:style-name="P1">65634 visto</text:p>
      <text:p text:style-name="P1">65635 vitae</text:p>
      <text:p text:style-name="P1">65636 vital</text:p>
      <text:p text:style-name="P1">65641 vite</text:p>
      <text:p text:style-name="P1">65642 vitor</text:p>
      <text:p text:style-name="P1">65643 vitre</text:p>
      <text:p text:style-name="P1">65644 vitro</text:p>
      <text:p text:style-name="P1">65645 vitu</text:p>
      <text:p text:style-name="P1">65646 viva</text:p>
      <text:p text:style-name="P1">65651 vivar</text:p>
      <text:p text:style-name="P1">65652 vivaz</text:p>
      <text:p text:style-name="P1">65653 viver</text:p>
      <text:p text:style-name="P1">65654 vivo</text:p>
      <text:p text:style-name="P1">65655 vivre</text:p>
      <text:p text:style-name="P1">65656 vizir</text:p>
      <text:p text:style-name="P1">65661 vizo</text:p>
      <text:p text:style-name="P1">65662 vlax</text:p>
      <text:p text:style-name="P1">65663 vldl</text:p>
      <text:p text:style-name="P1">65664 voar</text:p>
      <text:p text:style-name="P1">65665 voata</text:p>
      <text:p text:style-name="P1">65666 vocal</text:p>
      <text:p text:style-name="P1">66111 voda</text:p>
      <text:p text:style-name="P1">66112 vodca</text:p>
      <text:p text:style-name="P1">66113 vodo</text:p>
      <text:p text:style-name="P1">66114 vodu</text:p>
      <text:p text:style-name="P1">66115 vodum</text:p>
      <text:p text:style-name="P1">66116 voga</text:p>
      <text:p text:style-name="P1">66121 vogal</text:p>
      <text:p text:style-name="P1">66122 vogar</text:p>
      <text:p text:style-name="P1">66123 vogul</text:p>
      <text:p text:style-name="P1">66124 voile</text:p>
      <text:p text:style-name="P1">66125 voixo</text:p>
      <text:p text:style-name="P1">66126 volar</text:p>
      <text:p text:style-name="P1">66131 volo</text:p>
      <text:p text:style-name="P1">66132 volt</text:p>
      <text:p text:style-name="P1">66133 volta</text:p>
      <text:p text:style-name="P1">66134 volte</text:p>
      <text:p text:style-name="P1">66135 vonda</text:p>
      <text:p text:style-name="P1">66136 voraz</text:p>
      <text:p text:style-name="P1">66141 vosso</text:p>
      <text:p text:style-name="P1">66142 votar</text:p>
      <text:p text:style-name="P1">66143 vote</text:p>
      <text:p text:style-name="P1">66144 voto</text:p>
      <text:p text:style-name="P1">66145 vous</text:p>
      <text:p text:style-name="P1">66146 vozes</text:p>
      <text:p text:style-name="P1">66151 vreia</text:p>
      <text:p text:style-name="P1">66152 vriti</text:p>
      <text:p text:style-name="P1">66153 vuapa</text:p>
      <text:p text:style-name="P1">66154 vuba</text:p>
      <text:p text:style-name="P1">66155 vudu</text:p>
      <text:p text:style-name="P1">66156 vulco</text:p>
      <text:p text:style-name="P1">66161 vulgo</text:p>
      <text:p text:style-name="P1">66162 vulso</text:p>
      <text:p text:style-name="P1">66163 vulva</text:p>
      <text:p text:style-name="P1">66164 vuma</text:p>
      <text:p text:style-name="P1">66165 vumbe</text:p>
      <text:p text:style-name="P1">66166 vumbi</text:p>
      <text:p text:style-name="P1">66211 vumo</text:p>
      <text:p text:style-name="P1">66212 vunar</text:p>
      <text:p text:style-name="P1">66213 vunda</text:p>
      <text:p text:style-name="P1">66214 vunje</text:p>
      <text:p text:style-name="P1">66215 vupt</text:p>
      <text:p text:style-name="P1">66216 vuvu</text:p>
      <text:p text:style-name="P1">66221 watt</text:p>
      <text:p text:style-name="P1">66222 weber</text:p>
      <text:p text:style-name="P1">66223 xaco</text:p>
      <text:p text:style-name="P1">66224 xacra</text:p>
      <text:p text:style-name="P1">66225 xador</text:p>
      <text:p text:style-name="P1">66226 xaia</text:p>
      <text:p text:style-name="P1">66231 xaile</text:p>
      <text:p text:style-name="P1">66232 xale</text:p>
      <text:p text:style-name="P1">66233 xalma</text:p>
      <text:p text:style-name="P1">66234 xama</text:p>
      <text:p text:style-name="P1">66235 xampu</text:p>
      <text:p text:style-name="P1">66236 xaque</text:p>
      <text:p text:style-name="P1">66241 xara</text:p>
      <text:p text:style-name="P1">66242 xarau</text:p>
      <text:p text:style-name="P1">66243 xarda</text:p>
      <text:p text:style-name="P1">66244 xarel</text:p>
      <text:p text:style-name="P1">66245 xaru</text:p>
      <text:p text:style-name="P1">66246 xate</text:p>
      <text:p text:style-name="P1">66251 xaual</text:p>
      <text:p text:style-name="P1">66252 xauim</text:p>
      <text:p text:style-name="P1">66253 xaxim</text:p>
      <text:p text:style-name="P1">66254 xeica</text:p>
      <text:p text:style-name="P1">66255 xelim</text:p>
      <text:p text:style-name="P1">66256 xelma</text:p>
      <text:p text:style-name="P1">66261 xenar</text:p>
      <text:p text:style-name="P1">66262 xenos</text:p>
      <text:p text:style-name="P1">66263 xeque</text:p>
      <text:p text:style-name="P1">66264 xereu</text:p>
      <text:p text:style-name="P1">66265 xerez</text:p>
      <text:p text:style-name="P1">66266 xerga</text:p>
      <text:p text:style-name="P1">66311 xero</text:p>
      <text:p text:style-name="P1">66312 xerox</text:p>
      <text:p text:style-name="P1">66313 xerre</text:p>
      <text:p text:style-name="P1">66314 xerva</text:p>
      <text:p text:style-name="P1">66315 xeta</text:p>
      <text:p text:style-name="P1">66316 xeura</text:p>
      <text:p text:style-name="P1">66321 xexo</text:p>
      <text:p text:style-name="P1">66322 xiba</text:p>
      <text:p text:style-name="P1">66323 xibio</text:p>
      <text:p text:style-name="P1">66324 xico</text:p>
      <text:p text:style-name="P1">66325 xicu</text:p>
      <text:p text:style-name="P1">66326 xifo</text:p>
      <text:p text:style-name="P1">66331 xiita</text:p>
      <text:p text:style-name="P1">66332 xilo</text:p>
      <text:p text:style-name="P1">66333 xilol</text:p>
      <text:p text:style-name="P1">66334 ximbo</text:p>
      <text:p text:style-name="P1">66335 xinar</text:p>
      <text:p text:style-name="P1">66336 xinje</text:p>
      <text:p text:style-name="P1">66341 xipo</text:p>
      <text:p text:style-name="P1">66342 xique</text:p>
      <text:p text:style-name="P1">66343 xira</text:p>
      <text:p text:style-name="P1">66344 xiri</text:p>
      <text:p text:style-name="P1">66345 xiru</text:p>
      <text:p text:style-name="P1">66346 xirua</text:p>
      <text:p text:style-name="P1">66351 xisto</text:p>
      <text:p text:style-name="P1">66352 xitau</text:p>
      <text:p text:style-name="P1">66353 xixi</text:p>
      <text:p text:style-name="P1">66354 xocar</text:p>
      <text:p text:style-name="P1">66355 xogum</text:p>
      <text:p text:style-name="P1">66356 xonar</text:p>
      <text:p text:style-name="P1">66361 xorca</text:p>
      <text:p text:style-name="P1">66362 xordo</text:p>
      <text:p text:style-name="P1">66363 xosa</text:p>
      <text:p text:style-name="P1">66364 xossa</text:p>
      <text:p text:style-name="P1">66365 xotar</text:p>
      <text:p text:style-name="P1">66366 xoxo</text:p>
      <text:p text:style-name="P1">66411 xoxu</text:p>
      <text:p text:style-name="P1">66412 xucr</text:p>
      <text:p text:style-name="P1">66413 xucro</text:p>
      <text:p text:style-name="P1">66414 xuri</text:p>
      <text:p text:style-name="P1">66415 xuru</text:p>
      <text:p text:style-name="P1">66416 xuxo</text:p>
      <text:p text:style-name="P1">66421 yagi</text:p>
      <text:p text:style-name="P1">66422 yang</text:p>
      <text:p text:style-name="P1">66423 yewe</text:p>
      <text:p text:style-name="P1">66424 yobi</text:p>
      <text:p text:style-name="P1">66425 yocto</text:p>
      <text:p text:style-name="P1">66426 yotta</text:p>
      <text:p text:style-name="P1">66431 zabro</text:p>
      <text:p text:style-name="P1">66432 zaco</text:p>
      <text:p text:style-name="P1">66433 zacum</text:p>
      <text:p text:style-name="P1">66434 zaga</text:p>
      <text:p text:style-name="P1">66435 zagal</text:p>
      <text:p text:style-name="P1">66436 zagar</text:p>
      <text:p text:style-name="P1">66441 zagor</text:p>
      <text:p text:style-name="P1">66442 zagre</text:p>
      <text:p text:style-name="P1">66443 zagu</text:p>
      <text:p text:style-name="P1">66444 zague</text:p>
      <text:p text:style-name="P1">66445 zaida</text:p>
      <text:p text:style-name="P1">66446 zaidi</text:p>
      <text:p text:style-name="P1">66451 zaimo</text:p>
      <text:p text:style-name="P1">66452 zaine</text:p>
      <text:p text:style-name="P1">66453 zaino</text:p>
      <text:p text:style-name="P1">66454 zaire</text:p>
      <text:p text:style-name="P1">66455 zama</text:p>
      <text:p text:style-name="P1">66456 zambi</text:p>
      <text:p text:style-name="P1">66461 zambo</text:p>
      <text:p text:style-name="P1">66462 zana</text:p>
      <text:p text:style-name="P1">66463 zanal</text:p>
      <text:p text:style-name="P1">66464 zande</text:p>
      <text:p text:style-name="P1">66465 zanga</text:p>
      <text:p text:style-name="P1">66466 zante</text:p>
      <text:p text:style-name="P1">66511 zape</text:p>
      <text:p text:style-name="P1">66512 zarco</text:p>
      <text:p text:style-name="P1">66513 zargo</text:p>
      <text:p text:style-name="P1">66514 zarro</text:p>
      <text:p text:style-name="P1">66515 zavar</text:p>
      <text:p text:style-name="P1">66516 zavra</text:p>
      <text:p text:style-name="P1">66521 zazo</text:p>
      <text:p text:style-name="P1">66522 zebi</text:p>
      <text:p text:style-name="P1">66523 zebo</text:p>
      <text:p text:style-name="P1">66524 zebra</text:p>
      <text:p text:style-name="P1">66525 zebu</text:p>
      <text:p text:style-name="P1">66526 zefir</text:p>
      <text:p text:style-name="P1">66531 zelar</text:p>
      <text:p text:style-name="P1">66532 zelha</text:p>
      <text:p text:style-name="P1">66533 zelos</text:p>
      <text:p text:style-name="P1">66534 zende</text:p>
      <text:p text:style-name="P1">66535 zenir</text:p>
      <text:p text:style-name="P1">66536 zepto</text:p>
      <text:p text:style-name="P1">66541 zerar</text:p>
      <text:p text:style-name="P1">66542 zero</text:p>
      <text:p text:style-name="P1">66543 zesto</text:p>
      <text:p text:style-name="P1">66544 zeta</text:p>
      <text:p text:style-name="P1">66545 zetta</text:p>
      <text:p text:style-name="P1">66546 zeugo</text:p>
      <text:p text:style-name="P1">66551 ziar</text:p>
      <text:p text:style-name="P1">66552 zigue</text:p>
      <text:p text:style-name="P1">66553 zilro</text:p>
      <text:p text:style-name="P1">66554 zimbo</text:p>
      <text:p text:style-name="P1">66555 zimo</text:p>
      <text:p text:style-name="P1">66556 zinco</text:p>
      <text:p text:style-name="P1">66561 zinga</text:p>
      <text:p text:style-name="P1">66562 zinho</text:p>
      <text:p text:style-name="P1">66563 zinir</text:p>
      <text:p text:style-name="P1">66564 zipar</text:p>
      <text:p text:style-name="P1">66565 zirbo</text:p>
      <text:p text:style-name="P1">66566 zirra</text:p>
      <text:p text:style-name="P1">66611 zito</text:p>
      <text:p text:style-name="P1">66612 zoar</text:p>
      <text:p text:style-name="P1">66613 zoeia</text:p>
      <text:p text:style-name="P1">66614 zoga</text:p>
      <text:p text:style-name="P1">66615 zoico</text:p>
      <text:p text:style-name="P1">66616 zoide</text:p>
      <text:p text:style-name="P1">66621 zoilo</text:p>
      <text:p text:style-name="P1">66622 zoina</text:p>
      <text:p text:style-name="P1">66623 zola</text:p>
      <text:p text:style-name="P1">66624 zoli</text:p>
      <text:p text:style-name="P1">66625 zona</text:p>
      <text:p text:style-name="P1">66626 zonal</text:p>
      <text:p text:style-name="P1">66631 zonar</text:p>
      <text:p text:style-name="P1">66632 zoom</text:p>
      <text:p text:style-name="P1">66633 zoose</text:p>
      <text:p text:style-name="P1">66634 zopo</text:p>
      <text:p text:style-name="P1">66635 zorra</text:p>
      <text:p text:style-name="P1">66636 zorro</text:p>
      <text:p text:style-name="P1">66641 zote</text:p>
      <text:p text:style-name="P1">66642 zoura</text:p>
      <text:p text:style-name="P1">66643 zovo</text:p>
      <text:p text:style-name="P1">66644 zuate</text:p>
      <text:p text:style-name="P1">66645 zuavo</text:p>
      <text:p text:style-name="P1">66646 zucar</text:p>
      <text:p text:style-name="P1">66651 zucos</text:p>
      <text:p text:style-name="P1">66652 zuir</text:p>
      <text:p text:style-name="P1">66653 zular</text:p>
      <text:p text:style-name="P1">66654 zulos</text:p>
      <text:p text:style-name="P1">66655 zulu</text:p>
      <text:p text:style-name="P1">66656 zunar</text:p>
      <text:p text:style-name="P1">66661 zunda</text:p>
      <text:p text:style-name="P1">66662 zunir</text:p>
      <text:p text:style-name="P1">66663 zupar</text:p>
      <text:p text:style-name="P1">66664 zura</text:p>
      <text:p text:style-name="P1">66665 zurca</text:p>
      <text:p text:style-name="P1">66666 zur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columns fo:column-count="6" fo:column-gap="0mm">
          <style:column style:rel-width="1606*" fo:start-indent="0mm" fo:end-indent="0mm"/>
          <style:column style:rel-width="1606*" fo:start-indent="0mm" fo:end-indent="0mm"/>
          <style:column style:rel-width="1606*" fo:start-indent="0mm" fo:end-indent="0mm"/>
          <style:column style:rel-width="1606*" fo:start-indent="0mm" fo:end-indent="0mm"/>
          <style:column style:rel-width="1606*" fo:start-indent="0mm" fo:end-indent="0mm"/>
          <style:column style:rel-width="160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amalho</meta:initial-creator>
    <meta:creation-date>2016-04-24T11:10:16.913470743</meta:creation-date>
    <dc:date>2016-04-24T11:21:40.887114263</dc:date>
    <dc:creator>Luciano Ramalho</dc:creator>
    <meta:editing-duration>PT11M22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8" meta:paragraph-count="7776" meta:word-count="15552" meta:character-count="83329" meta:non-whitespace-character-count="75553"/>
  </office:meta>
</office:document-meta>
</file>